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tt48.tsp" table:style-name="ta1">
        <table:shapes>
          <draw:frame draw:z-index="0" draw:style-name="gr1" draw:text-style-name="P1" svg:width="180.35mm" svg:height="110.08mm" svg:x="135.74mm" svg:y="34.08mm">
            <loext:p/>
            <draw:object draw:notify-on-update-of-ranges="'att48.tsp'.D1:'att48.tsp'.D1 'att48.tsp'.D2:'att48.tsp'.D60 'att48.tsp'.E1:'att48.tsp'.E1 'att48.tsp'.E2:'att48.tsp'.E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Koszt</text:p>
          </table:table-cell>
          <table:table-cell office:value-type="string" calcext:value-type="string">
            <text:p>Czas (ns)</text:p>
          </table:table-cell>
          <table:table-cell office:value-type="string" calcext:value-type="string">
            <text:p>Czas (s)</text:p>
          </table:table-cell>
          <table:table-cell office:value-type="string" calcext:value-type="string">
            <text:p>Błą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5180" calcext:value-type="float">
            <text:p>145180</text:p>
          </table:table-cell>
          <table:table-cell office:value-type="float" office:value="35747555" calcext:value-type="float">
            <text:p>35747555</text:p>
          </table:table-cell>
          <table:table-cell table:formula="of:=[.C2]/1000000000" office:value-type="float" office:value="0.035747555" calcext:value-type="float">
            <text:p>0,035747555</text:p>
          </table:table-cell>
          <table:table-cell table:formula="of:=ABS(([.B2]-[.$L$6])/[.$L$6])*100" office:value-type="float" office:value="1266.01430184419" calcext:value-type="float">
            <text:p>1266,01430184419</text:p>
          </table:table-cell>
          <table:table-cell table:number-columns-repeated="6"/>
          <table:table-cell office:value-type="string" calcext:value-type="string">
            <text:p>Iteracje</text:p>
          </table:table-cell>
          <table:table-cell office:value-type="string" calcext:value-type="string">
            <text:p>Kadencje</text:p>
          </table:table-cell>
          <table:table-cell office:value-type="string" calcext:value-type="string">
            <text:p>Błędy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4300" calcext:value-type="float">
            <text:p>134300</text:p>
          </table:table-cell>
          <table:table-cell office:value-type="float" office:value="62159339" calcext:value-type="float">
            <text:p>62159339</text:p>
          </table:table-cell>
          <table:table-cell table:formula="of:=[.C3]/1000000000" office:value-type="float" office:value="0.062159339" calcext:value-type="float">
            <text:p>0,062159339</text:p>
          </table:table-cell>
          <table:table-cell table:formula="of:=ABS(([.B3]-[.$L$6])/[.$L$6])*100" office:value-type="float" office:value="1163.64320662401" calcext:value-type="float">
            <text:p>1163,64320662401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4498" calcext:value-type="float">
            <text:p>124498</text:p>
          </table:table-cell>
          <table:table-cell office:value-type="float" office:value="88013584" calcext:value-type="float">
            <text:p>88013584</text:p>
          </table:table-cell>
          <table:table-cell table:formula="of:=[.C4]/1000000000" office:value-type="float" office:value="0.088013584" calcext:value-type="float">
            <text:p>0,088013584</text:p>
          </table:table-cell>
          <table:table-cell table:formula="of:=ABS(([.B4]-[.$L$6])/[.$L$6])*100" office:value-type="float" office:value="1071.41512984569" calcext:value-type="float">
            <text:p>1071,415129845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7898" calcext:value-type="float">
            <text:p>117898</text:p>
          </table:table-cell>
          <table:table-cell office:value-type="float" office:value="114051377" calcext:value-type="float">
            <text:p>114051377</text:p>
          </table:table-cell>
          <table:table-cell table:formula="of:=[.C5]/1000000000" office:value-type="float" office:value="0.114051377" calcext:value-type="float">
            <text:p>0,114051377</text:p>
          </table:table-cell>
          <table:table-cell table:formula="of:=ABS(([.B5]-[.$L$6])/[.$L$6])*100" office:value-type="float" office:value="1009.31501693639" calcext:value-type="float">
            <text:p>1009,31501693639</text:p>
          </table:table-cell>
          <table:table-cell table:number-columns-repeated="6"/>
          <table:table-cell office:value-type="string" calcext:value-type="string">
            <text:p>Poprawny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2184" calcext:value-type="float">
            <text:p>112184</text:p>
          </table:table-cell>
          <table:table-cell office:value-type="float" office:value="139783222" calcext:value-type="float">
            <text:p>139783222</text:p>
          </table:table-cell>
          <table:table-cell table:formula="of:=[.C6]/1000000000" office:value-type="float" office:value="0.139783222" calcext:value-type="float">
            <text:p>0,139783222</text:p>
          </table:table-cell>
          <table:table-cell table:formula="of:=ABS(([.B6]-[.$L$6])/[.$L$6])*100" office:value-type="float" office:value="955.551373729771" calcext:value-type="float">
            <text:p>955,551373729771</text:p>
          </table:table-cell>
          <table:table-cell table:number-columns-repeated="6"/>
          <table:table-cell table:style-name="ce2" office:value-type="float" office:value="10628" calcext:value-type="float">
            <text:p>106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8303" calcext:value-type="float">
            <text:p>108303</text:p>
          </table:table-cell>
          <table:table-cell office:value-type="float" office:value="165497204" calcext:value-type="float">
            <text:p>165497204</text:p>
          </table:table-cell>
          <table:table-cell table:formula="of:=[.C7]/1000000000" office:value-type="float" office:value="0.165497204" calcext:value-type="float">
            <text:p>0,165497204</text:p>
          </table:table-cell>
          <table:table-cell table:formula="of:=ABS(([.B7]-[.$L$6])/[.$L$6])*100" office:value-type="float" office:value="919.034625517501" calcext:value-type="float">
            <text:p>919,0346255175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467" calcext:value-type="float">
            <text:p>104467</text:p>
          </table:table-cell>
          <table:table-cell office:value-type="float" office:value="191268189" calcext:value-type="float">
            <text:p>191268189</text:p>
          </table:table-cell>
          <table:table-cell table:formula="of:=[.C8]/1000000000" office:value-type="float" office:value="0.191268189" calcext:value-type="float">
            <text:p>0,191268189</text:p>
          </table:table-cell>
          <table:table-cell table:formula="of:=ABS(([.B8]-[.$L$6])/[.$L$6])*100" office:value-type="float" office:value="882.941287165977" calcext:value-type="float">
            <text:p>882,9412871659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973" calcext:value-type="float">
            <text:p>100973</text:p>
          </table:table-cell>
          <table:table-cell office:value-type="float" office:value="217860963" calcext:value-type="float">
            <text:p>217860963</text:p>
          </table:table-cell>
          <table:table-cell table:formula="of:=[.C9]/1000000000" office:value-type="float" office:value="0.217860963" calcext:value-type="float">
            <text:p>0,217860963</text:p>
          </table:table-cell>
          <table:table-cell table:formula="of:=ABS(([.B9]-[.$L$6])/[.$L$6])*100" office:value-type="float" office:value="850.065863756116" calcext:value-type="float">
            <text:p>850,0658637561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085" calcext:value-type="float">
            <text:p>98085</text:p>
          </table:table-cell>
          <table:table-cell office:value-type="float" office:value="245278283" calcext:value-type="float">
            <text:p>245278283</text:p>
          </table:table-cell>
          <table:table-cell table:formula="of:=[.C10]/1000000000" office:value-type="float" office:value="0.245278283" calcext:value-type="float">
            <text:p>0,245278283</text:p>
          </table:table-cell>
          <table:table-cell table:formula="of:=ABS(([.B10]-[.$L$6])/[.$L$6])*100" office:value-type="float" office:value="822.892359804291" calcext:value-type="float">
            <text:p>822,8923598042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721" calcext:value-type="float">
            <text:p>94721</text:p>
          </table:table-cell>
          <table:table-cell office:value-type="float" office:value="272447060" calcext:value-type="float">
            <text:p>272447060</text:p>
          </table:table-cell>
          <table:table-cell table:formula="of:=[.C11]/1000000000" office:value-type="float" office:value="0.27244706" calcext:value-type="float">
            <text:p>0,27244706</text:p>
          </table:table-cell>
          <table:table-cell table:formula="of:=ABS(([.B11]-[.$L$6])/[.$L$6])*100" office:value-type="float" office:value="791.240120436583" calcext:value-type="float">
            <text:p>791,2401204365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019" calcext:value-type="float">
            <text:p>92019</text:p>
          </table:table-cell>
          <table:table-cell office:value-type="float" office:value="299554427" calcext:value-type="float">
            <text:p>299554427</text:p>
          </table:table-cell>
          <table:table-cell table:formula="of:=[.C12]/1000000000" office:value-type="float" office:value="0.299554427" calcext:value-type="float">
            <text:p>0,299554427</text:p>
          </table:table-cell>
          <table:table-cell table:formula="of:=ABS(([.B12]-[.$L$6])/[.$L$6])*100" office:value-type="float" office:value="765.816710575837" calcext:value-type="float">
            <text:p>765,8167105758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385" calcext:value-type="float">
            <text:p>89385</text:p>
          </table:table-cell>
          <table:table-cell office:value-type="float" office:value="325872768" calcext:value-type="float">
            <text:p>325872768</text:p>
          </table:table-cell>
          <table:table-cell table:formula="of:=[.C13]/1000000000" office:value-type="float" office:value="0.325872768" calcext:value-type="float">
            <text:p>0,325872768</text:p>
          </table:table-cell>
          <table:table-cell table:formula="of:=ABS(([.B13]-[.$L$6])/[.$L$6])*100" office:value-type="float" office:value="741.033120060218" calcext:value-type="float">
            <text:p>741,0331200602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323" calcext:value-type="float">
            <text:p>83323</text:p>
          </table:table-cell>
          <table:table-cell office:value-type="float" office:value="351375554" calcext:value-type="float">
            <text:p>351375554</text:p>
          </table:table-cell>
          <table:table-cell table:formula="of:=[.C14]/1000000000" office:value-type="float" office:value="0.351375554" calcext:value-type="float">
            <text:p>0,351375554</text:p>
          </table:table-cell>
          <table:table-cell table:formula="of:=ABS(([.B14]-[.$L$6])/[.$L$6])*100" office:value-type="float" office:value="683.995107263831" calcext:value-type="float">
            <text:p>683,9951072638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593" calcext:value-type="float">
            <text:p>79593</text:p>
          </table:table-cell>
          <table:table-cell office:value-type="float" office:value="376934445" calcext:value-type="float">
            <text:p>376934445</text:p>
          </table:table-cell>
          <table:table-cell table:formula="of:=[.C15]/1000000000" office:value-type="float" office:value="0.376934445" calcext:value-type="float">
            <text:p>0,376934445</text:p>
          </table:table-cell>
          <table:table-cell table:formula="of:=ABS(([.B15]-[.$L$6])/[.$L$6])*100" office:value-type="float" office:value="648.899134362063" calcext:value-type="float">
            <text:p>648,8991343620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387" calcext:value-type="float">
            <text:p>77387</text:p>
          </table:table-cell>
          <table:table-cell office:value-type="float" office:value="402368550" calcext:value-type="float">
            <text:p>402368550</text:p>
          </table:table-cell>
          <table:table-cell table:formula="of:=[.C16]/1000000000" office:value-type="float" office:value="0.40236855" calcext:value-type="float">
            <text:p>0,40236855</text:p>
          </table:table-cell>
          <table:table-cell table:formula="of:=ABS(([.B16]-[.$L$6])/[.$L$6])*100" office:value-type="float" office:value="628.142642077531" calcext:value-type="float">
            <text:p>628,1426420775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454" calcext:value-type="float">
            <text:p>75454</text:p>
          </table:table-cell>
          <table:table-cell office:value-type="float" office:value="428612155" calcext:value-type="float">
            <text:p>428612155</text:p>
          </table:table-cell>
          <table:table-cell table:formula="of:=[.C17]/1000000000" office:value-type="float" office:value="0.428612155" calcext:value-type="float">
            <text:p>0,428612155</text:p>
          </table:table-cell>
          <table:table-cell table:formula="of:=ABS(([.B17]-[.$L$6])/[.$L$6])*100" office:value-type="float" office:value="609.95483628152" calcext:value-type="float">
            <text:p>609,954836281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884" calcext:value-type="float">
            <text:p>73884</text:p>
          </table:table-cell>
          <table:table-cell office:value-type="float" office:value="454379947" calcext:value-type="float">
            <text:p>454379947</text:p>
          </table:table-cell>
          <table:table-cell table:formula="of:=[.C18]/1000000000" office:value-type="float" office:value="0.454379947" calcext:value-type="float">
            <text:p>0,454379947</text:p>
          </table:table-cell>
          <table:table-cell table:formula="of:=ABS(([.B18]-[.$L$6])/[.$L$6])*100" office:value-type="float" office:value="595.182536695521" calcext:value-type="float">
            <text:p>595,1825366955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453" calcext:value-type="float">
            <text:p>72453</text:p>
          </table:table-cell>
          <table:table-cell office:value-type="float" office:value="480386385" calcext:value-type="float">
            <text:p>480386385</text:p>
          </table:table-cell>
          <table:table-cell table:formula="of:=[.C19]/1000000000" office:value-type="float" office:value="0.480386385" calcext:value-type="float">
            <text:p>0,480386385</text:p>
          </table:table-cell>
          <table:table-cell table:formula="of:=ABS(([.B19]-[.$L$6])/[.$L$6])*100" office:value-type="float" office:value="581.718103123824" calcext:value-type="float">
            <text:p>581,7181031238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480" calcext:value-type="float">
            <text:p>69480</text:p>
          </table:table-cell>
          <table:table-cell office:value-type="float" office:value="505966311" calcext:value-type="float">
            <text:p>505966311</text:p>
          </table:table-cell>
          <table:table-cell table:formula="of:=[.C20]/1000000000" office:value-type="float" office:value="0.505966311" calcext:value-type="float">
            <text:p>0,505966311</text:p>
          </table:table-cell>
          <table:table-cell table:formula="of:=ABS(([.B20]-[.$L$6])/[.$L$6])*100" office:value-type="float" office:value="553.744824990591" calcext:value-type="float">
            <text:p>553,7448249905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239" calcext:value-type="float">
            <text:p>65239</text:p>
          </table:table-cell>
          <table:table-cell office:value-type="float" office:value="531956333" calcext:value-type="float">
            <text:p>531956333</text:p>
          </table:table-cell>
          <table:table-cell table:formula="of:=[.C21]/1000000000" office:value-type="float" office:value="0.531956333" calcext:value-type="float">
            <text:p>0,531956333</text:p>
          </table:table-cell>
          <table:table-cell table:formula="of:=ABS(([.B21]-[.$L$6])/[.$L$6])*100" office:value-type="float" office:value="513.84079789236" calcext:value-type="float">
            <text:p>513,840797892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992" calcext:value-type="float">
            <text:p>62992</text:p>
          </table:table-cell>
          <table:table-cell office:value-type="float" office:value="557437495" calcext:value-type="float">
            <text:p>557437495</text:p>
          </table:table-cell>
          <table:table-cell table:formula="of:=[.C22]/1000000000" office:value-type="float" office:value="0.557437495" calcext:value-type="float">
            <text:p>0,557437495</text:p>
          </table:table-cell>
          <table:table-cell table:formula="of:=ABS(([.B22]-[.$L$6])/[.$L$6])*100" office:value-type="float" office:value="492.698532179149" calcext:value-type="float">
            <text:p>492,6985321791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017" calcext:value-type="float">
            <text:p>62017</text:p>
          </table:table-cell>
          <table:table-cell office:value-type="float" office:value="583003301" calcext:value-type="float">
            <text:p>583003301</text:p>
          </table:table-cell>
          <table:table-cell table:formula="of:=[.C23]/1000000000" office:value-type="float" office:value="0.583003301" calcext:value-type="float">
            <text:p>0,583003301</text:p>
          </table:table-cell>
          <table:table-cell table:formula="of:=ABS(([.B23]-[.$L$6])/[.$L$6])*100" office:value-type="float" office:value="483.524651863003" calcext:value-type="float">
            <text:p>483,5246518630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083" calcext:value-type="float">
            <text:p>61083</text:p>
          </table:table-cell>
          <table:table-cell office:value-type="float" office:value="608393990" calcext:value-type="float">
            <text:p>608393990</text:p>
          </table:table-cell>
          <table:table-cell table:formula="of:=[.C24]/1000000000" office:value-type="float" office:value="0.60839399" calcext:value-type="float">
            <text:p>0,60839399</text:p>
          </table:table-cell>
          <table:table-cell table:formula="of:=ABS(([.B24]-[.$L$6])/[.$L$6])*100" office:value-type="float" office:value="474.736544975536" calcext:value-type="float">
            <text:p>474,7365449755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332" calcext:value-type="float">
            <text:p>60332</text:p>
          </table:table-cell>
          <table:table-cell office:value-type="float" office:value="635205379" calcext:value-type="float">
            <text:p>635205379</text:p>
          </table:table-cell>
          <table:table-cell table:formula="of:=[.C25]/1000000000" office:value-type="float" office:value="0.635205379" calcext:value-type="float">
            <text:p>0,635205379</text:p>
          </table:table-cell>
          <table:table-cell table:formula="of:=ABS(([.B25]-[.$L$6])/[.$L$6])*100" office:value-type="float" office:value="467.6703048551" calcext:value-type="float">
            <text:p>467,67030485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233" calcext:value-type="float">
            <text:p>59233</text:p>
          </table:table-cell>
          <table:table-cell office:value-type="float" office:value="662796872" calcext:value-type="float">
            <text:p>662796872</text:p>
          </table:table-cell>
          <table:table-cell table:formula="of:=[.C26]/1000000000" office:value-type="float" office:value="0.662796872" calcext:value-type="float">
            <text:p>0,662796872</text:p>
          </table:table-cell>
          <table:table-cell table:formula="of:=ABS(([.B26]-[.$L$6])/[.$L$6])*100" office:value-type="float" office:value="457.3296951449" calcext:value-type="float">
            <text:p>457,32969514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280" calcext:value-type="float">
            <text:p>58280</text:p>
          </table:table-cell>
          <table:table-cell office:value-type="float" office:value="689444528" calcext:value-type="float">
            <text:p>689444528</text:p>
          </table:table-cell>
          <table:table-cell table:formula="of:=[.C27]/1000000000" office:value-type="float" office:value="0.689444528" calcext:value-type="float">
            <text:p>0,689444528</text:p>
          </table:table-cell>
          <table:table-cell table:formula="of:=ABS(([.B27]-[.$L$6])/[.$L$6])*100" office:value-type="float" office:value="448.362815205119" calcext:value-type="float">
            <text:p>448,3628152051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538" calcext:value-type="float">
            <text:p>57538</text:p>
          </table:table-cell>
          <table:table-cell office:value-type="float" office:value="715580190" calcext:value-type="float">
            <text:p>715580190</text:p>
          </table:table-cell>
          <table:table-cell table:formula="of:=[.C28]/1000000000" office:value-type="float" office:value="0.71558019" calcext:value-type="float">
            <text:p>0,71558019</text:p>
          </table:table-cell>
          <table:table-cell table:formula="of:=ABS(([.B28]-[.$L$6])/[.$L$6])*100" office:value-type="float" office:value="441.381257056831" calcext:value-type="float">
            <text:p>441,3812570568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809" calcext:value-type="float">
            <text:p>56809</text:p>
          </table:table-cell>
          <table:table-cell office:value-type="float" office:value="741730651" calcext:value-type="float">
            <text:p>741730651</text:p>
          </table:table-cell>
          <table:table-cell table:formula="of:=[.C29]/1000000000" office:value-type="float" office:value="0.741730651" calcext:value-type="float">
            <text:p>0,741730651</text:p>
          </table:table-cell>
          <table:table-cell table:formula="of:=ABS(([.B29]-[.$L$6])/[.$L$6])*100" office:value-type="float" office:value="434.522017312759" calcext:value-type="float">
            <text:p>434,5220173127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104" calcext:value-type="float">
            <text:p>56104</text:p>
          </table:table-cell>
          <table:table-cell office:value-type="float" office:value="767158186" calcext:value-type="float">
            <text:p>767158186</text:p>
          </table:table-cell>
          <table:table-cell table:formula="of:=[.C30]/1000000000" office:value-type="float" office:value="0.767158186" calcext:value-type="float">
            <text:p>0,767158186</text:p>
          </table:table-cell>
          <table:table-cell table:formula="of:=ABS(([.B30]-[.$L$6])/[.$L$6])*100" office:value-type="float" office:value="427.888596161084" calcext:value-type="float">
            <text:p>427,8885961610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504" calcext:value-type="float">
            <text:p>55504</text:p>
          </table:table-cell>
          <table:table-cell office:value-type="float" office:value="792449534" calcext:value-type="float">
            <text:p>792449534</text:p>
          </table:table-cell>
          <table:table-cell table:formula="of:=[.C31]/1000000000" office:value-type="float" office:value="0.792449534" calcext:value-type="float">
            <text:p>0,792449534</text:p>
          </table:table-cell>
          <table:table-cell table:formula="of:=ABS(([.B31]-[.$L$6])/[.$L$6])*100" office:value-type="float" office:value="422.243131351148" calcext:value-type="float">
            <text:p>422,2431313511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911" calcext:value-type="float">
            <text:p>54911</text:p>
          </table:table-cell>
          <table:table-cell office:value-type="float" office:value="819011157" calcext:value-type="float">
            <text:p>819011157</text:p>
          </table:table-cell>
          <table:table-cell table:formula="of:=[.C32]/1000000000" office:value-type="float" office:value="0.819011157" calcext:value-type="float">
            <text:p>0,819011157</text:p>
          </table:table-cell>
          <table:table-cell table:formula="of:=ABS(([.B32]-[.$L$6])/[.$L$6])*100" office:value-type="float" office:value="416.663530297328" calcext:value-type="float">
            <text:p>416,6635302973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553" calcext:value-type="float">
            <text:p>54553</text:p>
          </table:table-cell>
          <table:table-cell office:value-type="float" office:value="846553718" calcext:value-type="float">
            <text:p>846553718</text:p>
          </table:table-cell>
          <table:table-cell table:formula="of:=[.C33]/1000000000" office:value-type="float" office:value="0.846553718" calcext:value-type="float">
            <text:p>0,846553718</text:p>
          </table:table-cell>
          <table:table-cell table:formula="of:=ABS(([.B33]-[.$L$6])/[.$L$6])*100" office:value-type="float" office:value="413.295069627399" calcext:value-type="float">
            <text:p>413,2950696273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503" calcext:value-type="float">
            <text:p>53503</text:p>
          </table:table-cell>
          <table:table-cell office:value-type="float" office:value="872728779" calcext:value-type="float">
            <text:p>872728779</text:p>
          </table:table-cell>
          <table:table-cell table:formula="of:=[.C34]/1000000000" office:value-type="float" office:value="0.872728779" calcext:value-type="float">
            <text:p>0,872728779</text:p>
          </table:table-cell>
          <table:table-cell table:formula="of:=ABS(([.B34]-[.$L$6])/[.$L$6])*100" office:value-type="float" office:value="403.415506210011" calcext:value-type="float">
            <text:p>403,4155062100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026" calcext:value-type="float">
            <text:p>52026</text:p>
          </table:table-cell>
          <table:table-cell office:value-type="float" office:value="899827944" calcext:value-type="float">
            <text:p>899827944</text:p>
          </table:table-cell>
          <table:table-cell table:formula="of:=[.C35]/1000000000" office:value-type="float" office:value="0.899827944" calcext:value-type="float">
            <text:p>0,899827944</text:p>
          </table:table-cell>
          <table:table-cell table:formula="of:=ABS(([.B35]-[.$L$6])/[.$L$6])*100" office:value-type="float" office:value="389.518253669552" calcext:value-type="float">
            <text:p>389,5182536695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685" calcext:value-type="float">
            <text:p>51685</text:p>
          </table:table-cell>
          <table:table-cell office:value-type="float" office:value="926703839" calcext:value-type="float">
            <text:p>926703839</text:p>
          </table:table-cell>
          <table:table-cell table:formula="of:=[.C36]/1000000000" office:value-type="float" office:value="0.926703839" calcext:value-type="float">
            <text:p>0,926703839</text:p>
          </table:table-cell>
          <table:table-cell table:formula="of:=ABS(([.B36]-[.$L$6])/[.$L$6])*100" office:value-type="float" office:value="386.309747835905" calcext:value-type="float">
            <text:p>386,3097478359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268" calcext:value-type="float">
            <text:p>51268</text:p>
          </table:table-cell>
          <table:table-cell office:value-type="float" office:value="952407854" calcext:value-type="float">
            <text:p>952407854</text:p>
          </table:table-cell>
          <table:table-cell table:formula="of:=[.C37]/1000000000" office:value-type="float" office:value="0.952407854" calcext:value-type="float">
            <text:p>0,952407854</text:p>
          </table:table-cell>
          <table:table-cell table:formula="of:=ABS(([.B37]-[.$L$6])/[.$L$6])*100" office:value-type="float" office:value="382.386149793" calcext:value-type="float">
            <text:p>382,3861497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974" calcext:value-type="float">
            <text:p>50974</text:p>
          </table:table-cell>
          <table:table-cell office:value-type="float" office:value="978285953" calcext:value-type="float">
            <text:p>978285953</text:p>
          </table:table-cell>
          <table:table-cell table:formula="of:=[.C38]/1000000000" office:value-type="float" office:value="0.978285953" calcext:value-type="float">
            <text:p>0,978285953</text:p>
          </table:table-cell>
          <table:table-cell table:formula="of:=ABS(([.B38]-[.$L$6])/[.$L$6])*100" office:value-type="float" office:value="379.619872036131" calcext:value-type="float">
            <text:p>379,6198720361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716" calcext:value-type="float">
            <text:p>50716</text:p>
          </table:table-cell>
          <table:table-cell office:value-type="float" office:value="1003703828" calcext:value-type="float">
            <text:p>1003703828</text:p>
          </table:table-cell>
          <table:table-cell table:formula="of:=[.C39]/1000000000" office:value-type="float" office:value="1.003703828" calcext:value-type="float">
            <text:p>1,003703828</text:p>
          </table:table-cell>
          <table:table-cell table:formula="of:=ABS(([.B39]-[.$L$6])/[.$L$6])*100" office:value-type="float" office:value="377.192322167858" calcext:value-type="float">
            <text:p>377,1923221678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472" calcext:value-type="float">
            <text:p>50472</text:p>
          </table:table-cell>
          <table:table-cell office:value-type="float" office:value="1029187124" calcext:value-type="float">
            <text:p>1029187124</text:p>
          </table:table-cell>
          <table:table-cell table:formula="of:=[.C40]/1000000000" office:value-type="float" office:value="1.029187124" calcext:value-type="float">
            <text:p>1,029187124</text:p>
          </table:table-cell>
          <table:table-cell table:formula="of:=ABS(([.B40]-[.$L$6])/[.$L$6])*100" office:value-type="float" office:value="374.896499811818" calcext:value-type="float">
            <text:p>374,8964998118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270" calcext:value-type="float">
            <text:p>50270</text:p>
          </table:table-cell>
          <table:table-cell office:value-type="float" office:value="1055033907" calcext:value-type="float">
            <text:p>1055033907</text:p>
          </table:table-cell>
          <table:table-cell table:formula="of:=[.C41]/1000000000" office:value-type="float" office:value="1.055033907" calcext:value-type="float">
            <text:p>1,055033907</text:p>
          </table:table-cell>
          <table:table-cell table:formula="of:=ABS(([.B41]-[.$L$6])/[.$L$6])*100" office:value-type="float" office:value="372.995859992473" calcext:value-type="float">
            <text:p>372,9958599924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079" calcext:value-type="float">
            <text:p>50079</text:p>
          </table:table-cell>
          <table:table-cell office:value-type="float" office:value="1081233165" calcext:value-type="float">
            <text:p>1081233165</text:p>
          </table:table-cell>
          <table:table-cell table:formula="of:=[.C42]/1000000000" office:value-type="float" office:value="1.081233165" calcext:value-type="float">
            <text:p>1,081233165</text:p>
          </table:table-cell>
          <table:table-cell table:formula="of:=ABS(([.B42]-[.$L$6])/[.$L$6])*100" office:value-type="float" office:value="371.19872036131" calcext:value-type="float">
            <text:p>371,198720361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926" calcext:value-type="float">
            <text:p>49926</text:p>
          </table:table-cell>
          <table:table-cell office:value-type="float" office:value="1106833392" calcext:value-type="float">
            <text:p>1106833392</text:p>
          </table:table-cell>
          <table:table-cell table:formula="of:=[.C43]/1000000000" office:value-type="float" office:value="1.106833392" calcext:value-type="float">
            <text:p>1,106833392</text:p>
          </table:table-cell>
          <table:table-cell table:formula="of:=ABS(([.B43]-[.$L$6])/[.$L$6])*100" office:value-type="float" office:value="369.759126834776" calcext:value-type="float">
            <text:p>369,7591268347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409" calcext:value-type="float">
            <text:p>49409</text:p>
          </table:table-cell>
          <table:table-cell office:value-type="float" office:value="1132675682" calcext:value-type="float">
            <text:p>1132675682</text:p>
          </table:table-cell>
          <table:table-cell table:formula="of:=[.C44]/1000000000" office:value-type="float" office:value="1.132675682" calcext:value-type="float">
            <text:p>1,132675682</text:p>
          </table:table-cell>
          <table:table-cell table:formula="of:=ABS(([.B44]-[.$L$6])/[.$L$6])*100" office:value-type="float" office:value="364.894617990215" calcext:value-type="float">
            <text:p>364,8946179902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331" calcext:value-type="float">
            <text:p>49331</text:p>
          </table:table-cell>
          <table:table-cell office:value-type="float" office:value="1158527755" calcext:value-type="float">
            <text:p>1158527755</text:p>
          </table:table-cell>
          <table:table-cell table:formula="of:=[.C45]/1000000000" office:value-type="float" office:value="1.158527755" calcext:value-type="float">
            <text:p>1,158527755</text:p>
          </table:table-cell>
          <table:table-cell table:formula="of:=ABS(([.B45]-[.$L$6])/[.$L$6])*100" office:value-type="float" office:value="364.160707564923" calcext:value-type="float">
            <text:p>364,1607075649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740" calcext:value-type="float">
            <text:p>48740</text:p>
          </table:table-cell>
          <table:table-cell office:value-type="float" office:value="2414210690" calcext:value-type="float">
            <text:p>2414210690</text:p>
          </table:table-cell>
          <table:table-cell table:formula="of:=[.C46]/1000000000" office:value-type="float" office:value="2.41421069" calcext:value-type="float">
            <text:p>2,41421069</text:p>
          </table:table-cell>
          <table:table-cell table:formula="of:=ABS(([.B46]-[.$L$6])/[.$L$6])*100" office:value-type="float" office:value="358.599924727136" calcext:value-type="float">
            <text:p>358,5999247271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553" calcext:value-type="float">
            <text:p>48553</text:p>
          </table:table-cell>
          <table:table-cell office:value-type="float" office:value="2438891672" calcext:value-type="float">
            <text:p>2438891672</text:p>
          </table:table-cell>
          <table:table-cell table:formula="of:=[.C47]/1000000000" office:value-type="float" office:value="2.438891672" calcext:value-type="float">
            <text:p>2,438891672</text:p>
          </table:table-cell>
          <table:table-cell table:formula="of:=ABS(([.B47]-[.$L$6])/[.$L$6])*100" office:value-type="float" office:value="356.840421528039" calcext:value-type="float">
            <text:p>356,8404215280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428" calcext:value-type="float">
            <text:p>48428</text:p>
          </table:table-cell>
          <table:table-cell office:value-type="float" office:value="2463563529" calcext:value-type="float">
            <text:p>2463563529</text:p>
          </table:table-cell>
          <table:table-cell table:formula="of:=[.C48]/1000000000" office:value-type="float" office:value="2.463563529" calcext:value-type="float">
            <text:p>2,463563529</text:p>
          </table:table-cell>
          <table:table-cell table:formula="of:=ABS(([.B48]-[.$L$6])/[.$L$6])*100" office:value-type="float" office:value="355.664283025969" calcext:value-type="float">
            <text:p>355,6642830259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882" calcext:value-type="float">
            <text:p>47882</text:p>
          </table:table-cell>
          <table:table-cell office:value-type="float" office:value="2488292130" calcext:value-type="float">
            <text:p>2488292130</text:p>
          </table:table-cell>
          <table:table-cell table:formula="of:=[.C49]/1000000000" office:value-type="float" office:value="2.48829213" calcext:value-type="float">
            <text:p>2,48829213</text:p>
          </table:table-cell>
          <table:table-cell table:formula="of:=ABS(([.B49]-[.$L$6])/[.$L$6])*100" office:value-type="float" office:value="350.526910048927" calcext:value-type="float">
            <text:p>350,5269100489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662" calcext:value-type="float">
            <text:p>47662</text:p>
          </table:table-cell>
          <table:table-cell office:value-type="float" office:value="2512951784" calcext:value-type="float">
            <text:p>2512951784</text:p>
          </table:table-cell>
          <table:table-cell table:formula="of:=[.C50]/1000000000" office:value-type="float" office:value="2.512951784" calcext:value-type="float">
            <text:p>2,512951784</text:p>
          </table:table-cell>
          <table:table-cell table:formula="of:=ABS(([.B50]-[.$L$6])/[.$L$6])*100" office:value-type="float" office:value="348.456906285284" calcext:value-type="float">
            <text:p>348,4569062852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773" calcext:value-type="float">
            <text:p>46773</text:p>
          </table:table-cell>
          <table:table-cell office:value-type="float" office:value="2537656398" calcext:value-type="float">
            <text:p>2537656398</text:p>
          </table:table-cell>
          <table:table-cell table:formula="of:=[.C51]/1000000000" office:value-type="float" office:value="2.537656398" calcext:value-type="float">
            <text:p>2,537656398</text:p>
          </table:table-cell>
          <table:table-cell table:formula="of:=ABS(([.B51]-[.$L$6])/[.$L$6])*100" office:value-type="float" office:value="340.092209258562" calcext:value-type="float">
            <text:p>340,0922092585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692" calcext:value-type="float">
            <text:p>46692</text:p>
          </table:table-cell>
          <table:table-cell office:value-type="float" office:value="2562435773" calcext:value-type="float">
            <text:p>2562435773</text:p>
          </table:table-cell>
          <table:table-cell table:formula="of:=[.C52]/1000000000" office:value-type="float" office:value="2.562435773" calcext:value-type="float">
            <text:p>2,562435773</text:p>
          </table:table-cell>
          <table:table-cell table:formula="of:=ABS(([.B52]-[.$L$6])/[.$L$6])*100" office:value-type="float" office:value="339.330071509221" calcext:value-type="float">
            <text:p>339,3300715092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780" calcext:value-type="float">
            <text:p>45780</text:p>
          </table:table-cell>
          <table:table-cell office:value-type="float" office:value="2986003648" calcext:value-type="float">
            <text:p>2986003648</text:p>
          </table:table-cell>
          <table:table-cell table:formula="of:=[.C53]/1000000000" office:value-type="float" office:value="2.986003648" calcext:value-type="float">
            <text:p>2,986003648</text:p>
          </table:table-cell>
          <table:table-cell table:formula="of:=ABS(([.B53]-[.$L$6])/[.$L$6])*100" office:value-type="float" office:value="330.748964998118" calcext:value-type="float">
            <text:p>330,7489649981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305" calcext:value-type="float">
            <text:p>45305</text:p>
          </table:table-cell>
          <table:table-cell office:value-type="float" office:value="15319668102" calcext:value-type="float">
            <text:p>15319668102</text:p>
          </table:table-cell>
          <table:table-cell table:formula="of:=[.C54]/1000000000" office:value-type="float" office:value="15.319668102" calcext:value-type="float">
            <text:p>15,319668102</text:p>
          </table:table-cell>
          <table:table-cell table:formula="of:=ABS(([.B54]-[.$L$6])/[.$L$6])*100" office:value-type="float" office:value="326.279638690252" calcext:value-type="float">
            <text:p>326,2796386902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599" calcext:value-type="float">
            <text:p>44599</text:p>
          </table:table-cell>
          <table:table-cell office:value-type="float" office:value="15340379174" calcext:value-type="float">
            <text:p>15340379174</text:p>
          </table:table-cell>
          <table:table-cell table:formula="of:=[.C55]/1000000000" office:value-type="float" office:value="15.340379174" calcext:value-type="float">
            <text:p>15,340379174</text:p>
          </table:table-cell>
          <table:table-cell table:formula="of:=ABS(([.B55]-[.$L$6])/[.$L$6])*100" office:value-type="float" office:value="319.636808430561" calcext:value-type="float">
            <text:p>319,6368084305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421" calcext:value-type="float">
            <text:p>44421</text:p>
          </table:table-cell>
          <table:table-cell office:value-type="float" office:value="15360862789" calcext:value-type="float">
            <text:p>15360862789</text:p>
          </table:table-cell>
          <table:table-cell table:formula="of:=[.C56]/1000000000" office:value-type="float" office:value="15.360862789" calcext:value-type="float">
            <text:p>15,360862789</text:p>
          </table:table-cell>
          <table:table-cell table:formula="of:=ABS(([.B56]-[.$L$6])/[.$L$6])*100" office:value-type="float" office:value="317.961987203613" calcext:value-type="float">
            <text:p>317,9619872036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260" calcext:value-type="float">
            <text:p>44260</text:p>
          </table:table-cell>
          <table:table-cell office:value-type="float" office:value="15381328333" calcext:value-type="float">
            <text:p>15381328333</text:p>
          </table:table-cell>
          <table:table-cell table:formula="of:=[.C57]/1000000000" office:value-type="float" office:value="15.381328333" calcext:value-type="float">
            <text:p>15,381328333</text:p>
          </table:table-cell>
          <table:table-cell table:formula="of:=ABS(([.B57]-[.$L$6])/[.$L$6])*100" office:value-type="float" office:value="316.447120812947" calcext:value-type="float">
            <text:p>316,4471208129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168" calcext:value-type="float">
            <text:p>44168</text:p>
          </table:table-cell>
          <table:table-cell office:value-type="float" office:value="15401716393" calcext:value-type="float">
            <text:p>15401716393</text:p>
          </table:table-cell>
          <table:table-cell table:formula="of:=[.C58]/1000000000" office:value-type="float" office:value="15.401716393" calcext:value-type="float">
            <text:p>15,401716393</text:p>
          </table:table-cell>
          <table:table-cell table:formula="of:=ABS(([.B58]-[.$L$6])/[.$L$6])*100" office:value-type="float" office:value="315.581482875423" calcext:value-type="float">
            <text:p>315,5814828754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160" calcext:value-type="float">
            <text:p>44160</text:p>
          </table:table-cell>
          <table:table-cell office:value-type="float" office:value="15422138093" calcext:value-type="float">
            <text:p>15422138093</text:p>
          </table:table-cell>
          <table:table-cell table:formula="of:=[.C59]/1000000000" office:value-type="float" office:value="15.422138093" calcext:value-type="float">
            <text:p>15,422138093</text:p>
          </table:table-cell>
          <table:table-cell table:formula="of:=ABS(([.B59]-[.$L$6])/[.$L$6])*100" office:value-type="float" office:value="315.506210011291" calcext:value-type="float">
            <text:p>315,5062100112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007" calcext:value-type="float">
            <text:p>44007</text:p>
          </table:table-cell>
          <table:table-cell office:value-type="float" office:value="15901323802" calcext:value-type="float">
            <text:p>15901323802</text:p>
          </table:table-cell>
          <table:table-cell table:formula="of:=[.C60]/1000000000" office:value-type="float" office:value="15.901323802" calcext:value-type="float">
            <text:p>15,901323802</text:p>
          </table:table-cell>
          <table:table-cell table:formula="of:=ABS(([.B60]-[.$L$6])/[.$L$6])*100" office:value-type="float" office:value="314.066616484757" calcext:value-type="float">
            <text:p>314,066616484757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48.tsp_2" table:style-name="ta1">
        <table:shapes>
          <draw:frame draw:z-index="0" draw:style-name="gr1" draw:text-style-name="P1" svg:width="180.35mm" svg:height="110.08mm" svg:x="135.21mm" svg:y="34.34mm">
            <loext:p/>
            <draw:object draw:notify-on-update-of-ranges="'att48.tsp_2'.D2:'att48.tsp_2'.D50 'att48.tsp'.E1:'att48.tsp'.E1 'att48.tsp_2'.E2:'att48.tsp_2'.E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Koszt</text:p>
          </table:table-cell>
          <table:table-cell office:value-type="string" calcext:value-type="string">
            <text:p>Czas (ns)</text:p>
          </table:table-cell>
          <table:table-cell office:value-type="string" calcext:value-type="string">
            <text:p>Czas (s)</text:p>
          </table:table-cell>
          <table:table-cell office:value-type="string" calcext:value-type="string">
            <text:p>Błą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9016" calcext:value-type="float">
            <text:p>129016</text:p>
          </table:table-cell>
          <table:table-cell office:value-type="float" office:value="32828854" calcext:value-type="float">
            <text:p>32828854</text:p>
          </table:table-cell>
          <table:table-cell table:formula="of:=[.C2]/1000000000" office:value-type="float" office:value="0.032828854" calcext:value-type="float">
            <text:p>0,032828854</text:p>
          </table:table-cell>
          <table:table-cell table:formula="of:=ABS(([.B2]-[.$L$6])/[.$L$6])*100" office:value-type="float" office:value="1113.92547986451" calcext:value-type="float">
            <text:p>1113,92547986451</text:p>
          </table:table-cell>
          <table:table-cell table:number-columns-repeated="6"/>
          <table:table-cell office:value-type="string" calcext:value-type="string">
            <text:p>Iteracje</text:p>
          </table:table-cell>
          <table:table-cell office:value-type="string" calcext:value-type="string">
            <text:p>Kadencje</text:p>
          </table:table-cell>
          <table:table-cell office:value-type="string" calcext:value-type="string">
            <text:p>Błędy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8246" calcext:value-type="float">
            <text:p>118246</text:p>
          </table:table-cell>
          <table:table-cell office:value-type="float" office:value="58828153" calcext:value-type="float">
            <text:p>58828153</text:p>
          </table:table-cell>
          <table:table-cell table:formula="of:=[.C3]/1000000000" office:value-type="float" office:value="0.058828153" calcext:value-type="float">
            <text:p>0,058828153</text:p>
          </table:table-cell>
          <table:table-cell table:formula="of:=ABS(([.B3]-[.$L$6])/[.$L$6])*100" office:value-type="float" office:value="1012.58938652616" calcext:value-type="float">
            <text:p>1012,58938652616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381" calcext:value-type="float">
            <text:p>111381</text:p>
          </table:table-cell>
          <table:table-cell office:value-type="float" office:value="84674840" calcext:value-type="float">
            <text:p>84674840</text:p>
          </table:table-cell>
          <table:table-cell table:formula="of:=[.C4]/1000000000" office:value-type="float" office:value="0.08467484" calcext:value-type="float">
            <text:p>0,08467484</text:p>
          </table:table-cell>
          <table:table-cell table:formula="of:=ABS(([.B4]-[.$L$6])/[.$L$6])*100" office:value-type="float" office:value="947.995859992473" calcext:value-type="float">
            <text:p>947,9958599924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719" calcext:value-type="float">
            <text:p>104719</text:p>
          </table:table-cell>
          <table:table-cell office:value-type="float" office:value="110632529" calcext:value-type="float">
            <text:p>110632529</text:p>
          </table:table-cell>
          <table:table-cell table:formula="of:=[.C5]/1000000000" office:value-type="float" office:value="0.110632529" calcext:value-type="float">
            <text:p>0,110632529</text:p>
          </table:table-cell>
          <table:table-cell table:formula="of:=ABS(([.B5]-[.$L$6])/[.$L$6])*100" office:value-type="float" office:value="885.31238238615" calcext:value-type="float">
            <text:p>885,31238238615</text:p>
          </table:table-cell>
          <table:table-cell table:number-columns-repeated="6"/>
          <table:table-cell office:value-type="string" calcext:value-type="string">
            <text:p>Poprawny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8816" calcext:value-type="float">
            <text:p>98816</text:p>
          </table:table-cell>
          <table:table-cell office:value-type="float" office:value="136520598" calcext:value-type="float">
            <text:p>136520598</text:p>
          </table:table-cell>
          <table:table-cell table:formula="of:=[.C6]/1000000000" office:value-type="float" office:value="0.136520598" calcext:value-type="float">
            <text:p>0,136520598</text:p>
          </table:table-cell>
          <table:table-cell table:formula="of:=ABS(([.B6]-[.$L$6])/[.$L$6])*100" office:value-type="float" office:value="829.770417764396" calcext:value-type="float">
            <text:p>829,770417764396</text:p>
          </table:table-cell>
          <table:table-cell table:number-columns-repeated="6"/>
          <table:table-cell table:style-name="ce2" office:value-type="float" office:value="10628" calcext:value-type="float">
            <text:p>106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3781" calcext:value-type="float">
            <text:p>93781</text:p>
          </table:table-cell>
          <table:table-cell office:value-type="float" office:value="162326310" calcext:value-type="float">
            <text:p>162326310</text:p>
          </table:table-cell>
          <table:table-cell table:formula="of:=[.C7]/1000000000" office:value-type="float" office:value="0.16232631" calcext:value-type="float">
            <text:p>0,16232631</text:p>
          </table:table-cell>
          <table:table-cell table:formula="of:=ABS(([.B7]-[.$L$6])/[.$L$6])*100" office:value-type="float" office:value="782.395558901016" calcext:value-type="float">
            <text:p>782,3955589010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825" calcext:value-type="float">
            <text:p>88825</text:p>
          </table:table-cell>
          <table:table-cell office:value-type="float" office:value="188123098" calcext:value-type="float">
            <text:p>188123098</text:p>
          </table:table-cell>
          <table:table-cell table:formula="of:=[.C8]/1000000000" office:value-type="float" office:value="0.188123098" calcext:value-type="float">
            <text:p>0,188123098</text:p>
          </table:table-cell>
          <table:table-cell table:formula="of:=ABS(([.B8]-[.$L$6])/[.$L$6])*100" office:value-type="float" office:value="735.764019570945" calcext:value-type="float">
            <text:p>735,7640195709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405" calcext:value-type="float">
            <text:p>84405</text:p>
          </table:table-cell>
          <table:table-cell office:value-type="float" office:value="215281910" calcext:value-type="float">
            <text:p>215281910</text:p>
          </table:table-cell>
          <table:table-cell table:formula="of:=[.C9]/1000000000" office:value-type="float" office:value="0.21528191" calcext:value-type="float">
            <text:p>0,21528191</text:p>
          </table:table-cell>
          <table:table-cell table:formula="of:=ABS(([.B9]-[.$L$6])/[.$L$6])*100" office:value-type="float" office:value="694.175762137749" calcext:value-type="float">
            <text:p>694,1757621377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941" calcext:value-type="float">
            <text:p>80941</text:p>
          </table:table-cell>
          <table:table-cell office:value-type="float" office:value="242287293" calcext:value-type="float">
            <text:p>242287293</text:p>
          </table:table-cell>
          <table:table-cell table:formula="of:=[.C10]/1000000000" office:value-type="float" office:value="0.242287293" calcext:value-type="float">
            <text:p>0,242287293</text:p>
          </table:table-cell>
          <table:table-cell table:formula="of:=ABS(([.B10]-[.$L$6])/[.$L$6])*100" office:value-type="float" office:value="661.582611968385" calcext:value-type="float">
            <text:p>661,5826119683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079" calcext:value-type="float">
            <text:p>78079</text:p>
          </table:table-cell>
          <table:table-cell office:value-type="float" office:value="268996648" calcext:value-type="float">
            <text:p>268996648</text:p>
          </table:table-cell>
          <table:table-cell table:formula="of:=[.C11]/1000000000" office:value-type="float" office:value="0.268996648" calcext:value-type="float">
            <text:p>0,268996648</text:p>
          </table:table-cell>
          <table:table-cell table:formula="of:=ABS(([.B11]-[.$L$6])/[.$L$6])*100" office:value-type="float" office:value="634.653744824991" calcext:value-type="float">
            <text:p>634,6537448249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218" calcext:value-type="float">
            <text:p>75218</text:p>
          </table:table-cell>
          <table:table-cell office:value-type="float" office:value="295523608" calcext:value-type="float">
            <text:p>295523608</text:p>
          </table:table-cell>
          <table:table-cell table:formula="of:=[.C12]/1000000000" office:value-type="float" office:value="0.295523608" calcext:value-type="float">
            <text:p>0,295523608</text:p>
          </table:table-cell>
          <table:table-cell table:formula="of:=ABS(([.B12]-[.$L$6])/[.$L$6])*100" office:value-type="float" office:value="607.734286789612" calcext:value-type="float">
            <text:p>607,7342867896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753" calcext:value-type="float">
            <text:p>70753</text:p>
          </table:table-cell>
          <table:table-cell office:value-type="float" office:value="321645146" calcext:value-type="float">
            <text:p>321645146</text:p>
          </table:table-cell>
          <table:table-cell table:formula="of:=[.C13]/1000000000" office:value-type="float" office:value="0.321645146" calcext:value-type="float">
            <text:p>0,321645146</text:p>
          </table:table-cell>
          <table:table-cell table:formula="of:=ABS(([.B13]-[.$L$6])/[.$L$6])*100" office:value-type="float" office:value="565.722619495672" calcext:value-type="float">
            <text:p>565,7226194956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318" calcext:value-type="float">
            <text:p>68318</text:p>
          </table:table-cell>
          <table:table-cell office:value-type="float" office:value="347311972" calcext:value-type="float">
            <text:p>347311972</text:p>
          </table:table-cell>
          <table:table-cell table:formula="of:=[.C14]/1000000000" office:value-type="float" office:value="0.347311972" calcext:value-type="float">
            <text:p>0,347311972</text:p>
          </table:table-cell>
          <table:table-cell table:formula="of:=ABS(([.B14]-[.$L$6])/[.$L$6])*100" office:value-type="float" office:value="542.811441475348" calcext:value-type="float">
            <text:p>542,8114414753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980" calcext:value-type="float">
            <text:p>65980</text:p>
          </table:table-cell>
          <table:table-cell office:value-type="float" office:value="374388823" calcext:value-type="float">
            <text:p>374388823</text:p>
          </table:table-cell>
          <table:table-cell table:formula="of:=[.C15]/1000000000" office:value-type="float" office:value="0.374388823" calcext:value-type="float">
            <text:p>0,374388823</text:p>
          </table:table-cell>
          <table:table-cell table:formula="of:=ABS(([.B15]-[.$L$6])/[.$L$6])*100" office:value-type="float" office:value="520.812946932631" calcext:value-type="float">
            <text:p>520,8129469326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654" calcext:value-type="float">
            <text:p>63654</text:p>
          </table:table-cell>
          <table:table-cell office:value-type="float" office:value="400338089" calcext:value-type="float">
            <text:p>400338089</text:p>
          </table:table-cell>
          <table:table-cell table:formula="of:=[.C16]/1000000000" office:value-type="float" office:value="0.400338089" calcext:value-type="float">
            <text:p>0,400338089</text:p>
          </table:table-cell>
          <table:table-cell table:formula="of:=ABS(([.B16]-[.$L$6])/[.$L$6])*100" office:value-type="float" office:value="498.927361686112" calcext:value-type="float">
            <text:p>498,9273616861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999" calcext:value-type="float">
            <text:p>61999</text:p>
          </table:table-cell>
          <table:table-cell office:value-type="float" office:value="428719291" calcext:value-type="float">
            <text:p>428719291</text:p>
          </table:table-cell>
          <table:table-cell table:formula="of:=[.C17]/1000000000" office:value-type="float" office:value="0.428719291" calcext:value-type="float">
            <text:p>0,428719291</text:p>
          </table:table-cell>
          <table:table-cell table:formula="of:=ABS(([.B17]-[.$L$6])/[.$L$6])*100" office:value-type="float" office:value="483.355287918705" calcext:value-type="float">
            <text:p>483,3552879187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422" calcext:value-type="float">
            <text:p>60422</text:p>
          </table:table-cell>
          <table:table-cell office:value-type="float" office:value="457033207" calcext:value-type="float">
            <text:p>457033207</text:p>
          </table:table-cell>
          <table:table-cell table:formula="of:=[.C18]/1000000000" office:value-type="float" office:value="0.457033207" calcext:value-type="float">
            <text:p>0,457033207</text:p>
          </table:table-cell>
          <table:table-cell table:formula="of:=ABS(([.B18]-[.$L$6])/[.$L$6])*100" office:value-type="float" office:value="468.51712457659" calcext:value-type="float">
            <text:p>468,517124576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181" calcext:value-type="float">
            <text:p>59181</text:p>
          </table:table-cell>
          <table:table-cell office:value-type="float" office:value="483624231" calcext:value-type="float">
            <text:p>483624231</text:p>
          </table:table-cell>
          <table:table-cell table:formula="of:=[.C19]/1000000000" office:value-type="float" office:value="0.483624231" calcext:value-type="float">
            <text:p>0,483624231</text:p>
          </table:table-cell>
          <table:table-cell table:formula="of:=ABS(([.B19]-[.$L$6])/[.$L$6])*100" office:value-type="float" office:value="456.840421528039" calcext:value-type="float">
            <text:p>456,8404215280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491" calcext:value-type="float">
            <text:p>57491</text:p>
          </table:table-cell>
          <table:table-cell office:value-type="float" office:value="509808241" calcext:value-type="float">
            <text:p>509808241</text:p>
          </table:table-cell>
          <table:table-cell table:formula="of:=[.C20]/1000000000" office:value-type="float" office:value="0.509808241" calcext:value-type="float">
            <text:p>0,509808241</text:p>
          </table:table-cell>
          <table:table-cell table:formula="of:=ABS(([.B20]-[.$L$6])/[.$L$6])*100" office:value-type="float" office:value="440.939028980053" calcext:value-type="float">
            <text:p>440,9390289800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186" calcext:value-type="float">
            <text:p>55186</text:p>
          </table:table-cell>
          <table:table-cell office:value-type="float" office:value="535624421" calcext:value-type="float">
            <text:p>535624421</text:p>
          </table:table-cell>
          <table:table-cell table:formula="of:=[.C21]/1000000000" office:value-type="float" office:value="0.535624421" calcext:value-type="float">
            <text:p>0,535624421</text:p>
          </table:table-cell>
          <table:table-cell table:formula="of:=ABS(([.B21]-[.$L$6])/[.$L$6])*100" office:value-type="float" office:value="419.251035001882" calcext:value-type="float">
            <text:p>419,2510350018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106" calcext:value-type="float">
            <text:p>54106</text:p>
          </table:table-cell>
          <table:table-cell office:value-type="float" office:value="561131407" calcext:value-type="float">
            <text:p>561131407</text:p>
          </table:table-cell>
          <table:table-cell table:formula="of:=[.C22]/1000000000" office:value-type="float" office:value="0.561131407" calcext:value-type="float">
            <text:p>0,561131407</text:p>
          </table:table-cell>
          <table:table-cell table:formula="of:=ABS(([.B22]-[.$L$6])/[.$L$6])*100" office:value-type="float" office:value="409.089198343997" calcext:value-type="float">
            <text:p>409,0891983439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297" calcext:value-type="float">
            <text:p>53297</text:p>
          </table:table-cell>
          <table:table-cell office:value-type="float" office:value="587240831" calcext:value-type="float">
            <text:p>587240831</text:p>
          </table:table-cell>
          <table:table-cell table:formula="of:=[.C23]/1000000000" office:value-type="float" office:value="0.587240831" calcext:value-type="float">
            <text:p>0,587240831</text:p>
          </table:table-cell>
          <table:table-cell table:formula="of:=ABS(([.B23]-[.$L$6])/[.$L$6])*100" office:value-type="float" office:value="401.4772299586" calcext:value-type="float">
            <text:p>401,47722995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247" calcext:value-type="float">
            <text:p>52247</text:p>
          </table:table-cell>
          <table:table-cell office:value-type="float" office:value="614319842" calcext:value-type="float">
            <text:p>614319842</text:p>
          </table:table-cell>
          <table:table-cell table:formula="of:=[.C24]/1000000000" office:value-type="float" office:value="0.614319842" calcext:value-type="float">
            <text:p>0,614319842</text:p>
          </table:table-cell>
          <table:table-cell table:formula="of:=ABS(([.B24]-[.$L$6])/[.$L$6])*100" office:value-type="float" office:value="391.597666541212" calcext:value-type="float">
            <text:p>391,5976665412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504" calcext:value-type="float">
            <text:p>50504</text:p>
          </table:table-cell>
          <table:table-cell office:value-type="float" office:value="642570639" calcext:value-type="float">
            <text:p>642570639</text:p>
          </table:table-cell>
          <table:table-cell table:formula="of:=[.C25]/1000000000" office:value-type="float" office:value="0.642570639" calcext:value-type="float">
            <text:p>0,642570639</text:p>
          </table:table-cell>
          <table:table-cell table:formula="of:=ABS(([.B25]-[.$L$6])/[.$L$6])*100" office:value-type="float" office:value="375.197591268348" calcext:value-type="float">
            <text:p>375,1975912683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812" calcext:value-type="float">
            <text:p>49812</text:p>
          </table:table-cell>
          <table:table-cell office:value-type="float" office:value="670192957" calcext:value-type="float">
            <text:p>670192957</text:p>
          </table:table-cell>
          <table:table-cell table:formula="of:=[.C26]/1000000000" office:value-type="float" office:value="0.670192957" calcext:value-type="float">
            <text:p>0,670192957</text:p>
          </table:table-cell>
          <table:table-cell table:formula="of:=ABS(([.B26]-[.$L$6])/[.$L$6])*100" office:value-type="float" office:value="368.686488520888" calcext:value-type="float">
            <text:p>368,6864885208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333" calcext:value-type="float">
            <text:p>49333</text:p>
          </table:table-cell>
          <table:table-cell office:value-type="float" office:value="699058817" calcext:value-type="float">
            <text:p>699058817</text:p>
          </table:table-cell>
          <table:table-cell table:formula="of:=[.C27]/1000000000" office:value-type="float" office:value="0.699058817" calcext:value-type="float">
            <text:p>0,699058817</text:p>
          </table:table-cell>
          <table:table-cell table:formula="of:=ABS(([.B27]-[.$L$6])/[.$L$6])*100" office:value-type="float" office:value="364.179525780956" calcext:value-type="float">
            <text:p>364,1795257809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811" calcext:value-type="float">
            <text:p>48811</text:p>
          </table:table-cell>
          <table:table-cell office:value-type="float" office:value="727102541" calcext:value-type="float">
            <text:p>727102541</text:p>
          </table:table-cell>
          <table:table-cell table:formula="of:=[.C28]/1000000000" office:value-type="float" office:value="0.727102541" calcext:value-type="float">
            <text:p>0,727102541</text:p>
          </table:table-cell>
          <table:table-cell table:formula="of:=ABS(([.B28]-[.$L$6])/[.$L$6])*100" office:value-type="float" office:value="359.267971396312" calcext:value-type="float">
            <text:p>359,2679713963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526" calcext:value-type="float">
            <text:p>48526</text:p>
          </table:table-cell>
          <table:table-cell office:value-type="float" office:value="754230217" calcext:value-type="float">
            <text:p>754230217</text:p>
          </table:table-cell>
          <table:table-cell table:formula="of:=[.C29]/1000000000" office:value-type="float" office:value="0.754230217" calcext:value-type="float">
            <text:p>0,754230217</text:p>
          </table:table-cell>
          <table:table-cell table:formula="of:=ABS(([.B29]-[.$L$6])/[.$L$6])*100" office:value-type="float" office:value="356.586375611592" calcext:value-type="float">
            <text:p>356,5863756115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257" calcext:value-type="float">
            <text:p>48257</text:p>
          </table:table-cell>
          <table:table-cell office:value-type="float" office:value="783530688" calcext:value-type="float">
            <text:p>783530688</text:p>
          </table:table-cell>
          <table:table-cell table:formula="of:=[.C30]/1000000000" office:value-type="float" office:value="0.783530688" calcext:value-type="float">
            <text:p>0,783530688</text:p>
          </table:table-cell>
          <table:table-cell table:formula="of:=ABS(([.B30]-[.$L$6])/[.$L$6])*100" office:value-type="float" office:value="354.055325555137" calcext:value-type="float">
            <text:p>354,0553255551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886" calcext:value-type="float">
            <text:p>47886</text:p>
          </table:table-cell>
          <table:table-cell office:value-type="float" office:value="810095414" calcext:value-type="float">
            <text:p>810095414</text:p>
          </table:table-cell>
          <table:table-cell table:formula="of:=[.C31]/1000000000" office:value-type="float" office:value="0.810095414" calcext:value-type="float">
            <text:p>0,810095414</text:p>
          </table:table-cell>
          <table:table-cell table:formula="of:=ABS(([.B31]-[.$L$6])/[.$L$6])*100" office:value-type="float" office:value="350.564546480994" calcext:value-type="float">
            <text:p>350,5645464809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716" calcext:value-type="float">
            <text:p>47716</text:p>
          </table:table-cell>
          <table:table-cell office:value-type="float" office:value="838508057" calcext:value-type="float">
            <text:p>838508057</text:p>
          </table:table-cell>
          <table:table-cell table:formula="of:=[.C32]/1000000000" office:value-type="float" office:value="0.838508057" calcext:value-type="float">
            <text:p>0,838508057</text:p>
          </table:table-cell>
          <table:table-cell table:formula="of:=ABS(([.B32]-[.$L$6])/[.$L$6])*100" office:value-type="float" office:value="348.964998118178" calcext:value-type="float">
            <text:p>348,9649981181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549" calcext:value-type="float">
            <text:p>47549</text:p>
          </table:table-cell>
          <table:table-cell office:value-type="float" office:value="867005299" calcext:value-type="float">
            <text:p>867005299</text:p>
          </table:table-cell>
          <table:table-cell table:formula="of:=[.C33]/1000000000" office:value-type="float" office:value="0.867005299" calcext:value-type="float">
            <text:p>0,867005299</text:p>
          </table:table-cell>
          <table:table-cell table:formula="of:=ABS(([.B33]-[.$L$6])/[.$L$6])*100" office:value-type="float" office:value="347.393677079413" calcext:value-type="float">
            <text:p>347,3936770794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518" calcext:value-type="float">
            <text:p>47518</text:p>
          </table:table-cell>
          <table:table-cell office:value-type="float" office:value="893220819" calcext:value-type="float">
            <text:p>893220819</text:p>
          </table:table-cell>
          <table:table-cell table:formula="of:=[.C34]/1000000000" office:value-type="float" office:value="0.893220819" calcext:value-type="float">
            <text:p>0,893220819</text:p>
          </table:table-cell>
          <table:table-cell table:formula="of:=ABS(([.B34]-[.$L$6])/[.$L$6])*100" office:value-type="float" office:value="347.1019947309" calcext:value-type="float">
            <text:p>347,10199473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004" calcext:value-type="float">
            <text:p>47004</text:p>
          </table:table-cell>
          <table:table-cell office:value-type="float" office:value="921440373" calcext:value-type="float">
            <text:p>921440373</text:p>
          </table:table-cell>
          <table:table-cell table:formula="of:=[.C35]/1000000000" office:value-type="float" office:value="0.921440373" calcext:value-type="float">
            <text:p>0,921440373</text:p>
          </table:table-cell>
          <table:table-cell table:formula="of:=ABS(([.B35]-[.$L$6])/[.$L$6])*100" office:value-type="float" office:value="342.265713210388" calcext:value-type="float">
            <text:p>342,2657132103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978" calcext:value-type="float">
            <text:p>46978</text:p>
          </table:table-cell>
          <table:table-cell office:value-type="float" office:value="947398247" calcext:value-type="float">
            <text:p>947398247</text:p>
          </table:table-cell>
          <table:table-cell table:formula="of:=[.C36]/1000000000" office:value-type="float" office:value="0.947398247" calcext:value-type="float">
            <text:p>0,947398247</text:p>
          </table:table-cell>
          <table:table-cell table:formula="of:=ABS(([.B36]-[.$L$6])/[.$L$6])*100" office:value-type="float" office:value="342.021076401957" calcext:value-type="float">
            <text:p>342,0210764019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922" calcext:value-type="float">
            <text:p>46922</text:p>
          </table:table-cell>
          <table:table-cell office:value-type="float" office:value="973597990" calcext:value-type="float">
            <text:p>973597990</text:p>
          </table:table-cell>
          <table:table-cell table:formula="of:=[.C37]/1000000000" office:value-type="float" office:value="0.97359799" calcext:value-type="float">
            <text:p>0,97359799</text:p>
          </table:table-cell>
          <table:table-cell table:formula="of:=ABS(([.B37]-[.$L$6])/[.$L$6])*100" office:value-type="float" office:value="341.49416635303" calcext:value-type="float">
            <text:p>341,494166353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912" calcext:value-type="float">
            <text:p>46912</text:p>
          </table:table-cell>
          <table:table-cell office:value-type="float" office:value="999151750" calcext:value-type="float">
            <text:p>999151750</text:p>
          </table:table-cell>
          <table:table-cell table:formula="of:=[.C38]/1000000000" office:value-type="float" office:value="0.99915175" calcext:value-type="float">
            <text:p>0,99915175</text:p>
          </table:table-cell>
          <table:table-cell table:formula="of:=ABS(([.B38]-[.$L$6])/[.$L$6])*100" office:value-type="float" office:value="341.400075272864" calcext:value-type="float">
            <text:p>341,4000752728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887" calcext:value-type="float">
            <text:p>46887</text:p>
          </table:table-cell>
          <table:table-cell office:value-type="float" office:value="1024785881" calcext:value-type="float">
            <text:p>1024785881</text:p>
          </table:table-cell>
          <table:table-cell table:formula="of:=[.C39]/1000000000" office:value-type="float" office:value="1.024785881" calcext:value-type="float">
            <text:p>1,024785881</text:p>
          </table:table-cell>
          <table:table-cell table:formula="of:=ABS(([.B39]-[.$L$6])/[.$L$6])*100" office:value-type="float" office:value="341.16484757245" calcext:value-type="float">
            <text:p>341,164847572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882" calcext:value-type="float">
            <text:p>46882</text:p>
          </table:table-cell>
          <table:table-cell office:value-type="float" office:value="2289458502" calcext:value-type="float">
            <text:p>2289458502</text:p>
          </table:table-cell>
          <table:table-cell table:formula="of:=[.C40]/1000000000" office:value-type="float" office:value="2.289458502" calcext:value-type="float">
            <text:p>2,289458502</text:p>
          </table:table-cell>
          <table:table-cell table:formula="of:=ABS(([.B40]-[.$L$6])/[.$L$6])*100" office:value-type="float" office:value="341.117802032367" calcext:value-type="float">
            <text:p>341,1178020323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834" calcext:value-type="float">
            <text:p>46834</text:p>
          </table:table-cell>
          <table:table-cell office:value-type="float" office:value="2314154449" calcext:value-type="float">
            <text:p>2314154449</text:p>
          </table:table-cell>
          <table:table-cell table:formula="of:=[.C41]/1000000000" office:value-type="float" office:value="2.314154449" calcext:value-type="float">
            <text:p>2,314154449</text:p>
          </table:table-cell>
          <table:table-cell table:formula="of:=ABS(([.B41]-[.$L$6])/[.$L$6])*100" office:value-type="float" office:value="340.666164847572" calcext:value-type="float">
            <text:p>340,6661648475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765" calcext:value-type="float">
            <text:p>46765</text:p>
          </table:table-cell>
          <table:table-cell office:value-type="float" office:value="2363585696" calcext:value-type="float">
            <text:p>2363585696</text:p>
          </table:table-cell>
          <table:table-cell table:formula="of:=[.C42]/1000000000" office:value-type="float" office:value="2.363585696" calcext:value-type="float">
            <text:p>2,363585696</text:p>
          </table:table-cell>
          <table:table-cell table:formula="of:=ABS(([.B42]-[.$L$6])/[.$L$6])*100" office:value-type="float" office:value="340.01693639443" calcext:value-type="float">
            <text:p>340,016936394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673" calcext:value-type="float">
            <text:p>46673</text:p>
          </table:table-cell>
          <table:table-cell office:value-type="float" office:value="2488033023" calcext:value-type="float">
            <text:p>2488033023</text:p>
          </table:table-cell>
          <table:table-cell table:formula="of:=[.C43]/1000000000" office:value-type="float" office:value="2.488033023" calcext:value-type="float">
            <text:p>2,488033023</text:p>
          </table:table-cell>
          <table:table-cell table:formula="of:=ABS(([.B43]-[.$L$6])/[.$L$6])*100" office:value-type="float" office:value="339.151298456906" calcext:value-type="float">
            <text:p>339,1512984569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443" calcext:value-type="float">
            <text:p>46443</text:p>
          </table:table-cell>
          <table:table-cell office:value-type="float" office:value="2639730049" calcext:value-type="float">
            <text:p>2639730049</text:p>
          </table:table-cell>
          <table:table-cell table:formula="of:=[.C44]/1000000000" office:value-type="float" office:value="2.639730049" calcext:value-type="float">
            <text:p>2,639730049</text:p>
          </table:table-cell>
          <table:table-cell table:formula="of:=ABS(([.B44]-[.$L$6])/[.$L$6])*100" office:value-type="float" office:value="336.987203613097" calcext:value-type="float">
            <text:p>336,9872036130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419" calcext:value-type="float">
            <text:p>46419</text:p>
          </table:table-cell>
          <table:table-cell office:value-type="float" office:value="3385494983" calcext:value-type="float">
            <text:p>3385494983</text:p>
          </table:table-cell>
          <table:table-cell table:formula="of:=[.C45]/1000000000" office:value-type="float" office:value="3.385494983" calcext:value-type="float">
            <text:p>3,385494983</text:p>
          </table:table-cell>
          <table:table-cell table:formula="of:=ABS(([.B45]-[.$L$6])/[.$L$6])*100" office:value-type="float" office:value="336.7613850207" calcext:value-type="float">
            <text:p>336,76138502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330" calcext:value-type="float">
            <text:p>46330</text:p>
          </table:table-cell>
          <table:table-cell office:value-type="float" office:value="5124248516" calcext:value-type="float">
            <text:p>5124248516</text:p>
          </table:table-cell>
          <table:table-cell table:formula="of:=[.C46]/1000000000" office:value-type="float" office:value="5.124248516" calcext:value-type="float">
            <text:p>5,124248516</text:p>
          </table:table-cell>
          <table:table-cell table:formula="of:=ABS(([.B46]-[.$L$6])/[.$L$6])*100" office:value-type="float" office:value="335.923974407226" calcext:value-type="float">
            <text:p>335,9239744072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065" calcext:value-type="float">
            <text:p>46065</text:p>
          </table:table-cell>
          <table:table-cell office:value-type="float" office:value="5222704160" calcext:value-type="float">
            <text:p>5222704160</text:p>
          </table:table-cell>
          <table:table-cell table:formula="of:=[.C47]/1000000000" office:value-type="float" office:value="5.22270416" calcext:value-type="float">
            <text:p>5,22270416</text:p>
          </table:table-cell>
          <table:table-cell table:formula="of:=ABS(([.B47]-[.$L$6])/[.$L$6])*100" office:value-type="float" office:value="333.430560782838" calcext:value-type="float">
            <text:p>333,4305607828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936" calcext:value-type="float">
            <text:p>45936</text:p>
          </table:table-cell>
          <table:table-cell office:value-type="float" office:value="5272064418" calcext:value-type="float">
            <text:p>5272064418</text:p>
          </table:table-cell>
          <table:table-cell table:formula="of:=[.C48]/1000000000" office:value-type="float" office:value="5.272064418" calcext:value-type="float">
            <text:p>5,272064418</text:p>
          </table:table-cell>
          <table:table-cell table:formula="of:=ABS(([.B48]-[.$L$6])/[.$L$6])*100" office:value-type="float" office:value="332.216785848702" calcext:value-type="float">
            <text:p>332,2167858487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422" calcext:value-type="float">
            <text:p>45422</text:p>
          </table:table-cell>
          <table:table-cell office:value-type="float" office:value="5321443480" calcext:value-type="float">
            <text:p>5321443480</text:p>
          </table:table-cell>
          <table:table-cell table:formula="of:=[.C49]/1000000000" office:value-type="float" office:value="5.32144348" calcext:value-type="float">
            <text:p>5,32144348</text:p>
          </table:table-cell>
          <table:table-cell table:formula="of:=ABS(([.B49]-[.$L$6])/[.$L$6])*100" office:value-type="float" office:value="327.38050432819" calcext:value-type="float">
            <text:p>327,380504328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267" calcext:value-type="float">
            <text:p>45267</text:p>
          </table:table-cell>
          <table:table-cell office:value-type="float" office:value="5348291298" calcext:value-type="float">
            <text:p>5348291298</text:p>
          </table:table-cell>
          <table:table-cell table:formula="of:=[.C50]/1000000000" office:value-type="float" office:value="5.348291298" calcext:value-type="float">
            <text:p>5,348291298</text:p>
          </table:table-cell>
          <table:table-cell table:formula="of:=ABS(([.B50]-[.$L$6])/[.$L$6])*100" office:value-type="float" office:value="325.922092585623" calcext:value-type="float">
            <text:p>325,922092585623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130.tsp" table:style-name="ta1">
        <table:shapes>
          <draw:frame draw:z-index="0" draw:style-name="gr1" draw:text-style-name="P1" svg:width="180.35mm" svg:height="110.08mm" svg:x="135.21mm" svg:y="34.34mm">
            <loext:p/>
            <draw:object draw:notify-on-update-of-ranges="'ch130.tsp'.D2:'ch130.tsp'.D67 'att48.tsp'.E1:'att48.tsp'.E1 'ch130.tsp'.E2:'ch130.tsp'.E6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Koszt</text:p>
          </table:table-cell>
          <table:table-cell office:value-type="string" calcext:value-type="string">
            <text:p>Czas (ns)</text:p>
          </table:table-cell>
          <table:table-cell office:value-type="string" calcext:value-type="string">
            <text:p>Czas (s)</text:p>
          </table:table-cell>
          <table:table-cell office:value-type="string" calcext:value-type="string">
            <text:p>Błą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027" calcext:value-type="float">
            <text:p>45027</text:p>
          </table:table-cell>
          <table:table-cell office:value-type="float" office:value="494398748" calcext:value-type="float">
            <text:p>494398748</text:p>
          </table:table-cell>
          <table:table-cell table:formula="of:=[.C2]/1000000000" office:value-type="float" office:value="0.494398748" calcext:value-type="float">
            <text:p>0,494398748</text:p>
          </table:table-cell>
          <table:table-cell table:formula="of:=ABS(([.B2]-[.$L$6])/[.$L$6])*100" office:value-type="float" office:value="636.939443535188" calcext:value-type="float">
            <text:p>636,939443535188</text:p>
          </table:table-cell>
          <table:table-cell table:number-columns-repeated="6"/>
          <table:table-cell office:value-type="string" calcext:value-type="string">
            <text:p>Iteracje</text:p>
          </table:table-cell>
          <table:table-cell office:value-type="string" calcext:value-type="string">
            <text:p>Kadencje</text:p>
          </table:table-cell>
          <table:table-cell office:value-type="string" calcext:value-type="string">
            <text:p>Błędy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312" calcext:value-type="float">
            <text:p>43312</text:p>
          </table:table-cell>
          <table:table-cell office:value-type="float" office:value="1002333913" calcext:value-type="float">
            <text:p>1002333913</text:p>
          </table:table-cell>
          <table:table-cell table:formula="of:=[.C3]/1000000000" office:value-type="float" office:value="1.002333913" calcext:value-type="float">
            <text:p>1,002333913</text:p>
          </table:table-cell>
          <table:table-cell table:formula="of:=ABS(([.B3]-[.$L$6])/[.$L$6])*100" office:value-type="float" office:value="608.870703764321" calcext:value-type="float">
            <text:p>608,870703764321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1894" calcext:value-type="float">
            <text:p>41894</text:p>
          </table:table-cell>
          <table:table-cell office:value-type="float" office:value="1477927810" calcext:value-type="float">
            <text:p>1477927810</text:p>
          </table:table-cell>
          <table:table-cell table:formula="of:=[.C4]/1000000000" office:value-type="float" office:value="1.47792781" calcext:value-type="float">
            <text:p>1,47792781</text:p>
          </table:table-cell>
          <table:table-cell table:formula="of:=ABS(([.B4]-[.$L$6])/[.$L$6])*100" office:value-type="float" office:value="585.662847790507" calcext:value-type="float">
            <text:p>585,6628477905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559" calcext:value-type="float">
            <text:p>40559</text:p>
          </table:table-cell>
          <table:table-cell office:value-type="float" office:value="1952311291" calcext:value-type="float">
            <text:p>1952311291</text:p>
          </table:table-cell>
          <table:table-cell table:formula="of:=[.C5]/1000000000" office:value-type="float" office:value="1.952311291" calcext:value-type="float">
            <text:p>1,952311291</text:p>
          </table:table-cell>
          <table:table-cell table:formula="of:=ABS(([.B5]-[.$L$6])/[.$L$6])*100" office:value-type="float" office:value="563.813420621931" calcext:value-type="float">
            <text:p>563,813420621931</text:p>
          </table:table-cell>
          <table:table-cell table:number-columns-repeated="6"/>
          <table:table-cell office:value-type="string" calcext:value-type="string">
            <text:p>Poprawny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9246" calcext:value-type="float">
            <text:p>39246</text:p>
          </table:table-cell>
          <table:table-cell office:value-type="float" office:value="2426223264" calcext:value-type="float">
            <text:p>2426223264</text:p>
          </table:table-cell>
          <table:table-cell table:formula="of:=[.C6]/1000000000" office:value-type="float" office:value="2.426223264" calcext:value-type="float">
            <text:p>2,426223264</text:p>
          </table:table-cell>
          <table:table-cell table:formula="of:=ABS(([.B6]-[.$L$6])/[.$L$6])*100" office:value-type="float" office:value="542.324058919804" calcext:value-type="float">
            <text:p>542,324058919804</text:p>
          </table:table-cell>
          <table:table-cell table:number-columns-repeated="6"/>
          <table:table-cell table:style-name="ce2" office:value-type="float" office:value="6110" calcext:value-type="float">
            <text:p>611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7980" calcext:value-type="float">
            <text:p>37980</text:p>
          </table:table-cell>
          <table:table-cell office:value-type="float" office:value="2900639754" calcext:value-type="float">
            <text:p>2900639754</text:p>
          </table:table-cell>
          <table:table-cell table:formula="of:=[.C7]/1000000000" office:value-type="float" office:value="2.900639754" calcext:value-type="float">
            <text:p>2,900639754</text:p>
          </table:table-cell>
          <table:table-cell table:formula="of:=ABS(([.B7]-[.$L$6])/[.$L$6])*100" office:value-type="float" office:value="521.603927986907" calcext:value-type="float">
            <text:p>521,6039279869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983" calcext:value-type="float">
            <text:p>36983</text:p>
          </table:table-cell>
          <table:table-cell office:value-type="float" office:value="3388183103" calcext:value-type="float">
            <text:p>3388183103</text:p>
          </table:table-cell>
          <table:table-cell table:formula="of:=[.C8]/1000000000" office:value-type="float" office:value="3.388183103" calcext:value-type="float">
            <text:p>3,388183103</text:p>
          </table:table-cell>
          <table:table-cell table:formula="of:=ABS(([.B8]-[.$L$6])/[.$L$6])*100" office:value-type="float" office:value="505.286415711948" calcext:value-type="float">
            <text:p>505,2864157119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994" calcext:value-type="float">
            <text:p>35994</text:p>
          </table:table-cell>
          <table:table-cell office:value-type="float" office:value="3862240181" calcext:value-type="float">
            <text:p>3862240181</text:p>
          </table:table-cell>
          <table:table-cell table:formula="of:=[.C9]/1000000000" office:value-type="float" office:value="3.862240181" calcext:value-type="float">
            <text:p>3,862240181</text:p>
          </table:table-cell>
          <table:table-cell table:formula="of:=ABS(([.B9]-[.$L$6])/[.$L$6])*100" office:value-type="float" office:value="489.099836333879" calcext:value-type="float">
            <text:p>489,0998363338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035" calcext:value-type="float">
            <text:p>35035</text:p>
          </table:table-cell>
          <table:table-cell office:value-type="float" office:value="4338294947" calcext:value-type="float">
            <text:p>4338294947</text:p>
          </table:table-cell>
          <table:table-cell table:formula="of:=[.C10]/1000000000" office:value-type="float" office:value="4.338294947" calcext:value-type="float">
            <text:p>4,338294947</text:p>
          </table:table-cell>
          <table:table-cell table:formula="of:=ABS(([.B10]-[.$L$6])/[.$L$6])*100" office:value-type="float" office:value="473.404255319149" calcext:value-type="float">
            <text:p>473,4042553191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097" calcext:value-type="float">
            <text:p>34097</text:p>
          </table:table-cell>
          <table:table-cell office:value-type="float" office:value="4812413155" calcext:value-type="float">
            <text:p>4812413155</text:p>
          </table:table-cell>
          <table:table-cell table:formula="of:=[.C11]/1000000000" office:value-type="float" office:value="4.812413155" calcext:value-type="float">
            <text:p>4,812413155</text:p>
          </table:table-cell>
          <table:table-cell table:formula="of:=ABS(([.B11]-[.$L$6])/[.$L$6])*100" office:value-type="float" office:value="458.052373158756" calcext:value-type="float">
            <text:p>458,0523731587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197" calcext:value-type="float">
            <text:p>33197</text:p>
          </table:table-cell>
          <table:table-cell office:value-type="float" office:value="5288772164" calcext:value-type="float">
            <text:p>5288772164</text:p>
          </table:table-cell>
          <table:table-cell table:formula="of:=[.C12]/1000000000" office:value-type="float" office:value="5.288772164" calcext:value-type="float">
            <text:p>5,288772164</text:p>
          </table:table-cell>
          <table:table-cell table:formula="of:=ABS(([.B12]-[.$L$6])/[.$L$6])*100" office:value-type="float" office:value="443.322422258593" calcext:value-type="float">
            <text:p>443,3224222585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316" calcext:value-type="float">
            <text:p>32316</text:p>
          </table:table-cell>
          <table:table-cell office:value-type="float" office:value="5760807561" calcext:value-type="float">
            <text:p>5760807561</text:p>
          </table:table-cell>
          <table:table-cell table:formula="of:=[.C13]/1000000000" office:value-type="float" office:value="5.760807561" calcext:value-type="float">
            <text:p>5,760807561</text:p>
          </table:table-cell>
          <table:table-cell table:formula="of:=ABS(([.B13]-[.$L$6])/[.$L$6])*100" office:value-type="float" office:value="428.903436988543" calcext:value-type="float">
            <text:p>428,9034369885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460" calcext:value-type="float">
            <text:p>31460</text:p>
          </table:table-cell>
          <table:table-cell office:value-type="float" office:value="6236933173" calcext:value-type="float">
            <text:p>6236933173</text:p>
          </table:table-cell>
          <table:table-cell table:formula="of:=[.C14]/1000000000" office:value-type="float" office:value="6.236933173" calcext:value-type="float">
            <text:p>6,236933173</text:p>
          </table:table-cell>
          <table:table-cell table:formula="of:=ABS(([.B14]-[.$L$6])/[.$L$6])*100" office:value-type="float" office:value="414.893617021277" calcext:value-type="float">
            <text:p>414,8936170212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788" calcext:value-type="float">
            <text:p>30788</text:p>
          </table:table-cell>
          <table:table-cell office:value-type="float" office:value="6725221341" calcext:value-type="float">
            <text:p>6725221341</text:p>
          </table:table-cell>
          <table:table-cell table:formula="of:=[.C15]/1000000000" office:value-type="float" office:value="6.725221341" calcext:value-type="float">
            <text:p>6,725221341</text:p>
          </table:table-cell>
          <table:table-cell table:formula="of:=ABS(([.B15]-[.$L$6])/[.$L$6])*100" office:value-type="float" office:value="403.895253682488" calcext:value-type="float">
            <text:p>403,8952536824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136" calcext:value-type="float">
            <text:p>30136</text:p>
          </table:table-cell>
          <table:table-cell office:value-type="float" office:value="7201999633" calcext:value-type="float">
            <text:p>7201999633</text:p>
          </table:table-cell>
          <table:table-cell table:formula="of:=[.C16]/1000000000" office:value-type="float" office:value="7.201999633" calcext:value-type="float">
            <text:p>7,201999633</text:p>
          </table:table-cell>
          <table:table-cell table:formula="of:=ABS(([.B16]-[.$L$6])/[.$L$6])*100" office:value-type="float" office:value="393.224222585925" calcext:value-type="float">
            <text:p>393,2242225859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505" calcext:value-type="float">
            <text:p>29505</text:p>
          </table:table-cell>
          <table:table-cell office:value-type="float" office:value="7674716773" calcext:value-type="float">
            <text:p>7674716773</text:p>
          </table:table-cell>
          <table:table-cell table:formula="of:=[.C17]/1000000000" office:value-type="float" office:value="7.674716773" calcext:value-type="float">
            <text:p>7,674716773</text:p>
          </table:table-cell>
          <table:table-cell table:formula="of:=ABS(([.B17]-[.$L$6])/[.$L$6])*100" office:value-type="float" office:value="382.896890343699" calcext:value-type="float">
            <text:p>382,8968903436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905" calcext:value-type="float">
            <text:p>28905</text:p>
          </table:table-cell>
          <table:table-cell office:value-type="float" office:value="8149753260" calcext:value-type="float">
            <text:p>8149753260</text:p>
          </table:table-cell>
          <table:table-cell table:formula="of:=[.C18]/1000000000" office:value-type="float" office:value="8.14975326" calcext:value-type="float">
            <text:p>8,14975326</text:p>
          </table:table-cell>
          <table:table-cell table:formula="of:=ABS(([.B18]-[.$L$6])/[.$L$6])*100" office:value-type="float" office:value="373.076923076923" calcext:value-type="float">
            <text:p>373,0769230769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361" calcext:value-type="float">
            <text:p>28361</text:p>
          </table:table-cell>
          <table:table-cell office:value-type="float" office:value="8635128571" calcext:value-type="float">
            <text:p>8635128571</text:p>
          </table:table-cell>
          <table:table-cell table:formula="of:=[.C19]/1000000000" office:value-type="float" office:value="8.635128571" calcext:value-type="float">
            <text:p>8,635128571</text:p>
          </table:table-cell>
          <table:table-cell table:formula="of:=ABS(([.B19]-[.$L$6])/[.$L$6])*100" office:value-type="float" office:value="364.17348608838" calcext:value-type="float">
            <text:p>364,173486088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831" calcext:value-type="float">
            <text:p>27831</text:p>
          </table:table-cell>
          <table:table-cell office:value-type="float" office:value="9119198426" calcext:value-type="float">
            <text:p>9119198426</text:p>
          </table:table-cell>
          <table:table-cell table:formula="of:=[.C20]/1000000000" office:value-type="float" office:value="9.119198426" calcext:value-type="float">
            <text:p>9,119198426</text:p>
          </table:table-cell>
          <table:table-cell table:formula="of:=ABS(([.B20]-[.$L$6])/[.$L$6])*100" office:value-type="float" office:value="355.499181669394" calcext:value-type="float">
            <text:p>355,4991816693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327" calcext:value-type="float">
            <text:p>27327</text:p>
          </table:table-cell>
          <table:table-cell office:value-type="float" office:value="9595099102" calcext:value-type="float">
            <text:p>9595099102</text:p>
          </table:table-cell>
          <table:table-cell table:formula="of:=[.C21]/1000000000" office:value-type="float" office:value="9.595099102" calcext:value-type="float">
            <text:p>9,595099102</text:p>
          </table:table-cell>
          <table:table-cell table:formula="of:=ABS(([.B21]-[.$L$6])/[.$L$6])*100" office:value-type="float" office:value="347.250409165303" calcext:value-type="float">
            <text:p>347,2504091653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850" calcext:value-type="float">
            <text:p>26850</text:p>
          </table:table-cell>
          <table:table-cell office:value-type="float" office:value="10070796563" calcext:value-type="float">
            <text:p>10070796563</text:p>
          </table:table-cell>
          <table:table-cell table:formula="of:=[.C22]/1000000000" office:value-type="float" office:value="10.070796563" calcext:value-type="float">
            <text:p>10,070796563</text:p>
          </table:table-cell>
          <table:table-cell table:formula="of:=ABS(([.B22]-[.$L$6])/[.$L$6])*100" office:value-type="float" office:value="339.443535188216" calcext:value-type="float">
            <text:p>339,4435351882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379" calcext:value-type="float">
            <text:p>26379</text:p>
          </table:table-cell>
          <table:table-cell office:value-type="float" office:value="10547853204" calcext:value-type="float">
            <text:p>10547853204</text:p>
          </table:table-cell>
          <table:table-cell table:formula="of:=[.C23]/1000000000" office:value-type="float" office:value="10.547853204" calcext:value-type="float">
            <text:p>10,547853204</text:p>
          </table:table-cell>
          <table:table-cell table:formula="of:=ABS(([.B23]-[.$L$6])/[.$L$6])*100" office:value-type="float" office:value="331.734860883797" calcext:value-type="float">
            <text:p>331,7348608837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917" calcext:value-type="float">
            <text:p>25917</text:p>
          </table:table-cell>
          <table:table-cell office:value-type="float" office:value="11023947975" calcext:value-type="float">
            <text:p>11023947975</text:p>
          </table:table-cell>
          <table:table-cell table:formula="of:=[.C24]/1000000000" office:value-type="float" office:value="11.023947975" calcext:value-type="float">
            <text:p>11,023947975</text:p>
          </table:table-cell>
          <table:table-cell table:formula="of:=ABS(([.B24]-[.$L$6])/[.$L$6])*100" office:value-type="float" office:value="324.17348608838" calcext:value-type="float">
            <text:p>324,173486088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492" calcext:value-type="float">
            <text:p>25492</text:p>
          </table:table-cell>
          <table:table-cell office:value-type="float" office:value="11505140452" calcext:value-type="float">
            <text:p>11505140452</text:p>
          </table:table-cell>
          <table:table-cell table:formula="of:=[.C25]/1000000000" office:value-type="float" office:value="11.505140452" calcext:value-type="float">
            <text:p>11,505140452</text:p>
          </table:table-cell>
          <table:table-cell table:formula="of:=ABS(([.B25]-[.$L$6])/[.$L$6])*100" office:value-type="float" office:value="317.21767594108" calcext:value-type="float">
            <text:p>317,217675941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073" calcext:value-type="float">
            <text:p>25073</text:p>
          </table:table-cell>
          <table:table-cell office:value-type="float" office:value="11980596944" calcext:value-type="float">
            <text:p>11980596944</text:p>
          </table:table-cell>
          <table:table-cell table:formula="of:=[.C26]/1000000000" office:value-type="float" office:value="11.980596944" calcext:value-type="float">
            <text:p>11,980596944</text:p>
          </table:table-cell>
          <table:table-cell table:formula="of:=ABS(([.B26]-[.$L$6])/[.$L$6])*100" office:value-type="float" office:value="310.360065466448" calcext:value-type="float">
            <text:p>310,3600654664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598" calcext:value-type="float">
            <text:p>24598</text:p>
          </table:table-cell>
          <table:table-cell office:value-type="float" office:value="12454673683" calcext:value-type="float">
            <text:p>12454673683</text:p>
          </table:table-cell>
          <table:table-cell table:formula="of:=[.C27]/1000000000" office:value-type="float" office:value="12.454673683" calcext:value-type="float">
            <text:p>12,454673683</text:p>
          </table:table-cell>
          <table:table-cell table:formula="of:=ABS(([.B27]-[.$L$6])/[.$L$6])*100" office:value-type="float" office:value="302.585924713584" calcext:value-type="float">
            <text:p>302,5859247135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120" calcext:value-type="float">
            <text:p>24120</text:p>
          </table:table-cell>
          <table:table-cell office:value-type="float" office:value="12929158599" calcext:value-type="float">
            <text:p>12929158599</text:p>
          </table:table-cell>
          <table:table-cell table:formula="of:=[.C28]/1000000000" office:value-type="float" office:value="12.929158599" calcext:value-type="float">
            <text:p>12,929158599</text:p>
          </table:table-cell>
          <table:table-cell table:formula="of:=ABS(([.B28]-[.$L$6])/[.$L$6])*100" office:value-type="float" office:value="294.762684124386" calcext:value-type="float">
            <text:p>294,7626841243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726" calcext:value-type="float">
            <text:p>23726</text:p>
          </table:table-cell>
          <table:table-cell office:value-type="float" office:value="13420365563" calcext:value-type="float">
            <text:p>13420365563</text:p>
          </table:table-cell>
          <table:table-cell table:formula="of:=[.C29]/1000000000" office:value-type="float" office:value="13.420365563" calcext:value-type="float">
            <text:p>13,420365563</text:p>
          </table:table-cell>
          <table:table-cell table:formula="of:=ABS(([.B29]-[.$L$6])/[.$L$6])*100" office:value-type="float" office:value="288.314238952537" calcext:value-type="float">
            <text:p>288,3142389525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354" calcext:value-type="float">
            <text:p>23354</text:p>
          </table:table-cell>
          <table:table-cell office:value-type="float" office:value="13926767771" calcext:value-type="float">
            <text:p>13926767771</text:p>
          </table:table-cell>
          <table:table-cell table:formula="of:=[.C30]/1000000000" office:value-type="float" office:value="13.926767771" calcext:value-type="float">
            <text:p>13,926767771</text:p>
          </table:table-cell>
          <table:table-cell table:formula="of:=ABS(([.B30]-[.$L$6])/[.$L$6])*100" office:value-type="float" office:value="282.225859247136" calcext:value-type="float">
            <text:p>282,2258592471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955" calcext:value-type="float">
            <text:p>22955</text:p>
          </table:table-cell>
          <table:table-cell office:value-type="float" office:value="14402519736" calcext:value-type="float">
            <text:p>14402519736</text:p>
          </table:table-cell>
          <table:table-cell table:formula="of:=[.C31]/1000000000" office:value-type="float" office:value="14.402519736" calcext:value-type="float">
            <text:p>14,402519736</text:p>
          </table:table-cell>
          <table:table-cell table:formula="of:=ABS(([.B31]-[.$L$6])/[.$L$6])*100" office:value-type="float" office:value="275.69558101473" calcext:value-type="float">
            <text:p>275,695581014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600" calcext:value-type="float">
            <text:p>22600</text:p>
          </table:table-cell>
          <table:table-cell office:value-type="float" office:value="14876997992" calcext:value-type="float">
            <text:p>14876997992</text:p>
          </table:table-cell>
          <table:table-cell table:formula="of:=[.C32]/1000000000" office:value-type="float" office:value="14.876997992" calcext:value-type="float">
            <text:p>14,876997992</text:p>
          </table:table-cell>
          <table:table-cell table:formula="of:=ABS(([.B32]-[.$L$6])/[.$L$6])*100" office:value-type="float" office:value="269.885433715221" calcext:value-type="float">
            <text:p>269,8854337152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270" calcext:value-type="float">
            <text:p>22270</text:p>
          </table:table-cell>
          <table:table-cell office:value-type="float" office:value="15350855100" calcext:value-type="float">
            <text:p>15350855100</text:p>
          </table:table-cell>
          <table:table-cell table:formula="of:=[.C33]/1000000000" office:value-type="float" office:value="15.3508551" calcext:value-type="float">
            <text:p>15,3508551</text:p>
          </table:table-cell>
          <table:table-cell table:formula="of:=ABS(([.B33]-[.$L$6])/[.$L$6])*100" office:value-type="float" office:value="264.484451718494" calcext:value-type="float">
            <text:p>264,4844517184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947" calcext:value-type="float">
            <text:p>21947</text:p>
          </table:table-cell>
          <table:table-cell office:value-type="float" office:value="15826119191" calcext:value-type="float">
            <text:p>15826119191</text:p>
          </table:table-cell>
          <table:table-cell table:formula="of:=[.C34]/1000000000" office:value-type="float" office:value="15.826119191" calcext:value-type="float">
            <text:p>15,826119191</text:p>
          </table:table-cell>
          <table:table-cell table:formula="of:=ABS(([.B34]-[.$L$6])/[.$L$6])*100" office:value-type="float" office:value="259.198036006547" calcext:value-type="float">
            <text:p>259,1980360065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634" calcext:value-type="float">
            <text:p>21634</text:p>
          </table:table-cell>
          <table:table-cell office:value-type="float" office:value="16300186365" calcext:value-type="float">
            <text:p>16300186365</text:p>
          </table:table-cell>
          <table:table-cell table:formula="of:=[.C35]/1000000000" office:value-type="float" office:value="16.300186365" calcext:value-type="float">
            <text:p>16,300186365</text:p>
          </table:table-cell>
          <table:table-cell table:formula="of:=ABS(([.B35]-[.$L$6])/[.$L$6])*100" office:value-type="float" office:value="254.075286415712" calcext:value-type="float">
            <text:p>254,0752864157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328" calcext:value-type="float">
            <text:p>21328</text:p>
          </table:table-cell>
          <table:table-cell office:value-type="float" office:value="16773753420" calcext:value-type="float">
            <text:p>16773753420</text:p>
          </table:table-cell>
          <table:table-cell table:formula="of:=[.C36]/1000000000" office:value-type="float" office:value="16.77375342" calcext:value-type="float">
            <text:p>16,77375342</text:p>
          </table:table-cell>
          <table:table-cell table:formula="of:=ABS(([.B36]-[.$L$6])/[.$L$6])*100" office:value-type="float" office:value="249.067103109656" calcext:value-type="float">
            <text:p>249,0671031096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997" calcext:value-type="float">
            <text:p>20997</text:p>
          </table:table-cell>
          <table:table-cell office:value-type="float" office:value="17249078306" calcext:value-type="float">
            <text:p>17249078306</text:p>
          </table:table-cell>
          <table:table-cell table:formula="of:=[.C37]/1000000000" office:value-type="float" office:value="17.249078306" calcext:value-type="float">
            <text:p>17,249078306</text:p>
          </table:table-cell>
          <table:table-cell table:formula="of:=ABS(([.B37]-[.$L$6])/[.$L$6])*100" office:value-type="float" office:value="243.649754500818" calcext:value-type="float">
            <text:p>243,6497545008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707" calcext:value-type="float">
            <text:p>20707</text:p>
          </table:table-cell>
          <table:table-cell office:value-type="float" office:value="17721673958" calcext:value-type="float">
            <text:p>17721673958</text:p>
          </table:table-cell>
          <table:table-cell table:formula="of:=[.C38]/1000000000" office:value-type="float" office:value="17.721673958" calcext:value-type="float">
            <text:p>17,721673958</text:p>
          </table:table-cell>
          <table:table-cell table:formula="of:=ABS(([.B38]-[.$L$6])/[.$L$6])*100" office:value-type="float" office:value="238.903436988543" calcext:value-type="float">
            <text:p>238,9034369885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436" calcext:value-type="float">
            <text:p>20436</text:p>
          </table:table-cell>
          <table:table-cell office:value-type="float" office:value="18195037568" calcext:value-type="float">
            <text:p>18195037568</text:p>
          </table:table-cell>
          <table:table-cell table:formula="of:=[.C39]/1000000000" office:value-type="float" office:value="18.195037568" calcext:value-type="float">
            <text:p>18,195037568</text:p>
          </table:table-cell>
          <table:table-cell table:formula="of:=ABS(([.B39]-[.$L$6])/[.$L$6])*100" office:value-type="float" office:value="234.468085106383" calcext:value-type="float">
            <text:p>234,4680851063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93" calcext:value-type="float">
            <text:p>20193</text:p>
          </table:table-cell>
          <table:table-cell office:value-type="float" office:value="18668634297" calcext:value-type="float">
            <text:p>18668634297</text:p>
          </table:table-cell>
          <table:table-cell table:formula="of:=[.C40]/1000000000" office:value-type="float" office:value="18.668634297" calcext:value-type="float">
            <text:p>18,668634297</text:p>
          </table:table-cell>
          <table:table-cell table:formula="of:=ABS(([.B40]-[.$L$6])/[.$L$6])*100" office:value-type="float" office:value="230.490998363339" calcext:value-type="float">
            <text:p>230,4909983633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57" calcext:value-type="float">
            <text:p>19957</text:p>
          </table:table-cell>
          <table:table-cell office:value-type="float" office:value="19140297902" calcext:value-type="float">
            <text:p>19140297902</text:p>
          </table:table-cell>
          <table:table-cell table:formula="of:=[.C41]/1000000000" office:value-type="float" office:value="19.140297902" calcext:value-type="float">
            <text:p>19,140297902</text:p>
          </table:table-cell>
          <table:table-cell table:formula="of:=ABS(([.B41]-[.$L$6])/[.$L$6])*100" office:value-type="float" office:value="226.628477905074" calcext:value-type="float">
            <text:p>226,6284779050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734" calcext:value-type="float">
            <text:p>19734</text:p>
          </table:table-cell>
          <table:table-cell office:value-type="float" office:value="19619213579" calcext:value-type="float">
            <text:p>19619213579</text:p>
          </table:table-cell>
          <table:table-cell table:formula="of:=[.C42]/1000000000" office:value-type="float" office:value="19.619213579" calcext:value-type="float">
            <text:p>19,619213579</text:p>
          </table:table-cell>
          <table:table-cell table:formula="of:=ABS(([.B42]-[.$L$6])/[.$L$6])*100" office:value-type="float" office:value="222.978723404255" calcext:value-type="float">
            <text:p>222,978723404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518" calcext:value-type="float">
            <text:p>19518</text:p>
          </table:table-cell>
          <table:table-cell office:value-type="float" office:value="20093779808" calcext:value-type="float">
            <text:p>20093779808</text:p>
          </table:table-cell>
          <table:table-cell table:formula="of:=[.C43]/1000000000" office:value-type="float" office:value="20.093779808" calcext:value-type="float">
            <text:p>20,093779808</text:p>
          </table:table-cell>
          <table:table-cell table:formula="of:=ABS(([.B43]-[.$L$6])/[.$L$6])*100" office:value-type="float" office:value="219.443535188216" calcext:value-type="float">
            <text:p>219,4435351882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13" calcext:value-type="float">
            <text:p>19313</text:p>
          </table:table-cell>
          <table:table-cell office:value-type="float" office:value="20568790097" calcext:value-type="float">
            <text:p>20568790097</text:p>
          </table:table-cell>
          <table:table-cell table:formula="of:=[.C44]/1000000000" office:value-type="float" office:value="20.568790097" calcext:value-type="float">
            <text:p>20,568790097</text:p>
          </table:table-cell>
          <table:table-cell table:formula="of:=ABS(([.B44]-[.$L$6])/[.$L$6])*100" office:value-type="float" office:value="216.088379705401" calcext:value-type="float">
            <text:p>216,0883797054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38" calcext:value-type="float">
            <text:p>19138</text:p>
          </table:table-cell>
          <table:table-cell office:value-type="float" office:value="21040940821" calcext:value-type="float">
            <text:p>21040940821</text:p>
          </table:table-cell>
          <table:table-cell table:formula="of:=[.C45]/1000000000" office:value-type="float" office:value="21.040940821" calcext:value-type="float">
            <text:p>21,040940821</text:p>
          </table:table-cell>
          <table:table-cell table:formula="of:=ABS(([.B45]-[.$L$6])/[.$L$6])*100" office:value-type="float" office:value="213.224222585925" calcext:value-type="float">
            <text:p>213,2242225859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67" calcext:value-type="float">
            <text:p>18967</text:p>
          </table:table-cell>
          <table:table-cell office:value-type="float" office:value="21515741108" calcext:value-type="float">
            <text:p>21515741108</text:p>
          </table:table-cell>
          <table:table-cell table:formula="of:=[.C46]/1000000000" office:value-type="float" office:value="21.515741108" calcext:value-type="float">
            <text:p>21,515741108</text:p>
          </table:table-cell>
          <table:table-cell table:formula="of:=ABS(([.B46]-[.$L$6])/[.$L$6])*100" office:value-type="float" office:value="210.425531914894" calcext:value-type="float">
            <text:p>210,4255319148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73" calcext:value-type="float">
            <text:p>18773</text:p>
          </table:table-cell>
          <table:table-cell office:value-type="float" office:value="21989995379" calcext:value-type="float">
            <text:p>21989995379</text:p>
          </table:table-cell>
          <table:table-cell table:formula="of:=[.C47]/1000000000" office:value-type="float" office:value="21.989995379" calcext:value-type="float">
            <text:p>21,989995379</text:p>
          </table:table-cell>
          <table:table-cell table:formula="of:=ABS(([.B47]-[.$L$6])/[.$L$6])*100" office:value-type="float" office:value="207.250409165303" calcext:value-type="float">
            <text:p>207,2504091653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04" calcext:value-type="float">
            <text:p>18604</text:p>
          </table:table-cell>
          <table:table-cell office:value-type="float" office:value="22464981601" calcext:value-type="float">
            <text:p>22464981601</text:p>
          </table:table-cell>
          <table:table-cell table:formula="of:=[.C48]/1000000000" office:value-type="float" office:value="22.464981601" calcext:value-type="float">
            <text:p>22,464981601</text:p>
          </table:table-cell>
          <table:table-cell table:formula="of:=ABS(([.B48]-[.$L$6])/[.$L$6])*100" office:value-type="float" office:value="204.484451718494" calcext:value-type="float">
            <text:p>204,4844517184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51" calcext:value-type="float">
            <text:p>18451</text:p>
          </table:table-cell>
          <table:table-cell office:value-type="float" office:value="22937408008" calcext:value-type="float">
            <text:p>22937408008</text:p>
          </table:table-cell>
          <table:table-cell table:formula="of:=[.C49]/1000000000" office:value-type="float" office:value="22.937408008" calcext:value-type="float">
            <text:p>22,937408008</text:p>
          </table:table-cell>
          <table:table-cell table:formula="of:=ABS(([.B49]-[.$L$6])/[.$L$6])*100" office:value-type="float" office:value="201.980360065466" calcext:value-type="float">
            <text:p>201,9803600654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04" calcext:value-type="float">
            <text:p>18304</text:p>
          </table:table-cell>
          <table:table-cell office:value-type="float" office:value="23410035427" calcext:value-type="float">
            <text:p>23410035427</text:p>
          </table:table-cell>
          <table:table-cell table:formula="of:=[.C50]/1000000000" office:value-type="float" office:value="23.410035427" calcext:value-type="float">
            <text:p>23,410035427</text:p>
          </table:table-cell>
          <table:table-cell table:formula="of:=ABS(([.B50]-[.$L$6])/[.$L$6])*100" office:value-type="float" office:value="199.574468085106" calcext:value-type="float">
            <text:p>199,5744680851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01" calcext:value-type="float">
            <text:p>18101</text:p>
          </table:table-cell>
          <table:table-cell office:value-type="float" office:value="23885241739" calcext:value-type="float">
            <text:p>23885241739</text:p>
          </table:table-cell>
          <table:table-cell table:formula="of:=[.C51]/1000000000" office:value-type="float" office:value="23.885241739" calcext:value-type="float">
            <text:p>23,885241739</text:p>
          </table:table-cell>
          <table:table-cell table:formula="of:=ABS(([.B51]-[.$L$6])/[.$L$6])*100" office:value-type="float" office:value="196.252045826514" calcext:value-type="float">
            <text:p>196,2520458265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18" calcext:value-type="float">
            <text:p>18018</text:p>
          </table:table-cell>
          <table:table-cell office:value-type="float" office:value="47031679788" calcext:value-type="float">
            <text:p>47031679788</text:p>
          </table:table-cell>
          <table:table-cell table:formula="of:=[.C52]/1000000000" office:value-type="float" office:value="47.031679788" calcext:value-type="float">
            <text:p>47,031679788</text:p>
          </table:table-cell>
          <table:table-cell table:formula="of:=ABS(([.B52]-[.$L$6])/[.$L$6])*100" office:value-type="float" office:value="194.893617021277" calcext:value-type="float">
            <text:p>194,8936170212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44" calcext:value-type="float">
            <text:p>17844</text:p>
          </table:table-cell>
          <table:table-cell office:value-type="float" office:value="47509844712" calcext:value-type="float">
            <text:p>47509844712</text:p>
          </table:table-cell>
          <table:table-cell table:formula="of:=[.C53]/1000000000" office:value-type="float" office:value="47.509844712" calcext:value-type="float">
            <text:p>47,509844712</text:p>
          </table:table-cell>
          <table:table-cell table:formula="of:=ABS(([.B53]-[.$L$6])/[.$L$6])*100" office:value-type="float" office:value="192.045826513912" calcext:value-type="float">
            <text:p>192,0458265139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51" calcext:value-type="float">
            <text:p>17651</text:p>
          </table:table-cell>
          <table:table-cell office:value-type="float" office:value="47985842917" calcext:value-type="float">
            <text:p>47985842917</text:p>
          </table:table-cell>
          <table:table-cell table:formula="of:=[.C54]/1000000000" office:value-type="float" office:value="47.985842917" calcext:value-type="float">
            <text:p>47,985842917</text:p>
          </table:table-cell>
          <table:table-cell table:formula="of:=ABS(([.B54]-[.$L$6])/[.$L$6])*100" office:value-type="float" office:value="188.887070376432" calcext:value-type="float">
            <text:p>188,8870703764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31" calcext:value-type="float">
            <text:p>17631</text:p>
          </table:table-cell>
          <table:table-cell office:value-type="float" office:value="70693670194" calcext:value-type="float">
            <text:p>70693670194</text:p>
          </table:table-cell>
          <table:table-cell table:formula="of:=[.C55]/1000000000" office:value-type="float" office:value="70.693670194" calcext:value-type="float">
            <text:p>70,693670194</text:p>
          </table:table-cell>
          <table:table-cell table:formula="of:=ABS(([.B55]-[.$L$6])/[.$L$6])*100" office:value-type="float" office:value="188.559738134206" calcext:value-type="float">
            <text:p>188,5597381342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467" calcext:value-type="float">
            <text:p>17467</text:p>
          </table:table-cell>
          <table:table-cell office:value-type="float" office:value="71168405474" calcext:value-type="float">
            <text:p>71168405474</text:p>
          </table:table-cell>
          <table:table-cell table:formula="of:=[.C56]/1000000000" office:value-type="float" office:value="71.168405474" calcext:value-type="float">
            <text:p>71,168405474</text:p>
          </table:table-cell>
          <table:table-cell table:formula="of:=ABS(([.B56]-[.$L$6])/[.$L$6])*100" office:value-type="float" office:value="185.875613747954" calcext:value-type="float">
            <text:p>185,8756137479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03" calcext:value-type="float">
            <text:p>17303</text:p>
          </table:table-cell>
          <table:table-cell office:value-type="float" office:value="71640139985" calcext:value-type="float">
            <text:p>71640139985</text:p>
          </table:table-cell>
          <table:table-cell table:formula="of:=[.C57]/1000000000" office:value-type="float" office:value="71.640139985" calcext:value-type="float">
            <text:p>71,640139985</text:p>
          </table:table-cell>
          <table:table-cell table:formula="of:=ABS(([.B57]-[.$L$6])/[.$L$6])*100" office:value-type="float" office:value="183.191489361702" calcext:value-type="float">
            <text:p>183,1914893617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70" calcext:value-type="float">
            <text:p>17170</text:p>
          </table:table-cell>
          <table:table-cell office:value-type="float" office:value="72113239289" calcext:value-type="float">
            <text:p>72113239289</text:p>
          </table:table-cell>
          <table:table-cell table:formula="of:=[.C58]/1000000000" office:value-type="float" office:value="72.113239289" calcext:value-type="float">
            <text:p>72,113239289</text:p>
          </table:table-cell>
          <table:table-cell table:formula="of:=ABS(([.B58]-[.$L$6])/[.$L$6])*100" office:value-type="float" office:value="181.0147299509" calcext:value-type="float">
            <text:p>181,01472995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14" calcext:value-type="float">
            <text:p>17114</text:p>
          </table:table-cell>
          <table:table-cell office:value-type="float" office:value="93393757280" calcext:value-type="float">
            <text:p>93393757280</text:p>
          </table:table-cell>
          <table:table-cell table:formula="of:=[.C59]/1000000000" office:value-type="float" office:value="93.39375728" calcext:value-type="float">
            <text:p>93,39375728</text:p>
          </table:table-cell>
          <table:table-cell table:formula="of:=ABS(([.B59]-[.$L$6])/[.$L$6])*100" office:value-type="float" office:value="180.098199672668" calcext:value-type="float">
            <text:p>180,0981996726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12" calcext:value-type="float">
            <text:p>16912</text:p>
          </table:table-cell>
          <table:table-cell office:value-type="float" office:value="93865393510" calcext:value-type="float">
            <text:p>93865393510</text:p>
          </table:table-cell>
          <table:table-cell table:formula="of:=[.C60]/1000000000" office:value-type="float" office:value="93.86539351" calcext:value-type="float">
            <text:p>93,86539351</text:p>
          </table:table-cell>
          <table:table-cell table:formula="of:=ABS(([.B60]-[.$L$6])/[.$L$6])*100" office:value-type="float" office:value="176.792144026187" calcext:value-type="float">
            <text:p>176,7921440261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741" calcext:value-type="float">
            <text:p>16741</text:p>
          </table:table-cell>
          <table:table-cell office:value-type="float" office:value="94339107153" calcext:value-type="float">
            <text:p>94339107153</text:p>
          </table:table-cell>
          <table:table-cell table:formula="of:=[.C61]/1000000000" office:value-type="float" office:value="94.339107153" calcext:value-type="float">
            <text:p>94,339107153</text:p>
          </table:table-cell>
          <table:table-cell table:formula="of:=ABS(([.B61]-[.$L$6])/[.$L$6])*100" office:value-type="float" office:value="173.993453355155" calcext:value-type="float">
            <text:p>173,9934533551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75" calcext:value-type="float">
            <text:p>16575</text:p>
          </table:table-cell>
          <table:table-cell office:value-type="float" office:value="94811436293" calcext:value-type="float">
            <text:p>94811436293</text:p>
          </table:table-cell>
          <table:table-cell table:formula="of:=[.C62]/1000000000" office:value-type="float" office:value="94.811436293" calcext:value-type="float">
            <text:p>94,811436293</text:p>
          </table:table-cell>
          <table:table-cell table:formula="of:=ABS(([.B62]-[.$L$6])/[.$L$6])*100" office:value-type="float" office:value="171.276595744681" calcext:value-type="float">
            <text:p>171,2765957446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11" calcext:value-type="float">
            <text:p>16411</text:p>
          </table:table-cell>
          <table:table-cell office:value-type="float" office:value="95286047057" calcext:value-type="float">
            <text:p>95286047057</text:p>
          </table:table-cell>
          <table:table-cell table:formula="of:=[.C63]/1000000000" office:value-type="float" office:value="95.286047057" calcext:value-type="float">
            <text:p>95,286047057</text:p>
          </table:table-cell>
          <table:table-cell table:formula="of:=ABS(([.B63]-[.$L$6])/[.$L$6])*100" office:value-type="float" office:value="168.592471358429" calcext:value-type="float">
            <text:p>168,5924713584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121" calcext:value-type="float">
            <text:p>16121</text:p>
          </table:table-cell>
          <table:table-cell office:value-type="float" office:value="95759207827" calcext:value-type="float">
            <text:p>95759207827</text:p>
          </table:table-cell>
          <table:table-cell table:formula="of:=[.C64]/1000000000" office:value-type="float" office:value="95.759207827" calcext:value-type="float">
            <text:p>95,759207827</text:p>
          </table:table-cell>
          <table:table-cell table:formula="of:=ABS(([.B64]-[.$L$6])/[.$L$6])*100" office:value-type="float" office:value="163.846153846154" calcext:value-type="float">
            <text:p>163,8461538461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880" calcext:value-type="float">
            <text:p>15880</text:p>
          </table:table-cell>
          <table:table-cell office:value-type="float" office:value="96233473049" calcext:value-type="float">
            <text:p>96233473049</text:p>
          </table:table-cell>
          <table:table-cell table:formula="of:=[.C65]/1000000000" office:value-type="float" office:value="96.233473049" calcext:value-type="float">
            <text:p>96,233473049</text:p>
          </table:table-cell>
          <table:table-cell table:formula="of:=ABS(([.B65]-[.$L$6])/[.$L$6])*100" office:value-type="float" office:value="159.901800327332" calcext:value-type="float">
            <text:p>159,9018003273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831" calcext:value-type="float">
            <text:p>15831</text:p>
          </table:table-cell>
          <table:table-cell office:value-type="float" office:value="265133113020" calcext:value-type="float">
            <text:p>265133113020</text:p>
          </table:table-cell>
          <table:table-cell table:formula="of:=[.C66]/1000000000" office:value-type="float" office:value="265.13311302" calcext:value-type="float">
            <text:p>265,13311302</text:p>
          </table:table-cell>
          <table:table-cell table:formula="of:=ABS(([.B66]-[.$L$6])/[.$L$6])*100" office:value-type="float" office:value="159.099836333879" calcext:value-type="float">
            <text:p>159,0998363338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806" calcext:value-type="float">
            <text:p>15806</text:p>
          </table:table-cell>
          <table:table-cell office:value-type="float" office:value="387048477475" calcext:value-type="float">
            <text:p>387048477475</text:p>
          </table:table-cell>
          <table:table-cell table:formula="of:=[.C67]/1000000000" office:value-type="float" office:value="387.048477475" calcext:value-type="float">
            <text:p>387,048477475</text:p>
          </table:table-cell>
          <table:table-cell table:formula="of:=ABS(([.B67]-[.$L$6])/[.$L$6])*100" office:value-type="float" office:value="158.690671031097" calcext:value-type="float">
            <text:p>158,690671031097</text:p>
          </table:table-cell>
          <table:table-cell table:number-columns-repeated="101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130.tsp_2" table:style-name="ta1">
        <table:shapes>
          <draw:frame draw:z-index="0" draw:style-name="gr1" draw:text-style-name="P1" svg:width="180.35mm" svg:height="110.08mm" svg:x="135.21mm" svg:y="34.34mm">
            <loext:p/>
            <draw:object draw:notify-on-update-of-ranges="'ch130.tsp_2'.D2:'ch130.tsp_2'.D164 'att48.tsp'.E1:'att48.tsp'.E1 'ch130.tsp_2'.E2:'ch130.tsp_2'.E16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Koszt</text:p>
          </table:table-cell>
          <table:table-cell office:value-type="string" calcext:value-type="string">
            <text:p>Czas (ns)</text:p>
          </table:table-cell>
          <table:table-cell office:value-type="string" calcext:value-type="string">
            <text:p>Czas (s)</text:p>
          </table:table-cell>
          <table:table-cell office:value-type="string" calcext:value-type="string">
            <text:p>Błą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805" calcext:value-type="float">
            <text:p>44805</text:p>
          </table:table-cell>
          <table:table-cell office:value-type="float" office:value="484800864" calcext:value-type="float">
            <text:p>484800864</text:p>
          </table:table-cell>
          <table:table-cell table:formula="of:=[.C2]/1000000000" office:value-type="float" office:value="0.484800864" calcext:value-type="float">
            <text:p>0,484800864</text:p>
          </table:table-cell>
          <table:table-cell table:formula="of:=ABS(([.B2]-[.$L$6])/[.$L$6])*100" office:value-type="float" office:value="633.306055646481" calcext:value-type="float">
            <text:p>633,306055646481</text:p>
          </table:table-cell>
          <table:table-cell table:number-columns-repeated="6"/>
          <table:table-cell office:value-type="string" calcext:value-type="string">
            <text:p>Iteracje</text:p>
          </table:table-cell>
          <table:table-cell office:value-type="string" calcext:value-type="string">
            <text:p>Kadencje</text:p>
          </table:table-cell>
          <table:table-cell office:value-type="string" calcext:value-type="string">
            <text:p>Błędy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265" calcext:value-type="float">
            <text:p>43265</text:p>
          </table:table-cell>
          <table:table-cell office:value-type="float" office:value="961885152" calcext:value-type="float">
            <text:p>961885152</text:p>
          </table:table-cell>
          <table:table-cell table:formula="of:=[.C3]/1000000000" office:value-type="float" office:value="0.961885152" calcext:value-type="float">
            <text:p>0,961885152</text:p>
          </table:table-cell>
          <table:table-cell table:formula="of:=ABS(([.B3]-[.$L$6])/[.$L$6])*100" office:value-type="float" office:value="608.10147299509" calcext:value-type="float">
            <text:p>608,10147299509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1824" calcext:value-type="float">
            <text:p>41824</text:p>
          </table:table-cell>
          <table:table-cell office:value-type="float" office:value="1439955635" calcext:value-type="float">
            <text:p>1439955635</text:p>
          </table:table-cell>
          <table:table-cell table:formula="of:=[.C4]/1000000000" office:value-type="float" office:value="1.439955635" calcext:value-type="float">
            <text:p>1,439955635</text:p>
          </table:table-cell>
          <table:table-cell table:formula="of:=ABS(([.B4]-[.$L$6])/[.$L$6])*100" office:value-type="float" office:value="584.517184942717" calcext:value-type="float">
            <text:p>584,5171849427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394" calcext:value-type="float">
            <text:p>40394</text:p>
          </table:table-cell>
          <table:table-cell office:value-type="float" office:value="1913469343" calcext:value-type="float">
            <text:p>1913469343</text:p>
          </table:table-cell>
          <table:table-cell table:formula="of:=[.C5]/1000000000" office:value-type="float" office:value="1.913469343" calcext:value-type="float">
            <text:p>1,913469343</text:p>
          </table:table-cell>
          <table:table-cell table:formula="of:=ABS(([.B5]-[.$L$6])/[.$L$6])*100" office:value-type="float" office:value="561.112929623568" calcext:value-type="float">
            <text:p>561,112929623568</text:p>
          </table:table-cell>
          <table:table-cell table:number-columns-repeated="6"/>
          <table:table-cell office:value-type="string" calcext:value-type="string">
            <text:p>Poprawny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9072" calcext:value-type="float">
            <text:p>39072</text:p>
          </table:table-cell>
          <table:table-cell office:value-type="float" office:value="2389359248" calcext:value-type="float">
            <text:p>2389359248</text:p>
          </table:table-cell>
          <table:table-cell table:formula="of:=[.C6]/1000000000" office:value-type="float" office:value="2.389359248" calcext:value-type="float">
            <text:p>2,389359248</text:p>
          </table:table-cell>
          <table:table-cell table:formula="of:=ABS(([.B6]-[.$L$6])/[.$L$6])*100" office:value-type="float" office:value="539.476268412439" calcext:value-type="float">
            <text:p>539,476268412439</text:p>
          </table:table-cell>
          <table:table-cell table:number-columns-repeated="6"/>
          <table:table-cell table:style-name="ce2" office:value-type="float" office:value="6110" calcext:value-type="float">
            <text:p>611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7816" calcext:value-type="float">
            <text:p>37816</text:p>
          </table:table-cell>
          <table:table-cell office:value-type="float" office:value="2866632383" calcext:value-type="float">
            <text:p>2866632383</text:p>
          </table:table-cell>
          <table:table-cell table:formula="of:=[.C7]/1000000000" office:value-type="float" office:value="2.866632383" calcext:value-type="float">
            <text:p>2,866632383</text:p>
          </table:table-cell>
          <table:table-cell table:formula="of:=ABS(([.B7]-[.$L$6])/[.$L$6])*100" office:value-type="float" office:value="518.919803600655" calcext:value-type="float">
            <text:p>518,9198036006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654" calcext:value-type="float">
            <text:p>36654</text:p>
          </table:table-cell>
          <table:table-cell office:value-type="float" office:value="3363026185" calcext:value-type="float">
            <text:p>3363026185</text:p>
          </table:table-cell>
          <table:table-cell table:formula="of:=[.C8]/1000000000" office:value-type="float" office:value="3.363026185" calcext:value-type="float">
            <text:p>3,363026185</text:p>
          </table:table-cell>
          <table:table-cell table:formula="of:=ABS(([.B8]-[.$L$6])/[.$L$6])*100" office:value-type="float" office:value="499.901800327332" calcext:value-type="float">
            <text:p>499,9018003273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561" calcext:value-type="float">
            <text:p>35561</text:p>
          </table:table-cell>
          <table:table-cell office:value-type="float" office:value="3886270316" calcext:value-type="float">
            <text:p>3886270316</text:p>
          </table:table-cell>
          <table:table-cell table:formula="of:=[.C9]/1000000000" office:value-type="float" office:value="3.886270316" calcext:value-type="float">
            <text:p>3,886270316</text:p>
          </table:table-cell>
          <table:table-cell table:formula="of:=ABS(([.B9]-[.$L$6])/[.$L$6])*100" office:value-type="float" office:value="482.013093289689" calcext:value-type="float">
            <text:p>482,0130932896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535" calcext:value-type="float">
            <text:p>34535</text:p>
          </table:table-cell>
          <table:table-cell office:value-type="float" office:value="4358399397" calcext:value-type="float">
            <text:p>4358399397</text:p>
          </table:table-cell>
          <table:table-cell table:formula="of:=[.C10]/1000000000" office:value-type="float" office:value="4.358399397" calcext:value-type="float">
            <text:p>4,358399397</text:p>
          </table:table-cell>
          <table:table-cell table:formula="of:=ABS(([.B10]-[.$L$6])/[.$L$6])*100" office:value-type="float" office:value="465.220949263502" calcext:value-type="float">
            <text:p>465,2209492635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590" calcext:value-type="float">
            <text:p>33590</text:p>
          </table:table-cell>
          <table:table-cell office:value-type="float" office:value="4830275095" calcext:value-type="float">
            <text:p>4830275095</text:p>
          </table:table-cell>
          <table:table-cell table:formula="of:=[.C11]/1000000000" office:value-type="float" office:value="4.830275095" calcext:value-type="float">
            <text:p>4,830275095</text:p>
          </table:table-cell>
          <table:table-cell table:formula="of:=ABS(([.B11]-[.$L$6])/[.$L$6])*100" office:value-type="float" office:value="449.754500818331" calcext:value-type="float">
            <text:p>449,7545008183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664" calcext:value-type="float">
            <text:p>32664</text:p>
          </table:table-cell>
          <table:table-cell office:value-type="float" office:value="5314562334" calcext:value-type="float">
            <text:p>5314562334</text:p>
          </table:table-cell>
          <table:table-cell table:formula="of:=[.C12]/1000000000" office:value-type="float" office:value="5.314562334" calcext:value-type="float">
            <text:p>5,314562334</text:p>
          </table:table-cell>
          <table:table-cell table:formula="of:=ABS(([.B12]-[.$L$6])/[.$L$6])*100" office:value-type="float" office:value="434.599018003273" calcext:value-type="float">
            <text:p>434,5990180032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808" calcext:value-type="float">
            <text:p>31808</text:p>
          </table:table-cell>
          <table:table-cell office:value-type="float" office:value="5797663744" calcext:value-type="float">
            <text:p>5797663744</text:p>
          </table:table-cell>
          <table:table-cell table:formula="of:=[.C13]/1000000000" office:value-type="float" office:value="5.797663744" calcext:value-type="float">
            <text:p>5,797663744</text:p>
          </table:table-cell>
          <table:table-cell table:formula="of:=ABS(([.B13]-[.$L$6])/[.$L$6])*100" office:value-type="float" office:value="420.589198036007" calcext:value-type="float">
            <text:p>420,5891980360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034" calcext:value-type="float">
            <text:p>31034</text:p>
          </table:table-cell>
          <table:table-cell office:value-type="float" office:value="6281805500" calcext:value-type="float">
            <text:p>6281805500</text:p>
          </table:table-cell>
          <table:table-cell table:formula="of:=[.C14]/1000000000" office:value-type="float" office:value="6.2818055" calcext:value-type="float">
            <text:p>6,2818055</text:p>
          </table:table-cell>
          <table:table-cell table:formula="of:=ABS(([.B14]-[.$L$6])/[.$L$6])*100" office:value-type="float" office:value="407.921440261866" calcext:value-type="float">
            <text:p>407,9214402618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327" calcext:value-type="float">
            <text:p>30327</text:p>
          </table:table-cell>
          <table:table-cell office:value-type="float" office:value="6764624877" calcext:value-type="float">
            <text:p>6764624877</text:p>
          </table:table-cell>
          <table:table-cell table:formula="of:=[.C15]/1000000000" office:value-type="float" office:value="6.764624877" calcext:value-type="float">
            <text:p>6,764624877</text:p>
          </table:table-cell>
          <table:table-cell table:formula="of:=ABS(([.B15]-[.$L$6])/[.$L$6])*100" office:value-type="float" office:value="396.350245499182" calcext:value-type="float">
            <text:p>396,3502454991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645" calcext:value-type="float">
            <text:p>29645</text:p>
          </table:table-cell>
          <table:table-cell office:value-type="float" office:value="7247273086" calcext:value-type="float">
            <text:p>7247273086</text:p>
          </table:table-cell>
          <table:table-cell table:formula="of:=[.C16]/1000000000" office:value-type="float" office:value="7.247273086" calcext:value-type="float">
            <text:p>7,247273086</text:p>
          </table:table-cell>
          <table:table-cell table:formula="of:=ABS(([.B16]-[.$L$6])/[.$L$6])*100" office:value-type="float" office:value="385.18821603928" calcext:value-type="float">
            <text:p>385,188216039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963" calcext:value-type="float">
            <text:p>28963</text:p>
          </table:table-cell>
          <table:table-cell office:value-type="float" office:value="7722869365" calcext:value-type="float">
            <text:p>7722869365</text:p>
          </table:table-cell>
          <table:table-cell table:formula="of:=[.C17]/1000000000" office:value-type="float" office:value="7.722869365" calcext:value-type="float">
            <text:p>7,722869365</text:p>
          </table:table-cell>
          <table:table-cell table:formula="of:=ABS(([.B17]-[.$L$6])/[.$L$6])*100" office:value-type="float" office:value="374.026186579378" calcext:value-type="float">
            <text:p>374,0261865793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338" calcext:value-type="float">
            <text:p>28338</text:p>
          </table:table-cell>
          <table:table-cell office:value-type="float" office:value="8199174614" calcext:value-type="float">
            <text:p>8199174614</text:p>
          </table:table-cell>
          <table:table-cell table:formula="of:=[.C18]/1000000000" office:value-type="float" office:value="8.199174614" calcext:value-type="float">
            <text:p>8,199174614</text:p>
          </table:table-cell>
          <table:table-cell table:formula="of:=ABS(([.B18]-[.$L$6])/[.$L$6])*100" office:value-type="float" office:value="363.79705400982" calcext:value-type="float">
            <text:p>363,797054009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764" calcext:value-type="float">
            <text:p>27764</text:p>
          </table:table-cell>
          <table:table-cell office:value-type="float" office:value="8685437065" calcext:value-type="float">
            <text:p>8685437065</text:p>
          </table:table-cell>
          <table:table-cell table:formula="of:=[.C19]/1000000000" office:value-type="float" office:value="8.685437065" calcext:value-type="float">
            <text:p>8,685437065</text:p>
          </table:table-cell>
          <table:table-cell table:formula="of:=ABS(([.B19]-[.$L$6])/[.$L$6])*100" office:value-type="float" office:value="354.402618657938" calcext:value-type="float">
            <text:p>354,4026186579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213" calcext:value-type="float">
            <text:p>27213</text:p>
          </table:table-cell>
          <table:table-cell office:value-type="float" office:value="9189566777" calcext:value-type="float">
            <text:p>9189566777</text:p>
          </table:table-cell>
          <table:table-cell table:formula="of:=[.C20]/1000000000" office:value-type="float" office:value="9.189566777" calcext:value-type="float">
            <text:p>9,189566777</text:p>
          </table:table-cell>
          <table:table-cell table:formula="of:=ABS(([.B20]-[.$L$6])/[.$L$6])*100" office:value-type="float" office:value="345.384615384615" calcext:value-type="float">
            <text:p>345,3846153846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702" calcext:value-type="float">
            <text:p>26702</text:p>
          </table:table-cell>
          <table:table-cell office:value-type="float" office:value="9717733210" calcext:value-type="float">
            <text:p>9717733210</text:p>
          </table:table-cell>
          <table:table-cell table:formula="of:=[.C21]/1000000000" office:value-type="float" office:value="9.71773321" calcext:value-type="float">
            <text:p>9,71773321</text:p>
          </table:table-cell>
          <table:table-cell table:formula="of:=ABS(([.B21]-[.$L$6])/[.$L$6])*100" office:value-type="float" office:value="337.021276595745" calcext:value-type="float">
            <text:p>337,021276595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248" calcext:value-type="float">
            <text:p>26248</text:p>
          </table:table-cell>
          <table:table-cell office:value-type="float" office:value="10196031757" calcext:value-type="float">
            <text:p>10196031757</text:p>
          </table:table-cell>
          <table:table-cell table:formula="of:=[.C22]/1000000000" office:value-type="float" office:value="10.196031757" calcext:value-type="float">
            <text:p>10,196031757</text:p>
          </table:table-cell>
          <table:table-cell table:formula="of:=ABS(([.B22]-[.$L$6])/[.$L$6])*100" office:value-type="float" office:value="329.590834697218" calcext:value-type="float">
            <text:p>329,5908346972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818" calcext:value-type="float">
            <text:p>25818</text:p>
          </table:table-cell>
          <table:table-cell office:value-type="float" office:value="10681738900" calcext:value-type="float">
            <text:p>10681738900</text:p>
          </table:table-cell>
          <table:table-cell table:formula="of:=[.C23]/1000000000" office:value-type="float" office:value="10.6817389" calcext:value-type="float">
            <text:p>10,6817389</text:p>
          </table:table-cell>
          <table:table-cell table:formula="of:=ABS(([.B23]-[.$L$6])/[.$L$6])*100" office:value-type="float" office:value="322.553191489362" calcext:value-type="float">
            <text:p>322,5531914893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395" calcext:value-type="float">
            <text:p>25395</text:p>
          </table:table-cell>
          <table:table-cell office:value-type="float" office:value="11177823024" calcext:value-type="float">
            <text:p>11177823024</text:p>
          </table:table-cell>
          <table:table-cell table:formula="of:=[.C24]/1000000000" office:value-type="float" office:value="11.177823024" calcext:value-type="float">
            <text:p>11,177823024</text:p>
          </table:table-cell>
          <table:table-cell table:formula="of:=ABS(([.B24]-[.$L$6])/[.$L$6])*100" office:value-type="float" office:value="315.630114566285" calcext:value-type="float">
            <text:p>315,6301145662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886" calcext:value-type="float">
            <text:p>24886</text:p>
          </table:table-cell>
          <table:table-cell office:value-type="float" office:value="11665701061" calcext:value-type="float">
            <text:p>11665701061</text:p>
          </table:table-cell>
          <table:table-cell table:formula="of:=[.C25]/1000000000" office:value-type="float" office:value="11.665701061" calcext:value-type="float">
            <text:p>11,665701061</text:p>
          </table:table-cell>
          <table:table-cell table:formula="of:=ABS(([.B25]-[.$L$6])/[.$L$6])*100" office:value-type="float" office:value="307.299509001637" calcext:value-type="float">
            <text:p>307,2995090016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489" calcext:value-type="float">
            <text:p>24489</text:p>
          </table:table-cell>
          <table:table-cell office:value-type="float" office:value="12174134774" calcext:value-type="float">
            <text:p>12174134774</text:p>
          </table:table-cell>
          <table:table-cell table:formula="of:=[.C26]/1000000000" office:value-type="float" office:value="12.174134774" calcext:value-type="float">
            <text:p>12,174134774</text:p>
          </table:table-cell>
          <table:table-cell table:formula="of:=ABS(([.B26]-[.$L$6])/[.$L$6])*100" office:value-type="float" office:value="300.801963993453" calcext:value-type="float">
            <text:p>300,8019639934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130" calcext:value-type="float">
            <text:p>24130</text:p>
          </table:table-cell>
          <table:table-cell office:value-type="float" office:value="12702504396" calcext:value-type="float">
            <text:p>12702504396</text:p>
          </table:table-cell>
          <table:table-cell table:formula="of:=[.C27]/1000000000" office:value-type="float" office:value="12.702504396" calcext:value-type="float">
            <text:p>12,702504396</text:p>
          </table:table-cell>
          <table:table-cell table:formula="of:=ABS(([.B27]-[.$L$6])/[.$L$6])*100" office:value-type="float" office:value="294.926350245499" calcext:value-type="float">
            <text:p>294,9263502454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779" calcext:value-type="float">
            <text:p>23779</text:p>
          </table:table-cell>
          <table:table-cell office:value-type="float" office:value="13209814728" calcext:value-type="float">
            <text:p>13209814728</text:p>
          </table:table-cell>
          <table:table-cell table:formula="of:=[.C28]/1000000000" office:value-type="float" office:value="13.209814728" calcext:value-type="float">
            <text:p>13,209814728</text:p>
          </table:table-cell>
          <table:table-cell table:formula="of:=ABS(([.B28]-[.$L$6])/[.$L$6])*100" office:value-type="float" office:value="289.181669394435" calcext:value-type="float">
            <text:p>289,1816693944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454" calcext:value-type="float">
            <text:p>23454</text:p>
          </table:table-cell>
          <table:table-cell office:value-type="float" office:value="13728990252" calcext:value-type="float">
            <text:p>13728990252</text:p>
          </table:table-cell>
          <table:table-cell table:formula="of:=[.C29]/1000000000" office:value-type="float" office:value="13.728990252" calcext:value-type="float">
            <text:p>13,728990252</text:p>
          </table:table-cell>
          <table:table-cell table:formula="of:=ABS(([.B29]-[.$L$6])/[.$L$6])*100" office:value-type="float" office:value="283.862520458265" calcext:value-type="float">
            <text:p>283,8625204582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130" calcext:value-type="float">
            <text:p>23130</text:p>
          </table:table-cell>
          <table:table-cell office:value-type="float" office:value="14234015736" calcext:value-type="float">
            <text:p>14234015736</text:p>
          </table:table-cell>
          <table:table-cell table:formula="of:=[.C30]/1000000000" office:value-type="float" office:value="14.234015736" calcext:value-type="float">
            <text:p>14,234015736</text:p>
          </table:table-cell>
          <table:table-cell table:formula="of:=ABS(([.B30]-[.$L$6])/[.$L$6])*100" office:value-type="float" office:value="278.559738134206" calcext:value-type="float">
            <text:p>278,5597381342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847" calcext:value-type="float">
            <text:p>22847</text:p>
          </table:table-cell>
          <table:table-cell office:value-type="float" office:value="14714234341" calcext:value-type="float">
            <text:p>14714234341</text:p>
          </table:table-cell>
          <table:table-cell table:formula="of:=[.C31]/1000000000" office:value-type="float" office:value="14.714234341" calcext:value-type="float">
            <text:p>14,714234341</text:p>
          </table:table-cell>
          <table:table-cell table:formula="of:=ABS(([.B31]-[.$L$6])/[.$L$6])*100" office:value-type="float" office:value="273.92798690671" calcext:value-type="float">
            <text:p>273,927986906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573" calcext:value-type="float">
            <text:p>22573</text:p>
          </table:table-cell>
          <table:table-cell office:value-type="float" office:value="15190693879" calcext:value-type="float">
            <text:p>15190693879</text:p>
          </table:table-cell>
          <table:table-cell table:formula="of:=[.C32]/1000000000" office:value-type="float" office:value="15.190693879" calcext:value-type="float">
            <text:p>15,190693879</text:p>
          </table:table-cell>
          <table:table-cell table:formula="of:=ABS(([.B32]-[.$L$6])/[.$L$6])*100" office:value-type="float" office:value="269.443535188216" calcext:value-type="float">
            <text:p>269,4435351882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313" calcext:value-type="float">
            <text:p>22313</text:p>
          </table:table-cell>
          <table:table-cell office:value-type="float" office:value="15675687206" calcext:value-type="float">
            <text:p>15675687206</text:p>
          </table:table-cell>
          <table:table-cell table:formula="of:=[.C33]/1000000000" office:value-type="float" office:value="15.675687206" calcext:value-type="float">
            <text:p>15,675687206</text:p>
          </table:table-cell>
          <table:table-cell table:formula="of:=ABS(([.B33]-[.$L$6])/[.$L$6])*100" office:value-type="float" office:value="265.18821603928" calcext:value-type="float">
            <text:p>265,188216039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904" calcext:value-type="float">
            <text:p>21904</text:p>
          </table:table-cell>
          <table:table-cell office:value-type="float" office:value="16153707834" calcext:value-type="float">
            <text:p>16153707834</text:p>
          </table:table-cell>
          <table:table-cell table:formula="of:=[.C34]/1000000000" office:value-type="float" office:value="16.153707834" calcext:value-type="float">
            <text:p>16,153707834</text:p>
          </table:table-cell>
          <table:table-cell table:formula="of:=ABS(([.B34]-[.$L$6])/[.$L$6])*100" office:value-type="float" office:value="258.494271685761" calcext:value-type="float">
            <text:p>258,4942716857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650" calcext:value-type="float">
            <text:p>21650</text:p>
          </table:table-cell>
          <table:table-cell office:value-type="float" office:value="16634336744" calcext:value-type="float">
            <text:p>16634336744</text:p>
          </table:table-cell>
          <table:table-cell table:formula="of:=[.C35]/1000000000" office:value-type="float" office:value="16.634336744" calcext:value-type="float">
            <text:p>16,634336744</text:p>
          </table:table-cell>
          <table:table-cell table:formula="of:=ABS(([.B35]-[.$L$6])/[.$L$6])*100" office:value-type="float" office:value="254.337152209493" calcext:value-type="float">
            <text:p>254,3371522094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407" calcext:value-type="float">
            <text:p>21407</text:p>
          </table:table-cell>
          <table:table-cell office:value-type="float" office:value="17124643277" calcext:value-type="float">
            <text:p>17124643277</text:p>
          </table:table-cell>
          <table:table-cell table:formula="of:=[.C36]/1000000000" office:value-type="float" office:value="17.124643277" calcext:value-type="float">
            <text:p>17,124643277</text:p>
          </table:table-cell>
          <table:table-cell table:formula="of:=ABS(([.B36]-[.$L$6])/[.$L$6])*100" office:value-type="float" office:value="250.360065466448" calcext:value-type="float">
            <text:p>250,3600654664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084" calcext:value-type="float">
            <text:p>21084</text:p>
          </table:table-cell>
          <table:table-cell office:value-type="float" office:value="17608467819" calcext:value-type="float">
            <text:p>17608467819</text:p>
          </table:table-cell>
          <table:table-cell table:formula="of:=[.C37]/1000000000" office:value-type="float" office:value="17.608467819" calcext:value-type="float">
            <text:p>17,608467819</text:p>
          </table:table-cell>
          <table:table-cell table:formula="of:=ABS(([.B37]-[.$L$6])/[.$L$6])*100" office:value-type="float" office:value="245.073649754501" calcext:value-type="float">
            <text:p>245,0736497545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784" calcext:value-type="float">
            <text:p>20784</text:p>
          </table:table-cell>
          <table:table-cell office:value-type="float" office:value="18094195730" calcext:value-type="float">
            <text:p>18094195730</text:p>
          </table:table-cell>
          <table:table-cell table:formula="of:=[.C38]/1000000000" office:value-type="float" office:value="18.09419573" calcext:value-type="float">
            <text:p>18,09419573</text:p>
          </table:table-cell>
          <table:table-cell table:formula="of:=ABS(([.B38]-[.$L$6])/[.$L$6])*100" office:value-type="float" office:value="240.163666121113" calcext:value-type="float">
            <text:p>240,1636661211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57" calcext:value-type="float">
            <text:p>20557</text:p>
          </table:table-cell>
          <table:table-cell office:value-type="float" office:value="18575953196" calcext:value-type="float">
            <text:p>18575953196</text:p>
          </table:table-cell>
          <table:table-cell table:formula="of:=[.C39]/1000000000" office:value-type="float" office:value="18.575953196" calcext:value-type="float">
            <text:p>18,575953196</text:p>
          </table:table-cell>
          <table:table-cell table:formula="of:=ABS(([.B39]-[.$L$6])/[.$L$6])*100" office:value-type="float" office:value="236.448445171849" calcext:value-type="float">
            <text:p>236,4484451718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33" calcext:value-type="float">
            <text:p>20333</text:p>
          </table:table-cell>
          <table:table-cell office:value-type="float" office:value="19056616771" calcext:value-type="float">
            <text:p>19056616771</text:p>
          </table:table-cell>
          <table:table-cell table:formula="of:=[.C40]/1000000000" office:value-type="float" office:value="19.056616771" calcext:value-type="float">
            <text:p>19,056616771</text:p>
          </table:table-cell>
          <table:table-cell table:formula="of:=ABS(([.B40]-[.$L$6])/[.$L$6])*100" office:value-type="float" office:value="232.78232405892" calcext:value-type="float">
            <text:p>232,782324058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15" calcext:value-type="float">
            <text:p>20115</text:p>
          </table:table-cell>
          <table:table-cell office:value-type="float" office:value="19540543560" calcext:value-type="float">
            <text:p>19540543560</text:p>
          </table:table-cell>
          <table:table-cell table:formula="of:=[.C41]/1000000000" office:value-type="float" office:value="19.54054356" calcext:value-type="float">
            <text:p>19,54054356</text:p>
          </table:table-cell>
          <table:table-cell table:formula="of:=ABS(([.B41]-[.$L$6])/[.$L$6])*100" office:value-type="float" office:value="229.214402618658" calcext:value-type="float">
            <text:p>229,2144026186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10" calcext:value-type="float">
            <text:p>19910</text:p>
          </table:table-cell>
          <table:table-cell office:value-type="float" office:value="20016370105" calcext:value-type="float">
            <text:p>20016370105</text:p>
          </table:table-cell>
          <table:table-cell table:formula="of:=[.C42]/1000000000" office:value-type="float" office:value="20.016370105" calcext:value-type="float">
            <text:p>20,016370105</text:p>
          </table:table-cell>
          <table:table-cell table:formula="of:=ABS(([.B42]-[.$L$6])/[.$L$6])*100" office:value-type="float" office:value="225.859247135843" calcext:value-type="float">
            <text:p>225,8592471358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718" calcext:value-type="float">
            <text:p>19718</text:p>
          </table:table-cell>
          <table:table-cell office:value-type="float" office:value="20487283339" calcext:value-type="float">
            <text:p>20487283339</text:p>
          </table:table-cell>
          <table:table-cell table:formula="of:=[.C43]/1000000000" office:value-type="float" office:value="20.487283339" calcext:value-type="float">
            <text:p>20,487283339</text:p>
          </table:table-cell>
          <table:table-cell table:formula="of:=ABS(([.B43]-[.$L$6])/[.$L$6])*100" office:value-type="float" office:value="222.716857610475" calcext:value-type="float">
            <text:p>222,7168576104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501" calcext:value-type="float">
            <text:p>19501</text:p>
          </table:table-cell>
          <table:table-cell office:value-type="float" office:value="20970641433" calcext:value-type="float">
            <text:p>20970641433</text:p>
          </table:table-cell>
          <table:table-cell table:formula="of:=[.C44]/1000000000" office:value-type="float" office:value="20.970641433" calcext:value-type="float">
            <text:p>20,970641433</text:p>
          </table:table-cell>
          <table:table-cell table:formula="of:=ABS(([.B44]-[.$L$6])/[.$L$6])*100" office:value-type="float" office:value="219.165302782324" calcext:value-type="float">
            <text:p>219,1653027823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19" calcext:value-type="float">
            <text:p>19319</text:p>
          </table:table-cell>
          <table:table-cell office:value-type="float" office:value="21444860010" calcext:value-type="float">
            <text:p>21444860010</text:p>
          </table:table-cell>
          <table:table-cell table:formula="of:=[.C45]/1000000000" office:value-type="float" office:value="21.44486001" calcext:value-type="float">
            <text:p>21,44486001</text:p>
          </table:table-cell>
          <table:table-cell table:formula="of:=ABS(([.B45]-[.$L$6])/[.$L$6])*100" office:value-type="float" office:value="216.186579378069" calcext:value-type="float">
            <text:p>216,1865793780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42" calcext:value-type="float">
            <text:p>19142</text:p>
          </table:table-cell>
          <table:table-cell office:value-type="float" office:value="21920894891" calcext:value-type="float">
            <text:p>21920894891</text:p>
          </table:table-cell>
          <table:table-cell table:formula="of:=[.C46]/1000000000" office:value-type="float" office:value="21.920894891" calcext:value-type="float">
            <text:p>21,920894891</text:p>
          </table:table-cell>
          <table:table-cell table:formula="of:=ABS(([.B46]-[.$L$6])/[.$L$6])*100" office:value-type="float" office:value="213.28968903437" calcext:value-type="float">
            <text:p>213,289689034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65" calcext:value-type="float">
            <text:p>18965</text:p>
          </table:table-cell>
          <table:table-cell office:value-type="float" office:value="22399586396" calcext:value-type="float">
            <text:p>22399586396</text:p>
          </table:table-cell>
          <table:table-cell table:formula="of:=[.C47]/1000000000" office:value-type="float" office:value="22.399586396" calcext:value-type="float">
            <text:p>22,399586396</text:p>
          </table:table-cell>
          <table:table-cell table:formula="of:=ABS(([.B47]-[.$L$6])/[.$L$6])*100" office:value-type="float" office:value="210.392798690671" calcext:value-type="float">
            <text:p>210,3927986906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801" calcext:value-type="float">
            <text:p>18801</text:p>
          </table:table-cell>
          <table:table-cell office:value-type="float" office:value="22877678134" calcext:value-type="float">
            <text:p>22877678134</text:p>
          </table:table-cell>
          <table:table-cell table:formula="of:=[.C48]/1000000000" office:value-type="float" office:value="22.877678134" calcext:value-type="float">
            <text:p>22,877678134</text:p>
          </table:table-cell>
          <table:table-cell table:formula="of:=ABS(([.B48]-[.$L$6])/[.$L$6])*100" office:value-type="float" office:value="207.708674304419" calcext:value-type="float">
            <text:p>207,7086743044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51" calcext:value-type="float">
            <text:p>18651</text:p>
          </table:table-cell>
          <table:table-cell office:value-type="float" office:value="23352373065" calcext:value-type="float">
            <text:p>23352373065</text:p>
          </table:table-cell>
          <table:table-cell table:formula="of:=[.C49]/1000000000" office:value-type="float" office:value="23.352373065" calcext:value-type="float">
            <text:p>23,352373065</text:p>
          </table:table-cell>
          <table:table-cell table:formula="of:=ABS(([.B49]-[.$L$6])/[.$L$6])*100" office:value-type="float" office:value="205.253682487725" calcext:value-type="float">
            <text:p>205,2536824877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42" calcext:value-type="float">
            <text:p>18442</text:p>
          </table:table-cell>
          <table:table-cell office:value-type="float" office:value="23834190579" calcext:value-type="float">
            <text:p>23834190579</text:p>
          </table:table-cell>
          <table:table-cell table:formula="of:=[.C50]/1000000000" office:value-type="float" office:value="23.834190579" calcext:value-type="float">
            <text:p>23,834190579</text:p>
          </table:table-cell>
          <table:table-cell table:formula="of:=ABS(([.B50]-[.$L$6])/[.$L$6])*100" office:value-type="float" office:value="201.833060556465" calcext:value-type="float">
            <text:p>201,8330605564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296" calcext:value-type="float">
            <text:p>18296</text:p>
          </table:table-cell>
          <table:table-cell office:value-type="float" office:value="24320647105" calcext:value-type="float">
            <text:p>24320647105</text:p>
          </table:table-cell>
          <table:table-cell table:formula="of:=[.C51]/1000000000" office:value-type="float" office:value="24.320647105" calcext:value-type="float">
            <text:p>24,320647105</text:p>
          </table:table-cell>
          <table:table-cell table:formula="of:=ABS(([.B51]-[.$L$6])/[.$L$6])*100" office:value-type="float" office:value="199.443535188216" calcext:value-type="float">
            <text:p>199,4435351882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58" calcext:value-type="float">
            <text:p>18158</text:p>
          </table:table-cell>
          <table:table-cell office:value-type="float" office:value="24808971261" calcext:value-type="float">
            <text:p>24808971261</text:p>
          </table:table-cell>
          <table:table-cell table:formula="of:=[.C52]/1000000000" office:value-type="float" office:value="24.808971261" calcext:value-type="float">
            <text:p>24,808971261</text:p>
          </table:table-cell>
          <table:table-cell table:formula="of:=ABS(([.B52]-[.$L$6])/[.$L$6])*100" office:value-type="float" office:value="197.184942716858" calcext:value-type="float">
            <text:p>197,1849427168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31" calcext:value-type="float">
            <text:p>18031</text:p>
          </table:table-cell>
          <table:table-cell office:value-type="float" office:value="25298831457" calcext:value-type="float">
            <text:p>25298831457</text:p>
          </table:table-cell>
          <table:table-cell table:formula="of:=[.C53]/1000000000" office:value-type="float" office:value="25.298831457" calcext:value-type="float">
            <text:p>25,298831457</text:p>
          </table:table-cell>
          <table:table-cell table:formula="of:=ABS(([.B53]-[.$L$6])/[.$L$6])*100" office:value-type="float" office:value="195.106382978723" calcext:value-type="float">
            <text:p>195,1063829787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09" calcext:value-type="float">
            <text:p>17909</text:p>
          </table:table-cell>
          <table:table-cell office:value-type="float" office:value="25784707414" calcext:value-type="float">
            <text:p>25784707414</text:p>
          </table:table-cell>
          <table:table-cell table:formula="of:=[.C54]/1000000000" office:value-type="float" office:value="25.784707414" calcext:value-type="float">
            <text:p>25,784707414</text:p>
          </table:table-cell>
          <table:table-cell table:formula="of:=ABS(([.B54]-[.$L$6])/[.$L$6])*100" office:value-type="float" office:value="193.109656301146" calcext:value-type="float">
            <text:p>193,1096563011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88" calcext:value-type="float">
            <text:p>17788</text:p>
          </table:table-cell>
          <table:table-cell office:value-type="float" office:value="26271425258" calcext:value-type="float">
            <text:p>26271425258</text:p>
          </table:table-cell>
          <table:table-cell table:formula="of:=[.C55]/1000000000" office:value-type="float" office:value="26.271425258" calcext:value-type="float">
            <text:p>26,271425258</text:p>
          </table:table-cell>
          <table:table-cell table:formula="of:=ABS(([.B55]-[.$L$6])/[.$L$6])*100" office:value-type="float" office:value="191.129296235679" calcext:value-type="float">
            <text:p>191,1292962356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69" calcext:value-type="float">
            <text:p>17669</text:p>
          </table:table-cell>
          <table:table-cell office:value-type="float" office:value="26787337829" calcext:value-type="float">
            <text:p>26787337829</text:p>
          </table:table-cell>
          <table:table-cell table:formula="of:=[.C56]/1000000000" office:value-type="float" office:value="26.787337829" calcext:value-type="float">
            <text:p>26,787337829</text:p>
          </table:table-cell>
          <table:table-cell table:formula="of:=ABS(([.B56]-[.$L$6])/[.$L$6])*100" office:value-type="float" office:value="189.181669394435" calcext:value-type="float">
            <text:p>189,1816693944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63" calcext:value-type="float">
            <text:p>17563</text:p>
          </table:table-cell>
          <table:table-cell office:value-type="float" office:value="27260984907" calcext:value-type="float">
            <text:p>27260984907</text:p>
          </table:table-cell>
          <table:table-cell table:formula="of:=[.C57]/1000000000" office:value-type="float" office:value="27.260984907" calcext:value-type="float">
            <text:p>27,260984907</text:p>
          </table:table-cell>
          <table:table-cell table:formula="of:=ABS(([.B57]-[.$L$6])/[.$L$6])*100" office:value-type="float" office:value="187.446808510638" calcext:value-type="float">
            <text:p>187,4468085106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46" calcext:value-type="float">
            <text:p>17346</text:p>
          </table:table-cell>
          <table:table-cell office:value-type="float" office:value="27736410013" calcext:value-type="float">
            <text:p>27736410013</text:p>
          </table:table-cell>
          <table:table-cell table:formula="of:=[.C58]/1000000000" office:value-type="float" office:value="27.736410013" calcext:value-type="float">
            <text:p>27,736410013</text:p>
          </table:table-cell>
          <table:table-cell table:formula="of:=ABS(([.B58]-[.$L$6])/[.$L$6])*100" office:value-type="float" office:value="183.895253682488" calcext:value-type="float">
            <text:p>183,8952536824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05" calcext:value-type="float">
            <text:p>17005</text:p>
          </table:table-cell>
          <table:table-cell office:value-type="float" office:value="28209145388" calcext:value-type="float">
            <text:p>28209145388</text:p>
          </table:table-cell>
          <table:table-cell table:formula="of:=[.C59]/1000000000" office:value-type="float" office:value="28.209145388" calcext:value-type="float">
            <text:p>28,209145388</text:p>
          </table:table-cell>
          <table:table-cell table:formula="of:=ABS(([.B59]-[.$L$6])/[.$L$6])*100" office:value-type="float" office:value="178.314238952537" calcext:value-type="float">
            <text:p>178,3142389525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01" calcext:value-type="float">
            <text:p>16901</text:p>
          </table:table-cell>
          <table:table-cell office:value-type="float" office:value="28685617107" calcext:value-type="float">
            <text:p>28685617107</text:p>
          </table:table-cell>
          <table:table-cell table:formula="of:=[.C60]/1000000000" office:value-type="float" office:value="28.685617107" calcext:value-type="float">
            <text:p>28,685617107</text:p>
          </table:table-cell>
          <table:table-cell table:formula="of:=ABS(([.B60]-[.$L$6])/[.$L$6])*100" office:value-type="float" office:value="176.612111292962" calcext:value-type="float">
            <text:p>176,6121112929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746" calcext:value-type="float">
            <text:p>16746</text:p>
          </table:table-cell>
          <table:table-cell office:value-type="float" office:value="29156092916" calcext:value-type="float">
            <text:p>29156092916</text:p>
          </table:table-cell>
          <table:table-cell table:formula="of:=[.C61]/1000000000" office:value-type="float" office:value="29.156092916" calcext:value-type="float">
            <text:p>29,156092916</text:p>
          </table:table-cell>
          <table:table-cell table:formula="of:=ABS(([.B61]-[.$L$6])/[.$L$6])*100" office:value-type="float" office:value="174.075286415712" calcext:value-type="float">
            <text:p>174,0752864157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66" calcext:value-type="float">
            <text:p>16566</text:p>
          </table:table-cell>
          <table:table-cell office:value-type="float" office:value="29630238874" calcext:value-type="float">
            <text:p>29630238874</text:p>
          </table:table-cell>
          <table:table-cell table:formula="of:=[.C62]/1000000000" office:value-type="float" office:value="29.630238874" calcext:value-type="float">
            <text:p>29,630238874</text:p>
          </table:table-cell>
          <table:table-cell table:formula="of:=ABS(([.B62]-[.$L$6])/[.$L$6])*100" office:value-type="float" office:value="171.129296235679" calcext:value-type="float">
            <text:p>171,1292962356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37" calcext:value-type="float">
            <text:p>16337</text:p>
          </table:table-cell>
          <table:table-cell office:value-type="float" office:value="30101656255" calcext:value-type="float">
            <text:p>30101656255</text:p>
          </table:table-cell>
          <table:table-cell table:formula="of:=[.C63]/1000000000" office:value-type="float" office:value="30.101656255" calcext:value-type="float">
            <text:p>30,101656255</text:p>
          </table:table-cell>
          <table:table-cell table:formula="of:=ABS(([.B63]-[.$L$6])/[.$L$6])*100" office:value-type="float" office:value="167.381342062193" calcext:value-type="float">
            <text:p>167,3813420621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200" calcext:value-type="float">
            <text:p>16200</text:p>
          </table:table-cell>
          <table:table-cell office:value-type="float" office:value="30575810796" calcext:value-type="float">
            <text:p>30575810796</text:p>
          </table:table-cell>
          <table:table-cell table:formula="of:=[.C64]/1000000000" office:value-type="float" office:value="30.575810796" calcext:value-type="float">
            <text:p>30,575810796</text:p>
          </table:table-cell>
          <table:table-cell table:formula="of:=ABS(([.B64]-[.$L$6])/[.$L$6])*100" office:value-type="float" office:value="165.139116202946" calcext:value-type="float">
            <text:p>165,1391162029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65" calcext:value-type="float">
            <text:p>16065</text:p>
          </table:table-cell>
          <table:table-cell office:value-type="float" office:value="31048906142" calcext:value-type="float">
            <text:p>31048906142</text:p>
          </table:table-cell>
          <table:table-cell table:formula="of:=[.C65]/1000000000" office:value-type="float" office:value="31.048906142" calcext:value-type="float">
            <text:p>31,048906142</text:p>
          </table:table-cell>
          <table:table-cell table:formula="of:=ABS(([.B65]-[.$L$6])/[.$L$6])*100" office:value-type="float" office:value="162.929623567921" calcext:value-type="float">
            <text:p>162,9296235679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72" calcext:value-type="float">
            <text:p>15972</text:p>
          </table:table-cell>
          <table:table-cell office:value-type="float" office:value="31523995161" calcext:value-type="float">
            <text:p>31523995161</text:p>
          </table:table-cell>
          <table:table-cell table:formula="of:=[.C66]/1000000000" office:value-type="float" office:value="31.523995161" calcext:value-type="float">
            <text:p>31,523995161</text:p>
          </table:table-cell>
          <table:table-cell table:formula="of:=ABS(([.B66]-[.$L$6])/[.$L$6])*100" office:value-type="float" office:value="161.407528641571" calcext:value-type="float">
            <text:p>161,4075286415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880" calcext:value-type="float">
            <text:p>15880</text:p>
          </table:table-cell>
          <table:table-cell office:value-type="float" office:value="31994891692" calcext:value-type="float">
            <text:p>31994891692</text:p>
          </table:table-cell>
          <table:table-cell table:formula="of:=[.C67]/1000000000" office:value-type="float" office:value="31.994891692" calcext:value-type="float">
            <text:p>31,994891692</text:p>
          </table:table-cell>
          <table:table-cell table:formula="of:=ABS(([.B67]-[.$L$6])/[.$L$6])*100" office:value-type="float" office:value="159.901800327332" calcext:value-type="float">
            <text:p>159,9018003273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788" calcext:value-type="float">
            <text:p>15788</text:p>
          </table:table-cell>
          <table:table-cell office:value-type="float" office:value="32468381895" calcext:value-type="float">
            <text:p>32468381895</text:p>
          </table:table-cell>
          <table:table-cell table:formula="of:=[.C68]/1000000000" office:value-type="float" office:value="32.468381895" calcext:value-type="float">
            <text:p>32,468381895</text:p>
          </table:table-cell>
          <table:table-cell table:formula="of:=ABS(([.B68]-[.$L$6])/[.$L$6])*100" office:value-type="float" office:value="158.396072013093" calcext:value-type="float">
            <text:p>158,3960720130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80" calcext:value-type="float">
            <text:p>15680</text:p>
          </table:table-cell>
          <table:table-cell office:value-type="float" office:value="32942973127" calcext:value-type="float">
            <text:p>32942973127</text:p>
          </table:table-cell>
          <table:table-cell table:formula="of:=[.C69]/1000000000" office:value-type="float" office:value="32.942973127" calcext:value-type="float">
            <text:p>32,942973127</text:p>
          </table:table-cell>
          <table:table-cell table:formula="of:=ABS(([.B69]-[.$L$6])/[.$L$6])*100" office:value-type="float" office:value="156.628477905074" calcext:value-type="float">
            <text:p>156,6284779050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373" calcext:value-type="float">
            <text:p>15373</text:p>
          </table:table-cell>
          <table:table-cell office:value-type="float" office:value="33416462643" calcext:value-type="float">
            <text:p>33416462643</text:p>
          </table:table-cell>
          <table:table-cell table:formula="of:=[.C70]/1000000000" office:value-type="float" office:value="33.416462643" calcext:value-type="float">
            <text:p>33,416462643</text:p>
          </table:table-cell>
          <table:table-cell table:formula="of:=ABS(([.B70]-[.$L$6])/[.$L$6])*100" office:value-type="float" office:value="151.603927986907" calcext:value-type="float">
            <text:p>151,6039279869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285" calcext:value-type="float">
            <text:p>15285</text:p>
          </table:table-cell>
          <table:table-cell office:value-type="float" office:value="33887872609" calcext:value-type="float">
            <text:p>33887872609</text:p>
          </table:table-cell>
          <table:table-cell table:formula="of:=[.C71]/1000000000" office:value-type="float" office:value="33.887872609" calcext:value-type="float">
            <text:p>33,887872609</text:p>
          </table:table-cell>
          <table:table-cell table:formula="of:=ABS(([.B71]-[.$L$6])/[.$L$6])*100" office:value-type="float" office:value="150.163666121113" calcext:value-type="float">
            <text:p>150,1636661211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205" calcext:value-type="float">
            <text:p>15205</text:p>
          </table:table-cell>
          <table:table-cell office:value-type="float" office:value="34359450894" calcext:value-type="float">
            <text:p>34359450894</text:p>
          </table:table-cell>
          <table:table-cell table:formula="of:=[.C72]/1000000000" office:value-type="float" office:value="34.359450894" calcext:value-type="float">
            <text:p>34,359450894</text:p>
          </table:table-cell>
          <table:table-cell table:formula="of:=ABS(([.B72]-[.$L$6])/[.$L$6])*100" office:value-type="float" office:value="148.85433715221" calcext:value-type="float">
            <text:p>148,854337152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34" calcext:value-type="float">
            <text:p>15134</text:p>
          </table:table-cell>
          <table:table-cell office:value-type="float" office:value="34829665748" calcext:value-type="float">
            <text:p>34829665748</text:p>
          </table:table-cell>
          <table:table-cell table:formula="of:=[.C73]/1000000000" office:value-type="float" office:value="34.829665748" calcext:value-type="float">
            <text:p>34,829665748</text:p>
          </table:table-cell>
          <table:table-cell table:formula="of:=ABS(([.B73]-[.$L$6])/[.$L$6])*100" office:value-type="float" office:value="147.692307692308" calcext:value-type="float">
            <text:p>147,6923076923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67" calcext:value-type="float">
            <text:p>15067</text:p>
          </table:table-cell>
          <table:table-cell office:value-type="float" office:value="35300156749" calcext:value-type="float">
            <text:p>35300156749</text:p>
          </table:table-cell>
          <table:table-cell table:formula="of:=[.C74]/1000000000" office:value-type="float" office:value="35.300156749" calcext:value-type="float">
            <text:p>35,300156749</text:p>
          </table:table-cell>
          <table:table-cell table:formula="of:=ABS(([.B74]-[.$L$6])/[.$L$6])*100" office:value-type="float" office:value="146.595744680851" calcext:value-type="float">
            <text:p>146,5957446808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07" calcext:value-type="float">
            <text:p>15007</text:p>
          </table:table-cell>
          <table:table-cell office:value-type="float" office:value="35774185040" calcext:value-type="float">
            <text:p>35774185040</text:p>
          </table:table-cell>
          <table:table-cell table:formula="of:=[.C75]/1000000000" office:value-type="float" office:value="35.77418504" calcext:value-type="float">
            <text:p>35,77418504</text:p>
          </table:table-cell>
          <table:table-cell table:formula="of:=ABS(([.B75]-[.$L$6])/[.$L$6])*100" office:value-type="float" office:value="145.613747954173" calcext:value-type="float">
            <text:p>145,6137479541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49" calcext:value-type="float">
            <text:p>14949</text:p>
          </table:table-cell>
          <table:table-cell office:value-type="float" office:value="36242239265" calcext:value-type="float">
            <text:p>36242239265</text:p>
          </table:table-cell>
          <table:table-cell table:formula="of:=[.C76]/1000000000" office:value-type="float" office:value="36.242239265" calcext:value-type="float">
            <text:p>36,242239265</text:p>
          </table:table-cell>
          <table:table-cell table:formula="of:=ABS(([.B76]-[.$L$6])/[.$L$6])*100" office:value-type="float" office:value="144.664484451718" calcext:value-type="float">
            <text:p>144,6644844517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50" calcext:value-type="float">
            <text:p>14750</text:p>
          </table:table-cell>
          <table:table-cell office:value-type="float" office:value="36713211434" calcext:value-type="float">
            <text:p>36713211434</text:p>
          </table:table-cell>
          <table:table-cell table:formula="of:=[.C77]/1000000000" office:value-type="float" office:value="36.713211434" calcext:value-type="float">
            <text:p>36,713211434</text:p>
          </table:table-cell>
          <table:table-cell table:formula="of:=ABS(([.B77]-[.$L$6])/[.$L$6])*100" office:value-type="float" office:value="141.407528641571" calcext:value-type="float">
            <text:p>141,4075286415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45" calcext:value-type="float">
            <text:p>14645</text:p>
          </table:table-cell>
          <table:table-cell office:value-type="float" office:value="37185619959" calcext:value-type="float">
            <text:p>37185619959</text:p>
          </table:table-cell>
          <table:table-cell table:formula="of:=[.C78]/1000000000" office:value-type="float" office:value="37.185619959" calcext:value-type="float">
            <text:p>37,185619959</text:p>
          </table:table-cell>
          <table:table-cell table:formula="of:=ABS(([.B78]-[.$L$6])/[.$L$6])*100" office:value-type="float" office:value="139.689034369885" calcext:value-type="float">
            <text:p>139,6890343698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556" calcext:value-type="float">
            <text:p>14556</text:p>
          </table:table-cell>
          <table:table-cell office:value-type="float" office:value="37659875304" calcext:value-type="float">
            <text:p>37659875304</text:p>
          </table:table-cell>
          <table:table-cell table:formula="of:=[.C79]/1000000000" office:value-type="float" office:value="37.659875304" calcext:value-type="float">
            <text:p>37,659875304</text:p>
          </table:table-cell>
          <table:table-cell table:formula="of:=ABS(([.B79]-[.$L$6])/[.$L$6])*100" office:value-type="float" office:value="138.23240589198" calcext:value-type="float">
            <text:p>138,232405891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499" calcext:value-type="float">
            <text:p>14499</text:p>
          </table:table-cell>
          <table:table-cell office:value-type="float" office:value="38139891399" calcext:value-type="float">
            <text:p>38139891399</text:p>
          </table:table-cell>
          <table:table-cell table:formula="of:=[.C80]/1000000000" office:value-type="float" office:value="38.139891399" calcext:value-type="float">
            <text:p>38,139891399</text:p>
          </table:table-cell>
          <table:table-cell table:formula="of:=ABS(([.B80]-[.$L$6])/[.$L$6])*100" office:value-type="float" office:value="137.299509001637" calcext:value-type="float">
            <text:p>137,2995090016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434" calcext:value-type="float">
            <text:p>14434</text:p>
          </table:table-cell>
          <table:table-cell office:value-type="float" office:value="38616053710" calcext:value-type="float">
            <text:p>38616053710</text:p>
          </table:table-cell>
          <table:table-cell table:formula="of:=[.C81]/1000000000" office:value-type="float" office:value="38.61605371" calcext:value-type="float">
            <text:p>38,61605371</text:p>
          </table:table-cell>
          <table:table-cell table:formula="of:=ABS(([.B81]-[.$L$6])/[.$L$6])*100" office:value-type="float" office:value="136.235679214403" calcext:value-type="float">
            <text:p>136,2356792144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77" calcext:value-type="float">
            <text:p>14377</text:p>
          </table:table-cell>
          <table:table-cell office:value-type="float" office:value="39092329946" calcext:value-type="float">
            <text:p>39092329946</text:p>
          </table:table-cell>
          <table:table-cell table:formula="of:=[.C82]/1000000000" office:value-type="float" office:value="39.092329946" calcext:value-type="float">
            <text:p>39,092329946</text:p>
          </table:table-cell>
          <table:table-cell table:formula="of:=ABS(([.B82]-[.$L$6])/[.$L$6])*100" office:value-type="float" office:value="135.302782324059" calcext:value-type="float">
            <text:p>135,3027823240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23" calcext:value-type="float">
            <text:p>14323</text:p>
          </table:table-cell>
          <table:table-cell office:value-type="float" office:value="39571957207" calcext:value-type="float">
            <text:p>39571957207</text:p>
          </table:table-cell>
          <table:table-cell table:formula="of:=[.C83]/1000000000" office:value-type="float" office:value="39.571957207" calcext:value-type="float">
            <text:p>39,571957207</text:p>
          </table:table-cell>
          <table:table-cell table:formula="of:=ABS(([.B83]-[.$L$6])/[.$L$6])*100" office:value-type="float" office:value="134.418985270049" calcext:value-type="float">
            <text:p>134,4189852700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71" calcext:value-type="float">
            <text:p>14271</text:p>
          </table:table-cell>
          <table:table-cell office:value-type="float" office:value="40044563114" calcext:value-type="float">
            <text:p>40044563114</text:p>
          </table:table-cell>
          <table:table-cell table:formula="of:=[.C84]/1000000000" office:value-type="float" office:value="40.044563114" calcext:value-type="float">
            <text:p>40,044563114</text:p>
          </table:table-cell>
          <table:table-cell table:formula="of:=ABS(([.B84]-[.$L$6])/[.$L$6])*100" office:value-type="float" office:value="133.567921440262" calcext:value-type="float">
            <text:p>133,5679214402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24" calcext:value-type="float">
            <text:p>14224</text:p>
          </table:table-cell>
          <table:table-cell office:value-type="float" office:value="40517844341" calcext:value-type="float">
            <text:p>40517844341</text:p>
          </table:table-cell>
          <table:table-cell table:formula="of:=[.C85]/1000000000" office:value-type="float" office:value="40.517844341" calcext:value-type="float">
            <text:p>40,517844341</text:p>
          </table:table-cell>
          <table:table-cell table:formula="of:=ABS(([.B85]-[.$L$6])/[.$L$6])*100" office:value-type="float" office:value="132.798690671031" calcext:value-type="float">
            <text:p>132,7986906710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180" calcext:value-type="float">
            <text:p>14180</text:p>
          </table:table-cell>
          <table:table-cell office:value-type="float" office:value="40987433447" calcext:value-type="float">
            <text:p>40987433447</text:p>
          </table:table-cell>
          <table:table-cell table:formula="of:=[.C86]/1000000000" office:value-type="float" office:value="40.987433447" calcext:value-type="float">
            <text:p>40,987433447</text:p>
          </table:table-cell>
          <table:table-cell table:formula="of:=ABS(([.B86]-[.$L$6])/[.$L$6])*100" office:value-type="float" office:value="132.078559738134" calcext:value-type="float">
            <text:p>132,0785597381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124" calcext:value-type="float">
            <text:p>14124</text:p>
          </table:table-cell>
          <table:table-cell office:value-type="float" office:value="41455530832" calcext:value-type="float">
            <text:p>41455530832</text:p>
          </table:table-cell>
          <table:table-cell table:formula="of:=[.C87]/1000000000" office:value-type="float" office:value="41.455530832" calcext:value-type="float">
            <text:p>41,455530832</text:p>
          </table:table-cell>
          <table:table-cell table:formula="of:=ABS(([.B87]-[.$L$6])/[.$L$6])*100" office:value-type="float" office:value="131.162029459902" calcext:value-type="float">
            <text:p>131,1620294599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81" calcext:value-type="float">
            <text:p>14081</text:p>
          </table:table-cell>
          <table:table-cell office:value-type="float" office:value="41926897848" calcext:value-type="float">
            <text:p>41926897848</text:p>
          </table:table-cell>
          <table:table-cell table:formula="of:=[.C88]/1000000000" office:value-type="float" office:value="41.926897848" calcext:value-type="float">
            <text:p>41,926897848</text:p>
          </table:table-cell>
          <table:table-cell table:formula="of:=ABS(([.B88]-[.$L$6])/[.$L$6])*100" office:value-type="float" office:value="130.458265139116" calcext:value-type="float">
            <text:p>130,4582651391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42" calcext:value-type="float">
            <text:p>14042</text:p>
          </table:table-cell>
          <table:table-cell office:value-type="float" office:value="42398891837" calcext:value-type="float">
            <text:p>42398891837</text:p>
          </table:table-cell>
          <table:table-cell table:formula="of:=[.C89]/1000000000" office:value-type="float" office:value="42.398891837" calcext:value-type="float">
            <text:p>42,398891837</text:p>
          </table:table-cell>
          <table:table-cell table:formula="of:=ABS(([.B89]-[.$L$6])/[.$L$6])*100" office:value-type="float" office:value="129.819967266776" calcext:value-type="float">
            <text:p>129,8199672667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04" calcext:value-type="float">
            <text:p>14004</text:p>
          </table:table-cell>
          <table:table-cell office:value-type="float" office:value="42868290320" calcext:value-type="float">
            <text:p>42868290320</text:p>
          </table:table-cell>
          <table:table-cell table:formula="of:=[.C90]/1000000000" office:value-type="float" office:value="42.86829032" calcext:value-type="float">
            <text:p>42,86829032</text:p>
          </table:table-cell>
          <table:table-cell table:formula="of:=ABS(([.B90]-[.$L$6])/[.$L$6])*100" office:value-type="float" office:value="129.198036006547" calcext:value-type="float">
            <text:p>129,1980360065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969" calcext:value-type="float">
            <text:p>13969</text:p>
          </table:table-cell>
          <table:table-cell office:value-type="float" office:value="43337785464" calcext:value-type="float">
            <text:p>43337785464</text:p>
          </table:table-cell>
          <table:table-cell table:formula="of:=[.C91]/1000000000" office:value-type="float" office:value="43.337785464" calcext:value-type="float">
            <text:p>43,337785464</text:p>
          </table:table-cell>
          <table:table-cell table:formula="of:=ABS(([.B91]-[.$L$6])/[.$L$6])*100" office:value-type="float" office:value="128.625204582651" calcext:value-type="float">
            <text:p>128,6252045826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926" calcext:value-type="float">
            <text:p>13926</text:p>
          </table:table-cell>
          <table:table-cell office:value-type="float" office:value="43809039412" calcext:value-type="float">
            <text:p>43809039412</text:p>
          </table:table-cell>
          <table:table-cell table:formula="of:=[.C92]/1000000000" office:value-type="float" office:value="43.809039412" calcext:value-type="float">
            <text:p>43,809039412</text:p>
          </table:table-cell>
          <table:table-cell table:formula="of:=ABS(([.B92]-[.$L$6])/[.$L$6])*100" office:value-type="float" office:value="127.921440261866" calcext:value-type="float">
            <text:p>127,9214402618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95" calcext:value-type="float">
            <text:p>13895</text:p>
          </table:table-cell>
          <table:table-cell office:value-type="float" office:value="44282623266" calcext:value-type="float">
            <text:p>44282623266</text:p>
          </table:table-cell>
          <table:table-cell table:formula="of:=[.C93]/1000000000" office:value-type="float" office:value="44.282623266" calcext:value-type="float">
            <text:p>44,282623266</text:p>
          </table:table-cell>
          <table:table-cell table:formula="of:=ABS(([.B93]-[.$L$6])/[.$L$6])*100" office:value-type="float" office:value="127.414075286416" calcext:value-type="float">
            <text:p>127,4140752864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64" calcext:value-type="float">
            <text:p>13864</text:p>
          </table:table-cell>
          <table:table-cell office:value-type="float" office:value="44753813893" calcext:value-type="float">
            <text:p>44753813893</text:p>
          </table:table-cell>
          <table:table-cell table:formula="of:=[.C94]/1000000000" office:value-type="float" office:value="44.753813893" calcext:value-type="float">
            <text:p>44,753813893</text:p>
          </table:table-cell>
          <table:table-cell table:formula="of:=ABS(([.B94]-[.$L$6])/[.$L$6])*100" office:value-type="float" office:value="126.906710310966" calcext:value-type="float">
            <text:p>126,9067103109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14" calcext:value-type="float">
            <text:p>13814</text:p>
          </table:table-cell>
          <table:table-cell office:value-type="float" office:value="45223458719" calcext:value-type="float">
            <text:p>45223458719</text:p>
          </table:table-cell>
          <table:table-cell table:formula="of:=[.C95]/1000000000" office:value-type="float" office:value="45.223458719" calcext:value-type="float">
            <text:p>45,223458719</text:p>
          </table:table-cell>
          <table:table-cell table:formula="of:=ABS(([.B95]-[.$L$6])/[.$L$6])*100" office:value-type="float" office:value="126.088379705401" calcext:value-type="float">
            <text:p>126,0883797054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784" calcext:value-type="float">
            <text:p>13784</text:p>
          </table:table-cell>
          <table:table-cell office:value-type="float" office:value="45695068430" calcext:value-type="float">
            <text:p>45695068430</text:p>
          </table:table-cell>
          <table:table-cell table:formula="of:=[.C96]/1000000000" office:value-type="float" office:value="45.69506843" calcext:value-type="float">
            <text:p>45,69506843</text:p>
          </table:table-cell>
          <table:table-cell table:formula="of:=ABS(([.B96]-[.$L$6])/[.$L$6])*100" office:value-type="float" office:value="125.597381342062" calcext:value-type="float">
            <text:p>125,5973813420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755" calcext:value-type="float">
            <text:p>13755</text:p>
          </table:table-cell>
          <table:table-cell office:value-type="float" office:value="46165564898" calcext:value-type="float">
            <text:p>46165564898</text:p>
          </table:table-cell>
          <table:table-cell table:formula="of:=[.C97]/1000000000" office:value-type="float" office:value="46.165564898" calcext:value-type="float">
            <text:p>46,165564898</text:p>
          </table:table-cell>
          <table:table-cell table:formula="of:=ABS(([.B97]-[.$L$6])/[.$L$6])*100" office:value-type="float" office:value="125.122749590835" calcext:value-type="float">
            <text:p>125,1227495908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717" calcext:value-type="float">
            <text:p>13717</text:p>
          </table:table-cell>
          <table:table-cell office:value-type="float" office:value="46636745152" calcext:value-type="float">
            <text:p>46636745152</text:p>
          </table:table-cell>
          <table:table-cell table:formula="of:=[.C98]/1000000000" office:value-type="float" office:value="46.636745152" calcext:value-type="float">
            <text:p>46,636745152</text:p>
          </table:table-cell>
          <table:table-cell table:formula="of:=ABS(([.B98]-[.$L$6])/[.$L$6])*100" office:value-type="float" office:value="124.500818330606" calcext:value-type="float">
            <text:p>124,5008183306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89" calcext:value-type="float">
            <text:p>13689</text:p>
          </table:table-cell>
          <table:table-cell office:value-type="float" office:value="47105300953" calcext:value-type="float">
            <text:p>47105300953</text:p>
          </table:table-cell>
          <table:table-cell table:formula="of:=[.C99]/1000000000" office:value-type="float" office:value="47.105300953" calcext:value-type="float">
            <text:p>47,105300953</text:p>
          </table:table-cell>
          <table:table-cell table:formula="of:=ABS(([.B99]-[.$L$6])/[.$L$6])*100" office:value-type="float" office:value="124.042553191489" calcext:value-type="float">
            <text:p>124,0425531914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11" calcext:value-type="float">
            <text:p>13611</text:p>
          </table:table-cell>
          <table:table-cell office:value-type="float" office:value="47575498176" calcext:value-type="float">
            <text:p>47575498176</text:p>
          </table:table-cell>
          <table:table-cell table:formula="of:=[.C100]/1000000000" office:value-type="float" office:value="47.575498176" calcext:value-type="float">
            <text:p>47,575498176</text:p>
          </table:table-cell>
          <table:table-cell table:formula="of:=ABS(([.B100]-[.$L$6])/[.$L$6])*100" office:value-type="float" office:value="122.765957446809" calcext:value-type="float">
            <text:p>122,7659574468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567" calcext:value-type="float">
            <text:p>13567</text:p>
          </table:table-cell>
          <table:table-cell office:value-type="float" office:value="48045375106" calcext:value-type="float">
            <text:p>48045375106</text:p>
          </table:table-cell>
          <table:table-cell table:formula="of:=[.C101]/1000000000" office:value-type="float" office:value="48.045375106" calcext:value-type="float">
            <text:p>48,045375106</text:p>
          </table:table-cell>
          <table:table-cell table:formula="of:=ABS(([.B101]-[.$L$6])/[.$L$6])*100" office:value-type="float" office:value="122.045826513912" calcext:value-type="float">
            <text:p>122,0458265139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541" calcext:value-type="float">
            <text:p>13541</text:p>
          </table:table-cell>
          <table:table-cell office:value-type="float" office:value="48519722029" calcext:value-type="float">
            <text:p>48519722029</text:p>
          </table:table-cell>
          <table:table-cell table:formula="of:=[.C102]/1000000000" office:value-type="float" office:value="48.519722029" calcext:value-type="float">
            <text:p>48,519722029</text:p>
          </table:table-cell>
          <table:table-cell table:formula="of:=ABS(([.B102]-[.$L$6])/[.$L$6])*100" office:value-type="float" office:value="121.620294599018" calcext:value-type="float">
            <text:p>121,6202945990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517" calcext:value-type="float">
            <text:p>13517</text:p>
          </table:table-cell>
          <table:table-cell office:value-type="float" office:value="48990555654" calcext:value-type="float">
            <text:p>48990555654</text:p>
          </table:table-cell>
          <table:table-cell table:formula="of:=[.C103]/1000000000" office:value-type="float" office:value="48.990555654" calcext:value-type="float">
            <text:p>48,990555654</text:p>
          </table:table-cell>
          <table:table-cell table:formula="of:=ABS(([.B103]-[.$L$6])/[.$L$6])*100" office:value-type="float" office:value="121.227495908347" calcext:value-type="float">
            <text:p>121,2274959083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96" calcext:value-type="float">
            <text:p>13496</text:p>
          </table:table-cell>
          <table:table-cell office:value-type="float" office:value="49461845205" calcext:value-type="float">
            <text:p>49461845205</text:p>
          </table:table-cell>
          <table:table-cell table:formula="of:=[.C104]/1000000000" office:value-type="float" office:value="49.461845205" calcext:value-type="float">
            <text:p>49,461845205</text:p>
          </table:table-cell>
          <table:table-cell table:formula="of:=ABS(([.B104]-[.$L$6])/[.$L$6])*100" office:value-type="float" office:value="120.88379705401" calcext:value-type="float">
            <text:p>120,883797054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79" calcext:value-type="float">
            <text:p>13479</text:p>
          </table:table-cell>
          <table:table-cell office:value-type="float" office:value="49929848857" calcext:value-type="float">
            <text:p>49929848857</text:p>
          </table:table-cell>
          <table:table-cell table:formula="of:=[.C105]/1000000000" office:value-type="float" office:value="49.929848857" calcext:value-type="float">
            <text:p>49,929848857</text:p>
          </table:table-cell>
          <table:table-cell table:formula="of:=ABS(([.B105]-[.$L$6])/[.$L$6])*100" office:value-type="float" office:value="120.605564648118" calcext:value-type="float">
            <text:p>120,6055646481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62" calcext:value-type="float">
            <text:p>13462</text:p>
          </table:table-cell>
          <table:table-cell office:value-type="float" office:value="50399200492" calcext:value-type="float">
            <text:p>50399200492</text:p>
          </table:table-cell>
          <table:table-cell table:formula="of:=[.C106]/1000000000" office:value-type="float" office:value="50.399200492" calcext:value-type="float">
            <text:p>50,399200492</text:p>
          </table:table-cell>
          <table:table-cell table:formula="of:=ABS(([.B106]-[.$L$6])/[.$L$6])*100" office:value-type="float" office:value="120.327332242226" calcext:value-type="float">
            <text:p>120,3273322422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27" calcext:value-type="float">
            <text:p>13427</text:p>
          </table:table-cell>
          <table:table-cell office:value-type="float" office:value="50867141650" calcext:value-type="float">
            <text:p>50867141650</text:p>
          </table:table-cell>
          <table:table-cell table:formula="of:=[.C107]/1000000000" office:value-type="float" office:value="50.86714165" calcext:value-type="float">
            <text:p>50,86714165</text:p>
          </table:table-cell>
          <table:table-cell table:formula="of:=ABS(([.B107]-[.$L$6])/[.$L$6])*100" office:value-type="float" office:value="119.754500818331" calcext:value-type="float">
            <text:p>119,7545008183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63" calcext:value-type="float">
            <text:p>13363</text:p>
          </table:table-cell>
          <table:table-cell office:value-type="float" office:value="51336180266" calcext:value-type="float">
            <text:p>51336180266</text:p>
          </table:table-cell>
          <table:table-cell table:formula="of:=[.C108]/1000000000" office:value-type="float" office:value="51.336180266" calcext:value-type="float">
            <text:p>51,336180266</text:p>
          </table:table-cell>
          <table:table-cell table:formula="of:=ABS(([.B108]-[.$L$6])/[.$L$6])*100" office:value-type="float" office:value="118.707037643208" calcext:value-type="float">
            <text:p>118,7070376432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14" calcext:value-type="float">
            <text:p>13314</text:p>
          </table:table-cell>
          <table:table-cell office:value-type="float" office:value="51805752905" calcext:value-type="float">
            <text:p>51805752905</text:p>
          </table:table-cell>
          <table:table-cell table:formula="of:=[.C109]/1000000000" office:value-type="float" office:value="51.805752905" calcext:value-type="float">
            <text:p>51,805752905</text:p>
          </table:table-cell>
          <table:table-cell table:formula="of:=ABS(([.B109]-[.$L$6])/[.$L$6])*100" office:value-type="float" office:value="117.905073649755" calcext:value-type="float">
            <text:p>117,9050736497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87" calcext:value-type="float">
            <text:p>13287</text:p>
          </table:table-cell>
          <table:table-cell office:value-type="float" office:value="52278349268" calcext:value-type="float">
            <text:p>52278349268</text:p>
          </table:table-cell>
          <table:table-cell table:formula="of:=[.C110]/1000000000" office:value-type="float" office:value="52.278349268" calcext:value-type="float">
            <text:p>52,278349268</text:p>
          </table:table-cell>
          <table:table-cell table:formula="of:=ABS(([.B110]-[.$L$6])/[.$L$6])*100" office:value-type="float" office:value="117.46317512275" calcext:value-type="float">
            <text:p>117,46317512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62" calcext:value-type="float">
            <text:p>13262</text:p>
          </table:table-cell>
          <table:table-cell office:value-type="float" office:value="52753483154" calcext:value-type="float">
            <text:p>52753483154</text:p>
          </table:table-cell>
          <table:table-cell table:formula="of:=[.C111]/1000000000" office:value-type="float" office:value="52.753483154" calcext:value-type="float">
            <text:p>52,753483154</text:p>
          </table:table-cell>
          <table:table-cell table:formula="of:=ABS(([.B111]-[.$L$6])/[.$L$6])*100" office:value-type="float" office:value="117.054009819967" calcext:value-type="float">
            <text:p>117,0540098199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33" calcext:value-type="float">
            <text:p>13233</text:p>
          </table:table-cell>
          <table:table-cell office:value-type="float" office:value="53223090674" calcext:value-type="float">
            <text:p>53223090674</text:p>
          </table:table-cell>
          <table:table-cell table:formula="of:=[.C112]/1000000000" office:value-type="float" office:value="53.223090674" calcext:value-type="float">
            <text:p>53,223090674</text:p>
          </table:table-cell>
          <table:table-cell table:formula="of:=ABS(([.B112]-[.$L$6])/[.$L$6])*100" office:value-type="float" office:value="116.57937806874" calcext:value-type="float">
            <text:p>116,579378068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55" calcext:value-type="float">
            <text:p>13055</text:p>
          </table:table-cell>
          <table:table-cell office:value-type="float" office:value="53694378271" calcext:value-type="float">
            <text:p>53694378271</text:p>
          </table:table-cell>
          <table:table-cell table:formula="of:=[.C113]/1000000000" office:value-type="float" office:value="53.694378271" calcext:value-type="float">
            <text:p>53,694378271</text:p>
          </table:table-cell>
          <table:table-cell table:formula="of:=ABS(([.B113]-[.$L$6])/[.$L$6])*100" office:value-type="float" office:value="113.66612111293" calcext:value-type="float">
            <text:p>113,666121112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919" calcext:value-type="float">
            <text:p>12919</text:p>
          </table:table-cell>
          <table:table-cell office:value-type="float" office:value="54163894964" calcext:value-type="float">
            <text:p>54163894964</text:p>
          </table:table-cell>
          <table:table-cell table:formula="of:=[.C114]/1000000000" office:value-type="float" office:value="54.163894964" calcext:value-type="float">
            <text:p>54,163894964</text:p>
          </table:table-cell>
          <table:table-cell table:formula="of:=ABS(([.B114]-[.$L$6])/[.$L$6])*100" office:value-type="float" office:value="111.440261865794" calcext:value-type="float">
            <text:p>111,4402618657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36" calcext:value-type="float">
            <text:p>12636</text:p>
          </table:table-cell>
          <table:table-cell office:value-type="float" office:value="54631930365" calcext:value-type="float">
            <text:p>54631930365</text:p>
          </table:table-cell>
          <table:table-cell table:formula="of:=[.C115]/1000000000" office:value-type="float" office:value="54.631930365" calcext:value-type="float">
            <text:p>54,631930365</text:p>
          </table:table-cell>
          <table:table-cell table:formula="of:=ABS(([.B115]-[.$L$6])/[.$L$6])*100" office:value-type="float" office:value="106.808510638298" calcext:value-type="float">
            <text:p>106,8085106382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38" calcext:value-type="float">
            <text:p>12538</text:p>
          </table:table-cell>
          <table:table-cell office:value-type="float" office:value="55102351041" calcext:value-type="float">
            <text:p>55102351041</text:p>
          </table:table-cell>
          <table:table-cell table:formula="of:=[.C116]/1000000000" office:value-type="float" office:value="55.102351041" calcext:value-type="float">
            <text:p>55,102351041</text:p>
          </table:table-cell>
          <table:table-cell table:formula="of:=ABS(([.B116]-[.$L$6])/[.$L$6])*100" office:value-type="float" office:value="105.204582651391" calcext:value-type="float">
            <text:p>105,2045826513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85" calcext:value-type="float">
            <text:p>12485</text:p>
          </table:table-cell>
          <table:table-cell office:value-type="float" office:value="55573794265" calcext:value-type="float">
            <text:p>55573794265</text:p>
          </table:table-cell>
          <table:table-cell table:formula="of:=[.C117]/1000000000" office:value-type="float" office:value="55.573794265" calcext:value-type="float">
            <text:p>55,573794265</text:p>
          </table:table-cell>
          <table:table-cell table:formula="of:=ABS(([.B117]-[.$L$6])/[.$L$6])*100" office:value-type="float" office:value="104.337152209493" calcext:value-type="float">
            <text:p>104,3371522094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62" calcext:value-type="float">
            <text:p>12462</text:p>
          </table:table-cell>
          <table:table-cell office:value-type="float" office:value="56042768859" calcext:value-type="float">
            <text:p>56042768859</text:p>
          </table:table-cell>
          <table:table-cell table:formula="of:=[.C118]/1000000000" office:value-type="float" office:value="56.042768859" calcext:value-type="float">
            <text:p>56,042768859</text:p>
          </table:table-cell>
          <table:table-cell table:formula="of:=ABS(([.B118]-[.$L$6])/[.$L$6])*100" office:value-type="float" office:value="103.960720130933" calcext:value-type="float">
            <text:p>103,9607201309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39" calcext:value-type="float">
            <text:p>12439</text:p>
          </table:table-cell>
          <table:table-cell office:value-type="float" office:value="56517242242" calcext:value-type="float">
            <text:p>56517242242</text:p>
          </table:table-cell>
          <table:table-cell table:formula="of:=[.C119]/1000000000" office:value-type="float" office:value="56.517242242" calcext:value-type="float">
            <text:p>56,517242242</text:p>
          </table:table-cell>
          <table:table-cell table:formula="of:=ABS(([.B119]-[.$L$6])/[.$L$6])*100" office:value-type="float" office:value="103.584288052373" calcext:value-type="float">
            <text:p>103,5842880523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18" calcext:value-type="float">
            <text:p>12418</text:p>
          </table:table-cell>
          <table:table-cell office:value-type="float" office:value="56995931002" calcext:value-type="float">
            <text:p>56995931002</text:p>
          </table:table-cell>
          <table:table-cell table:formula="of:=[.C120]/1000000000" office:value-type="float" office:value="56.995931002" calcext:value-type="float">
            <text:p>56,995931002</text:p>
          </table:table-cell>
          <table:table-cell table:formula="of:=ABS(([.B120]-[.$L$6])/[.$L$6])*100" office:value-type="float" office:value="103.240589198036" calcext:value-type="float">
            <text:p>103,2405891980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99" calcext:value-type="float">
            <text:p>12399</text:p>
          </table:table-cell>
          <table:table-cell office:value-type="float" office:value="57471623706" calcext:value-type="float">
            <text:p>57471623706</text:p>
          </table:table-cell>
          <table:table-cell table:formula="of:=[.C121]/1000000000" office:value-type="float" office:value="57.471623706" calcext:value-type="float">
            <text:p>57,471623706</text:p>
          </table:table-cell>
          <table:table-cell table:formula="of:=ABS(([.B121]-[.$L$6])/[.$L$6])*100" office:value-type="float" office:value="102.929623567921" calcext:value-type="float">
            <text:p>102,9296235679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61" calcext:value-type="float">
            <text:p>12361</text:p>
          </table:table-cell>
          <table:table-cell office:value-type="float" office:value="57954540451" calcext:value-type="float">
            <text:p>57954540451</text:p>
          </table:table-cell>
          <table:table-cell table:formula="of:=[.C122]/1000000000" office:value-type="float" office:value="57.954540451" calcext:value-type="float">
            <text:p>57,954540451</text:p>
          </table:table-cell>
          <table:table-cell table:formula="of:=ABS(([.B122]-[.$L$6])/[.$L$6])*100" office:value-type="float" office:value="102.307692307692" calcext:value-type="float">
            <text:p>102,3076923076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43" calcext:value-type="float">
            <text:p>12343</text:p>
          </table:table-cell>
          <table:table-cell office:value-type="float" office:value="58431906355" calcext:value-type="float">
            <text:p>58431906355</text:p>
          </table:table-cell>
          <table:table-cell table:formula="of:=[.C123]/1000000000" office:value-type="float" office:value="58.431906355" calcext:value-type="float">
            <text:p>58,431906355</text:p>
          </table:table-cell>
          <table:table-cell table:formula="of:=ABS(([.B123]-[.$L$6])/[.$L$6])*100" office:value-type="float" office:value="102.013093289689" calcext:value-type="float">
            <text:p>102,0130932896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22" calcext:value-type="float">
            <text:p>12322</text:p>
          </table:table-cell>
          <table:table-cell office:value-type="float" office:value="58912517781" calcext:value-type="float">
            <text:p>58912517781</text:p>
          </table:table-cell>
          <table:table-cell table:formula="of:=[.C124]/1000000000" office:value-type="float" office:value="58.912517781" calcext:value-type="float">
            <text:p>58,912517781</text:p>
          </table:table-cell>
          <table:table-cell table:formula="of:=ABS(([.B124]-[.$L$6])/[.$L$6])*100" office:value-type="float" office:value="101.669394435352" calcext:value-type="float">
            <text:p>101,6693944353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260" calcext:value-type="float">
            <text:p>12260</text:p>
          </table:table-cell>
          <table:table-cell office:value-type="float" office:value="59383075059" calcext:value-type="float">
            <text:p>59383075059</text:p>
          </table:table-cell>
          <table:table-cell table:formula="of:=[.C125]/1000000000" office:value-type="float" office:value="59.383075059" calcext:value-type="float">
            <text:p>59,383075059</text:p>
          </table:table-cell>
          <table:table-cell table:formula="of:=ABS(([.B125]-[.$L$6])/[.$L$6])*100" office:value-type="float" office:value="100.654664484452" calcext:value-type="float">
            <text:p>100,6546644844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243" calcext:value-type="float">
            <text:p>12243</text:p>
          </table:table-cell>
          <table:table-cell office:value-type="float" office:value="59854530762" calcext:value-type="float">
            <text:p>59854530762</text:p>
          </table:table-cell>
          <table:table-cell table:formula="of:=[.C126]/1000000000" office:value-type="float" office:value="59.854530762" calcext:value-type="float">
            <text:p>59,854530762</text:p>
          </table:table-cell>
          <table:table-cell table:formula="of:=ABS(([.B126]-[.$L$6])/[.$L$6])*100" office:value-type="float" office:value="100.37643207856" calcext:value-type="float">
            <text:p>100,376432078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227" calcext:value-type="float">
            <text:p>12227</text:p>
          </table:table-cell>
          <table:table-cell office:value-type="float" office:value="60324267665" calcext:value-type="float">
            <text:p>60324267665</text:p>
          </table:table-cell>
          <table:table-cell table:formula="of:=[.C127]/1000000000" office:value-type="float" office:value="60.324267665" calcext:value-type="float">
            <text:p>60,324267665</text:p>
          </table:table-cell>
          <table:table-cell table:formula="of:=ABS(([.B127]-[.$L$6])/[.$L$6])*100" office:value-type="float" office:value="100.114566284779" calcext:value-type="float">
            <text:p>100,1145662847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87" calcext:value-type="float">
            <text:p>12187</text:p>
          </table:table-cell>
          <table:table-cell office:value-type="float" office:value="60796794900" calcext:value-type="float">
            <text:p>60796794900</text:p>
          </table:table-cell>
          <table:table-cell table:formula="of:=[.C128]/1000000000" office:value-type="float" office:value="60.7967949" calcext:value-type="float">
            <text:p>60,7967949</text:p>
          </table:table-cell>
          <table:table-cell table:formula="of:=ABS(([.B128]-[.$L$6])/[.$L$6])*100" office:value-type="float" office:value="99.4599018003273" calcext:value-type="float">
            <text:p>99,45990180032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72" calcext:value-type="float">
            <text:p>12172</text:p>
          </table:table-cell>
          <table:table-cell office:value-type="float" office:value="61266933078" calcext:value-type="float">
            <text:p>61266933078</text:p>
          </table:table-cell>
          <table:table-cell table:formula="of:=[.C129]/1000000000" office:value-type="float" office:value="61.266933078" calcext:value-type="float">
            <text:p>61,266933078</text:p>
          </table:table-cell>
          <table:table-cell table:formula="of:=ABS(([.B129]-[.$L$6])/[.$L$6])*100" office:value-type="float" office:value="99.2144026186579" calcext:value-type="float">
            <text:p>99,21440261865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33" calcext:value-type="float">
            <text:p>12133</text:p>
          </table:table-cell>
          <table:table-cell office:value-type="float" office:value="61744758287" calcext:value-type="float">
            <text:p>61744758287</text:p>
          </table:table-cell>
          <table:table-cell table:formula="of:=[.C130]/1000000000" office:value-type="float" office:value="61.744758287" calcext:value-type="float">
            <text:p>61,744758287</text:p>
          </table:table-cell>
          <table:table-cell table:formula="of:=ABS(([.B130]-[.$L$6])/[.$L$6])*100" office:value-type="float" office:value="98.5761047463175" calcext:value-type="float">
            <text:p>98,57610474631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19" calcext:value-type="float">
            <text:p>12119</text:p>
          </table:table-cell>
          <table:table-cell office:value-type="float" office:value="62213242485" calcext:value-type="float">
            <text:p>62213242485</text:p>
          </table:table-cell>
          <table:table-cell table:formula="of:=[.C131]/1000000000" office:value-type="float" office:value="62.213242485" calcext:value-type="float">
            <text:p>62,213242485</text:p>
          </table:table-cell>
          <table:table-cell table:formula="of:=ABS(([.B131]-[.$L$6])/[.$L$6])*100" office:value-type="float" office:value="98.3469721767594" calcext:value-type="float">
            <text:p>98,34697217675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06" calcext:value-type="float">
            <text:p>12106</text:p>
          </table:table-cell>
          <table:table-cell office:value-type="float" office:value="62684345825" calcext:value-type="float">
            <text:p>62684345825</text:p>
          </table:table-cell>
          <table:table-cell table:formula="of:=[.C132]/1000000000" office:value-type="float" office:value="62.684345825" calcext:value-type="float">
            <text:p>62,684345825</text:p>
          </table:table-cell>
          <table:table-cell table:formula="of:=ABS(([.B132]-[.$L$6])/[.$L$6])*100" office:value-type="float" office:value="98.1342062193126" calcext:value-type="float">
            <text:p>98,13420621931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94" calcext:value-type="float">
            <text:p>12094</text:p>
          </table:table-cell>
          <table:table-cell office:value-type="float" office:value="63152927027" calcext:value-type="float">
            <text:p>63152927027</text:p>
          </table:table-cell>
          <table:table-cell table:formula="of:=[.C133]/1000000000" office:value-type="float" office:value="63.152927027" calcext:value-type="float">
            <text:p>63,152927027</text:p>
          </table:table-cell>
          <table:table-cell table:formula="of:=ABS(([.B133]-[.$L$6])/[.$L$6])*100" office:value-type="float" office:value="97.9378068739771" calcext:value-type="float">
            <text:p>97,93780687397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82" calcext:value-type="float">
            <text:p>12082</text:p>
          </table:table-cell>
          <table:table-cell office:value-type="float" office:value="63627422072" calcext:value-type="float">
            <text:p>63627422072</text:p>
          </table:table-cell>
          <table:table-cell table:formula="of:=[.C134]/1000000000" office:value-type="float" office:value="63.627422072" calcext:value-type="float">
            <text:p>63,627422072</text:p>
          </table:table-cell>
          <table:table-cell table:formula="of:=ABS(([.B134]-[.$L$6])/[.$L$6])*100" office:value-type="float" office:value="97.7414075286416" calcext:value-type="float">
            <text:p>97,74140752864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64" calcext:value-type="float">
            <text:p>12064</text:p>
          </table:table-cell>
          <table:table-cell office:value-type="float" office:value="64096345816" calcext:value-type="float">
            <text:p>64096345816</text:p>
          </table:table-cell>
          <table:table-cell table:formula="of:=[.C135]/1000000000" office:value-type="float" office:value="64.096345816" calcext:value-type="float">
            <text:p>64,096345816</text:p>
          </table:table-cell>
          <table:table-cell table:formula="of:=ABS(([.B135]-[.$L$6])/[.$L$6])*100" office:value-type="float" office:value="97.4468085106383" calcext:value-type="float">
            <text:p>97,44680851063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54" calcext:value-type="float">
            <text:p>12054</text:p>
          </table:table-cell>
          <table:table-cell office:value-type="float" office:value="64568728297" calcext:value-type="float">
            <text:p>64568728297</text:p>
          </table:table-cell>
          <table:table-cell table:formula="of:=[.C136]/1000000000" office:value-type="float" office:value="64.568728297" calcext:value-type="float">
            <text:p>64,568728297</text:p>
          </table:table-cell>
          <table:table-cell table:formula="of:=ABS(([.B136]-[.$L$6])/[.$L$6])*100" office:value-type="float" office:value="97.2831423895254" calcext:value-type="float">
            <text:p>97,28314238952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74" calcext:value-type="float">
            <text:p>11974</text:p>
          </table:table-cell>
          <table:table-cell office:value-type="float" office:value="65040613865" calcext:value-type="float">
            <text:p>65040613865</text:p>
          </table:table-cell>
          <table:table-cell table:formula="of:=[.C137]/1000000000" office:value-type="float" office:value="65.040613865" calcext:value-type="float">
            <text:p>65,040613865</text:p>
          </table:table-cell>
          <table:table-cell table:formula="of:=ABS(([.B137]-[.$L$6])/[.$L$6])*100" office:value-type="float" office:value="95.9738134206219" calcext:value-type="float">
            <text:p>95,97381342062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61" calcext:value-type="float">
            <text:p>11961</text:p>
          </table:table-cell>
          <table:table-cell office:value-type="float" office:value="65514333833" calcext:value-type="float">
            <text:p>65514333833</text:p>
          </table:table-cell>
          <table:table-cell table:formula="of:=[.C138]/1000000000" office:value-type="float" office:value="65.514333833" calcext:value-type="float">
            <text:p>65,514333833</text:p>
          </table:table-cell>
          <table:table-cell table:formula="of:=ABS(([.B138]-[.$L$6])/[.$L$6])*100" office:value-type="float" office:value="95.7610474631751" calcext:value-type="float">
            <text:p>95,76104746317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51" calcext:value-type="float">
            <text:p>11951</text:p>
          </table:table-cell>
          <table:table-cell office:value-type="float" office:value="65985813770" calcext:value-type="float">
            <text:p>65985813770</text:p>
          </table:table-cell>
          <table:table-cell table:formula="of:=[.C139]/1000000000" office:value-type="float" office:value="65.98581377" calcext:value-type="float">
            <text:p>65,98581377</text:p>
          </table:table-cell>
          <table:table-cell table:formula="of:=ABS(([.B139]-[.$L$6])/[.$L$6])*100" office:value-type="float" office:value="95.5973813420622" calcext:value-type="float">
            <text:p>95,59738134206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70" calcext:value-type="float">
            <text:p>11870</text:p>
          </table:table-cell>
          <table:table-cell office:value-type="float" office:value="66460685086" calcext:value-type="float">
            <text:p>66460685086</text:p>
          </table:table-cell>
          <table:table-cell table:formula="of:=[.C140]/1000000000" office:value-type="float" office:value="66.460685086" calcext:value-type="float">
            <text:p>66,460685086</text:p>
          </table:table-cell>
          <table:table-cell table:formula="of:=ABS(([.B140]-[.$L$6])/[.$L$6])*100" office:value-type="float" office:value="94.2716857610475" calcext:value-type="float">
            <text:p>94,27168576104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60" calcext:value-type="float">
            <text:p>11860</text:p>
          </table:table-cell>
          <table:table-cell office:value-type="float" office:value="66931354258" calcext:value-type="float">
            <text:p>66931354258</text:p>
          </table:table-cell>
          <table:table-cell table:formula="of:=[.C141]/1000000000" office:value-type="float" office:value="66.931354258" calcext:value-type="float">
            <text:p>66,931354258</text:p>
          </table:table-cell>
          <table:table-cell table:formula="of:=ABS(([.B141]-[.$L$6])/[.$L$6])*100" office:value-type="float" office:value="94.1080196399345" calcext:value-type="float">
            <text:p>94,10801963993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36" calcext:value-type="float">
            <text:p>11836</text:p>
          </table:table-cell>
          <table:table-cell office:value-type="float" office:value="67403940631" calcext:value-type="float">
            <text:p>67403940631</text:p>
          </table:table-cell>
          <table:table-cell table:formula="of:=[.C142]/1000000000" office:value-type="float" office:value="67.403940631" calcext:value-type="float">
            <text:p>67,403940631</text:p>
          </table:table-cell>
          <table:table-cell table:formula="of:=ABS(([.B142]-[.$L$6])/[.$L$6])*100" office:value-type="float" office:value="93.7152209492635" calcext:value-type="float">
            <text:p>93,71522094926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18" calcext:value-type="float">
            <text:p>11818</text:p>
          </table:table-cell>
          <table:table-cell office:value-type="float" office:value="67874884403" calcext:value-type="float">
            <text:p>67874884403</text:p>
          </table:table-cell>
          <table:table-cell table:formula="of:=[.C143]/1000000000" office:value-type="float" office:value="67.874884403" calcext:value-type="float">
            <text:p>67,874884403</text:p>
          </table:table-cell>
          <table:table-cell table:formula="of:=ABS(([.B143]-[.$L$6])/[.$L$6])*100" office:value-type="float" office:value="93.4206219312602" calcext:value-type="float">
            <text:p>93,42062193126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11" calcext:value-type="float">
            <text:p>11811</text:p>
          </table:table-cell>
          <table:table-cell office:value-type="float" office:value="68347678668" calcext:value-type="float">
            <text:p>68347678668</text:p>
          </table:table-cell>
          <table:table-cell table:formula="of:=[.C144]/1000000000" office:value-type="float" office:value="68.347678668" calcext:value-type="float">
            <text:p>68,347678668</text:p>
          </table:table-cell>
          <table:table-cell table:formula="of:=ABS(([.B144]-[.$L$6])/[.$L$6])*100" office:value-type="float" office:value="93.3060556464812" calcext:value-type="float">
            <text:p>93,30605564648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04" calcext:value-type="float">
            <text:p>11804</text:p>
          </table:table-cell>
          <table:table-cell office:value-type="float" office:value="68821608365" calcext:value-type="float">
            <text:p>68821608365</text:p>
          </table:table-cell>
          <table:table-cell table:formula="of:=[.C145]/1000000000" office:value-type="float" office:value="68.821608365" calcext:value-type="float">
            <text:p>68,821608365</text:p>
          </table:table-cell>
          <table:table-cell table:formula="of:=ABS(([.B145]-[.$L$6])/[.$L$6])*100" office:value-type="float" office:value="93.1914893617021" calcext:value-type="float">
            <text:p>93,19148936170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789" calcext:value-type="float">
            <text:p>11789</text:p>
          </table:table-cell>
          <table:table-cell office:value-type="float" office:value="69289308706" calcext:value-type="float">
            <text:p>69289308706</text:p>
          </table:table-cell>
          <table:table-cell table:formula="of:=[.C146]/1000000000" office:value-type="float" office:value="69.289308706" calcext:value-type="float">
            <text:p>69,289308706</text:p>
          </table:table-cell>
          <table:table-cell table:formula="of:=ABS(([.B146]-[.$L$6])/[.$L$6])*100" office:value-type="float" office:value="92.9459901800327" calcext:value-type="float">
            <text:p>92,94599018003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781" calcext:value-type="float">
            <text:p>11781</text:p>
          </table:table-cell>
          <table:table-cell office:value-type="float" office:value="69763526627" calcext:value-type="float">
            <text:p>69763526627</text:p>
          </table:table-cell>
          <table:table-cell table:formula="of:=[.C147]/1000000000" office:value-type="float" office:value="69.763526627" calcext:value-type="float">
            <text:p>69,763526627</text:p>
          </table:table-cell>
          <table:table-cell table:formula="of:=ABS(([.B147]-[.$L$6])/[.$L$6])*100" office:value-type="float" office:value="92.8150572831424" calcext:value-type="float">
            <text:p>92,81505728314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729" calcext:value-type="float">
            <text:p>11729</text:p>
          </table:table-cell>
          <table:table-cell office:value-type="float" office:value="70234146845" calcext:value-type="float">
            <text:p>70234146845</text:p>
          </table:table-cell>
          <table:table-cell table:formula="of:=[.C148]/1000000000" office:value-type="float" office:value="70.234146845" calcext:value-type="float">
            <text:p>70,234146845</text:p>
          </table:table-cell>
          <table:table-cell table:formula="of:=ABS(([.B148]-[.$L$6])/[.$L$6])*100" office:value-type="float" office:value="91.9639934533552" calcext:value-type="float">
            <text:p>91,96399345335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723" calcext:value-type="float">
            <text:p>11723</text:p>
          </table:table-cell>
          <table:table-cell office:value-type="float" office:value="70706561095" calcext:value-type="float">
            <text:p>70706561095</text:p>
          </table:table-cell>
          <table:table-cell table:formula="of:=[.C149]/1000000000" office:value-type="float" office:value="70.706561095" calcext:value-type="float">
            <text:p>70,706561095</text:p>
          </table:table-cell>
          <table:table-cell table:formula="of:=ABS(([.B149]-[.$L$6])/[.$L$6])*100" office:value-type="float" office:value="91.8657937806874" calcext:value-type="float">
            <text:p>91,86579378068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718" calcext:value-type="float">
            <text:p>11718</text:p>
          </table:table-cell>
          <table:table-cell office:value-type="float" office:value="71176667985" calcext:value-type="float">
            <text:p>71176667985</text:p>
          </table:table-cell>
          <table:table-cell table:formula="of:=[.C150]/1000000000" office:value-type="float" office:value="71.176667985" calcext:value-type="float">
            <text:p>71,176667985</text:p>
          </table:table-cell>
          <table:table-cell table:formula="of:=ABS(([.B150]-[.$L$6])/[.$L$6])*100" office:value-type="float" office:value="91.7839607201309" calcext:value-type="float">
            <text:p>91,78396072013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42" calcext:value-type="float">
            <text:p>11642</text:p>
          </table:table-cell>
          <table:table-cell office:value-type="float" office:value="71647240315" calcext:value-type="float">
            <text:p>71647240315</text:p>
          </table:table-cell>
          <table:table-cell table:formula="of:=[.C151]/1000000000" office:value-type="float" office:value="71.647240315" calcext:value-type="float">
            <text:p>71,647240315</text:p>
          </table:table-cell>
          <table:table-cell table:formula="of:=ABS(([.B151]-[.$L$6])/[.$L$6])*100" office:value-type="float" office:value="90.5400981996727" calcext:value-type="float">
            <text:p>90,54009819967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21" calcext:value-type="float">
            <text:p>11621</text:p>
          </table:table-cell>
          <table:table-cell office:value-type="float" office:value="72117427379" calcext:value-type="float">
            <text:p>72117427379</text:p>
          </table:table-cell>
          <table:table-cell table:formula="of:=[.C152]/1000000000" office:value-type="float" office:value="72.117427379" calcext:value-type="float">
            <text:p>72,117427379</text:p>
          </table:table-cell>
          <table:table-cell table:formula="of:=ABS(([.B152]-[.$L$6])/[.$L$6])*100" office:value-type="float" office:value="90.1963993453355" calcext:value-type="float">
            <text:p>90,19639934533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17" calcext:value-type="float">
            <text:p>11617</text:p>
          </table:table-cell>
          <table:table-cell office:value-type="float" office:value="72587468934" calcext:value-type="float">
            <text:p>72587468934</text:p>
          </table:table-cell>
          <table:table-cell table:formula="of:=[.C153]/1000000000" office:value-type="float" office:value="72.587468934" calcext:value-type="float">
            <text:p>72,587468934</text:p>
          </table:table-cell>
          <table:table-cell table:formula="of:=ABS(([.B153]-[.$L$6])/[.$L$6])*100" office:value-type="float" office:value="90.1309328968904" calcext:value-type="float">
            <text:p>90,13093289689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13" calcext:value-type="float">
            <text:p>11613</text:p>
          </table:table-cell>
          <table:table-cell office:value-type="float" office:value="73055802989" calcext:value-type="float">
            <text:p>73055802989</text:p>
          </table:table-cell>
          <table:table-cell table:formula="of:=[.C154]/1000000000" office:value-type="float" office:value="73.055802989" calcext:value-type="float">
            <text:p>73,055802989</text:p>
          </table:table-cell>
          <table:table-cell table:formula="of:=ABS(([.B154]-[.$L$6])/[.$L$6])*100" office:value-type="float" office:value="90.0654664484452" calcext:value-type="float">
            <text:p>90,06546644844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10" calcext:value-type="float">
            <text:p>11610</text:p>
          </table:table-cell>
          <table:table-cell office:value-type="float" office:value="73523550745" calcext:value-type="float">
            <text:p>73523550745</text:p>
          </table:table-cell>
          <table:table-cell table:formula="of:=[.C155]/1000000000" office:value-type="float" office:value="73.523550745" calcext:value-type="float">
            <text:p>73,523550745</text:p>
          </table:table-cell>
          <table:table-cell table:formula="of:=ABS(([.B155]-[.$L$6])/[.$L$6])*100" office:value-type="float" office:value="90.0163666121113" calcext:value-type="float">
            <text:p>90,01636661211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09" calcext:value-type="float">
            <text:p>11609</text:p>
          </table:table-cell>
          <table:table-cell office:value-type="float" office:value="73991011009" calcext:value-type="float">
            <text:p>73991011009</text:p>
          </table:table-cell>
          <table:table-cell table:formula="of:=[.C156]/1000000000" office:value-type="float" office:value="73.991011009" calcext:value-type="float">
            <text:p>73,991011009</text:p>
          </table:table-cell>
          <table:table-cell table:formula="of:=ABS(([.B156]-[.$L$6])/[.$L$6])*100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08" calcext:value-type="float">
            <text:p>11608</text:p>
          </table:table-cell>
          <table:table-cell office:value-type="float" office:value="74462975296" calcext:value-type="float">
            <text:p>74462975296</text:p>
          </table:table-cell>
          <table:table-cell table:formula="of:=[.C157]/1000000000" office:value-type="float" office:value="74.462975296" calcext:value-type="float">
            <text:p>74,462975296</text:p>
          </table:table-cell>
          <table:table-cell table:formula="of:=ABS(([.B157]-[.$L$6])/[.$L$6])*100" office:value-type="float" office:value="89.9836333878887" calcext:value-type="float">
            <text:p>89,98363338788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07" calcext:value-type="float">
            <text:p>11607</text:p>
          </table:table-cell>
          <table:table-cell office:value-type="float" office:value="98600901185" calcext:value-type="float">
            <text:p>98600901185</text:p>
          </table:table-cell>
          <table:table-cell table:formula="of:=[.C158]/1000000000" office:value-type="float" office:value="98.600901185" calcext:value-type="float">
            <text:p>98,600901185</text:p>
          </table:table-cell>
          <table:table-cell table:formula="of:=ABS(([.B158]-[.$L$6])/[.$L$6])*100" office:value-type="float" office:value="89.9672667757774" calcext:value-type="float">
            <text:p>89,96726677577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88" calcext:value-type="float">
            <text:p>11588</text:p>
          </table:table-cell>
          <table:table-cell office:value-type="float" office:value="115778587663" calcext:value-type="float">
            <text:p>115778587663</text:p>
          </table:table-cell>
          <table:table-cell table:formula="of:=[.C159]/1000000000" office:value-type="float" office:value="115.778587663" calcext:value-type="float">
            <text:p>115,778587663</text:p>
          </table:table-cell>
          <table:table-cell table:formula="of:=ABS(([.B159]-[.$L$6])/[.$L$6])*100" office:value-type="float" office:value="89.6563011456628" calcext:value-type="float">
            <text:p>89,65630114566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82" calcext:value-type="float">
            <text:p>11582</text:p>
          </table:table-cell>
          <table:table-cell office:value-type="float" office:value="116258010526" calcext:value-type="float">
            <text:p>116258010526</text:p>
          </table:table-cell>
          <table:table-cell table:formula="of:=[.C160]/1000000000" office:value-type="float" office:value="116.258010526" calcext:value-type="float">
            <text:p>116,258010526</text:p>
          </table:table-cell>
          <table:table-cell table:formula="of:=ABS(([.B160]-[.$L$6])/[.$L$6])*100" office:value-type="float" office:value="89.5581014729951" calcext:value-type="float">
            <text:p>89,55810147299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72" calcext:value-type="float">
            <text:p>11572</text:p>
          </table:table-cell>
          <table:table-cell office:value-type="float" office:value="116743236559" calcext:value-type="float">
            <text:p>116743236559</text:p>
          </table:table-cell>
          <table:table-cell table:formula="of:=[.C161]/1000000000" office:value-type="float" office:value="116.743236559" calcext:value-type="float">
            <text:p>116,743236559</text:p>
          </table:table-cell>
          <table:table-cell table:formula="of:=ABS(([.B161]-[.$L$6])/[.$L$6])*100" office:value-type="float" office:value="89.3944353518822" calcext:value-type="float">
            <text:p>89,39443535188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63" calcext:value-type="float">
            <text:p>11563</text:p>
          </table:table-cell>
          <table:table-cell office:value-type="float" office:value="117225122684" calcext:value-type="float">
            <text:p>117225122684</text:p>
          </table:table-cell>
          <table:table-cell table:formula="of:=[.C162]/1000000000" office:value-type="float" office:value="117.225122684" calcext:value-type="float">
            <text:p>117,225122684</text:p>
          </table:table-cell>
          <table:table-cell table:formula="of:=ABS(([.B162]-[.$L$6])/[.$L$6])*100" office:value-type="float" office:value="89.2471358428805" calcext:value-type="float">
            <text:p>89,24713584288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56" calcext:value-type="float">
            <text:p>11556</text:p>
          </table:table-cell>
          <table:table-cell office:value-type="float" office:value="117703687809" calcext:value-type="float">
            <text:p>117703687809</text:p>
          </table:table-cell>
          <table:table-cell table:formula="of:=[.C163]/1000000000" office:value-type="float" office:value="117.703687809" calcext:value-type="float">
            <text:p>117,703687809</text:p>
          </table:table-cell>
          <table:table-cell table:formula="of:=ABS(([.B163]-[.$L$6])/[.$L$6])*100" office:value-type="float" office:value="89.1325695581015" calcext:value-type="float">
            <text:p>89,13256955810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54" calcext:value-type="float">
            <text:p>11554</text:p>
          </table:table-cell>
          <table:table-cell office:value-type="float" office:value="118660548075" calcext:value-type="float">
            <text:p>118660548075</text:p>
          </table:table-cell>
          <table:table-cell table:formula="of:=[.C164]/1000000000" office:value-type="float" office:value="118.660548075" calcext:value-type="float">
            <text:p>118,660548075</text:p>
          </table:table-cell>
          <table:table-cell table:formula="of:=ABS(([.B164]-[.$L$6])/[.$L$6])*100" office:value-type="float" office:value="89.0998363338789" calcext:value-type="float">
            <text:p>89,0998363338789</text:p>
          </table:table-cell>
          <table:table-cell table:number-columns-repeated="1019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bg323.atsp" table:style-name="ta1">
        <table:shapes>
          <draw:frame draw:z-index="0" draw:style-name="gr1" draw:text-style-name="P1" svg:width="180.35mm" svg:height="110.08mm" svg:x="135.21mm" svg:y="34.34mm">
            <loext:p/>
            <draw:object draw:notify-on-update-of-ranges="'att48.tsp'.E1:'att48.tsp'.E1 'rbg323.atsp'.E2:'rbg323.atsp'.E53 'rbg323.atsp'.D2:'rbg323.atsp'.D5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Koszt</text:p>
          </table:table-cell>
          <table:table-cell office:value-type="string" calcext:value-type="string">
            <text:p>Czas (ns)</text:p>
          </table:table-cell>
          <table:table-cell office:value-type="string" calcext:value-type="string">
            <text:p>Czas (s)</text:p>
          </table:table-cell>
          <table:table-cell office:value-type="string" calcext:value-type="string">
            <text:p>Błą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36" calcext:value-type="float">
            <text:p>6036</text:p>
          </table:table-cell>
          <table:table-cell office:value-type="float" office:value="7245155840" calcext:value-type="float">
            <text:p>7245155840</text:p>
          </table:table-cell>
          <table:table-cell table:formula="of:=[.C2]/1000000000" office:value-type="float" office:value="7.24515584" calcext:value-type="float">
            <text:p>7,24515584</text:p>
          </table:table-cell>
          <table:table-cell table:formula="of:=ABS(([.B2]-[.$L$6])/[.$L$6])*100" office:value-type="float" office:value="355.203619909502" calcext:value-type="float">
            <text:p>355,203619909502</text:p>
          </table:table-cell>
          <table:table-cell table:number-columns-repeated="6"/>
          <table:table-cell office:value-type="string" calcext:value-type="string">
            <text:p>Iteracje</text:p>
          </table:table-cell>
          <table:table-cell office:value-type="string" calcext:value-type="string">
            <text:p>Kadencje</text:p>
          </table:table-cell>
          <table:table-cell office:value-type="string" calcext:value-type="string">
            <text:p>Błędy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946" calcext:value-type="float">
            <text:p>5946</text:p>
          </table:table-cell>
          <table:table-cell office:value-type="float" office:value="14435258953" calcext:value-type="float">
            <text:p>14435258953</text:p>
          </table:table-cell>
          <table:table-cell table:formula="of:=[.C3]/1000000000" office:value-type="float" office:value="14.435258953" calcext:value-type="float">
            <text:p>14,435258953</text:p>
          </table:table-cell>
          <table:table-cell table:formula="of:=ABS(([.B3]-[.$L$6])/[.$L$6])*100" office:value-type="float" office:value="348.41628959276" calcext:value-type="float">
            <text:p>348,41628959276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868" calcext:value-type="float">
            <text:p>5868</text:p>
          </table:table-cell>
          <table:table-cell office:value-type="float" office:value="21616620273" calcext:value-type="float">
            <text:p>21616620273</text:p>
          </table:table-cell>
          <table:table-cell table:formula="of:=[.C4]/1000000000" office:value-type="float" office:value="21.616620273" calcext:value-type="float">
            <text:p>21,616620273</text:p>
          </table:table-cell>
          <table:table-cell table:formula="of:=ABS(([.B4]-[.$L$6])/[.$L$6])*100" office:value-type="float" office:value="342.533936651584" calcext:value-type="float">
            <text:p>342,5339366515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92" calcext:value-type="float">
            <text:p>5792</text:p>
          </table:table-cell>
          <table:table-cell office:value-type="float" office:value="28843565825" calcext:value-type="float">
            <text:p>28843565825</text:p>
          </table:table-cell>
          <table:table-cell table:formula="of:=[.C5]/1000000000" office:value-type="float" office:value="28.843565825" calcext:value-type="float">
            <text:p>28,843565825</text:p>
          </table:table-cell>
          <table:table-cell table:formula="of:=ABS(([.B5]-[.$L$6])/[.$L$6])*100" office:value-type="float" office:value="336.802413273001" calcext:value-type="float">
            <text:p>336,802413273001</text:p>
          </table:table-cell>
          <table:table-cell table:number-columns-repeated="6"/>
          <table:table-cell office:value-type="string" calcext:value-type="string">
            <text:p>Poprawny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18" calcext:value-type="float">
            <text:p>5718</text:p>
          </table:table-cell>
          <table:table-cell office:value-type="float" office:value="36091836578" calcext:value-type="float">
            <text:p>36091836578</text:p>
          </table:table-cell>
          <table:table-cell table:formula="of:=[.C6]/1000000000" office:value-type="float" office:value="36.091836578" calcext:value-type="float">
            <text:p>36,091836578</text:p>
          </table:table-cell>
          <table:table-cell table:formula="of:=ABS(([.B6]-[.$L$6])/[.$L$6])*100" office:value-type="float" office:value="331.221719457014" calcext:value-type="float">
            <text:p>331,221719457014</text:p>
          </table:table-cell>
          <table:table-cell table:number-columns-repeated="6"/>
          <table:table-cell table:style-name="ce2" office:value-type="float" office:value="1326" calcext:value-type="float">
            <text:p>13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647" calcext:value-type="float">
            <text:p>5647</text:p>
          </table:table-cell>
          <table:table-cell office:value-type="float" office:value="43227477487" calcext:value-type="float">
            <text:p>43227477487</text:p>
          </table:table-cell>
          <table:table-cell table:formula="of:=[.C7]/1000000000" office:value-type="float" office:value="43.227477487" calcext:value-type="float">
            <text:p>43,227477487</text:p>
          </table:table-cell>
          <table:table-cell table:formula="of:=ABS(([.B7]-[.$L$6])/[.$L$6])*100" office:value-type="float" office:value="325.867269984917" calcext:value-type="float">
            <text:p>325,8672699849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78" calcext:value-type="float">
            <text:p>5578</text:p>
          </table:table-cell>
          <table:table-cell office:value-type="float" office:value="50479943759" calcext:value-type="float">
            <text:p>50479943759</text:p>
          </table:table-cell>
          <table:table-cell table:formula="of:=[.C8]/1000000000" office:value-type="float" office:value="50.479943759" calcext:value-type="float">
            <text:p>50,479943759</text:p>
          </table:table-cell>
          <table:table-cell table:formula="of:=ABS(([.B8]-[.$L$6])/[.$L$6])*100" office:value-type="float" office:value="320.663650075415" calcext:value-type="float">
            <text:p>320,6636500754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10" calcext:value-type="float">
            <text:p>5510</text:p>
          </table:table-cell>
          <table:table-cell office:value-type="float" office:value="57647724433" calcext:value-type="float">
            <text:p>57647724433</text:p>
          </table:table-cell>
          <table:table-cell table:formula="of:=[.C9]/1000000000" office:value-type="float" office:value="57.647724433" calcext:value-type="float">
            <text:p>57,647724433</text:p>
          </table:table-cell>
          <table:table-cell table:formula="of:=ABS(([.B9]-[.$L$6])/[.$L$6])*100" office:value-type="float" office:value="315.53544494721" calcext:value-type="float">
            <text:p>315,535444947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45" calcext:value-type="float">
            <text:p>5445</text:p>
          </table:table-cell>
          <table:table-cell office:value-type="float" office:value="64877930976" calcext:value-type="float">
            <text:p>64877930976</text:p>
          </table:table-cell>
          <table:table-cell table:formula="of:=[.C10]/1000000000" office:value-type="float" office:value="64.877930976" calcext:value-type="float">
            <text:p>64,877930976</text:p>
          </table:table-cell>
          <table:table-cell table:formula="of:=ABS(([.B10]-[.$L$6])/[.$L$6])*100" office:value-type="float" office:value="310.633484162896" calcext:value-type="float">
            <text:p>310,6334841628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81" calcext:value-type="float">
            <text:p>5381</text:p>
          </table:table-cell>
          <table:table-cell office:value-type="float" office:value="72042370580" calcext:value-type="float">
            <text:p>72042370580</text:p>
          </table:table-cell>
          <table:table-cell table:formula="of:=[.C11]/1000000000" office:value-type="float" office:value="72.04237058" calcext:value-type="float">
            <text:p>72,04237058</text:p>
          </table:table-cell>
          <table:table-cell table:formula="of:=ABS(([.B11]-[.$L$6])/[.$L$6])*100" office:value-type="float" office:value="305.806938159879" calcext:value-type="float">
            <text:p>305,8069381598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17" calcext:value-type="float">
            <text:p>5317</text:p>
          </table:table-cell>
          <table:table-cell office:value-type="float" office:value="79284141889" calcext:value-type="float">
            <text:p>79284141889</text:p>
          </table:table-cell>
          <table:table-cell table:formula="of:=[.C12]/1000000000" office:value-type="float" office:value="79.284141889" calcext:value-type="float">
            <text:p>79,284141889</text:p>
          </table:table-cell>
          <table:table-cell table:formula="of:=ABS(([.B12]-[.$L$6])/[.$L$6])*100" office:value-type="float" office:value="300.980392156863" calcext:value-type="float">
            <text:p>300,9803921568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54" calcext:value-type="float">
            <text:p>5254</text:p>
          </table:table-cell>
          <table:table-cell office:value-type="float" office:value="86529584092" calcext:value-type="float">
            <text:p>86529584092</text:p>
          </table:table-cell>
          <table:table-cell table:formula="of:=[.C13]/1000000000" office:value-type="float" office:value="86.529584092" calcext:value-type="float">
            <text:p>86,529584092</text:p>
          </table:table-cell>
          <table:table-cell table:formula="of:=ABS(([.B13]-[.$L$6])/[.$L$6])*100" office:value-type="float" office:value="296.229260935143" calcext:value-type="float">
            <text:p>296,2292609351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91" calcext:value-type="float">
            <text:p>5191</text:p>
          </table:table-cell>
          <table:table-cell office:value-type="float" office:value="93745890991" calcext:value-type="float">
            <text:p>93745890991</text:p>
          </table:table-cell>
          <table:table-cell table:formula="of:=[.C14]/1000000000" office:value-type="float" office:value="93.745890991" calcext:value-type="float">
            <text:p>93,745890991</text:p>
          </table:table-cell>
          <table:table-cell table:formula="of:=ABS(([.B14]-[.$L$6])/[.$L$6])*100" office:value-type="float" office:value="291.478129713424" calcext:value-type="float">
            <text:p>291,4781297134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29" calcext:value-type="float">
            <text:p>5129</text:p>
          </table:table-cell>
          <table:table-cell office:value-type="float" office:value="100937586507" calcext:value-type="float">
            <text:p>100937586507</text:p>
          </table:table-cell>
          <table:table-cell table:formula="of:=[.C15]/1000000000" office:value-type="float" office:value="100.937586507" calcext:value-type="float">
            <text:p>100,937586507</text:p>
          </table:table-cell>
          <table:table-cell table:formula="of:=ABS(([.B15]-[.$L$6])/[.$L$6])*100" office:value-type="float" office:value="286.802413273001" calcext:value-type="float">
            <text:p>286,802413273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70" calcext:value-type="float">
            <text:p>5070</text:p>
          </table:table-cell>
          <table:table-cell office:value-type="float" office:value="108193164889" calcext:value-type="float">
            <text:p>108193164889</text:p>
          </table:table-cell>
          <table:table-cell table:formula="of:=[.C16]/1000000000" office:value-type="float" office:value="108.193164889" calcext:value-type="float">
            <text:p>108,193164889</text:p>
          </table:table-cell>
          <table:table-cell table:formula="of:=ABS(([.B16]-[.$L$6])/[.$L$6])*100" office:value-type="float" office:value="282.352941176471" calcext:value-type="float">
            <text:p>282,3529411764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12" calcext:value-type="float">
            <text:p>5012</text:p>
          </table:table-cell>
          <table:table-cell office:value-type="float" office:value="115430022411" calcext:value-type="float">
            <text:p>115430022411</text:p>
          </table:table-cell>
          <table:table-cell table:formula="of:=[.C17]/1000000000" office:value-type="float" office:value="115.430022411" calcext:value-type="float">
            <text:p>115,430022411</text:p>
          </table:table-cell>
          <table:table-cell table:formula="of:=ABS(([.B17]-[.$L$6])/[.$L$6])*100" office:value-type="float" office:value="277.978883861237" calcext:value-type="float">
            <text:p>277,9788838612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55" calcext:value-type="float">
            <text:p>4955</text:p>
          </table:table-cell>
          <table:table-cell office:value-type="float" office:value="122595682466" calcext:value-type="float">
            <text:p>122595682466</text:p>
          </table:table-cell>
          <table:table-cell table:formula="of:=[.C18]/1000000000" office:value-type="float" office:value="122.595682466" calcext:value-type="float">
            <text:p>122,595682466</text:p>
          </table:table-cell>
          <table:table-cell table:formula="of:=ABS(([.B18]-[.$L$6])/[.$L$6])*100" office:value-type="float" office:value="273.6802413273" calcext:value-type="float">
            <text:p>273,68024132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129847557448" calcext:value-type="float">
            <text:p>129847557448</text:p>
          </table:table-cell>
          <table:table-cell table:formula="of:=[.C19]/1000000000" office:value-type="float" office:value="129.847557448" calcext:value-type="float">
            <text:p>129,847557448</text:p>
          </table:table-cell>
          <table:table-cell table:formula="of:=ABS(([.B19]-[.$L$6])/[.$L$6])*100" office:value-type="float" office:value="269.457013574661" calcext:value-type="float">
            <text:p>269,4570135746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43" calcext:value-type="float">
            <text:p>4843</text:p>
          </table:table-cell>
          <table:table-cell office:value-type="float" office:value="137313061291" calcext:value-type="float">
            <text:p>137313061291</text:p>
          </table:table-cell>
          <table:table-cell table:formula="of:=[.C20]/1000000000" office:value-type="float" office:value="137.313061291" calcext:value-type="float">
            <text:p>137,313061291</text:p>
          </table:table-cell>
          <table:table-cell table:formula="of:=ABS(([.B20]-[.$L$6])/[.$L$6])*100" office:value-type="float" office:value="265.233785822021" calcext:value-type="float">
            <text:p>265,2337858220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87" calcext:value-type="float">
            <text:p>4787</text:p>
          </table:table-cell>
          <table:table-cell office:value-type="float" office:value="144504491220" calcext:value-type="float">
            <text:p>144504491220</text:p>
          </table:table-cell>
          <table:table-cell table:formula="of:=[.C21]/1000000000" office:value-type="float" office:value="144.50449122" calcext:value-type="float">
            <text:p>144,50449122</text:p>
          </table:table-cell>
          <table:table-cell table:formula="of:=ABS(([.B21]-[.$L$6])/[.$L$6])*100" office:value-type="float" office:value="261.010558069382" calcext:value-type="float">
            <text:p>261,0105580693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32" calcext:value-type="float">
            <text:p>4732</text:p>
          </table:table-cell>
          <table:table-cell office:value-type="float" office:value="151725917447" calcext:value-type="float">
            <text:p>151725917447</text:p>
          </table:table-cell>
          <table:table-cell table:formula="of:=[.C22]/1000000000" office:value-type="float" office:value="151.725917447" calcext:value-type="float">
            <text:p>151,725917447</text:p>
          </table:table-cell>
          <table:table-cell table:formula="of:=ABS(([.B22]-[.$L$6])/[.$L$6])*100" office:value-type="float" office:value="256.862745098039" calcext:value-type="float">
            <text:p>256,8627450980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78" calcext:value-type="float">
            <text:p>4678</text:p>
          </table:table-cell>
          <table:table-cell office:value-type="float" office:value="158918638608" calcext:value-type="float">
            <text:p>158918638608</text:p>
          </table:table-cell>
          <table:table-cell table:formula="of:=[.C23]/1000000000" office:value-type="float" office:value="158.918638608" calcext:value-type="float">
            <text:p>158,918638608</text:p>
          </table:table-cell>
          <table:table-cell table:formula="of:=ABS(([.B23]-[.$L$6])/[.$L$6])*100" office:value-type="float" office:value="252.790346907994" calcext:value-type="float">
            <text:p>252,7903469079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24" calcext:value-type="float">
            <text:p>4624</text:p>
          </table:table-cell>
          <table:table-cell office:value-type="float" office:value="166120767619" calcext:value-type="float">
            <text:p>166120767619</text:p>
          </table:table-cell>
          <table:table-cell table:formula="of:=[.C24]/1000000000" office:value-type="float" office:value="166.120767619" calcext:value-type="float">
            <text:p>166,120767619</text:p>
          </table:table-cell>
          <table:table-cell table:formula="of:=ABS(([.B24]-[.$L$6])/[.$L$6])*100" office:value-type="float" office:value="248.717948717949" calcext:value-type="float">
            <text:p>248,7179487179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173376505071" calcext:value-type="float">
            <text:p>173376505071</text:p>
          </table:table-cell>
          <table:table-cell table:formula="of:=[.C25]/1000000000" office:value-type="float" office:value="173.376505071" calcext:value-type="float">
            <text:p>173,376505071</text:p>
          </table:table-cell>
          <table:table-cell table:formula="of:=ABS(([.B25]-[.$L$6])/[.$L$6])*100" office:value-type="float" office:value="244.796380090498" calcext:value-type="float">
            <text:p>244,7963800904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21" calcext:value-type="float">
            <text:p>4521</text:p>
          </table:table-cell>
          <table:table-cell office:value-type="float" office:value="180551280076" calcext:value-type="float">
            <text:p>180551280076</text:p>
          </table:table-cell>
          <table:table-cell table:formula="of:=[.C26]/1000000000" office:value-type="float" office:value="180.551280076" calcext:value-type="float">
            <text:p>180,551280076</text:p>
          </table:table-cell>
          <table:table-cell table:formula="of:=ABS(([.B26]-[.$L$6])/[.$L$6])*100" office:value-type="float" office:value="240.950226244344" calcext:value-type="float">
            <text:p>240,9502262443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68" calcext:value-type="float">
            <text:p>4468</text:p>
          </table:table-cell>
          <table:table-cell office:value-type="float" office:value="187753387805" calcext:value-type="float">
            <text:p>187753387805</text:p>
          </table:table-cell>
          <table:table-cell table:formula="of:=[.C27]/1000000000" office:value-type="float" office:value="187.753387805" calcext:value-type="float">
            <text:p>187,753387805</text:p>
          </table:table-cell>
          <table:table-cell table:formula="of:=ABS(([.B27]-[.$L$6])/[.$L$6])*100" office:value-type="float" office:value="236.953242835596" calcext:value-type="float">
            <text:p>236,9532428355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office:value-type="float" office:value="195073386288" calcext:value-type="float">
            <text:p>195073386288</text:p>
          </table:table-cell>
          <table:table-cell table:formula="of:=[.C28]/1000000000" office:value-type="float" office:value="195.073386288" calcext:value-type="float">
            <text:p>195,073386288</text:p>
          </table:table-cell>
          <table:table-cell table:formula="of:=ABS(([.B28]-[.$L$6])/[.$L$6])*100" office:value-type="float" office:value="233.257918552036" calcext:value-type="float">
            <text:p>233,2579185520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71" calcext:value-type="float">
            <text:p>4371</text:p>
          </table:table-cell>
          <table:table-cell office:value-type="float" office:value="202354751760" calcext:value-type="float">
            <text:p>202354751760</text:p>
          </table:table-cell>
          <table:table-cell table:formula="of:=[.C29]/1000000000" office:value-type="float" office:value="202.35475176" calcext:value-type="float">
            <text:p>202,35475176</text:p>
          </table:table-cell>
          <table:table-cell table:formula="of:=ABS(([.B29]-[.$L$6])/[.$L$6])*100" office:value-type="float" office:value="229.638009049774" calcext:value-type="float">
            <text:p>229,6380090497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23" calcext:value-type="float">
            <text:p>4323</text:p>
          </table:table-cell>
          <table:table-cell office:value-type="float" office:value="209711649757" calcext:value-type="float">
            <text:p>209711649757</text:p>
          </table:table-cell>
          <table:table-cell table:formula="of:=[.C30]/1000000000" office:value-type="float" office:value="209.711649757" calcext:value-type="float">
            <text:p>209,711649757</text:p>
          </table:table-cell>
          <table:table-cell table:formula="of:=ABS(([.B30]-[.$L$6])/[.$L$6])*100" office:value-type="float" office:value="226.018099547511" calcext:value-type="float">
            <text:p>226,0180995475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77" calcext:value-type="float">
            <text:p>4277</text:p>
          </table:table-cell>
          <table:table-cell office:value-type="float" office:value="216982165844" calcext:value-type="float">
            <text:p>216982165844</text:p>
          </table:table-cell>
          <table:table-cell table:formula="of:=[.C31]/1000000000" office:value-type="float" office:value="216.982165844" calcext:value-type="float">
            <text:p>216,982165844</text:p>
          </table:table-cell>
          <table:table-cell table:formula="of:=ABS(([.B31]-[.$L$6])/[.$L$6])*100" office:value-type="float" office:value="222.549019607843" calcext:value-type="float">
            <text:p>222,5490196078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33" calcext:value-type="float">
            <text:p>4233</text:p>
          </table:table-cell>
          <table:table-cell office:value-type="float" office:value="224283206350" calcext:value-type="float">
            <text:p>224283206350</text:p>
          </table:table-cell>
          <table:table-cell table:formula="of:=[.C32]/1000000000" office:value-type="float" office:value="224.28320635" calcext:value-type="float">
            <text:p>224,28320635</text:p>
          </table:table-cell>
          <table:table-cell table:formula="of:=ABS(([.B32]-[.$L$6])/[.$L$6])*100" office:value-type="float" office:value="219.230769230769" calcext:value-type="float">
            <text:p>219,2307692307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89" calcext:value-type="float">
            <text:p>4189</text:p>
          </table:table-cell>
          <table:table-cell office:value-type="float" office:value="231568682842" calcext:value-type="float">
            <text:p>231568682842</text:p>
          </table:table-cell>
          <table:table-cell table:formula="of:=[.C33]/1000000000" office:value-type="float" office:value="231.568682842" calcext:value-type="float">
            <text:p>231,568682842</text:p>
          </table:table-cell>
          <table:table-cell table:formula="of:=ABS(([.B33]-[.$L$6])/[.$L$6])*100" office:value-type="float" office:value="215.912518853695" calcext:value-type="float">
            <text:p>215,9125188536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45" calcext:value-type="float">
            <text:p>4145</text:p>
          </table:table-cell>
          <table:table-cell office:value-type="float" office:value="238753140451" calcext:value-type="float">
            <text:p>238753140451</text:p>
          </table:table-cell>
          <table:table-cell table:formula="of:=[.C34]/1000000000" office:value-type="float" office:value="238.753140451" calcext:value-type="float">
            <text:p>238,753140451</text:p>
          </table:table-cell>
          <table:table-cell table:formula="of:=ABS(([.B34]-[.$L$6])/[.$L$6])*100" office:value-type="float" office:value="212.594268476621" calcext:value-type="float">
            <text:p>212,5942684766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245870875593" calcext:value-type="float">
            <text:p>245870875593</text:p>
          </table:table-cell>
          <table:table-cell table:formula="of:=[.C35]/1000000000" office:value-type="float" office:value="245.870875593" calcext:value-type="float">
            <text:p>245,870875593</text:p>
          </table:table-cell>
          <table:table-cell table:formula="of:=ABS(([.B35]-[.$L$6])/[.$L$6])*100" office:value-type="float" office:value="209.351432880845" calcext:value-type="float">
            <text:p>209,3514328808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59" calcext:value-type="float">
            <text:p>4059</text:p>
          </table:table-cell>
          <table:table-cell office:value-type="float" office:value="253167829912" calcext:value-type="float">
            <text:p>253167829912</text:p>
          </table:table-cell>
          <table:table-cell table:formula="of:=[.C36]/1000000000" office:value-type="float" office:value="253.167829912" calcext:value-type="float">
            <text:p>253,167829912</text:p>
          </table:table-cell>
          <table:table-cell table:formula="of:=ABS(([.B36]-[.$L$6])/[.$L$6])*100" office:value-type="float" office:value="206.108597285068" calcext:value-type="float">
            <text:p>206,1085972850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17" calcext:value-type="float">
            <text:p>4017</text:p>
          </table:table-cell>
          <table:table-cell office:value-type="float" office:value="260328509876" calcext:value-type="float">
            <text:p>260328509876</text:p>
          </table:table-cell>
          <table:table-cell table:formula="of:=[.C37]/1000000000" office:value-type="float" office:value="260.328509876" calcext:value-type="float">
            <text:p>260,328509876</text:p>
          </table:table-cell>
          <table:table-cell table:formula="of:=ABS(([.B37]-[.$L$6])/[.$L$6])*100" office:value-type="float" office:value="202.941176470588" calcext:value-type="float">
            <text:p>202,9411764705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75" calcext:value-type="float">
            <text:p>3975</text:p>
          </table:table-cell>
          <table:table-cell office:value-type="float" office:value="267409903542" calcext:value-type="float">
            <text:p>267409903542</text:p>
          </table:table-cell>
          <table:table-cell table:formula="of:=[.C38]/1000000000" office:value-type="float" office:value="267.409903542" calcext:value-type="float">
            <text:p>267,409903542</text:p>
          </table:table-cell>
          <table:table-cell table:formula="of:=ABS(([.B38]-[.$L$6])/[.$L$6])*100" office:value-type="float" office:value="199.773755656109" calcext:value-type="float">
            <text:p>199,7737556561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 office:value-type="float" office:value="274479626767" calcext:value-type="float">
            <text:p>274479626767</text:p>
          </table:table-cell>
          <table:table-cell table:formula="of:=[.C39]/1000000000" office:value-type="float" office:value="274.479626767" calcext:value-type="float">
            <text:p>274,479626767</text:p>
          </table:table-cell>
          <table:table-cell table:formula="of:=ABS(([.B39]-[.$L$6])/[.$L$6])*100" office:value-type="float" office:value="196.681749622926" calcext:value-type="float">
            <text:p>196,6817496229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95" calcext:value-type="float">
            <text:p>3895</text:p>
          </table:table-cell>
          <table:table-cell office:value-type="float" office:value="281554140356" calcext:value-type="float">
            <text:p>281554140356</text:p>
          </table:table-cell>
          <table:table-cell table:formula="of:=[.C40]/1000000000" office:value-type="float" office:value="281.554140356" calcext:value-type="float">
            <text:p>281,554140356</text:p>
          </table:table-cell>
          <table:table-cell table:formula="of:=ABS(([.B40]-[.$L$6])/[.$L$6])*100" office:value-type="float" office:value="193.740573152338" calcext:value-type="float">
            <text:p>193,7405731523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56" calcext:value-type="float">
            <text:p>3856</text:p>
          </table:table-cell>
          <table:table-cell office:value-type="float" office:value="288642513988" calcext:value-type="float">
            <text:p>288642513988</text:p>
          </table:table-cell>
          <table:table-cell table:formula="of:=[.C41]/1000000000" office:value-type="float" office:value="288.642513988" calcext:value-type="float">
            <text:p>288,642513988</text:p>
          </table:table-cell>
          <table:table-cell table:formula="of:=ABS(([.B41]-[.$L$6])/[.$L$6])*100" office:value-type="float" office:value="190.79939668175" calcext:value-type="float">
            <text:p>190,799396681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17" calcext:value-type="float">
            <text:p>3817</text:p>
          </table:table-cell>
          <table:table-cell office:value-type="float" office:value="295699920917" calcext:value-type="float">
            <text:p>295699920917</text:p>
          </table:table-cell>
          <table:table-cell table:formula="of:=[.C42]/1000000000" office:value-type="float" office:value="295.699920917" calcext:value-type="float">
            <text:p>295,699920917</text:p>
          </table:table-cell>
          <table:table-cell table:formula="of:=ABS(([.B42]-[.$L$6])/[.$L$6])*100" office:value-type="float" office:value="187.858220211161" calcext:value-type="float">
            <text:p>187,8582202111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79" calcext:value-type="float">
            <text:p>3779</text:p>
          </table:table-cell>
          <table:table-cell office:value-type="float" office:value="302769953775" calcext:value-type="float">
            <text:p>302769953775</text:p>
          </table:table-cell>
          <table:table-cell table:formula="of:=[.C43]/1000000000" office:value-type="float" office:value="302.769953775" calcext:value-type="float">
            <text:p>302,769953775</text:p>
          </table:table-cell>
          <table:table-cell table:formula="of:=ABS(([.B43]-[.$L$6])/[.$L$6])*100" office:value-type="float" office:value="184.99245852187" calcext:value-type="float">
            <text:p>184,992458521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41" calcext:value-type="float">
            <text:p>3741</text:p>
          </table:table-cell>
          <table:table-cell office:value-type="float" office:value="309839406491" calcext:value-type="float">
            <text:p>309839406491</text:p>
          </table:table-cell>
          <table:table-cell table:formula="of:=[.C44]/1000000000" office:value-type="float" office:value="309.839406491" calcext:value-type="float">
            <text:p>309,839406491</text:p>
          </table:table-cell>
          <table:table-cell table:formula="of:=ABS(([.B44]-[.$L$6])/[.$L$6])*100" office:value-type="float" office:value="182.126696832579" calcext:value-type="float">
            <text:p>182,1266968325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04" calcext:value-type="float">
            <text:p>3704</text:p>
          </table:table-cell>
          <table:table-cell office:value-type="float" office:value="316919186658" calcext:value-type="float">
            <text:p>316919186658</text:p>
          </table:table-cell>
          <table:table-cell table:formula="of:=[.C45]/1000000000" office:value-type="float" office:value="316.919186658" calcext:value-type="float">
            <text:p>316,919186658</text:p>
          </table:table-cell>
          <table:table-cell table:formula="of:=ABS(([.B45]-[.$L$6])/[.$L$6])*100" office:value-type="float" office:value="179.336349924585" calcext:value-type="float">
            <text:p>179,3363499245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68" calcext:value-type="float">
            <text:p>3668</text:p>
          </table:table-cell>
          <table:table-cell office:value-type="float" office:value="323998171320" calcext:value-type="float">
            <text:p>323998171320</text:p>
          </table:table-cell>
          <table:table-cell table:formula="of:=[.C46]/1000000000" office:value-type="float" office:value="323.99817132" calcext:value-type="float">
            <text:p>323,99817132</text:p>
          </table:table-cell>
          <table:table-cell table:formula="of:=ABS(([.B46]-[.$L$6])/[.$L$6])*100" office:value-type="float" office:value="176.621417797888" calcext:value-type="float">
            <text:p>176,6214177978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34" calcext:value-type="float">
            <text:p>3634</text:p>
          </table:table-cell>
          <table:table-cell office:value-type="float" office:value="331179878922" calcext:value-type="float">
            <text:p>331179878922</text:p>
          </table:table-cell>
          <table:table-cell table:formula="of:=[.C47]/1000000000" office:value-type="float" office:value="331.179878922" calcext:value-type="float">
            <text:p>331,179878922</text:p>
          </table:table-cell>
          <table:table-cell table:formula="of:=ABS(([.B47]-[.$L$6])/[.$L$6])*100" office:value-type="float" office:value="174.057315233786" calcext:value-type="float">
            <text:p>174,0573152337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338286926975" calcext:value-type="float">
            <text:p>338286926975</text:p>
          </table:table-cell>
          <table:table-cell table:formula="of:=[.C48]/1000000000" office:value-type="float" office:value="338.286926975" calcext:value-type="float">
            <text:p>338,286926975</text:p>
          </table:table-cell>
          <table:table-cell table:formula="of:=ABS(([.B48]-[.$L$6])/[.$L$6])*100" office:value-type="float" office:value="171.56862745098" calcext:value-type="float">
            <text:p>171,568627450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68" calcext:value-type="float">
            <text:p>3568</text:p>
          </table:table-cell>
          <table:table-cell office:value-type="float" office:value="345405703675" calcext:value-type="float">
            <text:p>345405703675</text:p>
          </table:table-cell>
          <table:table-cell table:formula="of:=[.C49]/1000000000" office:value-type="float" office:value="345.405703675" calcext:value-type="float">
            <text:p>345,405703675</text:p>
          </table:table-cell>
          <table:table-cell table:formula="of:=ABS(([.B49]-[.$L$6])/[.$L$6])*100" office:value-type="float" office:value="169.079939668175" calcext:value-type="float">
            <text:p>169,0799396681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35" calcext:value-type="float">
            <text:p>3535</text:p>
          </table:table-cell>
          <table:table-cell office:value-type="float" office:value="352522453754" calcext:value-type="float">
            <text:p>352522453754</text:p>
          </table:table-cell>
          <table:table-cell table:formula="of:=[.C50]/1000000000" office:value-type="float" office:value="352.522453754" calcext:value-type="float">
            <text:p>352,522453754</text:p>
          </table:table-cell>
          <table:table-cell table:formula="of:=ABS(([.B50]-[.$L$6])/[.$L$6])*100" office:value-type="float" office:value="166.59125188537" calcext:value-type="float">
            <text:p>166,591251885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02" calcext:value-type="float">
            <text:p>3502</text:p>
          </table:table-cell>
          <table:table-cell office:value-type="float" office:value="359641083520" calcext:value-type="float">
            <text:p>359641083520</text:p>
          </table:table-cell>
          <table:table-cell table:formula="of:=[.C51]/1000000000" office:value-type="float" office:value="359.64108352" calcext:value-type="float">
            <text:p>359,64108352</text:p>
          </table:table-cell>
          <table:table-cell table:formula="of:=ABS(([.B51]-[.$L$6])/[.$L$6])*100" office:value-type="float" office:value="164.102564102564" calcext:value-type="float">
            <text:p>164,1025641025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76" calcext:value-type="float">
            <text:p>3476</text:p>
          </table:table-cell>
          <table:table-cell office:value-type="float" office:value="724714772451" calcext:value-type="float">
            <text:p>724714772451</text:p>
          </table:table-cell>
          <table:table-cell table:formula="of:=[.C52]/1000000000" office:value-type="float" office:value="724.714772451" calcext:value-type="float">
            <text:p>724,714772451</text:p>
          </table:table-cell>
          <table:table-cell table:formula="of:=ABS(([.B52]-[.$L$6])/[.$L$6])*100" office:value-type="float" office:value="162.141779788839" calcext:value-type="float">
            <text:p>162,1417797888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1083158619252" calcext:value-type="float">
            <text:p>1083158619252</text:p>
          </table:table-cell>
          <table:table-cell table:formula="of:=[.C53]/1000000000" office:value-type="float" office:value="1083.158619252" calcext:value-type="float">
            <text:p>1083,158619252</text:p>
          </table:table-cell>
          <table:table-cell table:formula="of:=ABS(([.B53]-[.$L$6])/[.$L$6])*100" office:value-type="float" office:value="159.879336349925" calcext:value-type="float">
            <text:p>159,879336349925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bg323.atsp_2" table:style-name="ta1">
        <table:shapes>
          <draw:frame draw:z-index="0" draw:style-name="gr1" draw:text-style-name="P1" svg:width="180.35mm" svg:height="110.08mm" svg:x="135.21mm" svg:y="34.34mm">
            <loext:p/>
            <draw:object draw:notify-on-update-of-ranges="'rbg323.atsp_2'.D2:'rbg323.atsp_2'.D207 'att48.tsp'.E1:'att48.tsp'.E1 'rbg323.atsp_2'.E2:'rbg323.atsp_2'.E20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Koszt</text:p>
          </table:table-cell>
          <table:table-cell office:value-type="string" calcext:value-type="string">
            <text:p>Czas (ns)</text:p>
          </table:table-cell>
          <table:table-cell office:value-type="string" calcext:value-type="string">
            <text:p>Czas (s)</text:p>
          </table:table-cell>
          <table:table-cell office:value-type="string" calcext:value-type="string">
            <text:p>Błą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95" calcext:value-type="float">
            <text:p>6195</text:p>
          </table:table-cell>
          <table:table-cell office:value-type="float" office:value="7154488068" calcext:value-type="float">
            <text:p>7154488068</text:p>
          </table:table-cell>
          <table:table-cell table:formula="of:=[.C2]/1000000000" office:value-type="float" office:value="7.154488068" calcext:value-type="float">
            <text:p>7,154488068</text:p>
          </table:table-cell>
          <table:table-cell table:formula="of:=ABS(([.B2]-[.$L$6])/[.$L$6])*100" office:value-type="float" office:value="367.194570135747" calcext:value-type="float">
            <text:p>367,194570135747</text:p>
          </table:table-cell>
          <table:table-cell table:number-columns-repeated="6"/>
          <table:table-cell office:value-type="string" calcext:value-type="string">
            <text:p>Iteracje</text:p>
          </table:table-cell>
          <table:table-cell office:value-type="string" calcext:value-type="string">
            <text:p>Kadencje</text:p>
          </table:table-cell>
          <table:table-cell office:value-type="string" calcext:value-type="string">
            <text:p>Błędy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104" calcext:value-type="float">
            <text:p>6104</text:p>
          </table:table-cell>
          <table:table-cell office:value-type="float" office:value="14240106222" calcext:value-type="float">
            <text:p>14240106222</text:p>
          </table:table-cell>
          <table:table-cell table:formula="of:=[.C3]/1000000000" office:value-type="float" office:value="14.240106222" calcext:value-type="float">
            <text:p>14,240106222</text:p>
          </table:table-cell>
          <table:table-cell table:formula="of:=ABS(([.B3]-[.$L$6])/[.$L$6])*100" office:value-type="float" office:value="360.331825037707" calcext:value-type="float">
            <text:p>360,331825037707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18" calcext:value-type="float">
            <text:p>6018</text:p>
          </table:table-cell>
          <table:table-cell office:value-type="float" office:value="21329700605" calcext:value-type="float">
            <text:p>21329700605</text:p>
          </table:table-cell>
          <table:table-cell table:formula="of:=[.C4]/1000000000" office:value-type="float" office:value="21.329700605" calcext:value-type="float">
            <text:p>21,329700605</text:p>
          </table:table-cell>
          <table:table-cell table:formula="of:=ABS(([.B4]-[.$L$6])/[.$L$6])*100" office:value-type="float" office:value="353.846153846154" calcext:value-type="float">
            <text:p>353,8461538461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33" calcext:value-type="float">
            <text:p>5933</text:p>
          </table:table-cell>
          <table:table-cell office:value-type="float" office:value="28421897928" calcext:value-type="float">
            <text:p>28421897928</text:p>
          </table:table-cell>
          <table:table-cell table:formula="of:=[.C5]/1000000000" office:value-type="float" office:value="28.421897928" calcext:value-type="float">
            <text:p>28,421897928</text:p>
          </table:table-cell>
          <table:table-cell table:formula="of:=ABS(([.B5]-[.$L$6])/[.$L$6])*100" office:value-type="float" office:value="347.435897435897" calcext:value-type="float">
            <text:p>347,435897435897</text:p>
          </table:table-cell>
          <table:table-cell table:number-columns-repeated="6"/>
          <table:table-cell office:value-type="string" calcext:value-type="string">
            <text:p>Poprawny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51" calcext:value-type="float">
            <text:p>5851</text:p>
          </table:table-cell>
          <table:table-cell office:value-type="float" office:value="35472626605" calcext:value-type="float">
            <text:p>35472626605</text:p>
          </table:table-cell>
          <table:table-cell table:formula="of:=[.C6]/1000000000" office:value-type="float" office:value="35.472626605" calcext:value-type="float">
            <text:p>35,472626605</text:p>
          </table:table-cell>
          <table:table-cell table:formula="of:=ABS(([.B6]-[.$L$6])/[.$L$6])*100" office:value-type="float" office:value="341.251885369532" calcext:value-type="float">
            <text:p>341,251885369532</text:p>
          </table:table-cell>
          <table:table-cell table:number-columns-repeated="6"/>
          <table:table-cell table:style-name="ce2" office:value-type="float" office:value="1326" calcext:value-type="float">
            <text:p>13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73" calcext:value-type="float">
            <text:p>5773</text:p>
          </table:table-cell>
          <table:table-cell office:value-type="float" office:value="42569436195" calcext:value-type="float">
            <text:p>42569436195</text:p>
          </table:table-cell>
          <table:table-cell table:formula="of:=[.C7]/1000000000" office:value-type="float" office:value="42.569436195" calcext:value-type="float">
            <text:p>42,569436195</text:p>
          </table:table-cell>
          <table:table-cell table:formula="of:=ABS(([.B7]-[.$L$6])/[.$L$6])*100" office:value-type="float" office:value="335.369532428356" calcext:value-type="float">
            <text:p>335,3695324283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99" calcext:value-type="float">
            <text:p>5699</text:p>
          </table:table-cell>
          <table:table-cell office:value-type="float" office:value="49654954205" calcext:value-type="float">
            <text:p>49654954205</text:p>
          </table:table-cell>
          <table:table-cell table:formula="of:=[.C8]/1000000000" office:value-type="float" office:value="49.654954205" calcext:value-type="float">
            <text:p>49,654954205</text:p>
          </table:table-cell>
          <table:table-cell table:formula="of:=ABS(([.B8]-[.$L$6])/[.$L$6])*100" office:value-type="float" office:value="329.788838612368" calcext:value-type="float">
            <text:p>329,7888386123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26" calcext:value-type="float">
            <text:p>5626</text:p>
          </table:table-cell>
          <table:table-cell office:value-type="float" office:value="56723115799" calcext:value-type="float">
            <text:p>56723115799</text:p>
          </table:table-cell>
          <table:table-cell table:formula="of:=[.C9]/1000000000" office:value-type="float" office:value="56.723115799" calcext:value-type="float">
            <text:p>56,723115799</text:p>
          </table:table-cell>
          <table:table-cell table:formula="of:=ABS(([.B9]-[.$L$6])/[.$L$6])*100" office:value-type="float" office:value="324.283559577677" calcext:value-type="float">
            <text:p>324,2835595776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54" calcext:value-type="float">
            <text:p>5554</text:p>
          </table:table-cell>
          <table:table-cell office:value-type="float" office:value="63781781930" calcext:value-type="float">
            <text:p>63781781930</text:p>
          </table:table-cell>
          <table:table-cell table:formula="of:=[.C10]/1000000000" office:value-type="float" office:value="63.78178193" calcext:value-type="float">
            <text:p>63,78178193</text:p>
          </table:table-cell>
          <table:table-cell table:formula="of:=ABS(([.B10]-[.$L$6])/[.$L$6])*100" office:value-type="float" office:value="318.853695324284" calcext:value-type="float">
            <text:p>318,8536953242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84" calcext:value-type="float">
            <text:p>5484</text:p>
          </table:table-cell>
          <table:table-cell office:value-type="float" office:value="70837511118" calcext:value-type="float">
            <text:p>70837511118</text:p>
          </table:table-cell>
          <table:table-cell table:formula="of:=[.C11]/1000000000" office:value-type="float" office:value="70.837511118" calcext:value-type="float">
            <text:p>70,837511118</text:p>
          </table:table-cell>
          <table:table-cell table:formula="of:=ABS(([.B11]-[.$L$6])/[.$L$6])*100" office:value-type="float" office:value="313.574660633484" calcext:value-type="float">
            <text:p>313,5746606334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 office:value-type="float" office:value="77901394717" calcext:value-type="float">
            <text:p>77901394717</text:p>
          </table:table-cell>
          <table:table-cell table:formula="of:=[.C12]/1000000000" office:value-type="float" office:value="77.901394717" calcext:value-type="float">
            <text:p>77,901394717</text:p>
          </table:table-cell>
          <table:table-cell table:formula="of:=ABS(([.B12]-[.$L$6])/[.$L$6])*100" office:value-type="float" office:value="308.295625942685" calcext:value-type="float">
            <text:p>308,2956259426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47" calcext:value-type="float">
            <text:p>5347</text:p>
          </table:table-cell>
          <table:table-cell office:value-type="float" office:value="84955703647" calcext:value-type="float">
            <text:p>84955703647</text:p>
          </table:table-cell>
          <table:table-cell table:formula="of:=[.C13]/1000000000" office:value-type="float" office:value="84.955703647" calcext:value-type="float">
            <text:p>84,955703647</text:p>
          </table:table-cell>
          <table:table-cell table:formula="of:=ABS(([.B13]-[.$L$6])/[.$L$6])*100" office:value-type="float" office:value="303.242835595777" calcext:value-type="float">
            <text:p>303,2428355957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 office:value-type="float" office:value="92016702117" calcext:value-type="float">
            <text:p>92016702117</text:p>
          </table:table-cell>
          <table:table-cell table:formula="of:=[.C14]/1000000000" office:value-type="float" office:value="92.016702117" calcext:value-type="float">
            <text:p>92,016702117</text:p>
          </table:table-cell>
          <table:table-cell table:formula="of:=ABS(([.B14]-[.$L$6])/[.$L$6])*100" office:value-type="float" office:value="298.190045248869" calcext:value-type="float">
            <text:p>298,1900452488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15" calcext:value-type="float">
            <text:p>5215</text:p>
          </table:table-cell>
          <table:table-cell office:value-type="float" office:value="99075319128" calcext:value-type="float">
            <text:p>99075319128</text:p>
          </table:table-cell>
          <table:table-cell table:formula="of:=[.C15]/1000000000" office:value-type="float" office:value="99.075319128" calcext:value-type="float">
            <text:p>99,075319128</text:p>
          </table:table-cell>
          <table:table-cell table:formula="of:=ABS(([.B15]-[.$L$6])/[.$L$6])*100" office:value-type="float" office:value="293.288084464555" calcext:value-type="float">
            <text:p>293,2880844645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51" calcext:value-type="float">
            <text:p>5151</text:p>
          </table:table-cell>
          <table:table-cell office:value-type="float" office:value="106144702255" calcext:value-type="float">
            <text:p>106144702255</text:p>
          </table:table-cell>
          <table:table-cell table:formula="of:=[.C16]/1000000000" office:value-type="float" office:value="106.144702255" calcext:value-type="float">
            <text:p>106,144702255</text:p>
          </table:table-cell>
          <table:table-cell table:formula="of:=ABS(([.B16]-[.$L$6])/[.$L$6])*100" office:value-type="float" office:value="288.461538461538" calcext:value-type="float">
            <text:p>288,4615384615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87" calcext:value-type="float">
            <text:p>5087</text:p>
          </table:table-cell>
          <table:table-cell office:value-type="float" office:value="113208624322" calcext:value-type="float">
            <text:p>113208624322</text:p>
          </table:table-cell>
          <table:table-cell table:formula="of:=[.C17]/1000000000" office:value-type="float" office:value="113.208624322" calcext:value-type="float">
            <text:p>113,208624322</text:p>
          </table:table-cell>
          <table:table-cell table:formula="of:=ABS(([.B17]-[.$L$6])/[.$L$6])*100" office:value-type="float" office:value="283.634992458522" calcext:value-type="float">
            <text:p>283,6349924585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25" calcext:value-type="float">
            <text:p>5025</text:p>
          </table:table-cell>
          <table:table-cell office:value-type="float" office:value="120365043843" calcext:value-type="float">
            <text:p>120365043843</text:p>
          </table:table-cell>
          <table:table-cell table:formula="of:=[.C18]/1000000000" office:value-type="float" office:value="120.365043843" calcext:value-type="float">
            <text:p>120,365043843</text:p>
          </table:table-cell>
          <table:table-cell table:formula="of:=ABS(([.B18]-[.$L$6])/[.$L$6])*100" office:value-type="float" office:value="278.9592760181" calcext:value-type="float">
            <text:p>278,95927601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64" calcext:value-type="float">
            <text:p>4964</text:p>
          </table:table-cell>
          <table:table-cell office:value-type="float" office:value="127396780645" calcext:value-type="float">
            <text:p>127396780645</text:p>
          </table:table-cell>
          <table:table-cell table:formula="of:=[.C19]/1000000000" office:value-type="float" office:value="127.396780645" calcext:value-type="float">
            <text:p>127,396780645</text:p>
          </table:table-cell>
          <table:table-cell table:formula="of:=ABS(([.B19]-[.$L$6])/[.$L$6])*100" office:value-type="float" office:value="274.358974358974" calcext:value-type="float">
            <text:p>274,3589743589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04" calcext:value-type="float">
            <text:p>4904</text:p>
          </table:table-cell>
          <table:table-cell office:value-type="float" office:value="134460753889" calcext:value-type="float">
            <text:p>134460753889</text:p>
          </table:table-cell>
          <table:table-cell table:formula="of:=[.C20]/1000000000" office:value-type="float" office:value="134.460753889" calcext:value-type="float">
            <text:p>134,460753889</text:p>
          </table:table-cell>
          <table:table-cell table:formula="of:=ABS(([.B20]-[.$L$6])/[.$L$6])*100" office:value-type="float" office:value="269.834087481146" calcext:value-type="float">
            <text:p>269,8340874811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45" calcext:value-type="float">
            <text:p>4845</text:p>
          </table:table-cell>
          <table:table-cell office:value-type="float" office:value="141516535139" calcext:value-type="float">
            <text:p>141516535139</text:p>
          </table:table-cell>
          <table:table-cell table:formula="of:=[.C21]/1000000000" office:value-type="float" office:value="141.516535139" calcext:value-type="float">
            <text:p>141,516535139</text:p>
          </table:table-cell>
          <table:table-cell table:formula="of:=ABS(([.B21]-[.$L$6])/[.$L$6])*100" office:value-type="float" office:value="265.384615384615" calcext:value-type="float">
            <text:p>265,3846153846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86" calcext:value-type="float">
            <text:p>4786</text:p>
          </table:table-cell>
          <table:table-cell office:value-type="float" office:value="148603727252" calcext:value-type="float">
            <text:p>148603727252</text:p>
          </table:table-cell>
          <table:table-cell table:formula="of:=[.C22]/1000000000" office:value-type="float" office:value="148.603727252" calcext:value-type="float">
            <text:p>148,603727252</text:p>
          </table:table-cell>
          <table:table-cell table:formula="of:=ABS(([.B22]-[.$L$6])/[.$L$6])*100" office:value-type="float" office:value="260.935143288084" calcext:value-type="float">
            <text:p>260,9351432880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27" calcext:value-type="float">
            <text:p>4727</text:p>
          </table:table-cell>
          <table:table-cell office:value-type="float" office:value="155693976875" calcext:value-type="float">
            <text:p>155693976875</text:p>
          </table:table-cell>
          <table:table-cell table:formula="of:=[.C23]/1000000000" office:value-type="float" office:value="155.693976875" calcext:value-type="float">
            <text:p>155,693976875</text:p>
          </table:table-cell>
          <table:table-cell table:formula="of:=ABS(([.B23]-[.$L$6])/[.$L$6])*100" office:value-type="float" office:value="256.485671191554" calcext:value-type="float">
            <text:p>256,4856711915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office:value-type="float" office:value="162792507371" calcext:value-type="float">
            <text:p>162792507371</text:p>
          </table:table-cell>
          <table:table-cell table:formula="of:=[.C24]/1000000000" office:value-type="float" office:value="162.792507371" calcext:value-type="float">
            <text:p>162,792507371</text:p>
          </table:table-cell>
          <table:table-cell table:formula="of:=ABS(([.B24]-[.$L$6])/[.$L$6])*100" office:value-type="float" office:value="252.036199095023" calcext:value-type="float">
            <text:p>252,0361990950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10" calcext:value-type="float">
            <text:p>4610</text:p>
          </table:table-cell>
          <table:table-cell office:value-type="float" office:value="169868811344" calcext:value-type="float">
            <text:p>169868811344</text:p>
          </table:table-cell>
          <table:table-cell table:formula="of:=[.C25]/1000000000" office:value-type="float" office:value="169.868811344" calcext:value-type="float">
            <text:p>169,868811344</text:p>
          </table:table-cell>
          <table:table-cell table:formula="of:=ABS(([.B25]-[.$L$6])/[.$L$6])*100" office:value-type="float" office:value="247.662141779789" calcext:value-type="float">
            <text:p>247,6621417797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53" calcext:value-type="float">
            <text:p>4553</text:p>
          </table:table-cell>
          <table:table-cell office:value-type="float" office:value="176953354169" calcext:value-type="float">
            <text:p>176953354169</text:p>
          </table:table-cell>
          <table:table-cell table:formula="of:=[.C26]/1000000000" office:value-type="float" office:value="176.953354169" calcext:value-type="float">
            <text:p>176,953354169</text:p>
          </table:table-cell>
          <table:table-cell table:formula="of:=ABS(([.B26]-[.$L$6])/[.$L$6])*100" office:value-type="float" office:value="243.363499245852" calcext:value-type="float">
            <text:p>243,3634992458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97" calcext:value-type="float">
            <text:p>4497</text:p>
          </table:table-cell>
          <table:table-cell office:value-type="float" office:value="184041133872" calcext:value-type="float">
            <text:p>184041133872</text:p>
          </table:table-cell>
          <table:table-cell table:formula="of:=[.C27]/1000000000" office:value-type="float" office:value="184.041133872" calcext:value-type="float">
            <text:p>184,041133872</text:p>
          </table:table-cell>
          <table:table-cell table:formula="of:=ABS(([.B27]-[.$L$6])/[.$L$6])*100" office:value-type="float" office:value="239.140271493213" calcext:value-type="float">
            <text:p>239,1402714932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43" calcext:value-type="float">
            <text:p>4443</text:p>
          </table:table-cell>
          <table:table-cell office:value-type="float" office:value="191123181626" calcext:value-type="float">
            <text:p>191123181626</text:p>
          </table:table-cell>
          <table:table-cell table:formula="of:=[.C28]/1000000000" office:value-type="float" office:value="191.123181626" calcext:value-type="float">
            <text:p>191,123181626</text:p>
          </table:table-cell>
          <table:table-cell table:formula="of:=ABS(([.B28]-[.$L$6])/[.$L$6])*100" office:value-type="float" office:value="235.067873303167" calcext:value-type="float">
            <text:p>235,0678733031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89" calcext:value-type="float">
            <text:p>4389</text:p>
          </table:table-cell>
          <table:table-cell office:value-type="float" office:value="198199018802" calcext:value-type="float">
            <text:p>198199018802</text:p>
          </table:table-cell>
          <table:table-cell table:formula="of:=[.C29]/1000000000" office:value-type="float" office:value="198.199018802" calcext:value-type="float">
            <text:p>198,199018802</text:p>
          </table:table-cell>
          <table:table-cell table:formula="of:=ABS(([.B29]-[.$L$6])/[.$L$6])*100" office:value-type="float" office:value="230.995475113122" calcext:value-type="float">
            <text:p>230,9954751131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37" calcext:value-type="float">
            <text:p>4337</text:p>
          </table:table-cell>
          <table:table-cell office:value-type="float" office:value="205271813605" calcext:value-type="float">
            <text:p>205271813605</text:p>
          </table:table-cell>
          <table:table-cell table:formula="of:=[.C30]/1000000000" office:value-type="float" office:value="205.271813605" calcext:value-type="float">
            <text:p>205,271813605</text:p>
          </table:table-cell>
          <table:table-cell table:formula="of:=ABS(([.B30]-[.$L$6])/[.$L$6])*100" office:value-type="float" office:value="227.073906485671" calcext:value-type="float">
            <text:p>227,0739064856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86" calcext:value-type="float">
            <text:p>4286</text:p>
          </table:table-cell>
          <table:table-cell office:value-type="float" office:value="212378836949" calcext:value-type="float">
            <text:p>212378836949</text:p>
          </table:table-cell>
          <table:table-cell table:formula="of:=[.C31]/1000000000" office:value-type="float" office:value="212.378836949" calcext:value-type="float">
            <text:p>212,378836949</text:p>
          </table:table-cell>
          <table:table-cell table:formula="of:=ABS(([.B31]-[.$L$6])/[.$L$6])*100" office:value-type="float" office:value="223.227752639517" calcext:value-type="float">
            <text:p>223,2277526395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29" calcext:value-type="float">
            <text:p>4229</text:p>
          </table:table-cell>
          <table:table-cell office:value-type="float" office:value="219475556657" calcext:value-type="float">
            <text:p>219475556657</text:p>
          </table:table-cell>
          <table:table-cell table:formula="of:=[.C32]/1000000000" office:value-type="float" office:value="219.475556657" calcext:value-type="float">
            <text:p>219,475556657</text:p>
          </table:table-cell>
          <table:table-cell table:formula="of:=ABS(([.B32]-[.$L$6])/[.$L$6])*100" office:value-type="float" office:value="218.929110105581" calcext:value-type="float">
            <text:p>218,9291101055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78" calcext:value-type="float">
            <text:p>4178</text:p>
          </table:table-cell>
          <table:table-cell office:value-type="float" office:value="226569984570" calcext:value-type="float">
            <text:p>226569984570</text:p>
          </table:table-cell>
          <table:table-cell table:formula="of:=[.C33]/1000000000" office:value-type="float" office:value="226.56998457" calcext:value-type="float">
            <text:p>226,56998457</text:p>
          </table:table-cell>
          <table:table-cell table:formula="of:=ABS(([.B33]-[.$L$6])/[.$L$6])*100" office:value-type="float" office:value="215.082956259427" calcext:value-type="float">
            <text:p>215,0829562594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office:value-type="float" office:value="233652502344" calcext:value-type="float">
            <text:p>233652502344</text:p>
          </table:table-cell>
          <table:table-cell table:formula="of:=[.C34]/1000000000" office:value-type="float" office:value="233.652502344" calcext:value-type="float">
            <text:p>233,652502344</text:p>
          </table:table-cell>
          <table:table-cell table:formula="of:=ABS(([.B34]-[.$L$6])/[.$L$6])*100" office:value-type="float" office:value="211.236802413273" calcext:value-type="float">
            <text:p>211,2368024132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78" calcext:value-type="float">
            <text:p>4078</text:p>
          </table:table-cell>
          <table:table-cell office:value-type="float" office:value="240727704291" calcext:value-type="float">
            <text:p>240727704291</text:p>
          </table:table-cell>
          <table:table-cell table:formula="of:=[.C35]/1000000000" office:value-type="float" office:value="240.727704291" calcext:value-type="float">
            <text:p>240,727704291</text:p>
          </table:table-cell>
          <table:table-cell table:formula="of:=ABS(([.B35]-[.$L$6])/[.$L$6])*100" office:value-type="float" office:value="207.541478129713" calcext:value-type="float">
            <text:p>207,5414781297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32" calcext:value-type="float">
            <text:p>4032</text:p>
          </table:table-cell>
          <table:table-cell office:value-type="float" office:value="247804264831" calcext:value-type="float">
            <text:p>247804264831</text:p>
          </table:table-cell>
          <table:table-cell table:formula="of:=[.C36]/1000000000" office:value-type="float" office:value="247.804264831" calcext:value-type="float">
            <text:p>247,804264831</text:p>
          </table:table-cell>
          <table:table-cell table:formula="of:=ABS(([.B36]-[.$L$6])/[.$L$6])*100" office:value-type="float" office:value="204.072398190045" calcext:value-type="float">
            <text:p>204,0723981900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88" calcext:value-type="float">
            <text:p>3988</text:p>
          </table:table-cell>
          <table:table-cell office:value-type="float" office:value="254888880140" calcext:value-type="float">
            <text:p>254888880140</text:p>
          </table:table-cell>
          <table:table-cell table:formula="of:=[.C37]/1000000000" office:value-type="float" office:value="254.88888014" calcext:value-type="float">
            <text:p>254,88888014</text:p>
          </table:table-cell>
          <table:table-cell table:formula="of:=ABS(([.B37]-[.$L$6])/[.$L$6])*100" office:value-type="float" office:value="200.754147812971" calcext:value-type="float">
            <text:p>200,7541478129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44" calcext:value-type="float">
            <text:p>3944</text:p>
          </table:table-cell>
          <table:table-cell office:value-type="float" office:value="261975512463" calcext:value-type="float">
            <text:p>261975512463</text:p>
          </table:table-cell>
          <table:table-cell table:formula="of:=[.C38]/1000000000" office:value-type="float" office:value="261.975512463" calcext:value-type="float">
            <text:p>261,975512463</text:p>
          </table:table-cell>
          <table:table-cell table:formula="of:=ABS(([.B38]-[.$L$6])/[.$L$6])*100" office:value-type="float" office:value="197.435897435897" calcext:value-type="float">
            <text:p>197,4358974358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office:value-type="float" office:value="269060441605" calcext:value-type="float">
            <text:p>269060441605</text:p>
          </table:table-cell>
          <table:table-cell table:formula="of:=[.C39]/1000000000" office:value-type="float" office:value="269.060441605" calcext:value-type="float">
            <text:p>269,060441605</text:p>
          </table:table-cell>
          <table:table-cell table:formula="of:=ABS(([.B39]-[.$L$6])/[.$L$6])*100" office:value-type="float" office:value="194.193061840121" calcext:value-type="float">
            <text:p>194,1930618401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58" calcext:value-type="float">
            <text:p>3858</text:p>
          </table:table-cell>
          <table:table-cell office:value-type="float" office:value="276145026571" calcext:value-type="float">
            <text:p>276145026571</text:p>
          </table:table-cell>
          <table:table-cell table:formula="of:=[.C40]/1000000000" office:value-type="float" office:value="276.145026571" calcext:value-type="float">
            <text:p>276,145026571</text:p>
          </table:table-cell>
          <table:table-cell table:formula="of:=ABS(([.B40]-[.$L$6])/[.$L$6])*100" office:value-type="float" office:value="190.950226244344" calcext:value-type="float">
            <text:p>190,9502262443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office:value-type="float" office:value="283230761760" calcext:value-type="float">
            <text:p>283230761760</text:p>
          </table:table-cell>
          <table:table-cell table:formula="of:=[.C41]/1000000000" office:value-type="float" office:value="283.23076176" calcext:value-type="float">
            <text:p>283,23076176</text:p>
          </table:table-cell>
          <table:table-cell table:formula="of:=ABS(([.B41]-[.$L$6])/[.$L$6])*100" office:value-type="float" office:value="187.707390648567" calcext:value-type="float">
            <text:p>187,7073906485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73" calcext:value-type="float">
            <text:p>3773</text:p>
          </table:table-cell>
          <table:table-cell office:value-type="float" office:value="290302876025" calcext:value-type="float">
            <text:p>290302876025</text:p>
          </table:table-cell>
          <table:table-cell table:formula="of:=[.C42]/1000000000" office:value-type="float" office:value="290.302876025" calcext:value-type="float">
            <text:p>290,302876025</text:p>
          </table:table-cell>
          <table:table-cell table:formula="of:=ABS(([.B42]-[.$L$6])/[.$L$6])*100" office:value-type="float" office:value="184.539969834087" calcext:value-type="float">
            <text:p>184,5399698340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32" calcext:value-type="float">
            <text:p>3732</text:p>
          </table:table-cell>
          <table:table-cell office:value-type="float" office:value="297388928577" calcext:value-type="float">
            <text:p>297388928577</text:p>
          </table:table-cell>
          <table:table-cell table:formula="of:=[.C43]/1000000000" office:value-type="float" office:value="297.388928577" calcext:value-type="float">
            <text:p>297,388928577</text:p>
          </table:table-cell>
          <table:table-cell table:formula="of:=ABS(([.B43]-[.$L$6])/[.$L$6])*100" office:value-type="float" office:value="181.447963800905" calcext:value-type="float">
            <text:p>181,4479638009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89" calcext:value-type="float">
            <text:p>3689</text:p>
          </table:table-cell>
          <table:table-cell office:value-type="float" office:value="304474537311" calcext:value-type="float">
            <text:p>304474537311</text:p>
          </table:table-cell>
          <table:table-cell table:formula="of:=[.C44]/1000000000" office:value-type="float" office:value="304.474537311" calcext:value-type="float">
            <text:p>304,474537311</text:p>
          </table:table-cell>
          <table:table-cell table:formula="of:=ABS(([.B44]-[.$L$6])/[.$L$6])*100" office:value-type="float" office:value="178.205128205128" calcext:value-type="float">
            <text:p>178,2051282051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48" calcext:value-type="float">
            <text:p>3648</text:p>
          </table:table-cell>
          <table:table-cell office:value-type="float" office:value="311563239803" calcext:value-type="float">
            <text:p>311563239803</text:p>
          </table:table-cell>
          <table:table-cell table:formula="of:=[.C45]/1000000000" office:value-type="float" office:value="311.563239803" calcext:value-type="float">
            <text:p>311,563239803</text:p>
          </table:table-cell>
          <table:table-cell table:formula="of:=ABS(([.B45]-[.$L$6])/[.$L$6])*100" office:value-type="float" office:value="175.113122171946" calcext:value-type="float">
            <text:p>175,1131221719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08" calcext:value-type="float">
            <text:p>3608</text:p>
          </table:table-cell>
          <table:table-cell office:value-type="float" office:value="318641786953" calcext:value-type="float">
            <text:p>318641786953</text:p>
          </table:table-cell>
          <table:table-cell table:formula="of:=[.C46]/1000000000" office:value-type="float" office:value="318.641786953" calcext:value-type="float">
            <text:p>318,641786953</text:p>
          </table:table-cell>
          <table:table-cell table:formula="of:=ABS(([.B46]-[.$L$6])/[.$L$6])*100" office:value-type="float" office:value="172.09653092006" calcext:value-type="float">
            <text:p>172,096530920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office:value-type="float" office:value="325733735331" calcext:value-type="float">
            <text:p>325733735331</text:p>
          </table:table-cell>
          <table:table-cell table:formula="of:=[.C47]/1000000000" office:value-type="float" office:value="325.733735331" calcext:value-type="float">
            <text:p>325,733735331</text:p>
          </table:table-cell>
          <table:table-cell table:formula="of:=ABS(([.B47]-[.$L$6])/[.$L$6])*100" office:value-type="float" office:value="169.155354449472" calcext:value-type="float">
            <text:p>169,1553544494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 office:value-type="float" office:value="332820043734" calcext:value-type="float">
            <text:p>332820043734</text:p>
          </table:table-cell>
          <table:table-cell table:formula="of:=[.C48]/1000000000" office:value-type="float" office:value="332.820043734" calcext:value-type="float">
            <text:p>332,820043734</text:p>
          </table:table-cell>
          <table:table-cell table:formula="of:=ABS(([.B48]-[.$L$6])/[.$L$6])*100" office:value-type="float" office:value="166.214177978884" calcext:value-type="float">
            <text:p>166,2141779788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39905879075" calcext:value-type="float">
            <text:p>339905879075</text:p>
          </table:table-cell>
          <table:table-cell table:formula="of:=[.C49]/1000000000" office:value-type="float" office:value="339.905879075" calcext:value-type="float">
            <text:p>339,905879075</text:p>
          </table:table-cell>
          <table:table-cell table:formula="of:=ABS(([.B49]-[.$L$6])/[.$L$6])*100" office:value-type="float" office:value="163.348416289593" calcext:value-type="float">
            <text:p>163,3484162895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office:value-type="float" office:value="346992846180" calcext:value-type="float">
            <text:p>346992846180</text:p>
          </table:table-cell>
          <table:table-cell table:formula="of:=[.C50]/1000000000" office:value-type="float" office:value="346.99284618" calcext:value-type="float">
            <text:p>346,99284618</text:p>
          </table:table-cell>
          <table:table-cell table:formula="of:=ABS(([.B50]-[.$L$6])/[.$L$6])*100" office:value-type="float" office:value="160.482654600302" calcext:value-type="float">
            <text:p>160,4826546003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17" calcext:value-type="float">
            <text:p>3417</text:p>
          </table:table-cell>
          <table:table-cell office:value-type="float" office:value="354082558954" calcext:value-type="float">
            <text:p>354082558954</text:p>
          </table:table-cell>
          <table:table-cell table:formula="of:=[.C51]/1000000000" office:value-type="float" office:value="354.082558954" calcext:value-type="float">
            <text:p>354,082558954</text:p>
          </table:table-cell>
          <table:table-cell table:formula="of:=ABS(([.B51]-[.$L$6])/[.$L$6])*100" office:value-type="float" office:value="157.692307692308" calcext:value-type="float">
            <text:p>157,6923076923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 office:value-type="float" office:value="361169619748" calcext:value-type="float">
            <text:p>361169619748</text:p>
          </table:table-cell>
          <table:table-cell table:formula="of:=[.C52]/1000000000" office:value-type="float" office:value="361.169619748" calcext:value-type="float">
            <text:p>361,169619748</text:p>
          </table:table-cell>
          <table:table-cell table:formula="of:=ABS(([.B52]-[.$L$6])/[.$L$6])*100" office:value-type="float" office:value="154.977375565611" calcext:value-type="float">
            <text:p>154,9773755656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 office:value-type="float" office:value="368259462358" calcext:value-type="float">
            <text:p>368259462358</text:p>
          </table:table-cell>
          <table:table-cell table:formula="of:=[.C53]/1000000000" office:value-type="float" office:value="368.259462358" calcext:value-type="float">
            <text:p>368,259462358</text:p>
          </table:table-cell>
          <table:table-cell table:formula="of:=ABS(([.B53]-[.$L$6])/[.$L$6])*100" office:value-type="float" office:value="152.262443438914" calcext:value-type="float">
            <text:p>152,2624434389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75340889820" calcext:value-type="float">
            <text:p>375340889820</text:p>
          </table:table-cell>
          <table:table-cell table:formula="of:=[.C54]/1000000000" office:value-type="float" office:value="375.34088982" calcext:value-type="float">
            <text:p>375,34088982</text:p>
          </table:table-cell>
          <table:table-cell table:formula="of:=ABS(([.B54]-[.$L$6])/[.$L$6])*100" office:value-type="float" office:value="149.622926093514" calcext:value-type="float">
            <text:p>149,6229260935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office:value-type="float" office:value="382437657556" calcext:value-type="float">
            <text:p>382437657556</text:p>
          </table:table-cell>
          <table:table-cell table:formula="of:=[.C55]/1000000000" office:value-type="float" office:value="382.437657556" calcext:value-type="float">
            <text:p>382,437657556</text:p>
          </table:table-cell>
          <table:table-cell table:formula="of:=ABS(([.B55]-[.$L$6])/[.$L$6])*100" office:value-type="float" office:value="146.983408748115" calcext:value-type="float">
            <text:p>146,9834087481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0" calcext:value-type="float">
            <text:p>3240</text:p>
          </table:table-cell>
          <table:table-cell office:value-type="float" office:value="389526863325" calcext:value-type="float">
            <text:p>389526863325</text:p>
          </table:table-cell>
          <table:table-cell table:formula="of:=[.C56]/1000000000" office:value-type="float" office:value="389.526863325" calcext:value-type="float">
            <text:p>389,526863325</text:p>
          </table:table-cell>
          <table:table-cell table:formula="of:=ABS(([.B56]-[.$L$6])/[.$L$6])*100" office:value-type="float" office:value="144.343891402715" calcext:value-type="float">
            <text:p>144,3438914027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  <table:table-cell office:value-type="float" office:value="396616759658" calcext:value-type="float">
            <text:p>396616759658</text:p>
          </table:table-cell>
          <table:table-cell table:formula="of:=[.C57]/1000000000" office:value-type="float" office:value="396.616759658" calcext:value-type="float">
            <text:p>396,616759658</text:p>
          </table:table-cell>
          <table:table-cell table:formula="of:=ABS(([.B57]-[.$L$6])/[.$L$6])*100" office:value-type="float" office:value="141.704374057315" calcext:value-type="float">
            <text:p>141,7043740573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 office:value-type="float" office:value="403698501705" calcext:value-type="float">
            <text:p>403698501705</text:p>
          </table:table-cell>
          <table:table-cell table:formula="of:=[.C58]/1000000000" office:value-type="float" office:value="403.698501705" calcext:value-type="float">
            <text:p>403,698501705</text:p>
          </table:table-cell>
          <table:table-cell table:formula="of:=ABS(([.B58]-[.$L$6])/[.$L$6])*100" office:value-type="float" office:value="139.21568627451" calcext:value-type="float">
            <text:p>139,215686274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42" calcext:value-type="float">
            <text:p>3142</text:p>
          </table:table-cell>
          <table:table-cell office:value-type="float" office:value="410772995344" calcext:value-type="float">
            <text:p>410772995344</text:p>
          </table:table-cell>
          <table:table-cell table:formula="of:=[.C59]/1000000000" office:value-type="float" office:value="410.772995344" calcext:value-type="float">
            <text:p>410,772995344</text:p>
          </table:table-cell>
          <table:table-cell table:formula="of:=ABS(([.B59]-[.$L$6])/[.$L$6])*100" office:value-type="float" office:value="136.953242835596" calcext:value-type="float">
            <text:p>136,9532428355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float" office:value="417870039713" calcext:value-type="float">
            <text:p>417870039713</text:p>
          </table:table-cell>
          <table:table-cell table:formula="of:=[.C60]/1000000000" office:value-type="float" office:value="417.870039713" calcext:value-type="float">
            <text:p>417,870039713</text:p>
          </table:table-cell>
          <table:table-cell table:formula="of:=ABS(([.B60]-[.$L$6])/[.$L$6])*100" office:value-type="float" office:value="134.766214177979" calcext:value-type="float">
            <text:p>134,7662141779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84" calcext:value-type="float">
            <text:p>3084</text:p>
          </table:table-cell>
          <table:table-cell office:value-type="float" office:value="424949309592" calcext:value-type="float">
            <text:p>424949309592</text:p>
          </table:table-cell>
          <table:table-cell table:formula="of:=[.C61]/1000000000" office:value-type="float" office:value="424.949309592" calcext:value-type="float">
            <text:p>424,949309592</text:p>
          </table:table-cell>
          <table:table-cell table:formula="of:=ABS(([.B61]-[.$L$6])/[.$L$6])*100" office:value-type="float" office:value="132.579185520362" calcext:value-type="float">
            <text:p>132,5791855203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57" calcext:value-type="float">
            <text:p>3057</text:p>
          </table:table-cell>
          <table:table-cell office:value-type="float" office:value="432018257789" calcext:value-type="float">
            <text:p>432018257789</text:p>
          </table:table-cell>
          <table:table-cell table:formula="of:=[.C62]/1000000000" office:value-type="float" office:value="432.018257789" calcext:value-type="float">
            <text:p>432,018257789</text:p>
          </table:table-cell>
          <table:table-cell table:formula="of:=ABS(([.B62]-[.$L$6])/[.$L$6])*100" office:value-type="float" office:value="130.542986425339" calcext:value-type="float">
            <text:p>130,5429864253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31" calcext:value-type="float">
            <text:p>3031</text:p>
          </table:table-cell>
          <table:table-cell office:value-type="float" office:value="439104011709" calcext:value-type="float">
            <text:p>439104011709</text:p>
          </table:table-cell>
          <table:table-cell table:formula="of:=[.C63]/1000000000" office:value-type="float" office:value="439.104011709" calcext:value-type="float">
            <text:p>439,104011709</text:p>
          </table:table-cell>
          <table:table-cell table:formula="of:=ABS(([.B63]-[.$L$6])/[.$L$6])*100" office:value-type="float" office:value="128.582202111614" calcext:value-type="float">
            <text:p>128,5822021116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office:value-type="float" office:value="446207003768" calcext:value-type="float">
            <text:p>446207003768</text:p>
          </table:table-cell>
          <table:table-cell table:formula="of:=[.C64]/1000000000" office:value-type="float" office:value="446.207003768" calcext:value-type="float">
            <text:p>446,207003768</text:p>
          </table:table-cell>
          <table:table-cell table:formula="of:=ABS(([.B64]-[.$L$6])/[.$L$6])*100" office:value-type="float" office:value="126.621417797888" calcext:value-type="float">
            <text:p>126,6214177978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79" calcext:value-type="float">
            <text:p>2979</text:p>
          </table:table-cell>
          <table:table-cell office:value-type="float" office:value="453294664558" calcext:value-type="float">
            <text:p>453294664558</text:p>
          </table:table-cell>
          <table:table-cell table:formula="of:=[.C65]/1000000000" office:value-type="float" office:value="453.294664558" calcext:value-type="float">
            <text:p>453,294664558</text:p>
          </table:table-cell>
          <table:table-cell table:formula="of:=ABS(([.B65]-[.$L$6])/[.$L$6])*100" office:value-type="float" office:value="124.660633484163" calcext:value-type="float">
            <text:p>124,6606334841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55" calcext:value-type="float">
            <text:p>2955</text:p>
          </table:table-cell>
          <table:table-cell office:value-type="float" office:value="460379006288" calcext:value-type="float">
            <text:p>460379006288</text:p>
          </table:table-cell>
          <table:table-cell table:formula="of:=[.C66]/1000000000" office:value-type="float" office:value="460.379006288" calcext:value-type="float">
            <text:p>460,379006288</text:p>
          </table:table-cell>
          <table:table-cell table:formula="of:=ABS(([.B66]-[.$L$6])/[.$L$6])*100" office:value-type="float" office:value="122.850678733032" calcext:value-type="float">
            <text:p>122,8506787330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25" calcext:value-type="float">
            <text:p>2925</text:p>
          </table:table-cell>
          <table:table-cell office:value-type="float" office:value="467478728063" calcext:value-type="float">
            <text:p>467478728063</text:p>
          </table:table-cell>
          <table:table-cell table:formula="of:=[.C67]/1000000000" office:value-type="float" office:value="467.478728063" calcext:value-type="float">
            <text:p>467,478728063</text:p>
          </table:table-cell>
          <table:table-cell table:formula="of:=ABS(([.B67]-[.$L$6])/[.$L$6])*100" office:value-type="float" office:value="120.588235294118" calcext:value-type="float">
            <text:p>120,5882352941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03" calcext:value-type="float">
            <text:p>2903</text:p>
          </table:table-cell>
          <table:table-cell office:value-type="float" office:value="474551332605" calcext:value-type="float">
            <text:p>474551332605</text:p>
          </table:table-cell>
          <table:table-cell table:formula="of:=[.C68]/1000000000" office:value-type="float" office:value="474.551332605" calcext:value-type="float">
            <text:p>474,551332605</text:p>
          </table:table-cell>
          <table:table-cell table:formula="of:=ABS(([.B68]-[.$L$6])/[.$L$6])*100" office:value-type="float" office:value="118.929110105581" calcext:value-type="float">
            <text:p>118,9291101055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float" office:value="481646783062" calcext:value-type="float">
            <text:p>481646783062</text:p>
          </table:table-cell>
          <table:table-cell table:formula="of:=[.C69]/1000000000" office:value-type="float" office:value="481.646783062" calcext:value-type="float">
            <text:p>481,646783062</text:p>
          </table:table-cell>
          <table:table-cell table:formula="of:=ABS(([.B69]-[.$L$6])/[.$L$6])*100" office:value-type="float" office:value="117.345399698341" calcext:value-type="float">
            <text:p>117,3453996983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61" calcext:value-type="float">
            <text:p>2861</text:p>
          </table:table-cell>
          <table:table-cell office:value-type="float" office:value="488733920641" calcext:value-type="float">
            <text:p>488733920641</text:p>
          </table:table-cell>
          <table:table-cell table:formula="of:=[.C70]/1000000000" office:value-type="float" office:value="488.733920641" calcext:value-type="float">
            <text:p>488,733920641</text:p>
          </table:table-cell>
          <table:table-cell table:formula="of:=ABS(([.B70]-[.$L$6])/[.$L$6])*100" office:value-type="float" office:value="115.761689291101" calcext:value-type="float">
            <text:p>115,7616892911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office:value-type="float" office:value="495814801979" calcext:value-type="float">
            <text:p>495814801979</text:p>
          </table:table-cell>
          <table:table-cell table:formula="of:=[.C71]/1000000000" office:value-type="float" office:value="495.814801979" calcext:value-type="float">
            <text:p>495,814801979</text:p>
          </table:table-cell>
          <table:table-cell table:formula="of:=ABS(([.B71]-[.$L$6])/[.$L$6])*100" office:value-type="float" office:value="114.177978883861" calcext:value-type="float">
            <text:p>114,1779788838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19" calcext:value-type="float">
            <text:p>2819</text:p>
          </table:table-cell>
          <table:table-cell office:value-type="float" office:value="502899698352" calcext:value-type="float">
            <text:p>502899698352</text:p>
          </table:table-cell>
          <table:table-cell table:formula="of:=[.C72]/1000000000" office:value-type="float" office:value="502.899698352" calcext:value-type="float">
            <text:p>502,899698352</text:p>
          </table:table-cell>
          <table:table-cell table:formula="of:=ABS(([.B72]-[.$L$6])/[.$L$6])*100" office:value-type="float" office:value="112.594268476621" calcext:value-type="float">
            <text:p>112,5942684766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99" calcext:value-type="float">
            <text:p>2799</text:p>
          </table:table-cell>
          <table:table-cell office:value-type="float" office:value="510006321786" calcext:value-type="float">
            <text:p>510006321786</text:p>
          </table:table-cell>
          <table:table-cell table:formula="of:=[.C73]/1000000000" office:value-type="float" office:value="510.006321786" calcext:value-type="float">
            <text:p>510,006321786</text:p>
          </table:table-cell>
          <table:table-cell table:formula="of:=ABS(([.B73]-[.$L$6])/[.$L$6])*100" office:value-type="float" office:value="111.085972850679" calcext:value-type="float">
            <text:p>111,0859728506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79" calcext:value-type="float">
            <text:p>2779</text:p>
          </table:table-cell>
          <table:table-cell office:value-type="float" office:value="517113893065" calcext:value-type="float">
            <text:p>517113893065</text:p>
          </table:table-cell>
          <table:table-cell table:formula="of:=[.C74]/1000000000" office:value-type="float" office:value="517.113893065" calcext:value-type="float">
            <text:p>517,113893065</text:p>
          </table:table-cell>
          <table:table-cell table:formula="of:=ABS(([.B74]-[.$L$6])/[.$L$6])*100" office:value-type="float" office:value="109.577677224736" calcext:value-type="float">
            <text:p>109,5776772247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office:value-type="float" office:value="524204288401" calcext:value-type="float">
            <text:p>524204288401</text:p>
          </table:table-cell>
          <table:table-cell table:formula="of:=[.C75]/1000000000" office:value-type="float" office:value="524.204288401" calcext:value-type="float">
            <text:p>524,204288401</text:p>
          </table:table-cell>
          <table:table-cell table:formula="of:=ABS(([.B75]-[.$L$6])/[.$L$6])*100" office:value-type="float" office:value="108.144796380091" calcext:value-type="float">
            <text:p>108,1447963800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37" calcext:value-type="float">
            <text:p>2737</text:p>
          </table:table-cell>
          <table:table-cell office:value-type="float" office:value="531291121142" calcext:value-type="float">
            <text:p>531291121142</text:p>
          </table:table-cell>
          <table:table-cell table:formula="of:=[.C76]/1000000000" office:value-type="float" office:value="531.291121142" calcext:value-type="float">
            <text:p>531,291121142</text:p>
          </table:table-cell>
          <table:table-cell table:formula="of:=ABS(([.B76]-[.$L$6])/[.$L$6])*100" office:value-type="float" office:value="106.410256410256" calcext:value-type="float">
            <text:p>106,4102564102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18" calcext:value-type="float">
            <text:p>2718</text:p>
          </table:table-cell>
          <table:table-cell office:value-type="float" office:value="538382135616" calcext:value-type="float">
            <text:p>538382135616</text:p>
          </table:table-cell>
          <table:table-cell table:formula="of:=[.C77]/1000000000" office:value-type="float" office:value="538.382135616" calcext:value-type="float">
            <text:p>538,382135616</text:p>
          </table:table-cell>
          <table:table-cell table:formula="of:=ABS(([.B77]-[.$L$6])/[.$L$6])*100" office:value-type="float" office:value="104.977375565611" calcext:value-type="float">
            <text:p>104,9773755656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99" calcext:value-type="float">
            <text:p>2699</text:p>
          </table:table-cell>
          <table:table-cell office:value-type="float" office:value="545481244280" calcext:value-type="float">
            <text:p>545481244280</text:p>
          </table:table-cell>
          <table:table-cell table:formula="of:=[.C78]/1000000000" office:value-type="float" office:value="545.48124428" calcext:value-type="float">
            <text:p>545,48124428</text:p>
          </table:table-cell>
          <table:table-cell table:formula="of:=ABS(([.B78]-[.$L$6])/[.$L$6])*100" office:value-type="float" office:value="103.544494720965" calcext:value-type="float">
            <text:p>103,5444947209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81" calcext:value-type="float">
            <text:p>2681</text:p>
          </table:table-cell>
          <table:table-cell office:value-type="float" office:value="552572373431" calcext:value-type="float">
            <text:p>552572373431</text:p>
          </table:table-cell>
          <table:table-cell table:formula="of:=[.C79]/1000000000" office:value-type="float" office:value="552.572373431" calcext:value-type="float">
            <text:p>552,572373431</text:p>
          </table:table-cell>
          <table:table-cell table:formula="of:=ABS(([.B79]-[.$L$6])/[.$L$6])*100" office:value-type="float" office:value="102.187028657617" calcext:value-type="float">
            <text:p>102,1870286576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office:value-type="float" office:value="559654694983" calcext:value-type="float">
            <text:p>559654694983</text:p>
          </table:table-cell>
          <table:table-cell table:formula="of:=[.C80]/1000000000" office:value-type="float" office:value="559.654694983" calcext:value-type="float">
            <text:p>559,654694983</text:p>
          </table:table-cell>
          <table:table-cell table:formula="of:=ABS(([.B80]-[.$L$6])/[.$L$6])*100" office:value-type="float" office:value="100.904977375566" calcext:value-type="float">
            <text:p>100,9049773755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48" calcext:value-type="float">
            <text:p>2648</text:p>
          </table:table-cell>
          <table:table-cell office:value-type="float" office:value="566736431180" calcext:value-type="float">
            <text:p>566736431180</text:p>
          </table:table-cell>
          <table:table-cell table:formula="of:=[.C81]/1000000000" office:value-type="float" office:value="566.73643118" calcext:value-type="float">
            <text:p>566,73643118</text:p>
          </table:table-cell>
          <table:table-cell table:formula="of:=ABS(([.B81]-[.$L$6])/[.$L$6])*100" office:value-type="float" office:value="99.6983408748115" calcext:value-type="float">
            <text:p>99,69834087481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32" calcext:value-type="float">
            <text:p>2632</text:p>
          </table:table-cell>
          <table:table-cell office:value-type="float" office:value="573833160749" calcext:value-type="float">
            <text:p>573833160749</text:p>
          </table:table-cell>
          <table:table-cell table:formula="of:=[.C82]/1000000000" office:value-type="float" office:value="573.833160749" calcext:value-type="float">
            <text:p>573,833160749</text:p>
          </table:table-cell>
          <table:table-cell table:formula="of:=ABS(([.B82]-[.$L$6])/[.$L$6])*100" office:value-type="float" office:value="98.4917043740573" calcext:value-type="float">
            <text:p>98,49170437405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580986477339" calcext:value-type="float">
            <text:p>580986477339</text:p>
          </table:table-cell>
          <table:table-cell table:formula="of:=[.C83]/1000000000" office:value-type="float" office:value="580.986477339" calcext:value-type="float">
            <text:p>580,986477339</text:p>
          </table:table-cell>
          <table:table-cell table:formula="of:=ABS(([.B83]-[.$L$6])/[.$L$6])*100" office:value-type="float" office:value="97.2850678733032" calcext:value-type="float">
            <text:p>97,28506787330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01" calcext:value-type="float">
            <text:p>2601</text:p>
          </table:table-cell>
          <table:table-cell office:value-type="float" office:value="588069768128" calcext:value-type="float">
            <text:p>588069768128</text:p>
          </table:table-cell>
          <table:table-cell table:formula="of:=[.C84]/1000000000" office:value-type="float" office:value="588.069768128" calcext:value-type="float">
            <text:p>588,069768128</text:p>
          </table:table-cell>
          <table:table-cell table:formula="of:=ABS(([.B84]-[.$L$6])/[.$L$6])*100" office:value-type="float" office:value="96.1538461538462" calcext:value-type="float">
            <text:p>96,15384615384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86" calcext:value-type="float">
            <text:p>2586</text:p>
          </table:table-cell>
          <table:table-cell office:value-type="float" office:value="595157808073" calcext:value-type="float">
            <text:p>595157808073</text:p>
          </table:table-cell>
          <table:table-cell table:formula="of:=[.C85]/1000000000" office:value-type="float" office:value="595.157808073" calcext:value-type="float">
            <text:p>595,157808073</text:p>
          </table:table-cell>
          <table:table-cell table:formula="of:=ABS(([.B85]-[.$L$6])/[.$L$6])*100" office:value-type="float" office:value="95.0226244343891" calcext:value-type="float">
            <text:p>95,02262443438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office:value-type="float" office:value="602240561946" calcext:value-type="float">
            <text:p>602240561946</text:p>
          </table:table-cell>
          <table:table-cell table:formula="of:=[.C86]/1000000000" office:value-type="float" office:value="602.240561946" calcext:value-type="float">
            <text:p>602,240561946</text:p>
          </table:table-cell>
          <table:table-cell table:formula="of:=ABS(([.B86]-[.$L$6])/[.$L$6])*100" office:value-type="float" office:value="93.8914027149321" calcext:value-type="float">
            <text:p>93,89140271493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56" calcext:value-type="float">
            <text:p>2556</text:p>
          </table:table-cell>
          <table:table-cell office:value-type="float" office:value="609321541507" calcext:value-type="float">
            <text:p>609321541507</text:p>
          </table:table-cell>
          <table:table-cell table:formula="of:=[.C87]/1000000000" office:value-type="float" office:value="609.321541507" calcext:value-type="float">
            <text:p>609,321541507</text:p>
          </table:table-cell>
          <table:table-cell table:formula="of:=ABS(([.B87]-[.$L$6])/[.$L$6])*100" office:value-type="float" office:value="92.7601809954751" calcext:value-type="float">
            <text:p>92,76018099547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41" calcext:value-type="float">
            <text:p>2541</text:p>
          </table:table-cell>
          <table:table-cell office:value-type="float" office:value="616415102514" calcext:value-type="float">
            <text:p>616415102514</text:p>
          </table:table-cell>
          <table:table-cell table:formula="of:=[.C88]/1000000000" office:value-type="float" office:value="616.415102514" calcext:value-type="float">
            <text:p>616,415102514</text:p>
          </table:table-cell>
          <table:table-cell table:formula="of:=ABS(([.B88]-[.$L$6])/[.$L$6])*100" office:value-type="float" office:value="91.6289592760181" calcext:value-type="float">
            <text:p>91,62895927601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27" calcext:value-type="float">
            <text:p>2527</text:p>
          </table:table-cell>
          <table:table-cell office:value-type="float" office:value="623501713692" calcext:value-type="float">
            <text:p>623501713692</text:p>
          </table:table-cell>
          <table:table-cell table:formula="of:=[.C89]/1000000000" office:value-type="float" office:value="623.501713692" calcext:value-type="float">
            <text:p>623,501713692</text:p>
          </table:table-cell>
          <table:table-cell table:formula="of:=ABS(([.B89]-[.$L$6])/[.$L$6])*100" office:value-type="float" office:value="90.5731523378582" calcext:value-type="float">
            <text:p>90,57315233785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13" calcext:value-type="float">
            <text:p>2513</text:p>
          </table:table-cell>
          <table:table-cell office:value-type="float" office:value="630586896813" calcext:value-type="float">
            <text:p>630586896813</text:p>
          </table:table-cell>
          <table:table-cell table:formula="of:=[.C90]/1000000000" office:value-type="float" office:value="630.586896813" calcext:value-type="float">
            <text:p>630,586896813</text:p>
          </table:table-cell>
          <table:table-cell table:formula="of:=ABS(([.B90]-[.$L$6])/[.$L$6])*100" office:value-type="float" office:value="89.5173453996983" calcext:value-type="float">
            <text:p>89,51734539969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office:value-type="float" office:value="637676448212" calcext:value-type="float">
            <text:p>637676448212</text:p>
          </table:table-cell>
          <table:table-cell table:formula="of:=[.C91]/1000000000" office:value-type="float" office:value="637.676448212" calcext:value-type="float">
            <text:p>637,676448212</text:p>
          </table:table-cell>
          <table:table-cell table:formula="of:=ABS(([.B91]-[.$L$6])/[.$L$6])*100" office:value-type="float" office:value="88.4615384615385" calcext:value-type="float">
            <text:p>88,46153846153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office:value-type="float" office:value="644800312564" calcext:value-type="float">
            <text:p>644800312564</text:p>
          </table:table-cell>
          <table:table-cell table:formula="of:=[.C92]/1000000000" office:value-type="float" office:value="644.800312564" calcext:value-type="float">
            <text:p>644,800312564</text:p>
          </table:table-cell>
          <table:table-cell table:formula="of:=ABS(([.B92]-[.$L$6])/[.$L$6])*100" office:value-type="float" office:value="87.4811463046757" calcext:value-type="float">
            <text:p>87,48114630467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float" office:value="651872353882" calcext:value-type="float">
            <text:p>651872353882</text:p>
          </table:table-cell>
          <table:table-cell table:formula="of:=[.C93]/1000000000" office:value-type="float" office:value="651.872353882" calcext:value-type="float">
            <text:p>651,872353882</text:p>
          </table:table-cell>
          <table:table-cell table:formula="of:=ABS(([.B93]-[.$L$6])/[.$L$6])*100" office:value-type="float" office:value="86.500754147813" calcext:value-type="float">
            <text:p>86,5007541478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office:value-type="float" office:value="658950723773" calcext:value-type="float">
            <text:p>658950723773</text:p>
          </table:table-cell>
          <table:table-cell table:formula="of:=[.C94]/1000000000" office:value-type="float" office:value="658.950723773" calcext:value-type="float">
            <text:p>658,950723773</text:p>
          </table:table-cell>
          <table:table-cell table:formula="of:=ABS(([.B94]-[.$L$6])/[.$L$6])*100" office:value-type="float" office:value="85.5203619909502" calcext:value-type="float">
            <text:p>85,52036199095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47" calcext:value-type="float">
            <text:p>2447</text:p>
          </table:table-cell>
          <table:table-cell office:value-type="float" office:value="666027194861" calcext:value-type="float">
            <text:p>666027194861</text:p>
          </table:table-cell>
          <table:table-cell table:formula="of:=[.C95]/1000000000" office:value-type="float" office:value="666.027194861" calcext:value-type="float">
            <text:p>666,027194861</text:p>
          </table:table-cell>
          <table:table-cell table:formula="of:=ABS(([.B95]-[.$L$6])/[.$L$6])*100" office:value-type="float" office:value="84.5399698340875" calcext:value-type="float">
            <text:p>84,53996983408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34" calcext:value-type="float">
            <text:p>2434</text:p>
          </table:table-cell>
          <table:table-cell office:value-type="float" office:value="673113940988" calcext:value-type="float">
            <text:p>673113940988</text:p>
          </table:table-cell>
          <table:table-cell table:formula="of:=[.C96]/1000000000" office:value-type="float" office:value="673.113940988" calcext:value-type="float">
            <text:p>673,113940988</text:p>
          </table:table-cell>
          <table:table-cell table:formula="of:=ABS(([.B96]-[.$L$6])/[.$L$6])*100" office:value-type="float" office:value="83.5595776772247" calcext:value-type="float">
            <text:p>83,5595776772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office:value-type="float" office:value="680205682778" calcext:value-type="float">
            <text:p>680205682778</text:p>
          </table:table-cell>
          <table:table-cell table:formula="of:=[.C97]/1000000000" office:value-type="float" office:value="680.205682778" calcext:value-type="float">
            <text:p>680,205682778</text:p>
          </table:table-cell>
          <table:table-cell table:formula="of:=ABS(([.B97]-[.$L$6])/[.$L$6])*100" office:value-type="float" office:value="82.6546003016591" calcext:value-type="float">
            <text:p>82,65460030165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office:value-type="float" office:value="687304082566" calcext:value-type="float">
            <text:p>687304082566</text:p>
          </table:table-cell>
          <table:table-cell table:formula="of:=[.C98]/1000000000" office:value-type="float" office:value="687.304082566" calcext:value-type="float">
            <text:p>687,304082566</text:p>
          </table:table-cell>
          <table:table-cell table:formula="of:=ABS(([.B98]-[.$L$6])/[.$L$6])*100" office:value-type="float" office:value="81.7496229260935" calcext:value-type="float">
            <text:p>81,74962292609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 office:value-type="float" office:value="694370679788" calcext:value-type="float">
            <text:p>694370679788</text:p>
          </table:table-cell>
          <table:table-cell table:formula="of:=[.C99]/1000000000" office:value-type="float" office:value="694.370679788" calcext:value-type="float">
            <text:p>694,370679788</text:p>
          </table:table-cell>
          <table:table-cell table:formula="of:=ABS(([.B99]-[.$L$6])/[.$L$6])*100" office:value-type="float" office:value="80.8446455505279" calcext:value-type="float">
            <text:p>80,84464555052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office:value-type="float" office:value="701441618100" calcext:value-type="float">
            <text:p>701441618100</text:p>
          </table:table-cell>
          <table:table-cell table:formula="of:=[.C100]/1000000000" office:value-type="float" office:value="701.4416181" calcext:value-type="float">
            <text:p>701,4416181</text:p>
          </table:table-cell>
          <table:table-cell table:formula="of:=ABS(([.B100]-[.$L$6])/[.$L$6])*100" office:value-type="float" office:value="79.9396681749623" calcext:value-type="float">
            <text:p>79,93966817496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office:value-type="float" office:value="708517859837" calcext:value-type="float">
            <text:p>708517859837</text:p>
          </table:table-cell>
          <table:table-cell table:formula="of:=[.C101]/1000000000" office:value-type="float" office:value="708.517859837" calcext:value-type="float">
            <text:p>708,517859837</text:p>
          </table:table-cell>
          <table:table-cell table:formula="of:=ABS(([.B101]-[.$L$6])/[.$L$6])*100" office:value-type="float" office:value="79.0346907993967" calcext:value-type="float">
            <text:p>79,03469079939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office:value-type="float" office:value="715616899673" calcext:value-type="float">
            <text:p>715616899673</text:p>
          </table:table-cell>
          <table:table-cell table:formula="of:=[.C102]/1000000000" office:value-type="float" office:value="715.616899673" calcext:value-type="float">
            <text:p>715,616899673</text:p>
          </table:table-cell>
          <table:table-cell table:formula="of:=ABS(([.B102]-[.$L$6])/[.$L$6])*100" office:value-type="float" office:value="78.1297134238311" calcext:value-type="float">
            <text:p>78,12971342383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722714073042" calcext:value-type="float">
            <text:p>722714073042</text:p>
          </table:table-cell>
          <table:table-cell table:formula="of:=[.C103]/1000000000" office:value-type="float" office:value="722.714073042" calcext:value-type="float">
            <text:p>722,714073042</text:p>
          </table:table-cell>
          <table:table-cell table:formula="of:=ABS(([.B103]-[.$L$6])/[.$L$6])*100" office:value-type="float" office:value="77.2247360482655" calcext:value-type="float">
            <text:p>77,22473604826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38" calcext:value-type="float">
            <text:p>2338</text:p>
          </table:table-cell>
          <table:table-cell office:value-type="float" office:value="729806474443" calcext:value-type="float">
            <text:p>729806474443</text:p>
          </table:table-cell>
          <table:table-cell table:formula="of:=[.C104]/1000000000" office:value-type="float" office:value="729.806474443" calcext:value-type="float">
            <text:p>729,806474443</text:p>
          </table:table-cell>
          <table:table-cell table:formula="of:=ABS(([.B104]-[.$L$6])/[.$L$6])*100" office:value-type="float" office:value="76.3197586726998" calcext:value-type="float">
            <text:p>76,31975867269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office:value-type="float" office:value="736931799677" calcext:value-type="float">
            <text:p>736931799677</text:p>
          </table:table-cell>
          <table:table-cell table:formula="of:=[.C105]/1000000000" office:value-type="float" office:value="736.931799677" calcext:value-type="float">
            <text:p>736,931799677</text:p>
          </table:table-cell>
          <table:table-cell table:formula="of:=ABS(([.B105]-[.$L$6])/[.$L$6])*100" office:value-type="float" office:value="75.4147812971342" calcext:value-type="float">
            <text:p>75,41478129713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office:value-type="float" office:value="744051193803" calcext:value-type="float">
            <text:p>744051193803</text:p>
          </table:table-cell>
          <table:table-cell table:formula="of:=[.C106]/1000000000" office:value-type="float" office:value="744.051193803" calcext:value-type="float">
            <text:p>744,051193803</text:p>
          </table:table-cell>
          <table:table-cell table:formula="of:=ABS(([.B106]-[.$L$6])/[.$L$6])*100" office:value-type="float" office:value="74.5098039215686" calcext:value-type="float">
            <text:p>74,50980392156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03" calcext:value-type="float">
            <text:p>2303</text:p>
          </table:table-cell>
          <table:table-cell office:value-type="float" office:value="751137423010" calcext:value-type="float">
            <text:p>751137423010</text:p>
          </table:table-cell>
          <table:table-cell table:formula="of:=[.C107]/1000000000" office:value-type="float" office:value="751.13742301" calcext:value-type="float">
            <text:p>751,13742301</text:p>
          </table:table-cell>
          <table:table-cell table:formula="of:=ABS(([.B107]-[.$L$6])/[.$L$6])*100" office:value-type="float" office:value="73.6802413273002" calcext:value-type="float">
            <text:p>73,68024132730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92" calcext:value-type="float">
            <text:p>2292</text:p>
          </table:table-cell>
          <table:table-cell office:value-type="float" office:value="758238317379" calcext:value-type="float">
            <text:p>758238317379</text:p>
          </table:table-cell>
          <table:table-cell table:formula="of:=[.C108]/1000000000" office:value-type="float" office:value="758.238317379" calcext:value-type="float">
            <text:p>758,238317379</text:p>
          </table:table-cell>
          <table:table-cell table:formula="of:=ABS(([.B108]-[.$L$6])/[.$L$6])*100" office:value-type="float" office:value="72.8506787330317" calcext:value-type="float">
            <text:p>72,85067873303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81" calcext:value-type="float">
            <text:p>2281</text:p>
          </table:table-cell>
          <table:table-cell office:value-type="float" office:value="765321611523" calcext:value-type="float">
            <text:p>765321611523</text:p>
          </table:table-cell>
          <table:table-cell table:formula="of:=[.C109]/1000000000" office:value-type="float" office:value="765.321611523" calcext:value-type="float">
            <text:p>765,321611523</text:p>
          </table:table-cell>
          <table:table-cell table:formula="of:=ABS(([.B109]-[.$L$6])/[.$L$6])*100" office:value-type="float" office:value="72.0211161387632" calcext:value-type="float">
            <text:p>72,02111613876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office:value-type="float" office:value="772419226445" calcext:value-type="float">
            <text:p>772419226445</text:p>
          </table:table-cell>
          <table:table-cell table:formula="of:=[.C110]/1000000000" office:value-type="float" office:value="772.419226445" calcext:value-type="float">
            <text:p>772,419226445</text:p>
          </table:table-cell>
          <table:table-cell table:formula="of:=ABS(([.B110]-[.$L$6])/[.$L$6])*100" office:value-type="float" office:value="71.2669683257919" calcext:value-type="float">
            <text:p>71,26696832579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office:value-type="float" office:value="779498037503" calcext:value-type="float">
            <text:p>779498037503</text:p>
          </table:table-cell>
          <table:table-cell table:formula="of:=[.C111]/1000000000" office:value-type="float" office:value="779.498037503" calcext:value-type="float">
            <text:p>779,498037503</text:p>
          </table:table-cell>
          <table:table-cell table:formula="of:=ABS(([.B111]-[.$L$6])/[.$L$6])*100" office:value-type="float" office:value="70.5128205128205" calcext:value-type="float">
            <text:p>70,5128205128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51" calcext:value-type="float">
            <text:p>2251</text:p>
          </table:table-cell>
          <table:table-cell office:value-type="float" office:value="786585828398" calcext:value-type="float">
            <text:p>786585828398</text:p>
          </table:table-cell>
          <table:table-cell table:formula="of:=[.C112]/1000000000" office:value-type="float" office:value="786.585828398" calcext:value-type="float">
            <text:p>786,585828398</text:p>
          </table:table-cell>
          <table:table-cell table:formula="of:=ABS(([.B112]-[.$L$6])/[.$L$6])*100" office:value-type="float" office:value="69.7586726998492" calcext:value-type="float">
            <text:p>69,75867269984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office:value-type="float" office:value="793690236531" calcext:value-type="float">
            <text:p>793690236531</text:p>
          </table:table-cell>
          <table:table-cell table:formula="of:=[.C113]/1000000000" office:value-type="float" office:value="793.690236531" calcext:value-type="float">
            <text:p>793,690236531</text:p>
          </table:table-cell>
          <table:table-cell table:formula="of:=ABS(([.B113]-[.$L$6])/[.$L$6])*100" office:value-type="float" office:value="69.0045248868778" calcext:value-type="float">
            <text:p>69,00452488687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office:value-type="float" office:value="800778574521" calcext:value-type="float">
            <text:p>800778574521</text:p>
          </table:table-cell>
          <table:table-cell table:formula="of:=[.C114]/1000000000" office:value-type="float" office:value="800.778574521" calcext:value-type="float">
            <text:p>800,778574521</text:p>
          </table:table-cell>
          <table:table-cell table:formula="of:=ABS(([.B114]-[.$L$6])/[.$L$6])*100" office:value-type="float" office:value="68.2503770739065" calcext:value-type="float">
            <text:p>68,25037707390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 office:value-type="float" office:value="807868232453" calcext:value-type="float">
            <text:p>807868232453</text:p>
          </table:table-cell>
          <table:table-cell table:formula="of:=[.C115]/1000000000" office:value-type="float" office:value="807.868232453" calcext:value-type="float">
            <text:p>807,868232453</text:p>
          </table:table-cell>
          <table:table-cell table:formula="of:=ABS(([.B115]-[.$L$6])/[.$L$6])*100" office:value-type="float" office:value="67.3453996983409" calcext:value-type="float">
            <text:p>67,34539969834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09" calcext:value-type="float">
            <text:p>2209</text:p>
          </table:table-cell>
          <table:table-cell office:value-type="float" office:value="814955442628" calcext:value-type="float">
            <text:p>814955442628</text:p>
          </table:table-cell>
          <table:table-cell table:formula="of:=[.C116]/1000000000" office:value-type="float" office:value="814.955442628" calcext:value-type="float">
            <text:p>814,955442628</text:p>
          </table:table-cell>
          <table:table-cell table:formula="of:=ABS(([.B116]-[.$L$6])/[.$L$6])*100" office:value-type="float" office:value="66.5912518853695" calcext:value-type="float">
            <text:p>66,59125188536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98" calcext:value-type="float">
            <text:p>2198</text:p>
          </table:table-cell>
          <table:table-cell office:value-type="float" office:value="822042801603" calcext:value-type="float">
            <text:p>822042801603</text:p>
          </table:table-cell>
          <table:table-cell table:formula="of:=[.C117]/1000000000" office:value-type="float" office:value="822.042801603" calcext:value-type="float">
            <text:p>822,042801603</text:p>
          </table:table-cell>
          <table:table-cell table:formula="of:=ABS(([.B117]-[.$L$6])/[.$L$6])*100" office:value-type="float" office:value="65.7616892911011" calcext:value-type="float">
            <text:p>65,76168929110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87" calcext:value-type="float">
            <text:p>2187</text:p>
          </table:table-cell>
          <table:table-cell office:value-type="float" office:value="829129919343" calcext:value-type="float">
            <text:p>829129919343</text:p>
          </table:table-cell>
          <table:table-cell table:formula="of:=[.C118]/1000000000" office:value-type="float" office:value="829.129919343" calcext:value-type="float">
            <text:p>829,129919343</text:p>
          </table:table-cell>
          <table:table-cell table:formula="of:=ABS(([.B118]-[.$L$6])/[.$L$6])*100" office:value-type="float" office:value="64.9321266968326" calcext:value-type="float">
            <text:p>64,93212669683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office:value-type="float" office:value="836216128142" calcext:value-type="float">
            <text:p>836216128142</text:p>
          </table:table-cell>
          <table:table-cell table:formula="of:=[.C119]/1000000000" office:value-type="float" office:value="836.216128142" calcext:value-type="float">
            <text:p>836,216128142</text:p>
          </table:table-cell>
          <table:table-cell table:formula="of:=ABS(([.B119]-[.$L$6])/[.$L$6])*100" office:value-type="float" office:value="64.1779788838612" calcext:value-type="float">
            <text:p>64,17797888386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float" office:value="843295195482" calcext:value-type="float">
            <text:p>843295195482</text:p>
          </table:table-cell>
          <table:table-cell table:formula="of:=[.C120]/1000000000" office:value-type="float" office:value="843.295195482" calcext:value-type="float">
            <text:p>843,295195482</text:p>
          </table:table-cell>
          <table:table-cell table:formula="of:=ABS(([.B120]-[.$L$6])/[.$L$6])*100" office:value-type="float" office:value="63.4238310708899" calcext:value-type="float">
            <text:p>63,42383107088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office:value-type="float" office:value="850383857147" calcext:value-type="float">
            <text:p>850383857147</text:p>
          </table:table-cell>
          <table:table-cell table:formula="of:=[.C121]/1000000000" office:value-type="float" office:value="850.383857147" calcext:value-type="float">
            <text:p>850,383857147</text:p>
          </table:table-cell>
          <table:table-cell table:formula="of:=ABS(([.B121]-[.$L$6])/[.$L$6])*100" office:value-type="float" office:value="62.6696832579186" calcext:value-type="float">
            <text:p>62,66968325791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float" office:value="857458948991" calcext:value-type="float">
            <text:p>857458948991</text:p>
          </table:table-cell>
          <table:table-cell table:formula="of:=[.C122]/1000000000" office:value-type="float" office:value="857.458948991" calcext:value-type="float">
            <text:p>857,458948991</text:p>
          </table:table-cell>
          <table:table-cell table:formula="of:=ABS(([.B122]-[.$L$6])/[.$L$6])*100" office:value-type="float" office:value="61.9909502262443" calcext:value-type="float">
            <text:p>61,99095022624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float" office:value="864557649879" calcext:value-type="float">
            <text:p>864557649879</text:p>
          </table:table-cell>
          <table:table-cell table:formula="of:=[.C123]/1000000000" office:value-type="float" office:value="864.557649879" calcext:value-type="float">
            <text:p>864,557649879</text:p>
          </table:table-cell>
          <table:table-cell table:formula="of:=ABS(([.B123]-[.$L$6])/[.$L$6])*100" office:value-type="float" office:value="61.236802413273" calcext:value-type="float">
            <text:p>61,2368024132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871657525237" calcext:value-type="float">
            <text:p>871657525237</text:p>
          </table:table-cell>
          <table:table-cell table:formula="of:=[.C124]/1000000000" office:value-type="float" office:value="871.657525237" calcext:value-type="float">
            <text:p>871,657525237</text:p>
          </table:table-cell>
          <table:table-cell table:formula="of:=ABS(([.B124]-[.$L$6])/[.$L$6])*100" office:value-type="float" office:value="60.5580693815988" calcext:value-type="float">
            <text:p>60,55806938159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878732826866" calcext:value-type="float">
            <text:p>878732826866</text:p>
          </table:table-cell>
          <table:table-cell table:formula="of:=[.C125]/1000000000" office:value-type="float" office:value="878.732826866" calcext:value-type="float">
            <text:p>878,732826866</text:p>
          </table:table-cell>
          <table:table-cell table:formula="of:=ABS(([.B125]-[.$L$6])/[.$L$6])*100" office:value-type="float" office:value="59.5022624434389" calcext:value-type="float">
            <text:p>59,50226244343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885830603205" calcext:value-type="float">
            <text:p>885830603205</text:p>
          </table:table-cell>
          <table:table-cell table:formula="of:=[.C126]/1000000000" office:value-type="float" office:value="885.830603205" calcext:value-type="float">
            <text:p>885,830603205</text:p>
          </table:table-cell>
          <table:table-cell table:formula="of:=ABS(([.B126]-[.$L$6])/[.$L$6])*100" office:value-type="float" office:value="58.8235294117647" calcext:value-type="float">
            <text:p>58,82352941176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float" office:value="892919290128" calcext:value-type="float">
            <text:p>892919290128</text:p>
          </table:table-cell>
          <table:table-cell table:formula="of:=[.C127]/1000000000" office:value-type="float" office:value="892.919290128" calcext:value-type="float">
            <text:p>892,919290128</text:p>
          </table:table-cell>
          <table:table-cell table:formula="of:=ABS(([.B127]-[.$L$6])/[.$L$6])*100" office:value-type="float" office:value="58.1447963800905" calcext:value-type="float">
            <text:p>58,14479638009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float" office:value="900004115593" calcext:value-type="float">
            <text:p>900004115593</text:p>
          </table:table-cell>
          <table:table-cell table:formula="of:=[.C128]/1000000000" office:value-type="float" office:value="900.004115593" calcext:value-type="float">
            <text:p>900,004115593</text:p>
          </table:table-cell>
          <table:table-cell table:formula="of:=ABS(([.B128]-[.$L$6])/[.$L$6])*100" office:value-type="float" office:value="57.0889894419306" calcext:value-type="float">
            <text:p>57,08898944193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907083548287" calcext:value-type="float">
            <text:p>907083548287</text:p>
          </table:table-cell>
          <table:table-cell table:formula="of:=[.C129]/1000000000" office:value-type="float" office:value="907.083548287" calcext:value-type="float">
            <text:p>907,083548287</text:p>
          </table:table-cell>
          <table:table-cell table:formula="of:=ABS(([.B129]-[.$L$6])/[.$L$6])*100" office:value-type="float" office:value="56.4102564102564" calcext:value-type="float">
            <text:p>56,41025641025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914163195413" calcext:value-type="float">
            <text:p>914163195413</text:p>
          </table:table-cell>
          <table:table-cell table:formula="of:=[.C130]/1000000000" office:value-type="float" office:value="914.163195413" calcext:value-type="float">
            <text:p>914,163195413</text:p>
          </table:table-cell>
          <table:table-cell table:formula="of:=ABS(([.B130]-[.$L$6])/[.$L$6])*100" office:value-type="float" office:value="55.7315233785822" calcext:value-type="float">
            <text:p>55,73152337858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float" office:value="921239138588" calcext:value-type="float">
            <text:p>921239138588</text:p>
          </table:table-cell>
          <table:table-cell table:formula="of:=[.C131]/1000000000" office:value-type="float" office:value="921.239138588" calcext:value-type="float">
            <text:p>921,239138588</text:p>
          </table:table-cell>
          <table:table-cell table:formula="of:=ABS(([.B131]-[.$L$6])/[.$L$6])*100" office:value-type="float" office:value="55.052790346908" calcext:value-type="float">
            <text:p>55,0527903469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928325067562" calcext:value-type="float">
            <text:p>928325067562</text:p>
          </table:table-cell>
          <table:table-cell table:formula="of:=[.C132]/1000000000" office:value-type="float" office:value="928.325067562" calcext:value-type="float">
            <text:p>928,325067562</text:p>
          </table:table-cell>
          <table:table-cell table:formula="of:=ABS(([.B132]-[.$L$6])/[.$L$6])*100" office:value-type="float" office:value="54.1478129713424" calcext:value-type="float">
            <text:p>54,14781297134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float" office:value="935405016968" calcext:value-type="float">
            <text:p>935405016968</text:p>
          </table:table-cell>
          <table:table-cell table:formula="of:=[.C133]/1000000000" office:value-type="float" office:value="935.405016968" calcext:value-type="float">
            <text:p>935,405016968</text:p>
          </table:table-cell>
          <table:table-cell table:formula="of:=ABS(([.B133]-[.$L$6])/[.$L$6])*100" office:value-type="float" office:value="53.5444947209653" calcext:value-type="float">
            <text:p>53,54449472096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942478737564" calcext:value-type="float">
            <text:p>942478737564</text:p>
          </table:table-cell>
          <table:table-cell table:formula="of:=[.C134]/1000000000" office:value-type="float" office:value="942.478737564" calcext:value-type="float">
            <text:p>942,478737564</text:p>
          </table:table-cell>
          <table:table-cell table:formula="of:=ABS(([.B134]-[.$L$6])/[.$L$6])*100" office:value-type="float" office:value="52.9411764705882" calcext:value-type="float">
            <text:p>52,94117647058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949554874647" calcext:value-type="float">
            <text:p>949554874647</text:p>
          </table:table-cell>
          <table:table-cell table:formula="of:=[.C135]/1000000000" office:value-type="float" office:value="949.554874647" calcext:value-type="float">
            <text:p>949,554874647</text:p>
          </table:table-cell>
          <table:table-cell table:formula="of:=ABS(([.B135]-[.$L$6])/[.$L$6])*100" office:value-type="float" office:value="52.3378582202112" calcext:value-type="float">
            <text:p>52,33785822021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956655825456" calcext:value-type="float">
            <text:p>956655825456</text:p>
          </table:table-cell>
          <table:table-cell table:formula="of:=[.C136]/1000000000" office:value-type="float" office:value="956.655825456" calcext:value-type="float">
            <text:p>956,655825456</text:p>
          </table:table-cell>
          <table:table-cell table:formula="of:=ABS(([.B136]-[.$L$6])/[.$L$6])*100" office:value-type="float" office:value="51.4328808446455" calcext:value-type="float">
            <text:p>51,43288084464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963745271963" calcext:value-type="float">
            <text:p>963745271963</text:p>
          </table:table-cell>
          <table:table-cell table:formula="of:=[.C137]/1000000000" office:value-type="float" office:value="963.745271963" calcext:value-type="float">
            <text:p>963,745271963</text:p>
          </table:table-cell>
          <table:table-cell table:formula="of:=ABS(([.B137]-[.$L$6])/[.$L$6])*100" office:value-type="float" office:value="50.9049773755656" calcext:value-type="float">
            <text:p>50,90497737556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970820572833" calcext:value-type="float">
            <text:p>970820572833</text:p>
          </table:table-cell>
          <table:table-cell table:formula="of:=[.C138]/1000000000" office:value-type="float" office:value="970.820572833" calcext:value-type="float">
            <text:p>970,820572833</text:p>
          </table:table-cell>
          <table:table-cell table:formula="of:=ABS(([.B138]-[.$L$6])/[.$L$6])*100" office:value-type="float" office:value="50.2262443438914" calcext:value-type="float">
            <text:p>50,22624434389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float" office:value="977905361742" calcext:value-type="float">
            <text:p>977905361742</text:p>
          </table:table-cell>
          <table:table-cell table:formula="of:=[.C139]/1000000000" office:value-type="float" office:value="977.905361742" calcext:value-type="float">
            <text:p>977,905361742</text:p>
          </table:table-cell>
          <table:table-cell table:formula="of:=ABS(([.B139]-[.$L$6])/[.$L$6])*100" office:value-type="float" office:value="49.4720965309201" calcext:value-type="float">
            <text:p>49,47209653092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984983138622" calcext:value-type="float">
            <text:p>984983138622</text:p>
          </table:table-cell>
          <table:table-cell table:formula="of:=[.C140]/1000000000" office:value-type="float" office:value="984.983138622" calcext:value-type="float">
            <text:p>984,983138622</text:p>
          </table:table-cell>
          <table:table-cell table:formula="of:=ABS(([.B140]-[.$L$6])/[.$L$6])*100" office:value-type="float" office:value="49.0196078431373" calcext:value-type="float">
            <text:p>49,01960784313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float" office:value="992076914305" calcext:value-type="float">
            <text:p>992076914305</text:p>
          </table:table-cell>
          <table:table-cell table:formula="of:=[.C141]/1000000000" office:value-type="float" office:value="992.076914305" calcext:value-type="float">
            <text:p>992,076914305</text:p>
          </table:table-cell>
          <table:table-cell table:formula="of:=ABS(([.B141]-[.$L$6])/[.$L$6])*100" office:value-type="float" office:value="48.4162895927602" calcext:value-type="float">
            <text:p>48,41628959276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float" office:value="999161841852" calcext:value-type="float">
            <text:p>999161841852</text:p>
          </table:table-cell>
          <table:table-cell table:formula="of:=[.C142]/1000000000" office:value-type="float" office:value="999.161841852" calcext:value-type="float">
            <text:p>999,161841852</text:p>
          </table:table-cell>
          <table:table-cell table:formula="of:=ABS(([.B142]-[.$L$6])/[.$L$6])*100" office:value-type="float" office:value="47.9638009049774" calcext:value-type="float">
            <text:p>47,96380090497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float" office:value="1006252644969" calcext:value-type="float">
            <text:p>1006252644969</text:p>
          </table:table-cell>
          <table:table-cell table:formula="of:=[.C143]/1000000000" office:value-type="float" office:value="1006.252644969" calcext:value-type="float">
            <text:p>1006,252644969</text:p>
          </table:table-cell>
          <table:table-cell table:formula="of:=ABS(([.B143]-[.$L$6])/[.$L$6])*100" office:value-type="float" office:value="47.5113122171946" calcext:value-type="float">
            <text:p>47,51131221719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013344203111" calcext:value-type="float">
            <text:p>1013344203111</text:p>
          </table:table-cell>
          <table:table-cell table:formula="of:=[.C144]/1000000000" office:value-type="float" office:value="1013.344203111" calcext:value-type="float">
            <text:p>1013,344203111</text:p>
          </table:table-cell>
          <table:table-cell table:formula="of:=ABS(([.B144]-[.$L$6])/[.$L$6])*100" office:value-type="float" office:value="47.1342383107089" calcext:value-type="float">
            <text:p>47,13423831070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1020422479310" calcext:value-type="float">
            <text:p>1020422479310</text:p>
          </table:table-cell>
          <table:table-cell table:formula="of:=[.C145]/1000000000" office:value-type="float" office:value="1020.42247931" calcext:value-type="float">
            <text:p>1020,42247931</text:p>
          </table:table-cell>
          <table:table-cell table:formula="of:=ABS(([.B145]-[.$L$6])/[.$L$6])*100" office:value-type="float" office:value="46.7571644042232" calcext:value-type="float">
            <text:p>46,75716440422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office:value-type="float" office:value="1027515292354" calcext:value-type="float">
            <text:p>1027515292354</text:p>
          </table:table-cell>
          <table:table-cell table:formula="of:=[.C146]/1000000000" office:value-type="float" office:value="1027.515292354" calcext:value-type="float">
            <text:p>1027,515292354</text:p>
          </table:table-cell>
          <table:table-cell table:formula="of:=ABS(([.B146]-[.$L$6])/[.$L$6])*100" office:value-type="float" office:value="46.3800904977376" calcext:value-type="float">
            <text:p>46,38009049773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float" office:value="1034616941360" calcext:value-type="float">
            <text:p>1034616941360</text:p>
          </table:table-cell>
          <table:table-cell table:formula="of:=[.C147]/1000000000" office:value-type="float" office:value="1034.61694136" calcext:value-type="float">
            <text:p>1034,61694136</text:p>
          </table:table-cell>
          <table:table-cell table:formula="of:=ABS(([.B147]-[.$L$6])/[.$L$6])*100" office:value-type="float" office:value="46.0030165912519" calcext:value-type="float">
            <text:p>46,00301659125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041685936234" calcext:value-type="float">
            <text:p>1041685936234</text:p>
          </table:table-cell>
          <table:table-cell table:formula="of:=[.C148]/1000000000" office:value-type="float" office:value="1041.685936234" calcext:value-type="float">
            <text:p>1041,685936234</text:p>
          </table:table-cell>
          <table:table-cell table:formula="of:=ABS(([.B148]-[.$L$6])/[.$L$6])*100" office:value-type="float" office:value="45.4751131221719" calcext:value-type="float">
            <text:p>45,47511312217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float" office:value="1048761737291" calcext:value-type="float">
            <text:p>1048761737291</text:p>
          </table:table-cell>
          <table:table-cell table:formula="of:=[.C149]/1000000000" office:value-type="float" office:value="1048.761737291" calcext:value-type="float">
            <text:p>1048,761737291</text:p>
          </table:table-cell>
          <table:table-cell table:formula="of:=ABS(([.B149]-[.$L$6])/[.$L$6])*100" office:value-type="float" office:value="45.0980392156863" calcext:value-type="float">
            <text:p>45,09803921568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1055844955909" calcext:value-type="float">
            <text:p>1055844955909</text:p>
          </table:table-cell>
          <table:table-cell table:formula="of:=[.C150]/1000000000" office:value-type="float" office:value="1055.844955909" calcext:value-type="float">
            <text:p>1055,844955909</text:p>
          </table:table-cell>
          <table:table-cell table:formula="of:=ABS(([.B150]-[.$L$6])/[.$L$6])*100" office:value-type="float" office:value="44.6455505279035" calcext:value-type="float">
            <text:p>44,64555052790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float" office:value="1062917950377" calcext:value-type="float">
            <text:p>1062917950377</text:p>
          </table:table-cell>
          <table:table-cell table:formula="of:=[.C151]/1000000000" office:value-type="float" office:value="1062.917950377" calcext:value-type="float">
            <text:p>1062,917950377</text:p>
          </table:table-cell>
          <table:table-cell table:formula="of:=ABS(([.B151]-[.$L$6])/[.$L$6])*100" office:value-type="float" office:value="44.2684766214178" calcext:value-type="float">
            <text:p>44,26847662141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float" office:value="1070018613340" calcext:value-type="float">
            <text:p>1070018613340</text:p>
          </table:table-cell>
          <table:table-cell table:formula="of:=[.C152]/1000000000" office:value-type="float" office:value="1070.01861334" calcext:value-type="float">
            <text:p>1070,01861334</text:p>
          </table:table-cell>
          <table:table-cell table:formula="of:=ABS(([.B152]-[.$L$6])/[.$L$6])*100" office:value-type="float" office:value="43.8914027149321" calcext:value-type="float">
            <text:p>43,89140271493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float" office:value="1077111703644" calcext:value-type="float">
            <text:p>1077111703644</text:p>
          </table:table-cell>
          <table:table-cell table:formula="of:=[.C153]/1000000000" office:value-type="float" office:value="1077.111703644" calcext:value-type="float">
            <text:p>1077,111703644</text:p>
          </table:table-cell>
          <table:table-cell table:formula="of:=ABS(([.B153]-[.$L$6])/[.$L$6])*100" office:value-type="float" office:value="43.5143288084465" calcext:value-type="float">
            <text:p>43,51432880844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office:value-type="float" office:value="1084202072870" calcext:value-type="float">
            <text:p>1084202072870</text:p>
          </table:table-cell>
          <table:table-cell table:formula="of:=[.C154]/1000000000" office:value-type="float" office:value="1084.20207287" calcext:value-type="float">
            <text:p>1084,20207287</text:p>
          </table:table-cell>
          <table:table-cell table:formula="of:=ABS(([.B154]-[.$L$6])/[.$L$6])*100" office:value-type="float" office:value="43.1372549019608" calcext:value-type="float">
            <text:p>43,13725490196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1091313312770" calcext:value-type="float">
            <text:p>1091313312770</text:p>
          </table:table-cell>
          <table:table-cell table:formula="of:=[.C155]/1000000000" office:value-type="float" office:value="1091.31331277" calcext:value-type="float">
            <text:p>1091,31331277</text:p>
          </table:table-cell>
          <table:table-cell table:formula="of:=ABS(([.B155]-[.$L$6])/[.$L$6])*100" office:value-type="float" office:value="42.7601809954751" calcext:value-type="float">
            <text:p>42,76018099547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float" office:value="1098395647151" calcext:value-type="float">
            <text:p>1098395647151</text:p>
          </table:table-cell>
          <table:table-cell table:formula="of:=[.C156]/1000000000" office:value-type="float" office:value="1098.395647151" calcext:value-type="float">
            <text:p>1098,395647151</text:p>
          </table:table-cell>
          <table:table-cell table:formula="of:=ABS(([.B156]-[.$L$6])/[.$L$6])*100" office:value-type="float" office:value="42.3831070889894" calcext:value-type="float">
            <text:p>42,38310708898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office:value-type="float" office:value="1105450195455" calcext:value-type="float">
            <text:p>1105450195455</text:p>
          </table:table-cell>
          <table:table-cell table:formula="of:=[.C157]/1000000000" office:value-type="float" office:value="1105.450195455" calcext:value-type="float">
            <text:p>1105,450195455</text:p>
          </table:table-cell>
          <table:table-cell table:formula="of:=ABS(([.B157]-[.$L$6])/[.$L$6])*100" office:value-type="float" office:value="41.4027149321267" calcext:value-type="float">
            <text:p>41,40271493212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office:value-type="float" office:value="1112521934413" calcext:value-type="float">
            <text:p>1112521934413</text:p>
          </table:table-cell>
          <table:table-cell table:formula="of:=[.C158]/1000000000" office:value-type="float" office:value="1112.521934413" calcext:value-type="float">
            <text:p>1112,521934413</text:p>
          </table:table-cell>
          <table:table-cell table:formula="of:=ABS(([.B158]-[.$L$6])/[.$L$6])*100" office:value-type="float" office:value="40.9502262443439" calcext:value-type="float">
            <text:p>40,95022624434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119588623893" calcext:value-type="float">
            <text:p>1119588623893</text:p>
          </table:table-cell>
          <table:table-cell table:formula="of:=[.C159]/1000000000" office:value-type="float" office:value="1119.588623893" calcext:value-type="float">
            <text:p>1119,588623893</text:p>
          </table:table-cell>
          <table:table-cell table:formula="of:=ABS(([.B159]-[.$L$6])/[.$L$6])*100" office:value-type="float" office:value="40.6485671191554" calcext:value-type="float">
            <text:p>40,64856711915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1" calcext:value-type="float">
            <text:p>1861</text:p>
          </table:table-cell>
          <table:table-cell office:value-type="float" office:value="1126699327373" calcext:value-type="float">
            <text:p>1126699327373</text:p>
          </table:table-cell>
          <table:table-cell table:formula="of:=[.C160]/1000000000" office:value-type="float" office:value="1126.699327373" calcext:value-type="float">
            <text:p>1126,699327373</text:p>
          </table:table-cell>
          <table:table-cell table:formula="of:=ABS(([.B160]-[.$L$6])/[.$L$6])*100" office:value-type="float" office:value="40.3469079939668" calcext:value-type="float">
            <text:p>40,34690799396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133787421192" calcext:value-type="float">
            <text:p>1133787421192</text:p>
          </table:table-cell>
          <table:table-cell table:formula="of:=[.C161]/1000000000" office:value-type="float" office:value="1133.787421192" calcext:value-type="float">
            <text:p>1133,787421192</text:p>
          </table:table-cell>
          <table:table-cell table:formula="of:=ABS(([.B161]-[.$L$6])/[.$L$6])*100" office:value-type="float" office:value="40.0452488687783" calcext:value-type="float">
            <text:p>40,04524886877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float" office:value="1140850738261" calcext:value-type="float">
            <text:p>1140850738261</text:p>
          </table:table-cell>
          <table:table-cell table:formula="of:=[.C162]/1000000000" office:value-type="float" office:value="1140.850738261" calcext:value-type="float">
            <text:p>1140,850738261</text:p>
          </table:table-cell>
          <table:table-cell table:formula="of:=ABS(([.B162]-[.$L$6])/[.$L$6])*100" office:value-type="float" office:value="39.7435897435897" calcext:value-type="float">
            <text:p>39,74358974358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office:value-type="float" office:value="1147934377077" calcext:value-type="float">
            <text:p>1147934377077</text:p>
          </table:table-cell>
          <table:table-cell table:formula="of:=[.C163]/1000000000" office:value-type="float" office:value="1147.934377077" calcext:value-type="float">
            <text:p>1147,934377077</text:p>
          </table:table-cell>
          <table:table-cell table:formula="of:=ABS(([.B163]-[.$L$6])/[.$L$6])*100" office:value-type="float" office:value="39.4419306184012" calcext:value-type="float">
            <text:p>39,44193061840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float" office:value="1155003192836" calcext:value-type="float">
            <text:p>1155003192836</text:p>
          </table:table-cell>
          <table:table-cell table:formula="of:=[.C164]/1000000000" office:value-type="float" office:value="1155.003192836" calcext:value-type="float">
            <text:p>1155,003192836</text:p>
          </table:table-cell>
          <table:table-cell table:formula="of:=ABS(([.B164]-[.$L$6])/[.$L$6])*100" office:value-type="float" office:value="39.2156862745098" calcext:value-type="float">
            <text:p>39,21568627450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float" office:value="1162111462657" calcext:value-type="float">
            <text:p>1162111462657</text:p>
          </table:table-cell>
          <table:table-cell table:formula="of:=[.C165]/1000000000" office:value-type="float" office:value="1162.111462657" calcext:value-type="float">
            <text:p>1162,111462657</text:p>
          </table:table-cell>
          <table:table-cell table:formula="of:=ABS(([.B165]-[.$L$6])/[.$L$6])*100" office:value-type="float" office:value="38.9140271493213" calcext:value-type="float">
            <text:p>38,91402714932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float" office:value="1169205510637" calcext:value-type="float">
            <text:p>1169205510637</text:p>
          </table:table-cell>
          <table:table-cell table:formula="of:=[.C166]/1000000000" office:value-type="float" office:value="1169.205510637" calcext:value-type="float">
            <text:p>1169,205510637</text:p>
          </table:table-cell>
          <table:table-cell table:formula="of:=ABS(([.B166]-[.$L$6])/[.$L$6])*100" office:value-type="float" office:value="38.4615384615385" calcext:value-type="float">
            <text:p>38,46153846153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float" office:value="1176285758019" calcext:value-type="float">
            <text:p>1176285758019</text:p>
          </table:table-cell>
          <table:table-cell table:formula="of:=[.C167]/1000000000" office:value-type="float" office:value="1176.285758019" calcext:value-type="float">
            <text:p>1176,285758019</text:p>
          </table:table-cell>
          <table:table-cell table:formula="of:=ABS(([.B167]-[.$L$6])/[.$L$6])*100" office:value-type="float" office:value="38.1598793363499" calcext:value-type="float">
            <text:p>38,15987933634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float" office:value="1183373682074" calcext:value-type="float">
            <text:p>1183373682074</text:p>
          </table:table-cell>
          <table:table-cell table:formula="of:=[.C168]/1000000000" office:value-type="float" office:value="1183.373682074" calcext:value-type="float">
            <text:p>1183,373682074</text:p>
          </table:table-cell>
          <table:table-cell table:formula="of:=ABS(([.B168]-[.$L$6])/[.$L$6])*100" office:value-type="float" office:value="37.7073906485671" calcext:value-type="float">
            <text:p>37,70739064856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office:value-type="float" office:value="1190582819416" calcext:value-type="float">
            <text:p>1190582819416</text:p>
          </table:table-cell>
          <table:table-cell table:formula="of:=[.C169]/1000000000" office:value-type="float" office:value="1190.582819416" calcext:value-type="float">
            <text:p>1190,582819416</text:p>
          </table:table-cell>
          <table:table-cell table:formula="of:=ABS(([.B169]-[.$L$6])/[.$L$6])*100" office:value-type="float" office:value="37.3303167420814" calcext:value-type="float">
            <text:p>37,33031674208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office:value-type="float" office:value="1198025245566" calcext:value-type="float">
            <text:p>1198025245566</text:p>
          </table:table-cell>
          <table:table-cell table:formula="of:=[.C170]/1000000000" office:value-type="float" office:value="1198.025245566" calcext:value-type="float">
            <text:p>1198,025245566</text:p>
          </table:table-cell>
          <table:table-cell table:formula="of:=ABS(([.B170]-[.$L$6])/[.$L$6])*100" office:value-type="float" office:value="36.9532428355958" calcext:value-type="float">
            <text:p>36,95324283559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office:value-type="float" office:value="1205435987539" calcext:value-type="float">
            <text:p>1205435987539</text:p>
          </table:table-cell>
          <table:table-cell table:formula="of:=[.C171]/1000000000" office:value-type="float" office:value="1205.435987539" calcext:value-type="float">
            <text:p>1205,435987539</text:p>
          </table:table-cell>
          <table:table-cell table:formula="of:=ABS(([.B171]-[.$L$6])/[.$L$6])*100" office:value-type="float" office:value="36.6515837104072" calcext:value-type="float">
            <text:p>36,65158371040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1212573906289" calcext:value-type="float">
            <text:p>1212573906289</text:p>
          </table:table-cell>
          <table:table-cell table:formula="of:=[.C172]/1000000000" office:value-type="float" office:value="1212.573906289" calcext:value-type="float">
            <text:p>1212,573906289</text:p>
          </table:table-cell>
          <table:table-cell table:formula="of:=ABS(([.B172]-[.$L$6])/[.$L$6])*100" office:value-type="float" office:value="36.4253393665158" calcext:value-type="float">
            <text:p>36,42533936651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office:value-type="float" office:value="1219797171829" calcext:value-type="float">
            <text:p>1219797171829</text:p>
          </table:table-cell>
          <table:table-cell table:formula="of:=[.C173]/1000000000" office:value-type="float" office:value="1219.797171829" calcext:value-type="float">
            <text:p>1219,797171829</text:p>
          </table:table-cell>
          <table:table-cell table:formula="of:=ABS(([.B173]-[.$L$6])/[.$L$6])*100" office:value-type="float" office:value="35.972850678733" calcext:value-type="float">
            <text:p>35,9728506787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227004605365" calcext:value-type="float">
            <text:p>1227004605365</text:p>
          </table:table-cell>
          <table:table-cell table:formula="of:=[.C174]/1000000000" office:value-type="float" office:value="1227.004605365" calcext:value-type="float">
            <text:p>1227,004605365</text:p>
          </table:table-cell>
          <table:table-cell table:formula="of:=ABS(([.B174]-[.$L$6])/[.$L$6])*100" office:value-type="float" office:value="35.7466063348416" calcext:value-type="float">
            <text:p>35,74660633484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office:value-type="float" office:value="1234176168979" calcext:value-type="float">
            <text:p>1234176168979</text:p>
          </table:table-cell>
          <table:table-cell table:formula="of:=[.C175]/1000000000" office:value-type="float" office:value="1234.176168979" calcext:value-type="float">
            <text:p>1234,176168979</text:p>
          </table:table-cell>
          <table:table-cell table:formula="of:=ABS(([.B175]-[.$L$6])/[.$L$6])*100" office:value-type="float" office:value="35.5203619909502" calcext:value-type="float">
            <text:p>35,52036199095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office:value-type="float" office:value="1241361424096" calcext:value-type="float">
            <text:p>1241361424096</text:p>
          </table:table-cell>
          <table:table-cell table:formula="of:=[.C176]/1000000000" office:value-type="float" office:value="1241.361424096" calcext:value-type="float">
            <text:p>1241,361424096</text:p>
          </table:table-cell>
          <table:table-cell table:formula="of:=ABS(([.B176]-[.$L$6])/[.$L$6])*100" office:value-type="float" office:value="35.2941176470588" calcext:value-type="float">
            <text:p>35,29411764705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office:value-type="float" office:value="1248649946822" calcext:value-type="float">
            <text:p>1248649946822</text:p>
          </table:table-cell>
          <table:table-cell table:formula="of:=[.C177]/1000000000" office:value-type="float" office:value="1248.649946822" calcext:value-type="float">
            <text:p>1248,649946822</text:p>
          </table:table-cell>
          <table:table-cell table:formula="of:=ABS(([.B177]-[.$L$6])/[.$L$6])*100" office:value-type="float" office:value="35.0678733031674" calcext:value-type="float">
            <text:p>35,06787330316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255958485654" calcext:value-type="float">
            <text:p>1255958485654</text:p>
          </table:table-cell>
          <table:table-cell table:formula="of:=[.C178]/1000000000" office:value-type="float" office:value="1255.958485654" calcext:value-type="float">
            <text:p>1255,958485654</text:p>
          </table:table-cell>
          <table:table-cell table:formula="of:=ABS(([.B178]-[.$L$6])/[.$L$6])*100" office:value-type="float" office:value="34.9170437405731" calcext:value-type="float">
            <text:p>34,91704374057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float" office:value="1263227118984" calcext:value-type="float">
            <text:p>1263227118984</text:p>
          </table:table-cell>
          <table:table-cell table:formula="of:=[.C179]/1000000000" office:value-type="float" office:value="1263.227118984" calcext:value-type="float">
            <text:p>1263,227118984</text:p>
          </table:table-cell>
          <table:table-cell table:formula="of:=ABS(([.B179]-[.$L$6])/[.$L$6])*100" office:value-type="float" office:value="34.7662141779789" calcext:value-type="float">
            <text:p>34,76621417797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office:value-type="float" office:value="1270480216732" calcext:value-type="float">
            <text:p>1270480216732</text:p>
          </table:table-cell>
          <table:table-cell table:formula="of:=[.C180]/1000000000" office:value-type="float" office:value="1270.480216732" calcext:value-type="float">
            <text:p>1270,480216732</text:p>
          </table:table-cell>
          <table:table-cell table:formula="of:=ABS(([.B180]-[.$L$6])/[.$L$6])*100" office:value-type="float" office:value="34.6153846153846" calcext:value-type="float">
            <text:p>34,61538461538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float" office:value="1277776004847" calcext:value-type="float">
            <text:p>1277776004847</text:p>
          </table:table-cell>
          <table:table-cell table:formula="of:=[.C181]/1000000000" office:value-type="float" office:value="1277.776004847" calcext:value-type="float">
            <text:p>1277,776004847</text:p>
          </table:table-cell>
          <table:table-cell table:formula="of:=ABS(([.B181]-[.$L$6])/[.$L$6])*100" office:value-type="float" office:value="34.4645550527903" calcext:value-type="float">
            <text:p>34,46455505279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office:value-type="float" office:value="1285047127281" calcext:value-type="float">
            <text:p>1285047127281</text:p>
          </table:table-cell>
          <table:table-cell table:formula="of:=[.C182]/1000000000" office:value-type="float" office:value="1285.047127281" calcext:value-type="float">
            <text:p>1285,047127281</text:p>
          </table:table-cell>
          <table:table-cell table:formula="of:=ABS(([.B182]-[.$L$6])/[.$L$6])*100" office:value-type="float" office:value="34.3137254901961" calcext:value-type="float">
            <text:p>34,31372549019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1292317081135" calcext:value-type="float">
            <text:p>1292317081135</text:p>
          </table:table-cell>
          <table:table-cell table:formula="of:=[.C183]/1000000000" office:value-type="float" office:value="1292.317081135" calcext:value-type="float">
            <text:p>1292,317081135</text:p>
          </table:table-cell>
          <table:table-cell table:formula="of:=ABS(([.B183]-[.$L$6])/[.$L$6])*100" office:value-type="float" office:value="34.1628959276018" calcext:value-type="float">
            <text:p>34,16289592760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office:value-type="float" office:value="1299560165864" calcext:value-type="float">
            <text:p>1299560165864</text:p>
          </table:table-cell>
          <table:table-cell table:formula="of:=[.C184]/1000000000" office:value-type="float" office:value="1299.560165864" calcext:value-type="float">
            <text:p>1299,560165864</text:p>
          </table:table-cell>
          <table:table-cell table:formula="of:=ABS(([.B184]-[.$L$6])/[.$L$6])*100" office:value-type="float" office:value="34.0120663650075" calcext:value-type="float">
            <text:p>34,01206636500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office:value-type="float" office:value="1306757826288" calcext:value-type="float">
            <text:p>1306757826288</text:p>
          </table:table-cell>
          <table:table-cell table:formula="of:=[.C185]/1000000000" office:value-type="float" office:value="1306.757826288" calcext:value-type="float">
            <text:p>1306,757826288</text:p>
          </table:table-cell>
          <table:table-cell table:formula="of:=ABS(([.B185]-[.$L$6])/[.$L$6])*100" office:value-type="float" office:value="33.6349924585219" calcext:value-type="float">
            <text:p>33,63499245852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office:value-type="float" office:value="1313818406492" calcext:value-type="float">
            <text:p>1313818406492</text:p>
          </table:table-cell>
          <table:table-cell table:formula="of:=[.C186]/1000000000" office:value-type="float" office:value="1313.818406492" calcext:value-type="float">
            <text:p>1313,818406492</text:p>
          </table:table-cell>
          <table:table-cell table:formula="of:=ABS(([.B186]-[.$L$6])/[.$L$6])*100" office:value-type="float" office:value="33.2579185520362" calcext:value-type="float">
            <text:p>33,25791855203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5" calcext:value-type="float">
            <text:p>1765</text:p>
          </table:table-cell>
          <table:table-cell office:value-type="float" office:value="1321078678020" calcext:value-type="float">
            <text:p>1321078678020</text:p>
          </table:table-cell>
          <table:table-cell table:formula="of:=[.C187]/1000000000" office:value-type="float" office:value="1321.07867802" calcext:value-type="float">
            <text:p>1321,07867802</text:p>
          </table:table-cell>
          <table:table-cell table:formula="of:=ABS(([.B187]-[.$L$6])/[.$L$6])*100" office:value-type="float" office:value="33.1070889894419" calcext:value-type="float">
            <text:p>33,10708898944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office:value-type="float" office:value="1328330133031" calcext:value-type="float">
            <text:p>1328330133031</text:p>
          </table:table-cell>
          <table:table-cell table:formula="of:=[.C188]/1000000000" office:value-type="float" office:value="1328.330133031" calcext:value-type="float">
            <text:p>1328,330133031</text:p>
          </table:table-cell>
          <table:table-cell table:formula="of:=ABS(([.B188]-[.$L$6])/[.$L$6])*100" office:value-type="float" office:value="32.9562594268477" calcext:value-type="float">
            <text:p>32,95625942684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float" office:value="1335608374167" calcext:value-type="float">
            <text:p>1335608374167</text:p>
          </table:table-cell>
          <table:table-cell table:formula="of:=[.C189]/1000000000" office:value-type="float" office:value="1335.608374167" calcext:value-type="float">
            <text:p>1335,608374167</text:p>
          </table:table-cell>
          <table:table-cell table:formula="of:=ABS(([.B189]-[.$L$6])/[.$L$6])*100" office:value-type="float" office:value="32.8054298642534" calcext:value-type="float">
            <text:p>32,80542986425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office:value-type="float" office:value="1342903005549" calcext:value-type="float">
            <text:p>1342903005549</text:p>
          </table:table-cell>
          <table:table-cell table:formula="of:=[.C190]/1000000000" office:value-type="float" office:value="1342.903005549" calcext:value-type="float">
            <text:p>1342,903005549</text:p>
          </table:table-cell>
          <table:table-cell table:formula="of:=ABS(([.B190]-[.$L$6])/[.$L$6])*100" office:value-type="float" office:value="32.4283559577677" calcext:value-type="float">
            <text:p>32,42835595776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office:value-type="float" office:value="1350037594100" calcext:value-type="float">
            <text:p>1350037594100</text:p>
          </table:table-cell>
          <table:table-cell table:formula="of:=[.C191]/1000000000" office:value-type="float" office:value="1350.0375941" calcext:value-type="float">
            <text:p>1350,0375941</text:p>
          </table:table-cell>
          <table:table-cell table:formula="of:=ABS(([.B191]-[.$L$6])/[.$L$6])*100" office:value-type="float" office:value="32.2775263951735" calcext:value-type="float">
            <text:p>32,27752639517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office:value-type="float" office:value="1357275137596" calcext:value-type="float">
            <text:p>1357275137596</text:p>
          </table:table-cell>
          <table:table-cell table:formula="of:=[.C192]/1000000000" office:value-type="float" office:value="1357.275137596" calcext:value-type="float">
            <text:p>1357,275137596</text:p>
          </table:table-cell>
          <table:table-cell table:formula="of:=ABS(([.B192]-[.$L$6])/[.$L$6])*100" office:value-type="float" office:value="32.1266968325792" calcext:value-type="float">
            <text:p>32,12669683257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1364556305988" calcext:value-type="float">
            <text:p>1364556305988</text:p>
          </table:table-cell>
          <table:table-cell table:formula="of:=[.C193]/1000000000" office:value-type="float" office:value="1364.556305988" calcext:value-type="float">
            <text:p>1364,556305988</text:p>
          </table:table-cell>
          <table:table-cell table:formula="of:=ABS(([.B193]-[.$L$6])/[.$L$6])*100" office:value-type="float" office:value="31.9758672699849" calcext:value-type="float">
            <text:p>31,97586726998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office:value-type="float" office:value="1371732350662" calcext:value-type="float">
            <text:p>1371732350662</text:p>
          </table:table-cell>
          <table:table-cell table:formula="of:=[.C194]/1000000000" office:value-type="float" office:value="1371.732350662" calcext:value-type="float">
            <text:p>1371,732350662</text:p>
          </table:table-cell>
          <table:table-cell table:formula="of:=ABS(([.B194]-[.$L$6])/[.$L$6])*100" office:value-type="float" office:value="31.3725490196078" calcext:value-type="float">
            <text:p>31,37254901960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378974931421" calcext:value-type="float">
            <text:p>1378974931421</text:p>
          </table:table-cell>
          <table:table-cell table:formula="of:=[.C195]/1000000000" office:value-type="float" office:value="1378.974931421" calcext:value-type="float">
            <text:p>1378,974931421</text:p>
          </table:table-cell>
          <table:table-cell table:formula="of:=ABS(([.B195]-[.$L$6])/[.$L$6])*100" office:value-type="float" office:value="31.2971342383107" calcext:value-type="float">
            <text:p>31,29713423831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1386212910981" calcext:value-type="float">
            <text:p>1386212910981</text:p>
          </table:table-cell>
          <table:table-cell table:formula="of:=[.C196]/1000000000" office:value-type="float" office:value="1386.212910981" calcext:value-type="float">
            <text:p>1386,212910981</text:p>
          </table:table-cell>
          <table:table-cell table:formula="of:=ABS(([.B196]-[.$L$6])/[.$L$6])*100" office:value-type="float" office:value="31.2217194570136" calcext:value-type="float">
            <text:p>31,22171945701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office:value-type="float" office:value="1393560483969" calcext:value-type="float">
            <text:p>1393560483969</text:p>
          </table:table-cell>
          <table:table-cell table:formula="of:=[.C197]/1000000000" office:value-type="float" office:value="1393.560483969" calcext:value-type="float">
            <text:p>1393,560483969</text:p>
          </table:table-cell>
          <table:table-cell table:formula="of:=ABS(([.B197]-[.$L$6])/[.$L$6])*100" office:value-type="float" office:value="31.1463046757164" calcext:value-type="float">
            <text:p>31,14630467571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office:value-type="float" office:value="1400802953889" calcext:value-type="float">
            <text:p>1400802953889</text:p>
          </table:table-cell>
          <table:table-cell table:formula="of:=[.C198]/1000000000" office:value-type="float" office:value="1400.802953889" calcext:value-type="float">
            <text:p>1400,802953889</text:p>
          </table:table-cell>
          <table:table-cell table:formula="of:=ABS(([.B198]-[.$L$6])/[.$L$6])*100" office:value-type="float" office:value="31.0708898944193" calcext:value-type="float">
            <text:p>31,07088989441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office:value-type="float" office:value="1408031956186" calcext:value-type="float">
            <text:p>1408031956186</text:p>
          </table:table-cell>
          <table:table-cell table:formula="of:=[.C199]/1000000000" office:value-type="float" office:value="1408.031956186" calcext:value-type="float">
            <text:p>1408,031956186</text:p>
          </table:table-cell>
          <table:table-cell table:formula="of:=ABS(([.B199]-[.$L$6])/[.$L$6])*100" office:value-type="float" office:value="30.9954751131222" calcext:value-type="float">
            <text:p>30,99547511312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office:value-type="float" office:value="1415103252751" calcext:value-type="float">
            <text:p>1415103252751</text:p>
          </table:table-cell>
          <table:table-cell table:formula="of:=[.C200]/1000000000" office:value-type="float" office:value="1415.103252751" calcext:value-type="float">
            <text:p>1415,103252751</text:p>
          </table:table-cell>
          <table:table-cell table:formula="of:=ABS(([.B200]-[.$L$6])/[.$L$6])*100" office:value-type="float" office:value="30.316742081448" calcext:value-type="float">
            <text:p>30,3167420814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office:value-type="float" office:value="1422391540879" calcext:value-type="float">
            <text:p>1422391540879</text:p>
          </table:table-cell>
          <table:table-cell table:formula="of:=[.C201]/1000000000" office:value-type="float" office:value="1422.391540879" calcext:value-type="float">
            <text:p>1422,391540879</text:p>
          </table:table-cell>
          <table:table-cell table:formula="of:=ABS(([.B201]-[.$L$6])/[.$L$6])*100" office:value-type="float" office:value="29.9396681749623" calcext:value-type="float">
            <text:p>29,93966817496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429602426267" calcext:value-type="float">
            <text:p>1429602426267</text:p>
          </table:table-cell>
          <table:table-cell table:formula="of:=[.C202]/1000000000" office:value-type="float" office:value="1429.602426267" calcext:value-type="float">
            <text:p>1429,602426267</text:p>
          </table:table-cell>
          <table:table-cell table:formula="of:=ABS(([.B202]-[.$L$6])/[.$L$6])*100" office:value-type="float" office:value="29.788838612368" calcext:value-type="float">
            <text:p>29,7888386123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float" office:value="1436797077403" calcext:value-type="float">
            <text:p>1436797077403</text:p>
          </table:table-cell>
          <table:table-cell table:formula="of:=[.C203]/1000000000" office:value-type="float" office:value="1436.797077403" calcext:value-type="float">
            <text:p>1436,797077403</text:p>
          </table:table-cell>
          <table:table-cell table:formula="of:=ABS(([.B203]-[.$L$6])/[.$L$6])*100" office:value-type="float" office:value="29.7134238310709" calcext:value-type="float">
            <text:p>29,71342383107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float" office:value="1444034327326" calcext:value-type="float">
            <text:p>1444034327326</text:p>
          </table:table-cell>
          <table:table-cell table:formula="of:=[.C204]/1000000000" office:value-type="float" office:value="1444.034327326" calcext:value-type="float">
            <text:p>1444,034327326</text:p>
          </table:table-cell>
          <table:table-cell table:formula="of:=ABS(([.B204]-[.$L$6])/[.$L$6])*100" office:value-type="float" office:value="29.6380090497738" calcext:value-type="float">
            <text:p>29,63800904977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float" office:value="1451277782406" calcext:value-type="float">
            <text:p>1451277782406</text:p>
          </table:table-cell>
          <table:table-cell table:formula="of:=[.C205]/1000000000" office:value-type="float" office:value="1451.277782406" calcext:value-type="float">
            <text:p>1451,277782406</text:p>
          </table:table-cell>
          <table:table-cell table:formula="of:=ABS(([.B205]-[.$L$6])/[.$L$6])*100" office:value-type="float" office:value="29.5625942684766" calcext:value-type="float">
            <text:p>29,56259426847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office:value-type="float" office:value="1458619935085" calcext:value-type="float">
            <text:p>1458619935085</text:p>
          </table:table-cell>
          <table:table-cell table:formula="of:=[.C206]/1000000000" office:value-type="float" office:value="1458.619935085" calcext:value-type="float">
            <text:p>1458,619935085</text:p>
          </table:table-cell>
          <table:table-cell table:formula="of:=ABS(([.B206]-[.$L$6])/[.$L$6])*100" office:value-type="float" office:value="29.4871794871795" calcext:value-type="float">
            <text:p>29,48717948717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office:value-type="float" office:value="1465903644836" calcext:value-type="float">
            <text:p>1465903644836</text:p>
          </table:table-cell>
          <table:table-cell table:formula="of:=[.C207]/1000000000" office:value-type="float" office:value="1465.903644836" calcext:value-type="float">
            <text:p>1465,903644836</text:p>
          </table:table-cell>
          <table:table-cell table:formula="of:=ABS(([.B207]-[.$L$6])/[.$L$6])*100" office:value-type="float" office:value="29.4117647058824" calcext:value-type="float">
            <text:p>29,4117647058824</text:p>
          </table:table-cell>
          <table:table-cell table:number-columns-repeated="1019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Ek Mukta" style:font-family-complex="'Ek Mukta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1:28:31.477366233</meta:creation-date>
    <dc:date>2017-12-18T03:41:04.634761698</dc:date>
    <meta:editing-duration>PT36M2S</meta:editing-duration>
    <meta:editing-cycles>2</meta:editing-cycles>
    <meta:generator>LibreOffice/5.4.3.2$Linux_X86_64 LibreOffice_project/40m0$Build-2</meta:generator>
    <meta:document-statistic meta:table-count="6" meta:cell-count="24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36cm" svg:height="11.009cm" xlink:href=".." xlink:type="simple" chart:class="chart:scatter" chart:style-name="ch1">
        <chart:title svg:x="6.342cm" svg:y="0.356cm" chart:style-name="ch2">
          <text:p>att48.tsp z dywersyfikacją</text:p>
        </chart:title>
        <chart:subtitle svg:x="4.529cm" svg:y="1.355cm" chart:style-name="ch3">
          <text:p>1000 iteracji, 100 kadencji, 50 zdarzeń krytycznych</text:p>
        </chart:subtitle>
        <chart:plot-area chart:style-name="ch4" table:cell-range-address="'att48.tsp'.D1:'att48.tsp'.E60" chart:data-source-has-labels="row" svg:x="1.371cm" svg:y="2.258cm" svg:width="16.305cm" svg:height="7.55cm">
          <chartooo:coordinate-region svg:x="2.178cm" svg:y="2.457cm" svg:width="15.126cm" svg:height="6.704cm"/>
          <chart:axis chart:dimension="x" chart:name="primary-x" chart:style-name="ch5">
            <chart:title svg:x="8.897cm" svg:y="10.028cm" chart:style-name="ch6">
              <text:p>Czas [s]</text:p>
            </chart:title>
            <chart:grid chart:style-name="ch7" chart:class="major"/>
          </chart:axis>
          <chart:axis chart:dimension="y" chart:name="primary-y" chart:style-name="ch5">
            <chart:title svg:x="0.451cm" svg:y="6.686cm" chart:style-name="ch8">
              <text:p>Błąd [%]</text:p>
            </chart:title>
            <chart:grid chart:style-name="ch7" chart:class="major"/>
          </chart:axis>
          <chart:series chart:style-name="ch9" chart:values-cell-range-address="'att48.tsp'.E2:'att48.tsp'.E60" chart:label-cell-address="'att48.tsp'.E1:'att48.tsp'.E1" chart:class="chart:scatter">
            <chart:domain table:cell-range-address="'att48.tsp'.D2:'att48.tsp'.D60"/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Błąd</text:p>
                <draw:g>
                  <svg:desc>'att48.tsp'.E1:'att48.ts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747555">
                <text:p>0.035747555</text:p>
                <draw:g>
                  <svg:desc>'att48.tsp'.D2:'att48.tsp'.D60</svg:desc>
                </draw:g>
              </table:table-cell>
              <table:table-cell office:value-type="float" office:value="1266.01430184419">
                <text:p>1266.01430184419</text:p>
                <draw:g>
                  <svg:desc>'att48.tsp'.E2:'att48.tsp'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159339">
                <text:p>0.062159339</text:p>
              </table:table-cell>
              <table:table-cell office:value-type="float" office:value="1163.64320662401">
                <text:p>1163.6432066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8013584">
                <text:p>0.088013584</text:p>
              </table:table-cell>
              <table:table-cell office:value-type="float" office:value="1071.41512984569">
                <text:p>1071.41512984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051377">
                <text:p>0.114051377</text:p>
              </table:table-cell>
              <table:table-cell office:value-type="float" office:value="1009.31501693639">
                <text:p>1009.31501693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783222">
                <text:p>0.139783222</text:p>
              </table:table-cell>
              <table:table-cell office:value-type="float" office:value="955.551373729771">
                <text:p>955.551373729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5497204">
                <text:p>0.165497204</text:p>
              </table:table-cell>
              <table:table-cell office:value-type="float" office:value="919.034625517501">
                <text:p>919.034625517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1268189">
                <text:p>0.191268189</text:p>
              </table:table-cell>
              <table:table-cell office:value-type="float" office:value="882.941287165977">
                <text:p>882.941287165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7860963">
                <text:p>0.217860963</text:p>
              </table:table-cell>
              <table:table-cell office:value-type="float" office:value="850.065863756116">
                <text:p>850.065863756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5278283">
                <text:p>0.245278283</text:p>
              </table:table-cell>
              <table:table-cell office:value-type="float" office:value="822.892359804291">
                <text:p>822.892359804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244706">
                <text:p>0.27244706</text:p>
              </table:table-cell>
              <table:table-cell office:value-type="float" office:value="791.240120436583">
                <text:p>791.240120436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9554427">
                <text:p>0.299554427</text:p>
              </table:table-cell>
              <table:table-cell office:value-type="float" office:value="765.816710575837">
                <text:p>765.816710575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5872768">
                <text:p>0.325872768</text:p>
              </table:table-cell>
              <table:table-cell office:value-type="float" office:value="741.033120060218">
                <text:p>741.033120060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1375554">
                <text:p>0.351375554</text:p>
              </table:table-cell>
              <table:table-cell office:value-type="float" office:value="683.995107263831">
                <text:p>683.995107263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6934445">
                <text:p>0.376934445</text:p>
              </table:table-cell>
              <table:table-cell office:value-type="float" office:value="648.899134362063">
                <text:p>648.899134362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236855">
                <text:p>0.40236855</text:p>
              </table:table-cell>
              <table:table-cell office:value-type="float" office:value="628.142642077531">
                <text:p>628.142642077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612155">
                <text:p>0.428612155</text:p>
              </table:table-cell>
              <table:table-cell office:value-type="float" office:value="609.95483628152">
                <text:p>609.95483628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4379947">
                <text:p>0.454379947</text:p>
              </table:table-cell>
              <table:table-cell office:value-type="float" office:value="595.182536695521">
                <text:p>595.182536695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386385">
                <text:p>0.480386385</text:p>
              </table:table-cell>
              <table:table-cell office:value-type="float" office:value="581.718103123824">
                <text:p>581.718103123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5966311">
                <text:p>0.505966311</text:p>
              </table:table-cell>
              <table:table-cell office:value-type="float" office:value="553.744824990591">
                <text:p>553.744824990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1956333">
                <text:p>0.531956333</text:p>
              </table:table-cell>
              <table:table-cell office:value-type="float" office:value="513.84079789236">
                <text:p>513.84079789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7437495">
                <text:p>0.557437495</text:p>
              </table:table-cell>
              <table:table-cell office:value-type="float" office:value="492.698532179149">
                <text:p>492.698532179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3003301">
                <text:p>0.583003301</text:p>
              </table:table-cell>
              <table:table-cell office:value-type="float" office:value="483.524651863003">
                <text:p>483.524651863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39399">
                <text:p>0.60839399</text:p>
              </table:table-cell>
              <table:table-cell office:value-type="float" office:value="474.736544975536">
                <text:p>474.736544975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5205379">
                <text:p>0.635205379</text:p>
              </table:table-cell>
              <table:table-cell office:value-type="float" office:value="467.6703048551">
                <text:p>467.670304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2796872">
                <text:p>0.662796872</text:p>
              </table:table-cell>
              <table:table-cell office:value-type="float" office:value="457.3296951449">
                <text:p>457.3296951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9444528">
                <text:p>0.689444528</text:p>
              </table:table-cell>
              <table:table-cell office:value-type="float" office:value="448.362815205119">
                <text:p>448.362815205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558019">
                <text:p>0.71558019</text:p>
              </table:table-cell>
              <table:table-cell office:value-type="float" office:value="441.381257056831">
                <text:p>441.381257056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1730651">
                <text:p>0.741730651</text:p>
              </table:table-cell>
              <table:table-cell office:value-type="float" office:value="434.522017312759">
                <text:p>434.522017312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7158186">
                <text:p>0.767158186</text:p>
              </table:table-cell>
              <table:table-cell office:value-type="float" office:value="427.888596161084">
                <text:p>427.888596161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2449534">
                <text:p>0.792449534</text:p>
              </table:table-cell>
              <table:table-cell office:value-type="float" office:value="422.243131351148">
                <text:p>422.243131351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9011157">
                <text:p>0.819011157</text:p>
              </table:table-cell>
              <table:table-cell office:value-type="float" office:value="416.663530297328">
                <text:p>416.663530297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6553718">
                <text:p>0.846553718</text:p>
              </table:table-cell>
              <table:table-cell office:value-type="float" office:value="413.295069627399">
                <text:p>413.295069627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2728779">
                <text:p>0.872728779</text:p>
              </table:table-cell>
              <table:table-cell office:value-type="float" office:value="403.415506210011">
                <text:p>403.415506210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9827944">
                <text:p>0.899827944</text:p>
              </table:table-cell>
              <table:table-cell office:value-type="float" office:value="389.518253669552">
                <text:p>389.518253669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6703839">
                <text:p>0.926703839</text:p>
              </table:table-cell>
              <table:table-cell office:value-type="float" office:value="386.309747835905">
                <text:p>386.309747835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407854">
                <text:p>0.952407854</text:p>
              </table:table-cell>
              <table:table-cell office:value-type="float" office:value="382.386149793">
                <text:p>382.3861497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78285953">
                <text:p>0.978285953</text:p>
              </table:table-cell>
              <table:table-cell office:value-type="float" office:value="379.619872036131">
                <text:p>379.61987203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3703828">
                <text:p>1.003703828</text:p>
              </table:table-cell>
              <table:table-cell office:value-type="float" office:value="377.192322167858">
                <text:p>377.192322167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29187124">
                <text:p>1.029187124</text:p>
              </table:table-cell>
              <table:table-cell office:value-type="float" office:value="374.896499811818">
                <text:p>374.89649981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5033907">
                <text:p>1.055033907</text:p>
              </table:table-cell>
              <table:table-cell office:value-type="float" office:value="372.995859992473">
                <text:p>372.995859992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1233165">
                <text:p>1.081233165</text:p>
              </table:table-cell>
              <table:table-cell office:value-type="float" office:value="371.19872036131">
                <text:p>371.198720361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06833392">
                <text:p>1.106833392</text:p>
              </table:table-cell>
              <table:table-cell office:value-type="float" office:value="369.759126834776">
                <text:p>369.759126834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32675682">
                <text:p>1.132675682</text:p>
              </table:table-cell>
              <table:table-cell office:value-type="float" office:value="364.894617990215">
                <text:p>364.894617990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58527755">
                <text:p>1.158527755</text:p>
              </table:table-cell>
              <table:table-cell office:value-type="float" office:value="364.160707564923">
                <text:p>364.160707564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1421069">
                <text:p>2.41421069</text:p>
              </table:table-cell>
              <table:table-cell office:value-type="float" office:value="358.599924727136">
                <text:p>358.599924727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38891672">
                <text:p>2.438891672</text:p>
              </table:table-cell>
              <table:table-cell office:value-type="float" office:value="356.840421528039">
                <text:p>356.840421528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63563529">
                <text:p>2.463563529</text:p>
              </table:table-cell>
              <table:table-cell office:value-type="float" office:value="355.664283025969">
                <text:p>355.664283025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8829213">
                <text:p>2.48829213</text:p>
              </table:table-cell>
              <table:table-cell office:value-type="float" office:value="350.526910048927">
                <text:p>350.526910048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12951784">
                <text:p>2.512951784</text:p>
              </table:table-cell>
              <table:table-cell office:value-type="float" office:value="348.456906285284">
                <text:p>348.456906285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37656398">
                <text:p>2.537656398</text:p>
              </table:table-cell>
              <table:table-cell office:value-type="float" office:value="340.092209258562">
                <text:p>340.092209258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62435773">
                <text:p>2.562435773</text:p>
              </table:table-cell>
              <table:table-cell office:value-type="float" office:value="339.330071509221">
                <text:p>339.330071509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86003648">
                <text:p>2.986003648</text:p>
              </table:table-cell>
              <table:table-cell office:value-type="float" office:value="330.748964998118">
                <text:p>330.7489649981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319668102">
                <text:p>15.319668102</text:p>
              </table:table-cell>
              <table:table-cell office:value-type="float" office:value="326.279638690252">
                <text:p>326.279638690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40379174">
                <text:p>15.340379174</text:p>
              </table:table-cell>
              <table:table-cell office:value-type="float" office:value="319.636808430561">
                <text:p>319.636808430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360862789">
                <text:p>15.360862789</text:p>
              </table:table-cell>
              <table:table-cell office:value-type="float" office:value="317.961987203613">
                <text:p>317.961987203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381328333">
                <text:p>15.381328333</text:p>
              </table:table-cell>
              <table:table-cell office:value-type="float" office:value="316.447120812947">
                <text:p>316.447120812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401716393">
                <text:p>15.401716393</text:p>
              </table:table-cell>
              <table:table-cell office:value-type="float" office:value="315.581482875423">
                <text:p>315.581482875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422138093">
                <text:p>15.422138093</text:p>
              </table:table-cell>
              <table:table-cell office:value-type="float" office:value="315.506210011291">
                <text:p>315.506210011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901323802">
                <text:p>15.901323802</text:p>
              </table:table-cell>
              <table:table-cell office:value-type="float" office:value="314.066616484757">
                <text:p>314.066616484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36cm" svg:height="11.009cm" xlink:href=".." xlink:type="simple" chart:class="chart:scatter" chart:style-name="ch1">
        <chart:title svg:x="6.17cm" svg:y="0.356cm" chart:style-name="ch2">
          <text:p>att48.tsp bez dywersyfikacji</text:p>
        </chart:title>
        <chart:subtitle svg:x="6.725cm" svg:y="1.355cm" chart:style-name="ch3">
          <text:p>1000 iteracji, 100 kadencji</text:p>
        </chart:subtitle>
        <chart:plot-area chart:style-name="ch4" table:cell-range-address="'att48.tsp_2'.D2:'att48.tsp_2'.E50 'att48.tsp'.E1:'att48.tsp'.E1" chart:data-source-has-labels="row" svg:x="1.371cm" svg:y="2.258cm" svg:width="16.305cm" svg:height="7.55cm">
          <chartooo:coordinate-region svg:x="2.178cm" svg:y="2.457cm" svg:width="15.219cm" svg:height="6.704cm"/>
          <chart:axis chart:dimension="x" chart:name="primary-x" chart:style-name="ch5">
            <chart:title svg:x="8.897cm" svg:y="10.028cm" chart:style-name="ch6">
              <text:p>Czas [s]</text:p>
            </chart:title>
            <chart:grid chart:style-name="ch7" chart:class="major"/>
          </chart:axis>
          <chart:axis chart:dimension="y" chart:name="primary-y" chart:style-name="ch5">
            <chart:title svg:x="0.451cm" svg:y="6.686cm" chart:style-name="ch8">
              <text:p>Błąd [%]</text:p>
            </chart:title>
            <chart:grid chart:style-name="ch7" chart:class="major"/>
          </chart:axis>
          <chart:series chart:style-name="ch9" chart:values-cell-range-address="'att48.tsp_2'.E2:'att48.tsp_2'.E50" chart:label-cell-address="'att48.tsp'.E1:'att48.tsp'.E1" chart:class="chart:scatter">
            <chart:domain table:cell-range-address="'att48.tsp_2'.D2:'att48.tsp_2'.D50"/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Błąd</text:p>
                <draw:g>
                  <svg:desc>'att48.tsp'.E1:'att48.ts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828854">
                <text:p>0.032828854</text:p>
                <draw:g>
                  <svg:desc>'att48.tsp_2'.D2:'att48.tsp_2'.D50</svg:desc>
                </draw:g>
              </table:table-cell>
              <table:table-cell office:value-type="float" office:value="1113.92547986451">
                <text:p>1113.92547986451</text:p>
                <draw:g>
                  <svg:desc>'att48.tsp_2'.E2:'att48.tsp_2'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8828153">
                <text:p>0.058828153</text:p>
              </table:table-cell>
              <table:table-cell office:value-type="float" office:value="1012.58938652616">
                <text:p>1012.58938652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67484">
                <text:p>0.08467484</text:p>
              </table:table-cell>
              <table:table-cell office:value-type="float" office:value="947.995859992473">
                <text:p>947.9958599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0632529">
                <text:p>0.110632529</text:p>
              </table:table-cell>
              <table:table-cell office:value-type="float" office:value="885.31238238615">
                <text:p>885.31238238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520598">
                <text:p>0.136520598</text:p>
              </table:table-cell>
              <table:table-cell office:value-type="float" office:value="829.770417764396">
                <text:p>829.770417764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232631">
                <text:p>0.16232631</text:p>
              </table:table-cell>
              <table:table-cell office:value-type="float" office:value="782.395558901016">
                <text:p>782.395558901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8123098">
                <text:p>0.188123098</text:p>
              </table:table-cell>
              <table:table-cell office:value-type="float" office:value="735.764019570945">
                <text:p>735.764019570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528191">
                <text:p>0.21528191</text:p>
              </table:table-cell>
              <table:table-cell office:value-type="float" office:value="694.175762137749">
                <text:p>694.175762137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2287293">
                <text:p>0.242287293</text:p>
              </table:table-cell>
              <table:table-cell office:value-type="float" office:value="661.582611968385">
                <text:p>661.582611968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8996648">
                <text:p>0.268996648</text:p>
              </table:table-cell>
              <table:table-cell office:value-type="float" office:value="634.653744824991">
                <text:p>634.653744824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5523608">
                <text:p>0.295523608</text:p>
              </table:table-cell>
              <table:table-cell office:value-type="float" office:value="607.734286789612">
                <text:p>607.734286789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1645146">
                <text:p>0.321645146</text:p>
              </table:table-cell>
              <table:table-cell office:value-type="float" office:value="565.722619495672">
                <text:p>565.722619495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7311972">
                <text:p>0.347311972</text:p>
              </table:table-cell>
              <table:table-cell office:value-type="float" office:value="542.811441475348">
                <text:p>542.811441475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4388823">
                <text:p>0.374388823</text:p>
              </table:table-cell>
              <table:table-cell office:value-type="float" office:value="520.812946932631">
                <text:p>520.812946932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0338089">
                <text:p>0.400338089</text:p>
              </table:table-cell>
              <table:table-cell office:value-type="float" office:value="498.927361686112">
                <text:p>498.927361686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719291">
                <text:p>0.428719291</text:p>
              </table:table-cell>
              <table:table-cell office:value-type="float" office:value="483.355287918705">
                <text:p>483.355287918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7033207">
                <text:p>0.457033207</text:p>
              </table:table-cell>
              <table:table-cell office:value-type="float" office:value="468.51712457659">
                <text:p>468.51712457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3624231">
                <text:p>0.483624231</text:p>
              </table:table-cell>
              <table:table-cell office:value-type="float" office:value="456.840421528039">
                <text:p>456.840421528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9808241">
                <text:p>0.509808241</text:p>
              </table:table-cell>
              <table:table-cell office:value-type="float" office:value="440.939028980053">
                <text:p>440.939028980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5624421">
                <text:p>0.535624421</text:p>
              </table:table-cell>
              <table:table-cell office:value-type="float" office:value="419.251035001882">
                <text:p>419.251035001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61131407">
                <text:p>0.561131407</text:p>
              </table:table-cell>
              <table:table-cell office:value-type="float" office:value="409.089198343997">
                <text:p>409.089198343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7240831">
                <text:p>0.587240831</text:p>
              </table:table-cell>
              <table:table-cell office:value-type="float" office:value="401.4772299586">
                <text:p>401.4772299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4319842">
                <text:p>0.614319842</text:p>
              </table:table-cell>
              <table:table-cell office:value-type="float" office:value="391.597666541212">
                <text:p>391.597666541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2570639">
                <text:p>0.642570639</text:p>
              </table:table-cell>
              <table:table-cell office:value-type="float" office:value="375.197591268348">
                <text:p>375.197591268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0192957">
                <text:p>0.670192957</text:p>
              </table:table-cell>
              <table:table-cell office:value-type="float" office:value="368.686488520888">
                <text:p>368.686488520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9058817">
                <text:p>0.699058817</text:p>
              </table:table-cell>
              <table:table-cell office:value-type="float" office:value="364.179525780956">
                <text:p>364.179525780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7102541">
                <text:p>0.727102541</text:p>
              </table:table-cell>
              <table:table-cell office:value-type="float" office:value="359.267971396312">
                <text:p>359.267971396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4230217">
                <text:p>0.754230217</text:p>
              </table:table-cell>
              <table:table-cell office:value-type="float" office:value="356.586375611592">
                <text:p>356.586375611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3530688">
                <text:p>0.783530688</text:p>
              </table:table-cell>
              <table:table-cell office:value-type="float" office:value="354.055325555137">
                <text:p>354.055325555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0095414">
                <text:p>0.810095414</text:p>
              </table:table-cell>
              <table:table-cell office:value-type="float" office:value="350.564546480994">
                <text:p>350.564546480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8508057">
                <text:p>0.838508057</text:p>
              </table:table-cell>
              <table:table-cell office:value-type="float" office:value="348.964998118178">
                <text:p>348.964998118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67005299">
                <text:p>0.867005299</text:p>
              </table:table-cell>
              <table:table-cell office:value-type="float" office:value="347.393677079413">
                <text:p>347.393677079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3220819">
                <text:p>0.893220819</text:p>
              </table:table-cell>
              <table:table-cell office:value-type="float" office:value="347.1019947309">
                <text:p>347.1019947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1440373">
                <text:p>0.921440373</text:p>
              </table:table-cell>
              <table:table-cell office:value-type="float" office:value="342.265713210388">
                <text:p>342.265713210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7398247">
                <text:p>0.947398247</text:p>
              </table:table-cell>
              <table:table-cell office:value-type="float" office:value="342.021076401957">
                <text:p>342.021076401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359799">
                <text:p>0.97359799</text:p>
              </table:table-cell>
              <table:table-cell office:value-type="float" office:value="341.49416635303">
                <text:p>341.49416635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15175">
                <text:p>0.99915175</text:p>
              </table:table-cell>
              <table:table-cell office:value-type="float" office:value="341.400075272864">
                <text:p>341.400075272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24785881">
                <text:p>1.024785881</text:p>
              </table:table-cell>
              <table:table-cell office:value-type="float" office:value="341.16484757245">
                <text:p>341.16484757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89458502">
                <text:p>2.289458502</text:p>
              </table:table-cell>
              <table:table-cell office:value-type="float" office:value="341.117802032367">
                <text:p>341.1178020323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14154449">
                <text:p>2.314154449</text:p>
              </table:table-cell>
              <table:table-cell office:value-type="float" office:value="340.666164847572">
                <text:p>340.666164847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63585696">
                <text:p>2.363585696</text:p>
              </table:table-cell>
              <table:table-cell office:value-type="float" office:value="340.01693639443">
                <text:p>340.01693639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88033023">
                <text:p>2.488033023</text:p>
              </table:table-cell>
              <table:table-cell office:value-type="float" office:value="339.151298456906">
                <text:p>339.1512984569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9730049">
                <text:p>2.639730049</text:p>
              </table:table-cell>
              <table:table-cell office:value-type="float" office:value="336.987203613097">
                <text:p>336.987203613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85494983">
                <text:p>3.385494983</text:p>
              </table:table-cell>
              <table:table-cell office:value-type="float" office:value="336.7613850207">
                <text:p>336.7613850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124248516">
                <text:p>5.124248516</text:p>
              </table:table-cell>
              <table:table-cell office:value-type="float" office:value="335.923974407226">
                <text:p>335.923974407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22270416">
                <text:p>5.22270416</text:p>
              </table:table-cell>
              <table:table-cell office:value-type="float" office:value="333.430560782838">
                <text:p>333.4305607828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72064418">
                <text:p>5.272064418</text:p>
              </table:table-cell>
              <table:table-cell office:value-type="float" office:value="332.216785848702">
                <text:p>332.216785848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2144348">
                <text:p>5.32144348</text:p>
              </table:table-cell>
              <table:table-cell office:value-type="float" office:value="327.38050432819">
                <text:p>327.38050432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48291298">
                <text:p>5.348291298</text:p>
              </table:table-cell>
              <table:table-cell office:value-type="float" office:value="325.922092585623">
                <text:p>325.922092585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36cm" svg:height="11.009cm" xlink:href=".." xlink:type="simple" chart:class="chart:scatter" chart:style-name="ch1">
        <chart:title svg:x="6.236cm" svg:y="0.356cm" chart:style-name="ch2">
          <text:p>ch130.tsp z dywersyfikacją</text:p>
        </chart:title>
        <chart:subtitle svg:x="4.529cm" svg:y="1.355cm" chart:style-name="ch3">
          <text:p>1000 iteracji, 100 kadencji, 50 zdarzeń krytycznych
</text:p>
        </chart:subtitle>
        <chart:plot-area chart:style-name="ch4" table:cell-range-address="'ch130.tsp'.D2:'ch130.tsp'.E67 'att48.tsp'.E1:'att48.tsp'.E1" chart:data-source-has-labels="row" svg:x="1.371cm" svg:y="2.708cm" svg:width="16.305cm" svg:height="7.1cm">
          <chartooo:coordinate-region svg:x="2.178cm" svg:y="2.907cm" svg:width="15.218cm" svg:height="6.254cm"/>
          <chart:axis chart:dimension="x" chart:name="primary-x" chart:style-name="ch5">
            <chart:title svg:x="8.897cm" svg:y="10.028cm" chart:style-name="ch6">
              <text:p>Czas [s]</text:p>
            </chart:title>
            <chart:grid chart:style-name="ch7" chart:class="major"/>
          </chart:axis>
          <chart:axis chart:dimension="y" chart:name="primary-y" chart:style-name="ch5">
            <chart:title svg:x="0.451cm" svg:y="6.911cm" chart:style-name="ch8">
              <text:p>Błąd [%]</text:p>
            </chart:title>
            <chart:grid chart:style-name="ch7" chart:class="major"/>
          </chart:axis>
          <chart:series chart:style-name="ch9" chart:values-cell-range-address="'ch130.tsp'.E2:'ch130.tsp'.E67" chart:label-cell-address="'att48.tsp'.E1:'att48.tsp'.E1" chart:class="chart:scatter">
            <chart:domain table:cell-range-address="'ch130.tsp'.D2:'ch130.tsp'.D67"/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Błąd</text:p>
                <draw:g>
                  <svg:desc>'att48.tsp'.E1:'att48.ts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4398748">
                <text:p>0.494398748</text:p>
                <draw:g>
                  <svg:desc>'ch130.tsp'.D2:'ch130.tsp'.D67</svg:desc>
                </draw:g>
              </table:table-cell>
              <table:table-cell office:value-type="float" office:value="636.939443535188">
                <text:p>636.939443535188</text:p>
                <draw:g>
                  <svg:desc>'ch130.tsp'.E2:'ch130.tsp'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2333913">
                <text:p>1.002333913</text:p>
              </table:table-cell>
              <table:table-cell office:value-type="float" office:value="608.870703764321">
                <text:p>608.870703764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792781">
                <text:p>1.47792781</text:p>
              </table:table-cell>
              <table:table-cell office:value-type="float" office:value="585.662847790507">
                <text:p>585.662847790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2311291">
                <text:p>1.952311291</text:p>
              </table:table-cell>
              <table:table-cell office:value-type="float" office:value="563.813420621931">
                <text:p>563.813420621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26223264">
                <text:p>2.426223264</text:p>
              </table:table-cell>
              <table:table-cell office:value-type="float" office:value="542.324058919804">
                <text:p>542.32405891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0639754">
                <text:p>2.900639754</text:p>
              </table:table-cell>
              <table:table-cell office:value-type="float" office:value="521.603927986907">
                <text:p>521.603927986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88183103">
                <text:p>3.388183103</text:p>
              </table:table-cell>
              <table:table-cell office:value-type="float" office:value="505.286415711948">
                <text:p>505.286415711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62240181">
                <text:p>3.862240181</text:p>
              </table:table-cell>
              <table:table-cell office:value-type="float" office:value="489.099836333879">
                <text:p>489.099836333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38294947">
                <text:p>4.338294947</text:p>
              </table:table-cell>
              <table:table-cell office:value-type="float" office:value="473.404255319149">
                <text:p>473.404255319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12413155">
                <text:p>4.812413155</text:p>
              </table:table-cell>
              <table:table-cell office:value-type="float" office:value="458.052373158756">
                <text:p>458.052373158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88772164">
                <text:p>5.288772164</text:p>
              </table:table-cell>
              <table:table-cell office:value-type="float" office:value="443.322422258593">
                <text:p>443.322422258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60807561">
                <text:p>5.760807561</text:p>
              </table:table-cell>
              <table:table-cell office:value-type="float" office:value="428.903436988543">
                <text:p>428.903436988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36933173">
                <text:p>6.236933173</text:p>
              </table:table-cell>
              <table:table-cell office:value-type="float" office:value="414.893617021277">
                <text:p>414.893617021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25221341">
                <text:p>6.725221341</text:p>
              </table:table-cell>
              <table:table-cell office:value-type="float" office:value="403.895253682488">
                <text:p>403.895253682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01999633">
                <text:p>7.201999633</text:p>
              </table:table-cell>
              <table:table-cell office:value-type="float" office:value="393.224222585925">
                <text:p>393.224222585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4716773">
                <text:p>7.674716773</text:p>
              </table:table-cell>
              <table:table-cell office:value-type="float" office:value="382.896890343699">
                <text:p>382.896890343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4975326">
                <text:p>8.14975326</text:p>
              </table:table-cell>
              <table:table-cell office:value-type="float" office:value="373.076923076923">
                <text:p>373.07692307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635128571">
                <text:p>8.635128571</text:p>
              </table:table-cell>
              <table:table-cell office:value-type="float" office:value="364.17348608838">
                <text:p>364.17348608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9198426">
                <text:p>9.119198426</text:p>
              </table:table-cell>
              <table:table-cell office:value-type="float" office:value="355.499181669394">
                <text:p>355.499181669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95099102">
                <text:p>9.595099102</text:p>
              </table:table-cell>
              <table:table-cell office:value-type="float" office:value="347.250409165303">
                <text:p>347.250409165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70796563">
                <text:p>10.070796563</text:p>
              </table:table-cell>
              <table:table-cell office:value-type="float" office:value="339.443535188216">
                <text:p>339.443535188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47853204">
                <text:p>10.547853204</text:p>
              </table:table-cell>
              <table:table-cell office:value-type="float" office:value="331.734860883797">
                <text:p>331.734860883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23947975">
                <text:p>11.023947975</text:p>
              </table:table-cell>
              <table:table-cell office:value-type="float" office:value="324.17348608838">
                <text:p>324.173486088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5140452">
                <text:p>11.505140452</text:p>
              </table:table-cell>
              <table:table-cell office:value-type="float" office:value="317.21767594108">
                <text:p>317.21767594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80596944">
                <text:p>11.980596944</text:p>
              </table:table-cell>
              <table:table-cell office:value-type="float" office:value="310.360065466448">
                <text:p>310.360065466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454673683">
                <text:p>12.454673683</text:p>
              </table:table-cell>
              <table:table-cell office:value-type="float" office:value="302.585924713584">
                <text:p>302.585924713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929158599">
                <text:p>12.929158599</text:p>
              </table:table-cell>
              <table:table-cell office:value-type="float" office:value="294.762684124386">
                <text:p>294.7626841243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420365563">
                <text:p>13.420365563</text:p>
              </table:table-cell>
              <table:table-cell office:value-type="float" office:value="288.314238952537">
                <text:p>288.314238952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926767771">
                <text:p>13.926767771</text:p>
              </table:table-cell>
              <table:table-cell office:value-type="float" office:value="282.225859247136">
                <text:p>282.225859247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02519736">
                <text:p>14.402519736</text:p>
              </table:table-cell>
              <table:table-cell office:value-type="float" office:value="275.69558101473">
                <text:p>275.69558101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876997992">
                <text:p>14.876997992</text:p>
              </table:table-cell>
              <table:table-cell office:value-type="float" office:value="269.885433715221">
                <text:p>269.885433715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3508551">
                <text:p>15.3508551</text:p>
              </table:table-cell>
              <table:table-cell office:value-type="float" office:value="264.484451718494">
                <text:p>264.4844517184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826119191">
                <text:p>15.826119191</text:p>
              </table:table-cell>
              <table:table-cell office:value-type="float" office:value="259.198036006547">
                <text:p>259.198036006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300186365">
                <text:p>16.300186365</text:p>
              </table:table-cell>
              <table:table-cell office:value-type="float" office:value="254.075286415712">
                <text:p>254.075286415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77375342">
                <text:p>16.77375342</text:p>
              </table:table-cell>
              <table:table-cell office:value-type="float" office:value="249.067103109656">
                <text:p>249.067103109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49078306">
                <text:p>17.249078306</text:p>
              </table:table-cell>
              <table:table-cell office:value-type="float" office:value="243.649754500818">
                <text:p>243.649754500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721673958">
                <text:p>17.721673958</text:p>
              </table:table-cell>
              <table:table-cell office:value-type="float" office:value="238.903436988543">
                <text:p>238.903436988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195037568">
                <text:p>18.195037568</text:p>
              </table:table-cell>
              <table:table-cell office:value-type="float" office:value="234.468085106383">
                <text:p>234.468085106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668634297">
                <text:p>18.668634297</text:p>
              </table:table-cell>
              <table:table-cell office:value-type="float" office:value="230.490998363339">
                <text:p>230.490998363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140297902">
                <text:p>19.140297902</text:p>
              </table:table-cell>
              <table:table-cell office:value-type="float" office:value="226.628477905074">
                <text:p>226.6284779050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619213579">
                <text:p>19.619213579</text:p>
              </table:table-cell>
              <table:table-cell office:value-type="float" office:value="222.978723404255">
                <text:p>222.978723404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093779808">
                <text:p>20.093779808</text:p>
              </table:table-cell>
              <table:table-cell office:value-type="float" office:value="219.443535188216">
                <text:p>219.443535188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568790097">
                <text:p>20.568790097</text:p>
              </table:table-cell>
              <table:table-cell office:value-type="float" office:value="216.088379705401">
                <text:p>216.088379705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040940821">
                <text:p>21.040940821</text:p>
              </table:table-cell>
              <table:table-cell office:value-type="float" office:value="213.224222585925">
                <text:p>213.224222585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515741108">
                <text:p>21.515741108</text:p>
              </table:table-cell>
              <table:table-cell office:value-type="float" office:value="210.425531914894">
                <text:p>210.425531914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989995379">
                <text:p>21.989995379</text:p>
              </table:table-cell>
              <table:table-cell office:value-type="float" office:value="207.250409165303">
                <text:p>207.250409165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464981601">
                <text:p>22.464981601</text:p>
              </table:table-cell>
              <table:table-cell office:value-type="float" office:value="204.484451718494">
                <text:p>204.484451718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937408008">
                <text:p>22.937408008</text:p>
              </table:table-cell>
              <table:table-cell office:value-type="float" office:value="201.980360065466">
                <text:p>201.980360065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410035427">
                <text:p>23.410035427</text:p>
              </table:table-cell>
              <table:table-cell office:value-type="float" office:value="199.574468085106">
                <text:p>199.574468085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885241739">
                <text:p>23.885241739</text:p>
              </table:table-cell>
              <table:table-cell office:value-type="float" office:value="196.252045826514">
                <text:p>196.252045826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.031679788">
                <text:p>47.031679788</text:p>
              </table:table-cell>
              <table:table-cell office:value-type="float" office:value="194.893617021277">
                <text:p>194.893617021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509844712">
                <text:p>47.509844712</text:p>
              </table:table-cell>
              <table:table-cell office:value-type="float" office:value="192.045826513912">
                <text:p>192.045826513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985842917">
                <text:p>47.985842917</text:p>
              </table:table-cell>
              <table:table-cell office:value-type="float" office:value="188.887070376432">
                <text:p>188.8870703764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.693670194">
                <text:p>70.693670194</text:p>
              </table:table-cell>
              <table:table-cell office:value-type="float" office:value="188.559738134206">
                <text:p>188.5597381342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.168405474">
                <text:p>71.168405474</text:p>
              </table:table-cell>
              <table:table-cell office:value-type="float" office:value="185.875613747954">
                <text:p>185.875613747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.640139985">
                <text:p>71.640139985</text:p>
              </table:table-cell>
              <table:table-cell office:value-type="float" office:value="183.191489361702">
                <text:p>183.191489361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.113239289">
                <text:p>72.113239289</text:p>
              </table:table-cell>
              <table:table-cell office:value-type="float" office:value="181.0147299509">
                <text:p>181.0147299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39375728">
                <text:p>93.39375728</text:p>
              </table:table-cell>
              <table:table-cell office:value-type="float" office:value="180.098199672668">
                <text:p>180.098199672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86539351">
                <text:p>93.86539351</text:p>
              </table:table-cell>
              <table:table-cell office:value-type="float" office:value="176.792144026187">
                <text:p>176.792144026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339107153">
                <text:p>94.339107153</text:p>
              </table:table-cell>
              <table:table-cell office:value-type="float" office:value="173.993453355155">
                <text:p>173.993453355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811436293">
                <text:p>94.811436293</text:p>
              </table:table-cell>
              <table:table-cell office:value-type="float" office:value="171.276595744681">
                <text:p>171.2765957446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.286047057">
                <text:p>95.286047057</text:p>
              </table:table-cell>
              <table:table-cell office:value-type="float" office:value="168.592471358429">
                <text:p>168.592471358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759207827">
                <text:p>95.759207827</text:p>
              </table:table-cell>
              <table:table-cell office:value-type="float" office:value="163.846153846154">
                <text:p>163.846153846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233473049">
                <text:p>96.233473049</text:p>
              </table:table-cell>
              <table:table-cell office:value-type="float" office:value="159.901800327332">
                <text:p>159.9018003273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5.13311302">
                <text:p>265.13311302</text:p>
              </table:table-cell>
              <table:table-cell office:value-type="float" office:value="159.099836333879">
                <text:p>159.099836333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7.048477475">
                <text:p>387.048477475</text:p>
              </table:table-cell>
              <table:table-cell office:value-type="float" office:value="158.690671031097">
                <text:p>158.6906710310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36cm" svg:height="11.009cm" xlink:href=".." xlink:type="simple" chart:class="chart:scatter" chart:style-name="ch1">
        <chart:title svg:x="6.064cm" svg:y="0.356cm" chart:style-name="ch2">
          <text:p>ch130.tsp bez dywersyfikacji</text:p>
        </chart:title>
        <chart:subtitle svg:x="6.725cm" svg:y="1.355cm" chart:style-name="ch3">
          <text:p>1000 iteracji, 100 kadencji</text:p>
        </chart:subtitle>
        <chart:plot-area chart:style-name="ch4" table:cell-range-address="'ch130.tsp_2'.D2:'ch130.tsp_2'.E164 'att48.tsp'.E1:'att48.tsp'.E1" chart:data-source-has-labels="row" svg:x="1.371cm" svg:y="2.258cm" svg:width="16.305cm" svg:height="7.55cm">
          <chartooo:coordinate-region svg:x="2.178cm" svg:y="2.457cm" svg:width="15.218cm" svg:height="6.704cm"/>
          <chart:axis chart:dimension="x" chart:name="primary-x" chart:style-name="ch5">
            <chart:title svg:x="8.897cm" svg:y="10.028cm" chart:style-name="ch6">
              <text:p>Czas [s]</text:p>
            </chart:title>
            <chart:grid chart:style-name="ch7" chart:class="major"/>
          </chart:axis>
          <chart:axis chart:dimension="y" chart:name="primary-y" chart:style-name="ch5">
            <chart:title svg:x="0.451cm" svg:y="6.686cm" chart:style-name="ch8">
              <text:p>Błąd [%]</text:p>
            </chart:title>
            <chart:grid chart:style-name="ch7" chart:class="major"/>
          </chart:axis>
          <chart:series chart:style-name="ch9" chart:values-cell-range-address="'ch130.tsp_2'.E2:'ch130.tsp_2'.E164" chart:label-cell-address="'att48.tsp'.E1:'att48.tsp'.E1" chart:class="chart:scatter">
            <chart:domain table:cell-range-address="'ch130.tsp_2'.D2:'ch130.tsp_2'.D164"/>
            <chart:data-point chart:repeated="1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Błąd</text:p>
                <draw:g>
                  <svg:desc>'att48.tsp'.E1:'att48.ts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4800864">
                <text:p>0.484800864</text:p>
                <draw:g>
                  <svg:desc>'ch130.tsp_2'.D2:'ch130.tsp_2'.D164</svg:desc>
                </draw:g>
              </table:table-cell>
              <table:table-cell office:value-type="float" office:value="633.306055646481">
                <text:p>633.306055646481</text:p>
                <draw:g>
                  <svg:desc>'ch130.tsp_2'.E2:'ch130.tsp_2'.E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1885152">
                <text:p>0.961885152</text:p>
              </table:table-cell>
              <table:table-cell office:value-type="float" office:value="608.10147299509">
                <text:p>608.10147299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9955635">
                <text:p>1.439955635</text:p>
              </table:table-cell>
              <table:table-cell office:value-type="float" office:value="584.517184942717">
                <text:p>584.517184942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13469343">
                <text:p>1.913469343</text:p>
              </table:table-cell>
              <table:table-cell office:value-type="float" office:value="561.112929623568">
                <text:p>561.112929623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89359248">
                <text:p>2.389359248</text:p>
              </table:table-cell>
              <table:table-cell office:value-type="float" office:value="539.476268412439">
                <text:p>539.476268412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66632383">
                <text:p>2.866632383</text:p>
              </table:table-cell>
              <table:table-cell office:value-type="float" office:value="518.919803600655">
                <text:p>518.919803600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63026185">
                <text:p>3.363026185</text:p>
              </table:table-cell>
              <table:table-cell office:value-type="float" office:value="499.901800327332">
                <text:p>499.901800327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86270316">
                <text:p>3.886270316</text:p>
              </table:table-cell>
              <table:table-cell office:value-type="float" office:value="482.013093289689">
                <text:p>482.013093289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58399397">
                <text:p>4.358399397</text:p>
              </table:table-cell>
              <table:table-cell office:value-type="float" office:value="465.220949263502">
                <text:p>465.220949263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30275095">
                <text:p>4.830275095</text:p>
              </table:table-cell>
              <table:table-cell office:value-type="float" office:value="449.754500818331">
                <text:p>449.754500818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14562334">
                <text:p>5.314562334</text:p>
              </table:table-cell>
              <table:table-cell office:value-type="float" office:value="434.599018003273">
                <text:p>434.599018003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97663744">
                <text:p>5.797663744</text:p>
              </table:table-cell>
              <table:table-cell office:value-type="float" office:value="420.589198036007">
                <text:p>420.589198036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818055">
                <text:p>6.2818055</text:p>
              </table:table-cell>
              <table:table-cell office:value-type="float" office:value="407.921440261866">
                <text:p>407.921440261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64624877">
                <text:p>6.764624877</text:p>
              </table:table-cell>
              <table:table-cell office:value-type="float" office:value="396.350245499182">
                <text:p>396.350245499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47273086">
                <text:p>7.247273086</text:p>
              </table:table-cell>
              <table:table-cell office:value-type="float" office:value="385.18821603928">
                <text:p>385.1882160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22869365">
                <text:p>7.722869365</text:p>
              </table:table-cell>
              <table:table-cell office:value-type="float" office:value="374.026186579378">
                <text:p>374.026186579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99174614">
                <text:p>8.199174614</text:p>
              </table:table-cell>
              <table:table-cell office:value-type="float" office:value="363.79705400982">
                <text:p>363.79705400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685437065">
                <text:p>8.685437065</text:p>
              </table:table-cell>
              <table:table-cell office:value-type="float" office:value="354.402618657938">
                <text:p>354.402618657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89566777">
                <text:p>9.189566777</text:p>
              </table:table-cell>
              <table:table-cell office:value-type="float" office:value="345.384615384615">
                <text:p>345.384615384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1773321">
                <text:p>9.71773321</text:p>
              </table:table-cell>
              <table:table-cell office:value-type="float" office:value="337.021276595745">
                <text:p>337.021276595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196031757">
                <text:p>10.196031757</text:p>
              </table:table-cell>
              <table:table-cell office:value-type="float" office:value="329.590834697218">
                <text:p>329.590834697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817389">
                <text:p>10.6817389</text:p>
              </table:table-cell>
              <table:table-cell office:value-type="float" office:value="322.553191489362">
                <text:p>322.553191489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77823024">
                <text:p>11.177823024</text:p>
              </table:table-cell>
              <table:table-cell office:value-type="float" office:value="315.630114566285">
                <text:p>315.630114566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665701061">
                <text:p>11.665701061</text:p>
              </table:table-cell>
              <table:table-cell office:value-type="float" office:value="307.299509001637">
                <text:p>307.299509001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174134774">
                <text:p>12.174134774</text:p>
              </table:table-cell>
              <table:table-cell office:value-type="float" office:value="300.801963993453">
                <text:p>300.801963993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702504396">
                <text:p>12.702504396</text:p>
              </table:table-cell>
              <table:table-cell office:value-type="float" office:value="294.926350245499">
                <text:p>294.926350245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09814728">
                <text:p>13.209814728</text:p>
              </table:table-cell>
              <table:table-cell office:value-type="float" office:value="289.181669394435">
                <text:p>289.181669394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28990252">
                <text:p>13.728990252</text:p>
              </table:table-cell>
              <table:table-cell office:value-type="float" office:value="283.862520458265">
                <text:p>283.862520458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234015736">
                <text:p>14.234015736</text:p>
              </table:table-cell>
              <table:table-cell office:value-type="float" office:value="278.559738134206">
                <text:p>278.559738134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714234341">
                <text:p>14.714234341</text:p>
              </table:table-cell>
              <table:table-cell office:value-type="float" office:value="273.92798690671">
                <text:p>273.927986906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190693879">
                <text:p>15.190693879</text:p>
              </table:table-cell>
              <table:table-cell office:value-type="float" office:value="269.443535188216">
                <text:p>269.443535188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75687206">
                <text:p>15.675687206</text:p>
              </table:table-cell>
              <table:table-cell office:value-type="float" office:value="265.18821603928">
                <text:p>265.18821603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53707834">
                <text:p>16.153707834</text:p>
              </table:table-cell>
              <table:table-cell office:value-type="float" office:value="258.494271685761">
                <text:p>258.494271685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634336744">
                <text:p>16.634336744</text:p>
              </table:table-cell>
              <table:table-cell office:value-type="float" office:value="254.337152209493">
                <text:p>254.337152209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124643277">
                <text:p>17.124643277</text:p>
              </table:table-cell>
              <table:table-cell office:value-type="float" office:value="250.360065466448">
                <text:p>250.360065466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608467819">
                <text:p>17.608467819</text:p>
              </table:table-cell>
              <table:table-cell office:value-type="float" office:value="245.073649754501">
                <text:p>245.073649754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09419573">
                <text:p>18.09419573</text:p>
              </table:table-cell>
              <table:table-cell office:value-type="float" office:value="240.163666121113">
                <text:p>240.163666121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75953196">
                <text:p>18.575953196</text:p>
              </table:table-cell>
              <table:table-cell office:value-type="float" office:value="236.448445171849">
                <text:p>236.4484451718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056616771">
                <text:p>19.056616771</text:p>
              </table:table-cell>
              <table:table-cell office:value-type="float" office:value="232.78232405892">
                <text:p>232.78232405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4054356">
                <text:p>19.54054356</text:p>
              </table:table-cell>
              <table:table-cell office:value-type="float" office:value="229.214402618658">
                <text:p>229.214402618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016370105">
                <text:p>20.016370105</text:p>
              </table:table-cell>
              <table:table-cell office:value-type="float" office:value="225.859247135843">
                <text:p>225.859247135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487283339">
                <text:p>20.487283339</text:p>
              </table:table-cell>
              <table:table-cell office:value-type="float" office:value="222.716857610475">
                <text:p>222.716857610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970641433">
                <text:p>20.970641433</text:p>
              </table:table-cell>
              <table:table-cell office:value-type="float" office:value="219.165302782324">
                <text:p>219.165302782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44486001">
                <text:p>21.44486001</text:p>
              </table:table-cell>
              <table:table-cell office:value-type="float" office:value="216.186579378069">
                <text:p>216.186579378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920894891">
                <text:p>21.920894891</text:p>
              </table:table-cell>
              <table:table-cell office:value-type="float" office:value="213.28968903437">
                <text:p>213.28968903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399586396">
                <text:p>22.399586396</text:p>
              </table:table-cell>
              <table:table-cell office:value-type="float" office:value="210.392798690671">
                <text:p>210.3927986906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877678134">
                <text:p>22.877678134</text:p>
              </table:table-cell>
              <table:table-cell office:value-type="float" office:value="207.708674304419">
                <text:p>207.708674304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352373065">
                <text:p>23.352373065</text:p>
              </table:table-cell>
              <table:table-cell office:value-type="float" office:value="205.253682487725">
                <text:p>205.253682487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834190579">
                <text:p>23.834190579</text:p>
              </table:table-cell>
              <table:table-cell office:value-type="float" office:value="201.833060556465">
                <text:p>201.833060556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320647105">
                <text:p>24.320647105</text:p>
              </table:table-cell>
              <table:table-cell office:value-type="float" office:value="199.443535188216">
                <text:p>199.443535188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808971261">
                <text:p>24.808971261</text:p>
              </table:table-cell>
              <table:table-cell office:value-type="float" office:value="197.184942716858">
                <text:p>197.184942716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98831457">
                <text:p>25.298831457</text:p>
              </table:table-cell>
              <table:table-cell office:value-type="float" office:value="195.106382978723">
                <text:p>195.106382978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784707414">
                <text:p>25.784707414</text:p>
              </table:table-cell>
              <table:table-cell office:value-type="float" office:value="193.109656301146">
                <text:p>193.109656301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271425258">
                <text:p>26.271425258</text:p>
              </table:table-cell>
              <table:table-cell office:value-type="float" office:value="191.129296235679">
                <text:p>191.1292962356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787337829">
                <text:p>26.787337829</text:p>
              </table:table-cell>
              <table:table-cell office:value-type="float" office:value="189.181669394435">
                <text:p>189.181669394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260984907">
                <text:p>27.260984907</text:p>
              </table:table-cell>
              <table:table-cell office:value-type="float" office:value="187.446808510638">
                <text:p>187.4468085106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736410013">
                <text:p>27.736410013</text:p>
              </table:table-cell>
              <table:table-cell office:value-type="float" office:value="183.895253682488">
                <text:p>183.895253682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209145388">
                <text:p>28.209145388</text:p>
              </table:table-cell>
              <table:table-cell office:value-type="float" office:value="178.314238952537">
                <text:p>178.31423895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685617107">
                <text:p>28.685617107</text:p>
              </table:table-cell>
              <table:table-cell office:value-type="float" office:value="176.612111292962">
                <text:p>176.612111292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156092916">
                <text:p>29.156092916</text:p>
              </table:table-cell>
              <table:table-cell office:value-type="float" office:value="174.075286415712">
                <text:p>174.075286415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630238874">
                <text:p>29.630238874</text:p>
              </table:table-cell>
              <table:table-cell office:value-type="float" office:value="171.129296235679">
                <text:p>171.129296235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101656255">
                <text:p>30.101656255</text:p>
              </table:table-cell>
              <table:table-cell office:value-type="float" office:value="167.381342062193">
                <text:p>167.381342062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575810796">
                <text:p>30.575810796</text:p>
              </table:table-cell>
              <table:table-cell office:value-type="float" office:value="165.139116202946">
                <text:p>165.139116202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048906142">
                <text:p>31.048906142</text:p>
              </table:table-cell>
              <table:table-cell office:value-type="float" office:value="162.929623567921">
                <text:p>162.929623567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523995161">
                <text:p>31.523995161</text:p>
              </table:table-cell>
              <table:table-cell office:value-type="float" office:value="161.407528641571">
                <text:p>161.4075286415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994891692">
                <text:p>31.994891692</text:p>
              </table:table-cell>
              <table:table-cell office:value-type="float" office:value="159.901800327332">
                <text:p>159.9018003273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468381895">
                <text:p>32.468381895</text:p>
              </table:table-cell>
              <table:table-cell office:value-type="float" office:value="158.396072013093">
                <text:p>158.396072013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.942973127">
                <text:p>32.942973127</text:p>
              </table:table-cell>
              <table:table-cell office:value-type="float" office:value="156.628477905074">
                <text:p>156.628477905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416462643">
                <text:p>33.416462643</text:p>
              </table:table-cell>
              <table:table-cell office:value-type="float" office:value="151.603927986907">
                <text:p>151.6039279869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887872609">
                <text:p>33.887872609</text:p>
              </table:table-cell>
              <table:table-cell office:value-type="float" office:value="150.163666121113">
                <text:p>150.163666121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359450894">
                <text:p>34.359450894</text:p>
              </table:table-cell>
              <table:table-cell office:value-type="float" office:value="148.85433715221">
                <text:p>148.85433715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829665748">
                <text:p>34.829665748</text:p>
              </table:table-cell>
              <table:table-cell office:value-type="float" office:value="147.692307692308">
                <text:p>147.692307692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300156749">
                <text:p>35.300156749</text:p>
              </table:table-cell>
              <table:table-cell office:value-type="float" office:value="146.595744680851">
                <text:p>146.595744680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77418504">
                <text:p>35.77418504</text:p>
              </table:table-cell>
              <table:table-cell office:value-type="float" office:value="145.613747954173">
                <text:p>145.613747954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242239265">
                <text:p>36.242239265</text:p>
              </table:table-cell>
              <table:table-cell office:value-type="float" office:value="144.664484451718">
                <text:p>144.6644844517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713211434">
                <text:p>36.713211434</text:p>
              </table:table-cell>
              <table:table-cell office:value-type="float" office:value="141.407528641571">
                <text:p>141.407528641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185619959">
                <text:p>37.185619959</text:p>
              </table:table-cell>
              <table:table-cell office:value-type="float" office:value="139.689034369885">
                <text:p>139.689034369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659875304">
                <text:p>37.659875304</text:p>
              </table:table-cell>
              <table:table-cell office:value-type="float" office:value="138.23240589198">
                <text:p>138.232405891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139891399">
                <text:p>38.139891399</text:p>
              </table:table-cell>
              <table:table-cell office:value-type="float" office:value="137.299509001637">
                <text:p>137.2995090016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.61605371">
                <text:p>38.61605371</text:p>
              </table:table-cell>
              <table:table-cell office:value-type="float" office:value="136.235679214403">
                <text:p>136.235679214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092329946">
                <text:p>39.092329946</text:p>
              </table:table-cell>
              <table:table-cell office:value-type="float" office:value="135.302782324059">
                <text:p>135.3027823240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.571957207">
                <text:p>39.571957207</text:p>
              </table:table-cell>
              <table:table-cell office:value-type="float" office:value="134.418985270049">
                <text:p>134.418985270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044563114">
                <text:p>40.044563114</text:p>
              </table:table-cell>
              <table:table-cell office:value-type="float" office:value="133.567921440262">
                <text:p>133.5679214402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517844341">
                <text:p>40.517844341</text:p>
              </table:table-cell>
              <table:table-cell office:value-type="float" office:value="132.798690671031">
                <text:p>132.798690671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987433447">
                <text:p>40.987433447</text:p>
              </table:table-cell>
              <table:table-cell office:value-type="float" office:value="132.078559738134">
                <text:p>132.0785597381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455530832">
                <text:p>41.455530832</text:p>
              </table:table-cell>
              <table:table-cell office:value-type="float" office:value="131.162029459902">
                <text:p>131.1620294599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.926897848">
                <text:p>41.926897848</text:p>
              </table:table-cell>
              <table:table-cell office:value-type="float" office:value="130.458265139116">
                <text:p>130.458265139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.398891837">
                <text:p>42.398891837</text:p>
              </table:table-cell>
              <table:table-cell office:value-type="float" office:value="129.819967266776">
                <text:p>129.8199672667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.86829032">
                <text:p>42.86829032</text:p>
              </table:table-cell>
              <table:table-cell office:value-type="float" office:value="129.198036006547">
                <text:p>129.198036006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.337785464">
                <text:p>43.337785464</text:p>
              </table:table-cell>
              <table:table-cell office:value-type="float" office:value="128.625204582651">
                <text:p>128.6252045826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.809039412">
                <text:p>43.809039412</text:p>
              </table:table-cell>
              <table:table-cell office:value-type="float" office:value="127.921440261866">
                <text:p>127.921440261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282623266">
                <text:p>44.282623266</text:p>
              </table:table-cell>
              <table:table-cell office:value-type="float" office:value="127.414075286416">
                <text:p>127.414075286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.753813893">
                <text:p>44.753813893</text:p>
              </table:table-cell>
              <table:table-cell office:value-type="float" office:value="126.906710310966">
                <text:p>126.906710310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.223458719">
                <text:p>45.223458719</text:p>
              </table:table-cell>
              <table:table-cell office:value-type="float" office:value="126.088379705401">
                <text:p>126.0883797054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.69506843">
                <text:p>45.69506843</text:p>
              </table:table-cell>
              <table:table-cell office:value-type="float" office:value="125.597381342062">
                <text:p>125.597381342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165564898">
                <text:p>46.165564898</text:p>
              </table:table-cell>
              <table:table-cell office:value-type="float" office:value="125.122749590835">
                <text:p>125.122749590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636745152">
                <text:p>46.636745152</text:p>
              </table:table-cell>
              <table:table-cell office:value-type="float" office:value="124.500818330606">
                <text:p>124.5008183306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.105300953">
                <text:p>47.105300953</text:p>
              </table:table-cell>
              <table:table-cell office:value-type="float" office:value="124.042553191489">
                <text:p>124.042553191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575498176">
                <text:p>47.575498176</text:p>
              </table:table-cell>
              <table:table-cell office:value-type="float" office:value="122.765957446809">
                <text:p>122.765957446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045375106">
                <text:p>48.045375106</text:p>
              </table:table-cell>
              <table:table-cell office:value-type="float" office:value="122.045826513912">
                <text:p>122.045826513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.519722029">
                <text:p>48.519722029</text:p>
              </table:table-cell>
              <table:table-cell office:value-type="float" office:value="121.620294599018">
                <text:p>121.620294599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.990555654">
                <text:p>48.990555654</text:p>
              </table:table-cell>
              <table:table-cell office:value-type="float" office:value="121.227495908347">
                <text:p>121.2274959083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461845205">
                <text:p>49.461845205</text:p>
              </table:table-cell>
              <table:table-cell office:value-type="float" office:value="120.88379705401">
                <text:p>120.88379705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929848857">
                <text:p>49.929848857</text:p>
              </table:table-cell>
              <table:table-cell office:value-type="float" office:value="120.605564648118">
                <text:p>120.6055646481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399200492">
                <text:p>50.399200492</text:p>
              </table:table-cell>
              <table:table-cell office:value-type="float" office:value="120.327332242226">
                <text:p>120.3273322422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.86714165">
                <text:p>50.86714165</text:p>
              </table:table-cell>
              <table:table-cell office:value-type="float" office:value="119.754500818331">
                <text:p>119.7545008183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.336180266">
                <text:p>51.336180266</text:p>
              </table:table-cell>
              <table:table-cell office:value-type="float" office:value="118.707037643208">
                <text:p>118.7070376432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.805752905">
                <text:p>51.805752905</text:p>
              </table:table-cell>
              <table:table-cell office:value-type="float" office:value="117.905073649755">
                <text:p>117.9050736497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.278349268">
                <text:p>52.278349268</text:p>
              </table:table-cell>
              <table:table-cell office:value-type="float" office:value="117.46317512275">
                <text:p>117.463175122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753483154">
                <text:p>52.753483154</text:p>
              </table:table-cell>
              <table:table-cell office:value-type="float" office:value="117.054009819967">
                <text:p>117.0540098199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223090674">
                <text:p>53.223090674</text:p>
              </table:table-cell>
              <table:table-cell office:value-type="float" office:value="116.57937806874">
                <text:p>116.579378068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694378271">
                <text:p>53.694378271</text:p>
              </table:table-cell>
              <table:table-cell office:value-type="float" office:value="113.66612111293">
                <text:p>113.66612111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163894964">
                <text:p>54.163894964</text:p>
              </table:table-cell>
              <table:table-cell office:value-type="float" office:value="111.440261865794">
                <text:p>111.440261865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.631930365">
                <text:p>54.631930365</text:p>
              </table:table-cell>
              <table:table-cell office:value-type="float" office:value="106.808510638298">
                <text:p>106.8085106382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.102351041">
                <text:p>55.102351041</text:p>
              </table:table-cell>
              <table:table-cell office:value-type="float" office:value="105.204582651391">
                <text:p>105.2045826513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.573794265">
                <text:p>55.573794265</text:p>
              </table:table-cell>
              <table:table-cell office:value-type="float" office:value="104.337152209493">
                <text:p>104.3371522094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.042768859">
                <text:p>56.042768859</text:p>
              </table:table-cell>
              <table:table-cell office:value-type="float" office:value="103.960720130933">
                <text:p>103.9607201309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.517242242">
                <text:p>56.517242242</text:p>
              </table:table-cell>
              <table:table-cell office:value-type="float" office:value="103.584288052373">
                <text:p>103.5842880523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.995931002">
                <text:p>56.995931002</text:p>
              </table:table-cell>
              <table:table-cell office:value-type="float" office:value="103.240589198036">
                <text:p>103.240589198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.471623706">
                <text:p>57.471623706</text:p>
              </table:table-cell>
              <table:table-cell office:value-type="float" office:value="102.929623567921">
                <text:p>102.9296235679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.954540451">
                <text:p>57.954540451</text:p>
              </table:table-cell>
              <table:table-cell office:value-type="float" office:value="102.307692307692">
                <text:p>102.3076923076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.431906355">
                <text:p>58.431906355</text:p>
              </table:table-cell>
              <table:table-cell office:value-type="float" office:value="102.013093289689">
                <text:p>102.0130932896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.912517781">
                <text:p>58.912517781</text:p>
              </table:table-cell>
              <table:table-cell office:value-type="float" office:value="101.669394435352">
                <text:p>101.6693944353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.383075059">
                <text:p>59.383075059</text:p>
              </table:table-cell>
              <table:table-cell office:value-type="float" office:value="100.654664484452">
                <text:p>100.6546644844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854530762">
                <text:p>59.854530762</text:p>
              </table:table-cell>
              <table:table-cell office:value-type="float" office:value="100.37643207856">
                <text:p>100.37643207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324267665">
                <text:p>60.324267665</text:p>
              </table:table-cell>
              <table:table-cell office:value-type="float" office:value="100.114566284779">
                <text:p>100.114566284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.7967949">
                <text:p>60.7967949</text:p>
              </table:table-cell>
              <table:table-cell office:value-type="float" office:value="99.4599018003273">
                <text:p>99.4599018003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266933078">
                <text:p>61.266933078</text:p>
              </table:table-cell>
              <table:table-cell office:value-type="float" office:value="99.2144026186579">
                <text:p>99.21440261865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.744758287">
                <text:p>61.744758287</text:p>
              </table:table-cell>
              <table:table-cell office:value-type="float" office:value="98.5761047463175">
                <text:p>98.5761047463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213242485">
                <text:p>62.213242485</text:p>
              </table:table-cell>
              <table:table-cell office:value-type="float" office:value="98.3469721767594">
                <text:p>98.34697217675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.684345825">
                <text:p>62.684345825</text:p>
              </table:table-cell>
              <table:table-cell office:value-type="float" office:value="98.1342062193126">
                <text:p>98.1342062193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.152927027">
                <text:p>63.152927027</text:p>
              </table:table-cell>
              <table:table-cell office:value-type="float" office:value="97.9378068739771">
                <text:p>97.93780687397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.627422072">
                <text:p>63.627422072</text:p>
              </table:table-cell>
              <table:table-cell office:value-type="float" office:value="97.7414075286416">
                <text:p>97.7414075286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4.096345816">
                <text:p>64.096345816</text:p>
              </table:table-cell>
              <table:table-cell office:value-type="float" office:value="97.4468085106383">
                <text:p>97.44680851063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4.568728297">
                <text:p>64.568728297</text:p>
              </table:table-cell>
              <table:table-cell office:value-type="float" office:value="97.2831423895254">
                <text:p>97.28314238952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.040613865">
                <text:p>65.040613865</text:p>
              </table:table-cell>
              <table:table-cell office:value-type="float" office:value="95.9738134206219">
                <text:p>95.97381342062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514333833">
                <text:p>65.514333833</text:p>
              </table:table-cell>
              <table:table-cell office:value-type="float" office:value="95.7610474631751">
                <text:p>95.76104746317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.98581377">
                <text:p>65.98581377</text:p>
              </table:table-cell>
              <table:table-cell office:value-type="float" office:value="95.5973813420622">
                <text:p>95.59738134206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.460685086">
                <text:p>66.460685086</text:p>
              </table:table-cell>
              <table:table-cell office:value-type="float" office:value="94.2716857610475">
                <text:p>94.2716857610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.931354258">
                <text:p>66.931354258</text:p>
              </table:table-cell>
              <table:table-cell office:value-type="float" office:value="94.1080196399345">
                <text:p>94.1080196399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.403940631">
                <text:p>67.403940631</text:p>
              </table:table-cell>
              <table:table-cell office:value-type="float" office:value="93.7152209492635">
                <text:p>93.71522094926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.874884403">
                <text:p>67.874884403</text:p>
              </table:table-cell>
              <table:table-cell office:value-type="float" office:value="93.4206219312602">
                <text:p>93.42062193126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.347678668">
                <text:p>68.347678668</text:p>
              </table:table-cell>
              <table:table-cell office:value-type="float" office:value="93.3060556464812">
                <text:p>93.30605564648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.821608365">
                <text:p>68.821608365</text:p>
              </table:table-cell>
              <table:table-cell office:value-type="float" office:value="93.1914893617021">
                <text:p>93.19148936170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.289308706">
                <text:p>69.289308706</text:p>
              </table:table-cell>
              <table:table-cell office:value-type="float" office:value="92.9459901800327">
                <text:p>92.94599018003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.763526627">
                <text:p>69.763526627</text:p>
              </table:table-cell>
              <table:table-cell office:value-type="float" office:value="92.8150572831424">
                <text:p>92.81505728314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.234146845">
                <text:p>70.234146845</text:p>
              </table:table-cell>
              <table:table-cell office:value-type="float" office:value="91.9639934533552">
                <text:p>91.9639934533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.706561095">
                <text:p>70.706561095</text:p>
              </table:table-cell>
              <table:table-cell office:value-type="float" office:value="91.8657937806874">
                <text:p>91.86579378068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.176667985">
                <text:p>71.176667985</text:p>
              </table:table-cell>
              <table:table-cell office:value-type="float" office:value="91.7839607201309">
                <text:p>91.78396072013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.647240315">
                <text:p>71.647240315</text:p>
              </table:table-cell>
              <table:table-cell office:value-type="float" office:value="90.5400981996727">
                <text:p>90.54009819967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117427379">
                <text:p>72.117427379</text:p>
              </table:table-cell>
              <table:table-cell office:value-type="float" office:value="90.1963993453355">
                <text:p>90.1963993453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.587468934">
                <text:p>72.587468934</text:p>
              </table:table-cell>
              <table:table-cell office:value-type="float" office:value="90.1309328968904">
                <text:p>90.13093289689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3.055802989">
                <text:p>73.055802989</text:p>
              </table:table-cell>
              <table:table-cell office:value-type="float" office:value="90.0654664484452">
                <text:p>90.0654664484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.523550745">
                <text:p>73.523550745</text:p>
              </table:table-cell>
              <table:table-cell office:value-type="float" office:value="90.0163666121113">
                <text:p>90.01636661211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.991011009">
                <text:p>73.9910110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.462975296">
                <text:p>74.462975296</text:p>
              </table:table-cell>
              <table:table-cell office:value-type="float" office:value="89.9836333878887">
                <text:p>89.9836333878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.600901185">
                <text:p>98.600901185</text:p>
              </table:table-cell>
              <table:table-cell office:value-type="float" office:value="89.9672667757774">
                <text:p>89.9672667757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.778587663">
                <text:p>115.778587663</text:p>
              </table:table-cell>
              <table:table-cell office:value-type="float" office:value="89.6563011456628">
                <text:p>89.65630114566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6.258010526">
                <text:p>116.258010526</text:p>
              </table:table-cell>
              <table:table-cell office:value-type="float" office:value="89.5581014729951">
                <text:p>89.5581014729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.743236559">
                <text:p>116.743236559</text:p>
              </table:table-cell>
              <table:table-cell office:value-type="float" office:value="89.3944353518822">
                <text:p>89.39443535188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7.225122684">
                <text:p>117.225122684</text:p>
              </table:table-cell>
              <table:table-cell office:value-type="float" office:value="89.2471358428805">
                <text:p>89.24713584288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7.703687809">
                <text:p>117.703687809</text:p>
              </table:table-cell>
              <table:table-cell office:value-type="float" office:value="89.1325695581015">
                <text:p>89.1325695581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8.660548075">
                <text:p>118.660548075</text:p>
              </table:table-cell>
              <table:table-cell office:value-type="float" office:value="89.0998363338789">
                <text:p>89.09983633387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36cm" svg:height="11.009cm" xlink:href=".." xlink:type="simple" chart:class="chart:scatter" chart:style-name="ch1">
        <chart:title svg:x="6.038cm" svg:y="0.356cm" chart:style-name="ch2">
          <text:p>rgb323.atsp z dywersyfikacją</text:p>
        </chart:title>
        <chart:subtitle svg:x="4.529cm" svg:y="1.355cm" chart:style-name="ch3">
          <text:p>1000 iteracji, 100 kadencji, 50 zdarzeń krytycznych
</text:p>
        </chart:subtitle>
        <chart:plot-area chart:style-name="ch4" table:cell-range-address="'rbg323.atsp'.D2:'rbg323.atsp'.E53 'att48.tsp'.E1:'att48.tsp'.E1" chart:data-source-has-labels="row" svg:x="1.371cm" svg:y="2.708cm" svg:width="16.305cm" svg:height="7.1cm">
          <chartooo:coordinate-region svg:x="2.178cm" svg:y="2.907cm" svg:width="15.126cm" svg:height="6.254cm"/>
          <chart:axis chart:dimension="x" chart:name="primary-x" chart:style-name="ch5">
            <chart:title svg:x="8.897cm" svg:y="10.028cm" chart:style-name="ch6">
              <text:p>Czas [s]</text:p>
            </chart:title>
            <chart:grid chart:style-name="ch7" chart:class="major"/>
          </chart:axis>
          <chart:axis chart:dimension="y" chart:name="primary-y" chart:style-name="ch5">
            <chart:title svg:x="0.451cm" svg:y="6.911cm" chart:style-name="ch8">
              <text:p>Błąd [%]</text:p>
            </chart:title>
            <chart:grid chart:style-name="ch7" chart:class="major"/>
          </chart:axis>
          <chart:series chart:style-name="ch9" chart:values-cell-range-address="'rbg323.atsp'.E2:'rbg323.atsp'.E53" chart:label-cell-address="'att48.tsp'.E1:'att48.tsp'.E1" chart:class="chart:scatter">
            <chart:domain table:cell-range-address="'rbg323.atsp'.D2:'rbg323.atsp'.D53"/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Błąd</text:p>
                <draw:g>
                  <svg:desc>'att48.tsp'.E1:'att48.ts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4515584">
                <text:p>7.24515584</text:p>
                <draw:g>
                  <svg:desc>'rbg323.atsp'.D2:'rbg323.atsp'.D53</svg:desc>
                </draw:g>
              </table:table-cell>
              <table:table-cell office:value-type="float" office:value="355.203619909502">
                <text:p>355.203619909502</text:p>
                <draw:g>
                  <svg:desc>'rbg323.atsp'.E2:'rbg323.atsp'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35258953">
                <text:p>14.435258953</text:p>
              </table:table-cell>
              <table:table-cell office:value-type="float" office:value="348.41628959276">
                <text:p>348.41628959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16620273">
                <text:p>21.616620273</text:p>
              </table:table-cell>
              <table:table-cell office:value-type="float" office:value="342.533936651584">
                <text:p>342.533936651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843565825">
                <text:p>28.843565825</text:p>
              </table:table-cell>
              <table:table-cell office:value-type="float" office:value="336.802413273001">
                <text:p>336.80241327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091836578">
                <text:p>36.091836578</text:p>
              </table:table-cell>
              <table:table-cell office:value-type="float" office:value="331.221719457014">
                <text:p>331.221719457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227477487">
                <text:p>43.227477487</text:p>
              </table:table-cell>
              <table:table-cell office:value-type="float" office:value="325.867269984917">
                <text:p>325.867269984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479943759">
                <text:p>50.479943759</text:p>
              </table:table-cell>
              <table:table-cell office:value-type="float" office:value="320.663650075415">
                <text:p>320.663650075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647724433">
                <text:p>57.647724433</text:p>
              </table:table-cell>
              <table:table-cell office:value-type="float" office:value="315.53544494721">
                <text:p>315.53544494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877930976">
                <text:p>64.877930976</text:p>
              </table:table-cell>
              <table:table-cell office:value-type="float" office:value="310.633484162896">
                <text:p>310.63348416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04237058">
                <text:p>72.04237058</text:p>
              </table:table-cell>
              <table:table-cell office:value-type="float" office:value="305.806938159879">
                <text:p>305.806938159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284141889">
                <text:p>79.284141889</text:p>
              </table:table-cell>
              <table:table-cell office:value-type="float" office:value="300.980392156863">
                <text:p>300.980392156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529584092">
                <text:p>86.529584092</text:p>
              </table:table-cell>
              <table:table-cell office:value-type="float" office:value="296.229260935143">
                <text:p>296.229260935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.745890991">
                <text:p>93.745890991</text:p>
              </table:table-cell>
              <table:table-cell office:value-type="float" office:value="291.478129713424">
                <text:p>291.478129713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937586507">
                <text:p>100.937586507</text:p>
              </table:table-cell>
              <table:table-cell office:value-type="float" office:value="286.802413273001">
                <text:p>286.802413273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193164889">
                <text:p>108.193164889</text:p>
              </table:table-cell>
              <table:table-cell office:value-type="float" office:value="282.352941176471">
                <text:p>282.35294117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.430022411">
                <text:p>115.430022411</text:p>
              </table:table-cell>
              <table:table-cell office:value-type="float" office:value="277.978883861237">
                <text:p>277.978883861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.595682466">
                <text:p>122.595682466</text:p>
              </table:table-cell>
              <table:table-cell office:value-type="float" office:value="273.6802413273">
                <text:p>273.6802413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.847557448">
                <text:p>129.847557448</text:p>
              </table:table-cell>
              <table:table-cell office:value-type="float" office:value="269.457013574661">
                <text:p>269.457013574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.313061291">
                <text:p>137.313061291</text:p>
              </table:table-cell>
              <table:table-cell office:value-type="float" office:value="265.233785822021">
                <text:p>265.233785822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.50449122">
                <text:p>144.50449122</text:p>
              </table:table-cell>
              <table:table-cell office:value-type="float" office:value="261.010558069382">
                <text:p>261.010558069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.725917447">
                <text:p>151.725917447</text:p>
              </table:table-cell>
              <table:table-cell office:value-type="float" office:value="256.862745098039">
                <text:p>256.862745098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.918638608">
                <text:p>158.918638608</text:p>
              </table:table-cell>
              <table:table-cell office:value-type="float" office:value="252.790346907994">
                <text:p>252.790346907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.120767619">
                <text:p>166.120767619</text:p>
              </table:table-cell>
              <table:table-cell office:value-type="float" office:value="248.717948717949">
                <text:p>248.717948717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.376505071">
                <text:p>173.376505071</text:p>
              </table:table-cell>
              <table:table-cell office:value-type="float" office:value="244.796380090498">
                <text:p>244.796380090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0.551280076">
                <text:p>180.551280076</text:p>
              </table:table-cell>
              <table:table-cell office:value-type="float" office:value="240.950226244344">
                <text:p>240.950226244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7.753387805">
                <text:p>187.753387805</text:p>
              </table:table-cell>
              <table:table-cell office:value-type="float" office:value="236.953242835596">
                <text:p>236.953242835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.073386288">
                <text:p>195.073386288</text:p>
              </table:table-cell>
              <table:table-cell office:value-type="float" office:value="233.257918552036">
                <text:p>233.257918552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.35475176">
                <text:p>202.35475176</text:p>
              </table:table-cell>
              <table:table-cell office:value-type="float" office:value="229.638009049774">
                <text:p>229.638009049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9.711649757">
                <text:p>209.711649757</text:p>
              </table:table-cell>
              <table:table-cell office:value-type="float" office:value="226.018099547511">
                <text:p>226.018099547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6.982165844">
                <text:p>216.982165844</text:p>
              </table:table-cell>
              <table:table-cell office:value-type="float" office:value="222.549019607843">
                <text:p>222.549019607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4.28320635">
                <text:p>224.28320635</text:p>
              </table:table-cell>
              <table:table-cell office:value-type="float" office:value="219.230769230769">
                <text:p>219.230769230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.568682842">
                <text:p>231.568682842</text:p>
              </table:table-cell>
              <table:table-cell office:value-type="float" office:value="215.912518853695">
                <text:p>215.912518853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8.753140451">
                <text:p>238.753140451</text:p>
              </table:table-cell>
              <table:table-cell office:value-type="float" office:value="212.594268476621">
                <text:p>212.594268476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5.870875593">
                <text:p>245.870875593</text:p>
              </table:table-cell>
              <table:table-cell office:value-type="float" office:value="209.351432880845">
                <text:p>209.351432880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3.167829912">
                <text:p>253.167829912</text:p>
              </table:table-cell>
              <table:table-cell office:value-type="float" office:value="206.108597285068">
                <text:p>206.108597285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.328509876">
                <text:p>260.328509876</text:p>
              </table:table-cell>
              <table:table-cell office:value-type="float" office:value="202.941176470588">
                <text:p>202.941176470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7.409903542">
                <text:p>267.409903542</text:p>
              </table:table-cell>
              <table:table-cell office:value-type="float" office:value="199.773755656109">
                <text:p>199.773755656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4.479626767">
                <text:p>274.479626767</text:p>
              </table:table-cell>
              <table:table-cell office:value-type="float" office:value="196.681749622926">
                <text:p>196.681749622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1.554140356">
                <text:p>281.554140356</text:p>
              </table:table-cell>
              <table:table-cell office:value-type="float" office:value="193.740573152338">
                <text:p>193.740573152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8.642513988">
                <text:p>288.642513988</text:p>
              </table:table-cell>
              <table:table-cell office:value-type="float" office:value="190.79939668175">
                <text:p>190.79939668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.699920917">
                <text:p>295.699920917</text:p>
              </table:table-cell>
              <table:table-cell office:value-type="float" office:value="187.858220211161">
                <text:p>187.858220211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2.769953775">
                <text:p>302.769953775</text:p>
              </table:table-cell>
              <table:table-cell office:value-type="float" office:value="184.99245852187">
                <text:p>184.99245852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9.839406491">
                <text:p>309.839406491</text:p>
              </table:table-cell>
              <table:table-cell office:value-type="float" office:value="182.126696832579">
                <text:p>182.1266968325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6.919186658">
                <text:p>316.919186658</text:p>
              </table:table-cell>
              <table:table-cell office:value-type="float" office:value="179.336349924585">
                <text:p>179.336349924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3.99817132">
                <text:p>323.99817132</text:p>
              </table:table-cell>
              <table:table-cell office:value-type="float" office:value="176.621417797888">
                <text:p>176.6214177978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.179878922">
                <text:p>331.179878922</text:p>
              </table:table-cell>
              <table:table-cell office:value-type="float" office:value="174.057315233786">
                <text:p>174.0573152337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8.286926975">
                <text:p>338.286926975</text:p>
              </table:table-cell>
              <table:table-cell office:value-type="float" office:value="171.56862745098">
                <text:p>171.568627450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5.405703675">
                <text:p>345.405703675</text:p>
              </table:table-cell>
              <table:table-cell office:value-type="float" office:value="169.079939668175">
                <text:p>169.079939668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2.522453754">
                <text:p>352.522453754</text:p>
              </table:table-cell>
              <table:table-cell office:value-type="float" office:value="166.59125188537">
                <text:p>166.59125188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.64108352">
                <text:p>359.64108352</text:p>
              </table:table-cell>
              <table:table-cell office:value-type="float" office:value="164.102564102564">
                <text:p>164.102564102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4.714772451">
                <text:p>724.714772451</text:p>
              </table:table-cell>
              <table:table-cell office:value-type="float" office:value="162.141779788839">
                <text:p>162.141779788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3.158619252">
                <text:p>1083.158619252</text:p>
              </table:table-cell>
              <table:table-cell office:value-type="float" office:value="159.879336349925">
                <text:p>159.8793363499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36cm" svg:height="11.009cm" xlink:href=".." xlink:type="simple" chart:class="chart:scatter" chart:style-name="ch1">
        <chart:title svg:x="6.064cm" svg:y="0.356cm" chart:style-name="ch2">
          <text:p>ch130.tsp bez dywersyfikacji</text:p>
        </chart:title>
        <chart:subtitle svg:x="6.725cm" svg:y="1.355cm" chart:style-name="ch3">
          <text:p>1000 iteracji, 100 kadencji</text:p>
        </chart:subtitle>
        <chart:plot-area chart:style-name="ch4" table:cell-range-address="'rbg323.atsp_2'.D2:'rbg323.atsp_2'.E207 'att48.tsp'.E1:'att48.tsp'.E1" chart:data-source-has-labels="row" svg:x="1.371cm" svg:y="2.258cm" svg:width="16.305cm" svg:height="7.55cm">
          <chartooo:coordinate-region svg:x="2.178cm" svg:y="2.457cm" svg:width="15.126cm" svg:height="6.704cm"/>
          <chart:axis chart:dimension="x" chart:name="primary-x" chart:style-name="ch5">
            <chart:title svg:x="8.897cm" svg:y="10.028cm" chart:style-name="ch6">
              <text:p>Czas [s]</text:p>
            </chart:title>
            <chart:grid chart:style-name="ch7" chart:class="major"/>
          </chart:axis>
          <chart:axis chart:dimension="y" chart:name="primary-y" chart:style-name="ch5">
            <chart:title svg:x="0.451cm" svg:y="6.686cm" chart:style-name="ch8">
              <text:p>Błąd [%]</text:p>
            </chart:title>
            <chart:grid chart:style-name="ch7" chart:class="major"/>
          </chart:axis>
          <chart:series chart:style-name="ch9" chart:values-cell-range-address="'rbg323.atsp_2'.E2:'rbg323.atsp_2'.E207" chart:label-cell-address="'att48.tsp'.E1:'att48.tsp'.E1" chart:class="chart:scatter">
            <chart:domain table:cell-range-address="'rbg323.atsp_2'.D2:'rbg323.atsp_2'.D207"/>
            <chart:data-point chart:repeated="2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Błąd</text:p>
                <draw:g>
                  <svg:desc>'att48.tsp'.E1:'att48.ts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54488068">
                <text:p>7.154488068</text:p>
                <draw:g>
                  <svg:desc>'rbg323.atsp_2'.D2:'rbg323.atsp_2'.D207</svg:desc>
                </draw:g>
              </table:table-cell>
              <table:table-cell office:value-type="float" office:value="367.194570135747">
                <text:p>367.194570135747</text:p>
                <draw:g>
                  <svg:desc>'rbg323.atsp_2'.E2:'rbg323.atsp_2'.E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40106222">
                <text:p>14.240106222</text:p>
              </table:table-cell>
              <table:table-cell office:value-type="float" office:value="360.331825037707">
                <text:p>360.331825037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329700605">
                <text:p>21.329700605</text:p>
              </table:table-cell>
              <table:table-cell office:value-type="float" office:value="353.846153846154">
                <text:p>353.8461538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421897928">
                <text:p>28.421897928</text:p>
              </table:table-cell>
              <table:table-cell office:value-type="float" office:value="347.435897435897">
                <text:p>347.435897435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472626605">
                <text:p>35.472626605</text:p>
              </table:table-cell>
              <table:table-cell office:value-type="float" office:value="341.251885369532">
                <text:p>341.251885369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569436195">
                <text:p>42.569436195</text:p>
              </table:table-cell>
              <table:table-cell office:value-type="float" office:value="335.369532428356">
                <text:p>335.36953242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654954205">
                <text:p>49.654954205</text:p>
              </table:table-cell>
              <table:table-cell office:value-type="float" office:value="329.788838612368">
                <text:p>329.788838612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23115799">
                <text:p>56.723115799</text:p>
              </table:table-cell>
              <table:table-cell office:value-type="float" office:value="324.283559577677">
                <text:p>324.283559577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78178193">
                <text:p>63.78178193</text:p>
              </table:table-cell>
              <table:table-cell office:value-type="float" office:value="318.853695324284">
                <text:p>318.853695324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837511118">
                <text:p>70.837511118</text:p>
              </table:table-cell>
              <table:table-cell office:value-type="float" office:value="313.574660633484">
                <text:p>313.574660633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901394717">
                <text:p>77.901394717</text:p>
              </table:table-cell>
              <table:table-cell office:value-type="float" office:value="308.295625942685">
                <text:p>308.295625942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955703647">
                <text:p>84.955703647</text:p>
              </table:table-cell>
              <table:table-cell office:value-type="float" office:value="303.242835595777">
                <text:p>303.242835595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016702117">
                <text:p>92.016702117</text:p>
              </table:table-cell>
              <table:table-cell office:value-type="float" office:value="298.190045248869">
                <text:p>298.190045248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075319128">
                <text:p>99.075319128</text:p>
              </table:table-cell>
              <table:table-cell office:value-type="float" office:value="293.288084464555">
                <text:p>293.288084464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.144702255">
                <text:p>106.144702255</text:p>
              </table:table-cell>
              <table:table-cell office:value-type="float" office:value="288.461538461538">
                <text:p>288.46153846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208624322">
                <text:p>113.208624322</text:p>
              </table:table-cell>
              <table:table-cell office:value-type="float" office:value="283.634992458522">
                <text:p>283.634992458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.365043843">
                <text:p>120.365043843</text:p>
              </table:table-cell>
              <table:table-cell office:value-type="float" office:value="278.9592760181">
                <text:p>278.9592760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396780645">
                <text:p>127.396780645</text:p>
              </table:table-cell>
              <table:table-cell office:value-type="float" office:value="274.358974358974">
                <text:p>274.358974358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460753889">
                <text:p>134.460753889</text:p>
              </table:table-cell>
              <table:table-cell office:value-type="float" office:value="269.834087481146">
                <text:p>269.834087481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.516535139">
                <text:p>141.516535139</text:p>
              </table:table-cell>
              <table:table-cell office:value-type="float" office:value="265.384615384615">
                <text:p>265.384615384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.603727252">
                <text:p>148.603727252</text:p>
              </table:table-cell>
              <table:table-cell office:value-type="float" office:value="260.935143288084">
                <text:p>260.935143288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.693976875">
                <text:p>155.693976875</text:p>
              </table:table-cell>
              <table:table-cell office:value-type="float" office:value="256.485671191554">
                <text:p>256.48567119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.792507371">
                <text:p>162.792507371</text:p>
              </table:table-cell>
              <table:table-cell office:value-type="float" office:value="252.036199095023">
                <text:p>252.036199095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.868811344">
                <text:p>169.868811344</text:p>
              </table:table-cell>
              <table:table-cell office:value-type="float" office:value="247.662141779789">
                <text:p>247.662141779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.953354169">
                <text:p>176.953354169</text:p>
              </table:table-cell>
              <table:table-cell office:value-type="float" office:value="243.363499245852">
                <text:p>243.363499245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.041133872">
                <text:p>184.041133872</text:p>
              </table:table-cell>
              <table:table-cell office:value-type="float" office:value="239.140271493213">
                <text:p>239.140271493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.123181626">
                <text:p>191.123181626</text:p>
              </table:table-cell>
              <table:table-cell office:value-type="float" office:value="235.067873303167">
                <text:p>235.067873303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.199018802">
                <text:p>198.199018802</text:p>
              </table:table-cell>
              <table:table-cell office:value-type="float" office:value="230.995475113122">
                <text:p>230.995475113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.271813605">
                <text:p>205.271813605</text:p>
              </table:table-cell>
              <table:table-cell office:value-type="float" office:value="227.073906485671">
                <text:p>227.0739064856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.378836949">
                <text:p>212.378836949</text:p>
              </table:table-cell>
              <table:table-cell office:value-type="float" office:value="223.227752639517">
                <text:p>223.227752639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9.475556657">
                <text:p>219.475556657</text:p>
              </table:table-cell>
              <table:table-cell office:value-type="float" office:value="218.929110105581">
                <text:p>218.929110105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.56998457">
                <text:p>226.56998457</text:p>
              </table:table-cell>
              <table:table-cell office:value-type="float" office:value="215.082956259427">
                <text:p>215.082956259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.652502344">
                <text:p>233.652502344</text:p>
              </table:table-cell>
              <table:table-cell office:value-type="float" office:value="211.236802413273">
                <text:p>211.236802413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.727704291">
                <text:p>240.727704291</text:p>
              </table:table-cell>
              <table:table-cell office:value-type="float" office:value="207.541478129713">
                <text:p>207.541478129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7.804264831">
                <text:p>247.804264831</text:p>
              </table:table-cell>
              <table:table-cell office:value-type="float" office:value="204.072398190045">
                <text:p>204.072398190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4.88888014">
                <text:p>254.88888014</text:p>
              </table:table-cell>
              <table:table-cell office:value-type="float" office:value="200.754147812971">
                <text:p>200.754147812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.975512463">
                <text:p>261.975512463</text:p>
              </table:table-cell>
              <table:table-cell office:value-type="float" office:value="197.435897435897">
                <text:p>197.435897435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9.060441605">
                <text:p>269.060441605</text:p>
              </table:table-cell>
              <table:table-cell office:value-type="float" office:value="194.193061840121">
                <text:p>194.193061840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.145026571">
                <text:p>276.145026571</text:p>
              </table:table-cell>
              <table:table-cell office:value-type="float" office:value="190.950226244344">
                <text:p>190.950226244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3.23076176">
                <text:p>283.23076176</text:p>
              </table:table-cell>
              <table:table-cell office:value-type="float" office:value="187.707390648567">
                <text:p>187.707390648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0.302876025">
                <text:p>290.302876025</text:p>
              </table:table-cell>
              <table:table-cell office:value-type="float" office:value="184.539969834087">
                <text:p>184.539969834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7.388928577">
                <text:p>297.388928577</text:p>
              </table:table-cell>
              <table:table-cell office:value-type="float" office:value="181.447963800905">
                <text:p>181.447963800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4.474537311">
                <text:p>304.474537311</text:p>
              </table:table-cell>
              <table:table-cell office:value-type="float" office:value="178.205128205128">
                <text:p>178.2051282051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1.563239803">
                <text:p>311.563239803</text:p>
              </table:table-cell>
              <table:table-cell office:value-type="float" office:value="175.113122171946">
                <text:p>175.113122171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8.641786953">
                <text:p>318.641786953</text:p>
              </table:table-cell>
              <table:table-cell office:value-type="float" office:value="172.09653092006">
                <text:p>172.09653092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5.733735331">
                <text:p>325.733735331</text:p>
              </table:table-cell>
              <table:table-cell office:value-type="float" office:value="169.155354449472">
                <text:p>169.155354449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2.820043734">
                <text:p>332.820043734</text:p>
              </table:table-cell>
              <table:table-cell office:value-type="float" office:value="166.214177978884">
                <text:p>166.214177978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.905879075">
                <text:p>339.905879075</text:p>
              </table:table-cell>
              <table:table-cell office:value-type="float" office:value="163.348416289593">
                <text:p>163.348416289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6.99284618">
                <text:p>346.99284618</text:p>
              </table:table-cell>
              <table:table-cell office:value-type="float" office:value="160.482654600302">
                <text:p>160.4826546003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4.082558954">
                <text:p>354.082558954</text:p>
              </table:table-cell>
              <table:table-cell office:value-type="float" office:value="157.692307692308">
                <text:p>157.692307692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1.169619748">
                <text:p>361.169619748</text:p>
              </table:table-cell>
              <table:table-cell office:value-type="float" office:value="154.977375565611">
                <text:p>154.977375565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8.259462358">
                <text:p>368.259462358</text:p>
              </table:table-cell>
              <table:table-cell office:value-type="float" office:value="152.262443438914">
                <text:p>152.2624434389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5.34088982">
                <text:p>375.34088982</text:p>
              </table:table-cell>
              <table:table-cell office:value-type="float" office:value="149.622926093514">
                <text:p>149.622926093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.437657556">
                <text:p>382.437657556</text:p>
              </table:table-cell>
              <table:table-cell office:value-type="float" office:value="146.983408748115">
                <text:p>146.983408748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9.526863325">
                <text:p>389.526863325</text:p>
              </table:table-cell>
              <table:table-cell office:value-type="float" office:value="144.343891402715">
                <text:p>144.3438914027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6.616759658">
                <text:p>396.616759658</text:p>
              </table:table-cell>
              <table:table-cell office:value-type="float" office:value="141.704374057315">
                <text:p>141.7043740573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3.698501705">
                <text:p>403.698501705</text:p>
              </table:table-cell>
              <table:table-cell office:value-type="float" office:value="139.21568627451">
                <text:p>139.21568627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0.772995344">
                <text:p>410.772995344</text:p>
              </table:table-cell>
              <table:table-cell office:value-type="float" office:value="136.953242835596">
                <text:p>136.953242835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7.870039713">
                <text:p>417.870039713</text:p>
              </table:table-cell>
              <table:table-cell office:value-type="float" office:value="134.766214177979">
                <text:p>134.766214177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4.949309592">
                <text:p>424.949309592</text:p>
              </table:table-cell>
              <table:table-cell office:value-type="float" office:value="132.579185520362">
                <text:p>132.57918552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2.018257789">
                <text:p>432.018257789</text:p>
              </table:table-cell>
              <table:table-cell office:value-type="float" office:value="130.542986425339">
                <text:p>130.5429864253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9.104011709">
                <text:p>439.104011709</text:p>
              </table:table-cell>
              <table:table-cell office:value-type="float" office:value="128.582202111614">
                <text:p>128.582202111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6.207003768">
                <text:p>446.207003768</text:p>
              </table:table-cell>
              <table:table-cell office:value-type="float" office:value="126.621417797888">
                <text:p>126.621417797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3.294664558">
                <text:p>453.294664558</text:p>
              </table:table-cell>
              <table:table-cell office:value-type="float" office:value="124.660633484163">
                <text:p>124.660633484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0.379006288">
                <text:p>460.379006288</text:p>
              </table:table-cell>
              <table:table-cell office:value-type="float" office:value="122.850678733032">
                <text:p>122.850678733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7.478728063">
                <text:p>467.478728063</text:p>
              </table:table-cell>
              <table:table-cell office:value-type="float" office:value="120.588235294118">
                <text:p>120.588235294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4.551332605">
                <text:p>474.551332605</text:p>
              </table:table-cell>
              <table:table-cell office:value-type="float" office:value="118.929110105581">
                <text:p>118.929110105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1.646783062">
                <text:p>481.646783062</text:p>
              </table:table-cell>
              <table:table-cell office:value-type="float" office:value="117.345399698341">
                <text:p>117.34539969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8.733920641">
                <text:p>488.733920641</text:p>
              </table:table-cell>
              <table:table-cell office:value-type="float" office:value="115.761689291101">
                <text:p>115.761689291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5.814801979">
                <text:p>495.814801979</text:p>
              </table:table-cell>
              <table:table-cell office:value-type="float" office:value="114.177978883861">
                <text:p>114.1779788838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2.899698352">
                <text:p>502.899698352</text:p>
              </table:table-cell>
              <table:table-cell office:value-type="float" office:value="112.594268476621">
                <text:p>112.5942684766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0.006321786">
                <text:p>510.006321786</text:p>
              </table:table-cell>
              <table:table-cell office:value-type="float" office:value="111.085972850679">
                <text:p>111.085972850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7.113893065">
                <text:p>517.113893065</text:p>
              </table:table-cell>
              <table:table-cell office:value-type="float" office:value="109.577677224736">
                <text:p>109.577677224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4.204288401">
                <text:p>524.204288401</text:p>
              </table:table-cell>
              <table:table-cell office:value-type="float" office:value="108.144796380091">
                <text:p>108.144796380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1.291121142">
                <text:p>531.291121142</text:p>
              </table:table-cell>
              <table:table-cell office:value-type="float" office:value="106.410256410256">
                <text:p>106.410256410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8.382135616">
                <text:p>538.382135616</text:p>
              </table:table-cell>
              <table:table-cell office:value-type="float" office:value="104.977375565611">
                <text:p>104.9773755656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5.48124428">
                <text:p>545.48124428</text:p>
              </table:table-cell>
              <table:table-cell office:value-type="float" office:value="103.544494720965">
                <text:p>103.5444947209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.572373431">
                <text:p>552.572373431</text:p>
              </table:table-cell>
              <table:table-cell office:value-type="float" office:value="102.187028657617">
                <text:p>102.1870286576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9.654694983">
                <text:p>559.654694983</text:p>
              </table:table-cell>
              <table:table-cell office:value-type="float" office:value="100.904977375566">
                <text:p>100.904977375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6.73643118">
                <text:p>566.73643118</text:p>
              </table:table-cell>
              <table:table-cell office:value-type="float" office:value="99.6983408748115">
                <text:p>99.69834087481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.833160749">
                <text:p>573.833160749</text:p>
              </table:table-cell>
              <table:table-cell office:value-type="float" office:value="98.4917043740573">
                <text:p>98.4917043740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0.986477339">
                <text:p>580.986477339</text:p>
              </table:table-cell>
              <table:table-cell office:value-type="float" office:value="97.2850678733032">
                <text:p>97.28506787330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8.069768128">
                <text:p>588.069768128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5.157808073">
                <text:p>595.157808073</text:p>
              </table:table-cell>
              <table:table-cell office:value-type="float" office:value="95.0226244343891">
                <text:p>95.02262443438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2.240561946">
                <text:p>602.240561946</text:p>
              </table:table-cell>
              <table:table-cell office:value-type="float" office:value="93.8914027149321">
                <text:p>93.8914027149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9.321541507">
                <text:p>609.321541507</text:p>
              </table:table-cell>
              <table:table-cell office:value-type="float" office:value="92.7601809954751">
                <text:p>92.7601809954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6.415102514">
                <text:p>616.415102514</text:p>
              </table:table-cell>
              <table:table-cell office:value-type="float" office:value="91.6289592760181">
                <text:p>91.62895927601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3.501713692">
                <text:p>623.501713692</text:p>
              </table:table-cell>
              <table:table-cell office:value-type="float" office:value="90.5731523378582">
                <text:p>90.5731523378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0.586896813">
                <text:p>630.586896813</text:p>
              </table:table-cell>
              <table:table-cell office:value-type="float" office:value="89.5173453996983">
                <text:p>89.5173453996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7.676448212">
                <text:p>637.676448212</text:p>
              </table:table-cell>
              <table:table-cell office:value-type="float" office:value="88.4615384615385">
                <text:p>88.4615384615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4.800312564">
                <text:p>644.800312564</text:p>
              </table:table-cell>
              <table:table-cell office:value-type="float" office:value="87.4811463046757">
                <text:p>87.4811463046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1.872353882">
                <text:p>651.872353882</text:p>
              </table:table-cell>
              <table:table-cell office:value-type="float" office:value="86.500754147813">
                <text:p>86.500754147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8.950723773">
                <text:p>658.950723773</text:p>
              </table:table-cell>
              <table:table-cell office:value-type="float" office:value="85.5203619909502">
                <text:p>85.5203619909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6.027194861">
                <text:p>666.027194861</text:p>
              </table:table-cell>
              <table:table-cell office:value-type="float" office:value="84.5399698340875">
                <text:p>84.5399698340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3.113940988">
                <text:p>673.113940988</text:p>
              </table:table-cell>
              <table:table-cell office:value-type="float" office:value="83.5595776772247">
                <text:p>83.5595776772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0.205682778">
                <text:p>680.205682778</text:p>
              </table:table-cell>
              <table:table-cell office:value-type="float" office:value="82.6546003016591">
                <text:p>82.6546003016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.304082566">
                <text:p>687.304082566</text:p>
              </table:table-cell>
              <table:table-cell office:value-type="float" office:value="81.7496229260935">
                <text:p>81.74962292609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4.370679788">
                <text:p>694.370679788</text:p>
              </table:table-cell>
              <table:table-cell office:value-type="float" office:value="80.8446455505279">
                <text:p>80.84464555052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1.4416181">
                <text:p>701.4416181</text:p>
              </table:table-cell>
              <table:table-cell office:value-type="float" office:value="79.9396681749623">
                <text:p>79.93966817496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8.517859837">
                <text:p>708.517859837</text:p>
              </table:table-cell>
              <table:table-cell office:value-type="float" office:value="79.0346907993967">
                <text:p>79.03469079939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5.616899673">
                <text:p>715.616899673</text:p>
              </table:table-cell>
              <table:table-cell office:value-type="float" office:value="78.1297134238311">
                <text:p>78.12971342383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2.714073042">
                <text:p>722.714073042</text:p>
              </table:table-cell>
              <table:table-cell office:value-type="float" office:value="77.2247360482655">
                <text:p>77.22473604826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9.806474443">
                <text:p>729.806474443</text:p>
              </table:table-cell>
              <table:table-cell office:value-type="float" office:value="76.3197586726998">
                <text:p>76.3197586726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6.931799677">
                <text:p>736.931799677</text:p>
              </table:table-cell>
              <table:table-cell office:value-type="float" office:value="75.4147812971342">
                <text:p>75.4147812971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4.051193803">
                <text:p>744.051193803</text:p>
              </table:table-cell>
              <table:table-cell office:value-type="float" office:value="74.5098039215686">
                <text:p>74.5098039215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1.13742301">
                <text:p>751.13742301</text:p>
              </table:table-cell>
              <table:table-cell office:value-type="float" office:value="73.6802413273002">
                <text:p>73.6802413273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8.238317379">
                <text:p>758.238317379</text:p>
              </table:table-cell>
              <table:table-cell office:value-type="float" office:value="72.8506787330317">
                <text:p>72.85067873303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5.321611523">
                <text:p>765.321611523</text:p>
              </table:table-cell>
              <table:table-cell office:value-type="float" office:value="72.0211161387632">
                <text:p>72.0211161387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2.419226445">
                <text:p>772.419226445</text:p>
              </table:table-cell>
              <table:table-cell office:value-type="float" office:value="71.2669683257919">
                <text:p>71.2669683257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9.498037503">
                <text:p>779.498037503</text:p>
              </table:table-cell>
              <table:table-cell office:value-type="float" office:value="70.5128205128205">
                <text:p>70.5128205128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6.585828398">
                <text:p>786.585828398</text:p>
              </table:table-cell>
              <table:table-cell office:value-type="float" office:value="69.7586726998492">
                <text:p>69.7586726998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3.690236531">
                <text:p>793.690236531</text:p>
              </table:table-cell>
              <table:table-cell office:value-type="float" office:value="69.0045248868778">
                <text:p>69.00452488687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0.778574521">
                <text:p>800.778574521</text:p>
              </table:table-cell>
              <table:table-cell office:value-type="float" office:value="68.2503770739065">
                <text:p>68.25037707390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7.868232453">
                <text:p>807.868232453</text:p>
              </table:table-cell>
              <table:table-cell office:value-type="float" office:value="67.3453996983409">
                <text:p>67.34539969834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4.955442628">
                <text:p>814.955442628</text:p>
              </table:table-cell>
              <table:table-cell office:value-type="float" office:value="66.5912518853695">
                <text:p>66.5912518853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2.042801603">
                <text:p>822.042801603</text:p>
              </table:table-cell>
              <table:table-cell office:value-type="float" office:value="65.7616892911011">
                <text:p>65.7616892911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9.129919343">
                <text:p>829.129919343</text:p>
              </table:table-cell>
              <table:table-cell office:value-type="float" office:value="64.9321266968326">
                <text:p>64.9321266968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6.216128142">
                <text:p>836.216128142</text:p>
              </table:table-cell>
              <table:table-cell office:value-type="float" office:value="64.1779788838612">
                <text:p>64.17797888386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3.295195482">
                <text:p>843.295195482</text:p>
              </table:table-cell>
              <table:table-cell office:value-type="float" office:value="63.4238310708899">
                <text:p>63.4238310708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.383857147">
                <text:p>850.383857147</text:p>
              </table:table-cell>
              <table:table-cell office:value-type="float" office:value="62.6696832579186">
                <text:p>62.66968325791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7.458948991">
                <text:p>857.458948991</text:p>
              </table:table-cell>
              <table:table-cell office:value-type="float" office:value="61.9909502262443">
                <text:p>61.99095022624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4.557649879">
                <text:p>864.557649879</text:p>
              </table:table-cell>
              <table:table-cell office:value-type="float" office:value="61.236802413273">
                <text:p>61.2368024132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71.657525237">
                <text:p>871.657525237</text:p>
              </table:table-cell>
              <table:table-cell office:value-type="float" office:value="60.5580693815988">
                <text:p>60.5580693815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8.732826866">
                <text:p>878.732826866</text:p>
              </table:table-cell>
              <table:table-cell office:value-type="float" office:value="59.5022624434389">
                <text:p>59.50226244343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5.830603205">
                <text:p>885.830603205</text:p>
              </table:table-cell>
              <table:table-cell office:value-type="float" office:value="58.8235294117647">
                <text:p>58.82352941176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2.919290128">
                <text:p>892.919290128</text:p>
              </table:table-cell>
              <table:table-cell office:value-type="float" office:value="58.1447963800905">
                <text:p>58.14479638009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0.004115593">
                <text:p>900.004115593</text:p>
              </table:table-cell>
              <table:table-cell office:value-type="float" office:value="57.0889894419306">
                <text:p>57.08898944193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7.083548287">
                <text:p>907.083548287</text:p>
              </table:table-cell>
              <table:table-cell office:value-type="float" office:value="56.4102564102564">
                <text:p>56.4102564102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4.163195413">
                <text:p>914.163195413</text:p>
              </table:table-cell>
              <table:table-cell office:value-type="float" office:value="55.7315233785822">
                <text:p>55.73152337858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1.239138588">
                <text:p>921.239138588</text:p>
              </table:table-cell>
              <table:table-cell office:value-type="float" office:value="55.052790346908">
                <text:p>55.0527903469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8.325067562">
                <text:p>928.325067562</text:p>
              </table:table-cell>
              <table:table-cell office:value-type="float" office:value="54.1478129713424">
                <text:p>54.14781297134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35.405016968">
                <text:p>935.405016968</text:p>
              </table:table-cell>
              <table:table-cell office:value-type="float" office:value="53.5444947209653">
                <text:p>53.54449472096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2.478737564">
                <text:p>942.478737564</text:p>
              </table:table-cell>
              <table:table-cell office:value-type="float" office:value="52.9411764705882">
                <text:p>52.94117647058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9.554874647">
                <text:p>949.554874647</text:p>
              </table:table-cell>
              <table:table-cell office:value-type="float" office:value="52.3378582202112">
                <text:p>52.3378582202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6.655825456">
                <text:p>956.655825456</text:p>
              </table:table-cell>
              <table:table-cell office:value-type="float" office:value="51.4328808446455">
                <text:p>51.4328808446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3.745271963">
                <text:p>963.745271963</text:p>
              </table:table-cell>
              <table:table-cell office:value-type="float" office:value="50.9049773755656">
                <text:p>50.9049773755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0.820572833">
                <text:p>970.820572833</text:p>
              </table:table-cell>
              <table:table-cell office:value-type="float" office:value="50.2262443438914">
                <text:p>50.22624434389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7.905361742">
                <text:p>977.905361742</text:p>
              </table:table-cell>
              <table:table-cell office:value-type="float" office:value="49.4720965309201">
                <text:p>49.47209653092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4.983138622">
                <text:p>984.983138622</text:p>
              </table:table-cell>
              <table:table-cell office:value-type="float" office:value="49.0196078431373">
                <text:p>49.01960784313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2.076914305">
                <text:p>992.076914305</text:p>
              </table:table-cell>
              <table:table-cell office:value-type="float" office:value="48.4162895927602">
                <text:p>48.41628959276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9.161841852">
                <text:p>999.161841852</text:p>
              </table:table-cell>
              <table:table-cell office:value-type="float" office:value="47.9638009049774">
                <text:p>47.96380090497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6.252644969">
                <text:p>1006.252644969</text:p>
              </table:table-cell>
              <table:table-cell office:value-type="float" office:value="47.5113122171946">
                <text:p>47.51131221719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13.344203111">
                <text:p>1013.344203111</text:p>
              </table:table-cell>
              <table:table-cell office:value-type="float" office:value="47.1342383107089">
                <text:p>47.13423831070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0.42247931">
                <text:p>1020.42247931</text:p>
              </table:table-cell>
              <table:table-cell office:value-type="float" office:value="46.7571644042232">
                <text:p>46.7571644042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27.515292354">
                <text:p>1027.515292354</text:p>
              </table:table-cell>
              <table:table-cell office:value-type="float" office:value="46.3800904977376">
                <text:p>46.3800904977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34.61694136">
                <text:p>1034.61694136</text:p>
              </table:table-cell>
              <table:table-cell office:value-type="float" office:value="46.0030165912519">
                <text:p>46.00301659125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41.685936234">
                <text:p>1041.685936234</text:p>
              </table:table-cell>
              <table:table-cell office:value-type="float" office:value="45.4751131221719">
                <text:p>45.47511312217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48.761737291">
                <text:p>1048.761737291</text:p>
              </table:table-cell>
              <table:table-cell office:value-type="float" office:value="45.0980392156863">
                <text:p>45.09803921568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55.844955909">
                <text:p>1055.844955909</text:p>
              </table:table-cell>
              <table:table-cell office:value-type="float" office:value="44.6455505279035">
                <text:p>44.6455505279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2.917950377">
                <text:p>1062.917950377</text:p>
              </table:table-cell>
              <table:table-cell office:value-type="float" office:value="44.2684766214178">
                <text:p>44.26847662141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70.01861334">
                <text:p>1070.01861334</text:p>
              </table:table-cell>
              <table:table-cell office:value-type="float" office:value="43.8914027149321">
                <text:p>43.89140271493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77.111703644">
                <text:p>1077.111703644</text:p>
              </table:table-cell>
              <table:table-cell office:value-type="float" office:value="43.5143288084465">
                <text:p>43.51432880844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84.20207287">
                <text:p>1084.20207287</text:p>
              </table:table-cell>
              <table:table-cell office:value-type="float" office:value="43.1372549019608">
                <text:p>43.1372549019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91.31331277">
                <text:p>1091.31331277</text:p>
              </table:table-cell>
              <table:table-cell office:value-type="float" office:value="42.7601809954751">
                <text:p>42.7601809954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98.395647151">
                <text:p>1098.395647151</text:p>
              </table:table-cell>
              <table:table-cell office:value-type="float" office:value="42.3831070889894">
                <text:p>42.38310708898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05.450195455">
                <text:p>1105.450195455</text:p>
              </table:table-cell>
              <table:table-cell office:value-type="float" office:value="41.4027149321267">
                <text:p>41.40271493212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2.521934413">
                <text:p>1112.521934413</text:p>
              </table:table-cell>
              <table:table-cell office:value-type="float" office:value="40.9502262443439">
                <text:p>40.95022624434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9.588623893">
                <text:p>1119.588623893</text:p>
              </table:table-cell>
              <table:table-cell office:value-type="float" office:value="40.6485671191554">
                <text:p>40.6485671191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6.699327373">
                <text:p>1126.699327373</text:p>
              </table:table-cell>
              <table:table-cell office:value-type="float" office:value="40.3469079939668">
                <text:p>40.34690799396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3.787421192">
                <text:p>1133.787421192</text:p>
              </table:table-cell>
              <table:table-cell office:value-type="float" office:value="40.0452488687783">
                <text:p>40.0452488687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40.850738261">
                <text:p>1140.850738261</text:p>
              </table:table-cell>
              <table:table-cell office:value-type="float" office:value="39.7435897435897">
                <text:p>39.7435897435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47.934377077">
                <text:p>1147.934377077</text:p>
              </table:table-cell>
              <table:table-cell office:value-type="float" office:value="39.4419306184012">
                <text:p>39.4419306184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5.003192836">
                <text:p>1155.003192836</text:p>
              </table:table-cell>
              <table:table-cell office:value-type="float" office:value="39.2156862745098">
                <text:p>39.21568627450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62.111462657">
                <text:p>1162.111462657</text:p>
              </table:table-cell>
              <table:table-cell office:value-type="float" office:value="38.9140271493213">
                <text:p>38.91402714932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69.205510637">
                <text:p>1169.205510637</text:p>
              </table:table-cell>
              <table:table-cell office:value-type="float" office:value="38.4615384615385">
                <text:p>38.46153846153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76.285758019">
                <text:p>1176.285758019</text:p>
              </table:table-cell>
              <table:table-cell office:value-type="float" office:value="38.1598793363499">
                <text:p>38.15987933634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3.373682074">
                <text:p>1183.373682074</text:p>
              </table:table-cell>
              <table:table-cell office:value-type="float" office:value="37.7073906485671">
                <text:p>37.70739064856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90.582819416">
                <text:p>1190.582819416</text:p>
              </table:table-cell>
              <table:table-cell office:value-type="float" office:value="37.3303167420814">
                <text:p>37.33031674208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8.025245566">
                <text:p>1198.025245566</text:p>
              </table:table-cell>
              <table:table-cell office:value-type="float" office:value="36.9532428355958">
                <text:p>36.95324283559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05.435987539">
                <text:p>1205.435987539</text:p>
              </table:table-cell>
              <table:table-cell office:value-type="float" office:value="36.6515837104072">
                <text:p>36.65158371040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2.573906289">
                <text:p>1212.573906289</text:p>
              </table:table-cell>
              <table:table-cell office:value-type="float" office:value="36.4253393665158">
                <text:p>36.4253393665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9.797171829">
                <text:p>1219.797171829</text:p>
              </table:table-cell>
              <table:table-cell office:value-type="float" office:value="35.972850678733">
                <text:p>35.9728506787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27.004605365">
                <text:p>1227.004605365</text:p>
              </table:table-cell>
              <table:table-cell office:value-type="float" office:value="35.7466063348416">
                <text:p>35.7466063348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4.176168979">
                <text:p>1234.176168979</text:p>
              </table:table-cell>
              <table:table-cell office:value-type="float" office:value="35.5203619909502">
                <text:p>35.52036199095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41.361424096">
                <text:p>1241.361424096</text:p>
              </table:table-cell>
              <table:table-cell office:value-type="float" office:value="35.2941176470588">
                <text:p>35.29411764705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48.649946822">
                <text:p>1248.649946822</text:p>
              </table:table-cell>
              <table:table-cell office:value-type="float" office:value="35.0678733031674">
                <text:p>35.06787330316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55.958485654">
                <text:p>1255.958485654</text:p>
              </table:table-cell>
              <table:table-cell office:value-type="float" office:value="34.9170437405731">
                <text:p>34.91704374057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63.227118984">
                <text:p>1263.227118984</text:p>
              </table:table-cell>
              <table:table-cell office:value-type="float" office:value="34.7662141779789">
                <text:p>34.7662141779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70.480216732">
                <text:p>1270.480216732</text:p>
              </table:table-cell>
              <table:table-cell office:value-type="float" office:value="34.6153846153846">
                <text:p>34.61538461538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77.776004847">
                <text:p>1277.776004847</text:p>
              </table:table-cell>
              <table:table-cell office:value-type="float" office:value="34.4645550527903">
                <text:p>34.46455505279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85.047127281">
                <text:p>1285.047127281</text:p>
              </table:table-cell>
              <table:table-cell office:value-type="float" office:value="34.3137254901961">
                <text:p>34.31372549019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92.317081135">
                <text:p>1292.317081135</text:p>
              </table:table-cell>
              <table:table-cell office:value-type="float" office:value="34.1628959276018">
                <text:p>34.1628959276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99.560165864">
                <text:p>1299.560165864</text:p>
              </table:table-cell>
              <table:table-cell office:value-type="float" office:value="34.0120663650075">
                <text:p>34.0120663650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06.757826288">
                <text:p>1306.757826288</text:p>
              </table:table-cell>
              <table:table-cell office:value-type="float" office:value="33.6349924585219">
                <text:p>33.6349924585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3.818406492">
                <text:p>1313.818406492</text:p>
              </table:table-cell>
              <table:table-cell office:value-type="float" office:value="33.2579185520362">
                <text:p>33.25791855203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21.07867802">
                <text:p>1321.07867802</text:p>
              </table:table-cell>
              <table:table-cell office:value-type="float" office:value="33.1070889894419">
                <text:p>33.10708898944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28.330133031">
                <text:p>1328.330133031</text:p>
              </table:table-cell>
              <table:table-cell office:value-type="float" office:value="32.9562594268477">
                <text:p>32.9562594268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35.608374167">
                <text:p>1335.608374167</text:p>
              </table:table-cell>
              <table:table-cell office:value-type="float" office:value="32.8054298642534">
                <text:p>32.80542986425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42.903005549">
                <text:p>1342.903005549</text:p>
              </table:table-cell>
              <table:table-cell office:value-type="float" office:value="32.4283559577677">
                <text:p>32.42835595776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50.0375941">
                <text:p>1350.0375941</text:p>
              </table:table-cell>
              <table:table-cell office:value-type="float" office:value="32.2775263951735">
                <text:p>32.27752639517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57.275137596">
                <text:p>1357.275137596</text:p>
              </table:table-cell>
              <table:table-cell office:value-type="float" office:value="32.1266968325792">
                <text:p>32.12669683257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64.556305988">
                <text:p>1364.556305988</text:p>
              </table:table-cell>
              <table:table-cell office:value-type="float" office:value="31.9758672699849">
                <text:p>31.97586726998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71.732350662">
                <text:p>1371.732350662</text:p>
              </table:table-cell>
              <table:table-cell office:value-type="float" office:value="31.3725490196078">
                <text:p>31.37254901960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78.974931421">
                <text:p>1378.974931421</text:p>
              </table:table-cell>
              <table:table-cell office:value-type="float" office:value="31.2971342383107">
                <text:p>31.2971342383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86.212910981">
                <text:p>1386.212910981</text:p>
              </table:table-cell>
              <table:table-cell office:value-type="float" office:value="31.2217194570136">
                <text:p>31.22171945701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3.560483969">
                <text:p>1393.560483969</text:p>
              </table:table-cell>
              <table:table-cell office:value-type="float" office:value="31.1463046757164">
                <text:p>31.14630467571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0.802953889">
                <text:p>1400.802953889</text:p>
              </table:table-cell>
              <table:table-cell office:value-type="float" office:value="31.0708898944193">
                <text:p>31.07088989441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8.031956186">
                <text:p>1408.031956186</text:p>
              </table:table-cell>
              <table:table-cell office:value-type="float" office:value="30.9954751131222">
                <text:p>30.99547511312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15.103252751">
                <text:p>1415.103252751</text:p>
              </table:table-cell>
              <table:table-cell office:value-type="float" office:value="30.316742081448">
                <text:p>30.316742081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22.391540879">
                <text:p>1422.391540879</text:p>
              </table:table-cell>
              <table:table-cell office:value-type="float" office:value="29.9396681749623">
                <text:p>29.93966817496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29.602426267">
                <text:p>1429.602426267</text:p>
              </table:table-cell>
              <table:table-cell office:value-type="float" office:value="29.788838612368">
                <text:p>29.788838612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36.797077403">
                <text:p>1436.797077403</text:p>
              </table:table-cell>
              <table:table-cell office:value-type="float" office:value="29.7134238310709">
                <text:p>29.71342383107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4.034327326">
                <text:p>1444.034327326</text:p>
              </table:table-cell>
              <table:table-cell office:value-type="float" office:value="29.6380090497738">
                <text:p>29.63800904977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51.277782406">
                <text:p>1451.277782406</text:p>
              </table:table-cell>
              <table:table-cell office:value-type="float" office:value="29.5625942684766">
                <text:p>29.56259426847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58.619935085">
                <text:p>1458.619935085</text:p>
              </table:table-cell>
              <table:table-cell office:value-type="float" office:value="29.4871794871795">
                <text:p>29.48717948717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65.903644836">
                <text:p>1465.903644836</text:p>
              </table:table-cell>
              <table:table-cell office:value-type="float" office:value="29.4117647058824">
                <text:p>29.41176470588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